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10000002500000025323F9E79E8852351.png" manifest:media-type="image/pn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6.1791in"/>
    </style:style>
    <style:style style:name="co3" style:family="table-column">
      <style:table-column-properties fo:break-before="auto" style:column-width="7.6547in"/>
    </style:style>
    <style:style style:name="co4" style:family="table-column">
      <style:table-column-properties fo:break-before="auto" style:column-width="3.098in"/>
    </style:style>
    <style:style style:name="ro1" style:family="table-row">
      <style:table-row-properties style:row-height="0.178in" fo:break-before="auto" style:use-optimal-row-height="true"/>
    </style:style>
    <style:style style:name="ro2" style:family="table-row">
      <style:table-row-properties style:row-height="0.3201in" fo:break-before="auto" style:use-optimal-row-height="true"/>
    </style:style>
    <style:style style:name="ro3" style:family="table-row">
      <style:table-row-properties style:row-height="0.4709in" fo:break-before="auto" style:use-optimal-row-height="true"/>
    </style:style>
    <style:style style:name="ro4" style:family="table-row">
      <style:table-row-properties style:row-height="0.6217in" fo:break-before="auto" style:use-optimal-row-height="true"/>
    </style:style>
    <style:style style:name="ro5" style:family="table-row">
      <style:table-row-properties style:row-height="1.0925in" fo:break-before="auto" style:use-optimal-row-height="true"/>
    </style:style>
    <style:style style:name="ro6" style:family="table-row">
      <style:table-row-properties style:row-height="4.522in" fo:break-before="auto" style:use-optimal-row-height="true"/>
    </style:style>
    <style:style style:name="ro7" style:family="table-row">
      <style:table-row-properties style:row-height="1.7146in" fo:break-before="auto" style:use-optimal-row-height="true"/>
    </style:style>
    <style:style style:name="ro8" style:family="table-row">
      <style:table-row-properties style:row-height="0.772in" fo:break-before="auto" style:use-optimal-row-height="true"/>
    </style:style>
    <style:style style:name="ro9" style:family="table-row">
      <style:table-row-properties style:row-height="0.9417in" fo:break-before="auto" style:use-optimal-row-height="true"/>
    </style:style>
    <style:style style:name="ro10" style:family="table-row">
      <style:table-row-properties style:row-height="1.2437in" fo:break-before="auto" style:use-optimal-row-height="true"/>
    </style:style>
    <style:style style:name="ro11" style:family="table-row">
      <style:table-row-properties style:row-height="2.6382in" fo:break-before="auto" style:use-optimal-row-height="true"/>
    </style:style>
    <style:style style:name="ro12" style:family="table-row">
      <style:table-row-properties style:row-height="1.3945in" fo:break-before="auto" style:use-optimal-row-height="true"/>
    </style:style>
    <style:style style:name="ro13" style:family="table-row">
      <style:table-row-properties style:row-height="0.2083in" fo:break-before="auto" style:use-optimal-row-height="true"/>
    </style:style>
    <style:style style:name="ro14" style:family="table-row">
      <style:table-row-properties style:row-height="2.1854in" fo:break-before="auto" style:use-optimal-row-height="true"/>
    </style:style>
    <style:style style:name="ro15" style:family="table-row">
      <style:table-row-properties style:row-height="1.8654in" fo:break-before="auto" style:use-optimal-row-height="true"/>
    </style:style>
    <style:style style:name="ro16" style:family="table-row">
      <style:table-row-properties style:row-height="1.5638in" fo:break-before="auto" style:use-optimal-row-height="true"/>
    </style:style>
    <style:style style:name="ro17" style:family="table-row">
      <style:table-row-properties style:row-height="3.4291in" fo:break-before="auto" style:use-optimal-row-height="true"/>
    </style:style>
    <style:style style:name="ro18" style:family="table-row">
      <style:table-row-properties style:row-height="2.4874in" fo:break-before="auto" style:use-optimal-row-height="true"/>
    </style:style>
    <style:style style:name="ro19" style:family="table-row">
      <style:table-row-properties style:row-height="3.1091in" fo:break-before="auto" style:use-optimal-row-height="true"/>
    </style:style>
    <style:style style:name="ro20" style:family="table-row">
      <style:table-row-properties style:row-height="2.3362in" fo:break-before="auto" style:use-optimal-row-height="true"/>
    </style:style>
    <style:style style:name="ro21" style:family="table-row">
      <style:table-row-properties style:row-height="3.7311in" fo:break-before="auto" style:use-optimal-row-height="true"/>
    </style:style>
    <style:style style:name="ro22" style:family="table-row">
      <style:table-row-properties style:row-height="2.0161in" fo:break-before="auto" style:use-optimal-row-height="true"/>
    </style:style>
    <style:style style:name="ro23" style:family="table-row">
      <style:table-row-properties style:row-height="3.5807in" fo:break-before="auto" style:use-optimal-row-height="true"/>
    </style:style>
    <style:style style:name="ro24" style:family="table-row">
      <style:table-row-properties style:row-height="9.328in" fo:break-before="auto" style:use-optimal-row-height="true"/>
    </style:style>
    <style:style style:name="ro25" style:family="table-row">
      <style:table-row-properties style:row-height="0.4661in" fo:break-before="auto" style:use-optimal-row-height="true"/>
    </style:style>
    <style:style style:name="ro26" style:family="table-row">
      <style:table-row-properties style:row-height="0.3102in" fo:break-before="auto" style:use-optimal-row-height="true"/>
    </style:style>
    <style:style style:name="ro27" style:family="table-row">
      <style:table-row-properties style:row-height="2.1764in" fo:break-before="auto" style:use-optimal-row-height="true"/>
    </style:style>
    <style:style style:name="ro28" style:family="table-row">
      <style:table-row-properties style:row-height="0.9327in" fo:break-before="auto" style:use-optimal-row-height="true"/>
    </style:style>
    <style:style style:name="ro29" style:family="table-row">
      <style:table-row-properties style:row-height="1.0882in" fo:break-before="auto" style:use-optimal-row-height="true"/>
    </style:style>
    <style:style style:name="ro30" style:family="table-row">
      <style:table-row-properties style:row-height="0.1917in" fo:break-before="auto" style:use-optimal-row-height="true"/>
    </style:style>
    <style:style style:name="ro31" style:family="table-row">
      <style:table-row-properties style:row-height="0.2736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paragraph-properties fo:text-align="start"/>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fo:wrap-option="wrap"/>
      <style:paragraph-properties fo:text-align="start"/>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wrap-option="wrap"/>
      <style:text-properties style:use-window-font-color="true" style:text-outline="false" style:text-line-through-style="none" style:text-line-through-type="none" style:font-name="Liberation Serif" fo:font-size="12pt" fo:language="en" fo:country="US" fo:font-style="normal" fo:text-shadow="none" style:text-underline-style="none" fo:font-weight="bold" style:text-underline-mode="continuous" style:text-overline-mode="continuous" style:text-line-through-mode="continuous" style:font-name-asian="Arial Unicode MS" style:font-size-asian="12pt" style:language-asian="zh" style:country-asian="CN" style:font-style-asian="normal" style:font-weight-asian="bold" style:font-name-complex="Arial Unicode MS" style:font-size-complex="12pt" style:language-complex="hi" style:country-complex="IN" style:font-style-complex="normal" style:font-weight-complex="bold" style:text-emphasize="none" style:font-relief="none" style:text-overline-style="none" style:text-overline-color="font-color"/>
    </style:style>
    <style:style style:name="ce13"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style:text-align-source="fix" style:repeat-content="false"/>
      <style:paragraph-properties fo:text-align="start"/>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fo:wrap-option="wrap"/>
      <style:text-properties style:use-window-font-color="true" style:text-outline="false" style:text-line-through-style="none" style:text-line-through-type="none" style:font-name="Liberation Serif" fo:font-size="11pt" fo:language="en" fo:country="US" fo:font-style="normal" fo:text-shadow="none" style:text-underline-style="none" fo:font-weight="normal" style:text-underline-mode="continuous" style:text-overline-mode="continuous" style:text-line-through-mode="continuous" style:font-name-asian="Arial Unicode MS" style:font-size-asian="11pt" style:language-asian="zh" style:country-asian="CN" style:font-style-asian="normal" style:font-weight-asian="normal" style:font-name-complex="Arial Unicode MS" style:font-size-complex="11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fo:wrap-option="wrap"/>
      <style:text-properties style:use-window-font-color="true" style:text-outline="false" style:text-line-through-style="none" style:text-line-through-type="none" style:font-name="Liberation Serif" fo:font-size="16pt" fo:language="en" fo:country="US" fo:font-style="normal" fo:text-shadow="none" style:text-underline-style="none" fo:font-weight="bold" style:text-underline-mode="continuous" style:text-overline-mode="continuous" style:text-line-through-mode="continuous" style:font-name-asian="Arial Unicode MS" style:font-size-asian="16pt" style:language-asian="zh" style:country-asian="CN" style:font-style-asian="normal" style:font-weight-asian="bold" style:font-name-complex="Arial Unicode MS" style:font-size-complex="16pt" style:language-complex="hi" style:country-complex="IN" style:font-style-complex="normal" style:font-weight-complex="bold" style:text-emphasize="none" style:font-relief="none" style:text-overline-style="none" style:text-overline-color="font-color"/>
    </style:style>
    <style:style style:name="ce10" style:family="table-cell" style:parent-style-name="Default">
      <style:table-cell-properties style:text-align-source="fix" style:repeat-content="false"/>
      <style:paragraph-properties fo:text-align="start"/>
      <style:text-properties style:use-window-font-color="true" style:text-outline="false" style:text-line-through-style="none" style:text-line-through-type="none" style:font-name="Liberation Serif" fo:font-size="16pt" fo:language="en" fo:country="US" fo:font-style="normal" fo:text-shadow="none" style:text-underline-style="none" fo:font-weight="bold" style:text-underline-mode="continuous" style:text-overline-mode="continuous" style:text-line-through-mode="continuous" style:font-name-asian="Arial Unicode MS" style:font-size-asian="16pt" style:language-asian="zh" style:country-asian="CN" style:font-style-asian="normal" style:font-weight-asian="bold" style:font-name-complex="Arial Unicode MS" style:font-size-complex="16pt" style:language-complex="hi" style:country-complex="IN" style:font-style-complex="normal" style:font-weight-complex="bold" style:text-emphasize="none" style:font-relief="none" style:text-overline-style="none" style:text-overline-color="font-color"/>
    </style:style>
    <style:style style:name="ce11" style:family="table-cell" style:parent-style-name="Default">
      <style:table-cell-properties style:text-align-source="fix" style:repeat-content="false" fo:wrap-option="wrap"/>
      <style:paragraph-properties fo:text-align="start"/>
      <style:text-properties style:use-window-font-color="true" style:text-outline="false" style:text-line-through-style="none" style:text-line-through-type="none" style:font-name="Liberation Serif" fo:font-size="10pt" fo:language="en" fo:country="US" fo:font-style="italic"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ext-properties style:use-window-font-color="true" style:text-outline="false" style:text-line-through-style="none" style:text-line-through-type="none" style:font-name="Liberation Serif" fo:font-size="16pt" fo:language="en" fo:country="US" fo:font-style="normal" fo:text-shadow="none" style:text-underline-style="none" fo:font-weight="bold" style:text-underline-mode="continuous" style:text-overline-mode="continuous" style:text-line-through-mode="continuous" style:font-name-asian="Arial Unicode MS" style:font-size-asian="16pt" style:language-asian="zh" style:country-asian="CN" style:font-style-asian="normal" style:font-weight-asian="bold" style:font-name-complex="Arial Unicode MS" style:font-size-complex="16pt" style:language-complex="hi" style:country-complex="IN" style:font-style-complex="normal" style:font-weight-complex="bold" style:text-emphasize="none" style:font-relief="none" style:text-overline-style="none" style:text-overline-color="font-color"/>
    </style:style>
    <style:style style:name="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paragraph-properties fo:text-align="center"/>
    </style:style>
    <style:style style:name="P1" style:family="paragraph">
      <loext:graphic-properties draw:fill="none"/>
      <style:paragraph-properties fo:text-align="center"/>
    </style:style>
  </office:automatic-styles>
  <office:body>
    <office:spreadsheet>
      <table:calculation-settings table:automatic-find-labels="false" table:use-regular-expressions="false" table:use-wildcards="true"/>
      <table:table table:name="Sheet1" table:style-name="ta1">
        <table:shapes>
          <draw:frame draw:z-index="0" draw:name="https://twemoji.maxcdn.com/v/latest/svg/26a0.svg" draw:style-name="gr1" draw:text-style-name="P1" svg:width="0.385in" svg:height="0.385in" svg:x="2.6665in" svg:y="9.9555in">
            <draw:image xlink:href="https://twemoji.maxcdn.com/v/latest/svg/26a0.svg" xlink:type="simple" xlink:show="embed" xlink:actuate="onLoad" draw:mime-type="image/svg+xml">
              <text:p/>
            </draw:image>
            <draw:image xlink:href="Pictures/100000010000002500000025323F9E79E8852351.png" xlink:type="simple" xlink:show="embed" xlink:actuate="onLoad" draw:mime-type="image/png"/>
          </draw:frame>
          <draw:frame draw:z-index="1" draw:name="https://twemoji.maxcdn.com/v/latest/svg/26a0.svg" draw:style-name="gr1" draw:text-style-name="P1" svg:width="0.385in" svg:height="0.385in" svg:x="2.6665in" svg:y="100.089in">
            <draw:image xlink:href="https://twemoji.maxcdn.com/v/latest/svg/26a0.svg" xlink:type="simple" xlink:show="embed" xlink:actuate="onLoad" draw:mime-type="image/svg+xml">
              <text:p/>
            </draw:image>
            <draw:image xlink:href="Pictures/100000010000002500000025323F9E79E8852351.png" xlink:type="simple" xlink:show="embed" xlink:actuate="onLoad" draw:mime-type="image/png"/>
          </draw:frame>
        </table:shapes>
        <table:table-column table:style-name="co1" table:default-cell-style-name="ce2"/>
        <table:table-column table:style-name="co1" table:number-columns-repeated="2" table:default-cell-style-name="Default"/>
        <table:table-column table:style-name="co2" table:default-cell-style-name="ce2"/>
        <table:table-column table:style-name="co1" table:default-cell-style-name="Default"/>
        <table:table-column table:style-name="co3" table:default-cell-style-name="Default"/>
        <table:table-row table:style-name="ro1">
          <table:table-cell table:style-name="ce1" office:value-type="string" calcext:value-type="string" table:number-columns-spanned="3" table:number-rows-spanned="1">
            <text:p>Command</text:p>
          </table:table-cell>
          <table:covered-table-cell table:number-columns-repeated="2"/>
          <table:table-cell table:style-name="ce1" office:value-type="string" calcext:value-type="string" table:number-columns-spanned="3" table:number-rows-spanned="1">
            <text:p>Parameters</text:p>
          </table:table-cell>
          <table:covered-table-cell table:number-columns-repeated="2"/>
        </table:table-row>
        <table:table-row table:style-name="ro2">
          <table:table-cell office:value-type="string" calcext:value-type="string" table:number-columns-spanned="3" table:number-rows-spanned="1">
            <text:p>Backlog</text:p>
          </table:table-cell>
          <table:covered-table-cell table:number-columns-repeated="2"/>
          <table:table-cell office:value-type="string" calcext:value-type="string" table:number-columns-spanned="3" table:number-rows-spanned="1">
            <text:p>List of commands to be executed in sequence separated by ;</text:p>
            <text:p>See <text:a xlink:href="https://tasmota.github.io/docs/Commands/#the-power-of-backlog" xlink:type="simple">Using Backlog</text:a> for examples.</text:p>
          </table:table-cell>
          <table:covered-table-cell table:number-columns-repeated="2"/>
        </table:table-row>
        <table:table-row table:style-name="ro2">
          <table:table-cell office:value-type="string" calcext:value-type="string" table:number-columns-spanned="3" table:number-rows-spanned="1">
            <text:p>Backlog0</text:p>
          </table:table-cell>
          <table:covered-table-cell table:number-columns-repeated="2"/>
          <table:table-cell office:value-type="string" calcext:value-type="string" table:number-columns-spanned="3" table:number-rows-spanned="1">
            <text:p>List of commands to be executed without any delay in sequence separated by ;</text:p>
            <text:p>See <text:a xlink:href="https://tasmota.github.io/docs/Commands/#the-power-of-backlog" xlink:type="simple">Using Backlog</text:a> for examples.</text:p>
          </table:table-cell>
          <table:covered-table-cell table:number-columns-repeated="2"/>
        </table:table-row>
        <table:table-row table:style-name="ro3">
          <table:table-cell office:value-type="string" calcext:value-type="string" table:number-columns-spanned="3" table:number-rows-spanned="1">
            <text:p>BlinkCount</text:p>
          </table:table-cell>
          <table:covered-table-cell table:number-columns-repeated="2"/>
          <table:table-cell office:value-type="string" calcext:value-type="string" table:number-columns-spanned="3" table:number-rows-spanned="1">
            <text:p>Number of relay toggles (<text:a xlink:href="https://tasmota.github.io/docs/Commands/#power" xlink:type="simple">blinks</text:a>) (does not control the status LED)</text:p>
            <text:p>0 = blink many times before restoring power state</text:p>
            <text:p>1..32000 = set number of blinks (default = 10)</text:p>
          </table:table-cell>
          <table:covered-table-cell table:number-columns-repeated="2"/>
        </table:table-row>
        <table:table-row table:style-name="ro1">
          <table:table-cell office:value-type="string" calcext:value-type="string" table:number-columns-spanned="3" table:number-rows-spanned="1">
            <text:p>BlinkTime</text:p>
          </table:table-cell>
          <table:covered-table-cell table:number-columns-repeated="2"/>
          <table:table-cell office:value-type="string" calcext:value-type="string" table:number-columns-spanned="3" table:number-rows-spanned="1">
            <text:p>2..3600 set duration, in 0.1 second increments, to <text:a xlink:href="https://tasmota.github.io/docs/Commands/#power" xlink:type="simple">blink</text:a> aka toggle Power (does not control the status LED)</text:p>
          </table:table-cell>
          <table:covered-table-cell table:number-columns-repeated="2"/>
        </table:table-row>
        <table:table-row table:style-name="ro4">
          <table:table-cell office:value-type="string" calcext:value-type="string" table:number-columns-spanned="3" table:number-rows-spanned="1">
            <text:p>Br</text:p>
          </table:table-cell>
          <table:covered-table-cell table:number-columns-repeated="2"/>
          <table:table-cell office:value-type="string" calcext:value-type="string" table:number-columns-spanned="3" table:number-rows-spanned="1">
            <text:p>Run the code from the console</text:p>
            <text:p>Example to download a file from a remote server into filesystem:</text:p>
            <text:p>br def urlfetch(url,file); if file==nil; import string; file=string.split(url,'/').pop(); end; var wc=webclient(); wc.begin(url); var st=wc.GET(); if st!=200 raise 'connection_error','status: '+str(st) end; st='Fetched '+str(wc.write_file(file)); print(url,st); wc.close(); return st; end; urlfetch('https://raw.githubusercontent.com/arendst/Tasmota/development/tasmota/zigbee/giex_water.zb')</text:p>
          </table:table-cell>
          <table:covered-table-cell table:number-columns-repeated="2"/>
        </table:table-row>
        <table:table-row table:style-name="ro2">
          <table:table-cell office:value-type="string" calcext:value-type="string" table:number-columns-spanned="3" table:number-rows-spanned="1">
            <text:p>ButtonDebounce</text:p>
          </table:table-cell>
          <table:covered-table-cell table:number-columns-repeated="2"/>
          <table:table-cell office:value-type="string" calcext:value-type="string" table:number-columns-spanned="3" table:number-rows-spanned="1">
            <text:p>User control over button debounce timing</text:p>
            <text:p>40..1000 = set button debounce time in milliseconds (default = 50)</text:p>
          </table:table-cell>
          <table:covered-table-cell table:number-columns-repeated="2"/>
        </table:table-row>
        <table:table-row table:style-name="ro5">
          <table:table-cell office:value-type="string" calcext:value-type="string" table:number-columns-spanned="3" table:number-rows-spanned="1">
            <text:p>Buzzer</text:p>
          </table:table-cell>
          <table:covered-table-cell table:number-columns-repeated="2"/>
          <table:table-cell office:value-type="string" calcext:value-type="string" table:number-columns-spanned="3" table:number-rows-spanned="1">
            <text:p>0 = stop active buzzer cycle</text:p>
            <text:p>&lt;count&gt;,&lt;beep&gt;,&lt;silence&gt;,&lt;tune&gt; = <text:a xlink:href="https://tasmota.github.io/docs/Buzzer/" xlink:type="simple">read more...</text:a></text:p>
            <text:p>2,3 = Beep twice with 300 milliseconds duration and 100 milliseconds pause</text:p>
            <text:p>2,3,4 = Beep twice with 300 milliseconds duration and 400 milliseconds pause</text:p>
            <text:p>1,2,3,0xF54 (0000 0000 0000 0000 0000 1111 0101 0100). Each 1 bit beeps for 200 milliseconds and each bounded 0 bit pauses for 300 milliseconds</text:p>
            <text:p>-1 = infinite mode</text:p>
            <text:p>-2 = follow LED mode</text:p>
          </table:table-cell>
          <table:covered-table-cell table:number-columns-repeated="2"/>
        </table:table-row>
        <table:table-row table:style-name="ro3">
          <table:table-cell office:value-type="string" calcext:value-type="string" table:number-columns-spanned="3" table:number-rows-spanned="1">
            <text:p>BuzzerActive</text:p>
            <text:p>SetOption67</text:p>
          </table:table-cell>
          <table:covered-table-cell table:number-columns-repeated="2"/>
          <table:table-cell office:value-type="string" calcext:value-type="string" table:number-columns-spanned="3" table:number-rows-spanned="1">
            <text:p>iFan03 Buzzer control</text:p>
            <text:p>0 = disable Sonoff iFan03 buzzer (default)</text:p>
            <text:p>1 = enable Sonoff iFan03 buzzer</text:p>
          </table:table-cell>
          <table:covered-table-cell table:number-columns-repeated="2"/>
        </table:table-row>
        <table:table-row table:style-name="ro2">
          <table:table-cell office:value-type="string" calcext:value-type="string" table:number-columns-spanned="3" table:number-rows-spanned="1">
            <text:p>BuzzerPwm</text:p>
            <text:p>SetOption111</text:p>
          </table:table-cell>
          <table:covered-table-cell table:number-columns-repeated="2"/>
          <table:table-cell office:value-type="string" calcext:value-type="string" table:number-columns-spanned="3" table:number-rows-spanned="1">
            <text:p>0 = (default)</text:p>
            <text:p>1 = use frequency output for buzzer pin instead of on/off signal, for piezo buzzers</text:p>
          </table:table-cell>
          <table:covered-table-cell table:number-columns-repeated="2"/>
        </table:table-row>
        <table:table-row table:style-name="ro3">
          <table:table-cell office:value-type="string" calcext:value-type="string" table:number-columns-spanned="3" table:number-rows-spanned="1">
            <text:p>DevGroupName&lt;x&gt;</text:p>
          </table:table-cell>
          <table:covered-table-cell table:number-columns-repeated="2"/>
          <table:table-cell office:value-type="string" calcext:value-type="string" table:number-columns-spanned="3" table:number-rows-spanned="1">
            <text:p>0 = clear device group &lt;x&gt; name and restart</text:p>
            <text:p>&lt;value&gt; = set device group name and restart.\</text:p>
            <text:p>If a device group name is not set for a group, the MQTT group topic (GroupTopic) is used (with the device group number appended for device group numbers &gt; 1).</text:p>
          </table:table-cell>
          <table:covered-table-cell table:number-columns-repeated="2"/>
        </table:table-row>
        <table:table-row table:style-name="ro6">
          <table:table-cell office:value-type="string" calcext:value-type="string" table:number-columns-spanned="3" table:number-rows-spanned="1">
            <text:p>DevGroupSend&lt;x&gt;</text:p>
          </table:table-cell>
          <table:covered-table-cell table:number-columns-repeated="2"/>
          <table:table-cell office:value-type="string" calcext:value-type="string" table:number-columns-spanned="3" table:number-rows-spanned="1">
            <text:p>&lt;item&gt; = &lt;value&gt;[ ...] = send an update to device group &lt;x&gt;. The device group name must have been previously set with DevGroupName&lt;x&gt;. Multiple item/value pairs can be specified separated by a space. Spaces in &lt;value&gt; must be escaped with a backslash (\). The message sent is also processed on the local device as if it had been received from the network.</text:p>
            <text:p/>
            <text:p>For items with numeric values, &lt;value&gt; can be specified as @&lt;operator&gt;[&lt;operand&gt;] to send a value after performing an operation on the current value. &lt;operator&gt; can be + (add), - (subtract), ^ (invert), &amp; (bitwise AND) or | (bitwise OR). If &lt;operand&gt; is not specified, it defaults to 0xffffffff for the invert operator and 1 for other operators.</text:p>
            <text:p/>
            <text:p>To indicate that an item should not be shared with the group until changed again, prefix the value with N.</text:p>
            <text:p/>
            <text:p>3 = Light fade (0 = Off, 1 = On)</text:p>
            <text:p>4 = Light speed (1..40)</text:p>
            <text:p>5 = Light brightness (0..255)</text:p>
            <text:p>6 = Light <text:a xlink:href="https://tasmota.github.io/docs/Commands/#scheme" xlink:type="simple">Scheme</text:a></text:p>
            <text:p>7 = Light fixed color (0 = white (using CT channels), other values according to <text:a xlink:href="https://tasmota.github.io/docs/Commands/#color" xlink:type="simple">Color</text:a>)</text:p>
            <text:p>8 = PWM dimmer low preset (0..255)</text:p>
            <text:p>9 = PWM dimmer high preset (0..255)</text:p>
            <text:p>10 = PWM dimmer power-on brightness (0..255)</text:p>
            <text:p>128 = Relay Power - bitmask with bits set for relays to be powered on. The number of relays can be specified in bits 24 - 31. If the number of relays is not specified, only relay 1 is set</text:p>
            <text:p>129 = No Status Share - DevGroupShare bitmask indicating which items should not be shared until changed.</text:p>
            <text:p>192 = Event - event name and arguments</text:p>
            <text:p>193 = Command - command and arguments</text:p>
            <text:p>224 = Light channels - comma separated list of brightness levels (0..255) for channels 1 - 5 (e.g. 255,128,0,0,0 will turn the red channel on at 100% and the green channel on at 50% on an RBG light) or hex color value (#RRGGBB, #RRGGBBWW, etc.)</text:p>
            <text:p/>
            <text:p>Examples:</text:p>
            <text:p>DevGroupSend 5=90 128=1 - send an update to set the light brightness to 90 and turn relay 1 on.</text:p>
            <text:p>DevGroupSend 193=Buzzer\ 2,3 - send the Buzzer 2,3 command.</text:p>
            <text:p>DevGroupSend 6=@+ 5=@-10 - set the next fixed color and decrease the brightness by 10.</text:p>
            <text:p>DevGroupSend 128=^ - toggle all the relays.</text:p>
            <text:p>DevGroupSend 224=NFF0000 - set the color to red locally and inform the group that light channel information is not to be shared until changed.</text:p>
            <text:p>DevGroupSend 129=@\|18 - do not share light brightness or channel status until changed.</text:p>
          </table:table-cell>
          <table:covered-table-cell table:number-columns-repeated="2"/>
        </table:table-row>
        <table:table-row table:style-name="ro7">
          <table:table-cell office:value-type="string" calcext:value-type="string" table:number-columns-spanned="3" table:number-rows-spanned="1">
            <text:p>DevGroupShare</text:p>
          </table:table-cell>
          <table:covered-table-cell table:number-columns-repeated="2"/>
          <table:table-cell office:value-type="string" calcext:value-type="string" table:number-columns-spanned="3" table:number-rows-spanned="1">
            <text:p>&lt;in&gt;,&lt;out&gt; = set incoming and outgoing shared items (default = 0xffffffff,0xffffffff)</text:p>
            <text:p>&lt;in&gt; and &lt;out&gt; are bit masks where each mask is the sum of the values for the categories (listed below) to be shared. For example, to receive only power (1), light brightness (2) and light color (16) and send only power (1), enter the command DevGroupShare 19,1.</text:p>
            <text:p/>
            <text:p>1 = Power</text:p>
            <text:p>2 = Light brightness</text:p>
            <text:p>4 = Light fade/speed</text:p>
            <text:p>8 = Light scheme</text:p>
            <text:p>16 = Light color</text:p>
            <text:p>32 = Dimmer settings (presets)</text:p>
            <text:p>64 = Event</text:p>
          </table:table-cell>
          <table:covered-table-cell table:number-columns-repeated="2"/>
        </table:table-row>
        <table:table-row table:style-name="ro1">
          <table:table-cell office:value-type="string" calcext:value-type="string" table:number-columns-spanned="3" table:number-rows-spanned="1">
            <text:p>DevGroupStatus&lt;x&gt;</text:p>
          </table:table-cell>
          <table:covered-table-cell table:number-columns-repeated="2"/>
          <table:table-cell office:value-type="string" calcext:value-type="string" table:number-columns-spanned="3" table:number-rows-spanned="1">
            <text:p>Show the status of device group &lt;x&gt; including a list of the currently known members.</text:p>
          </table:table-cell>
          <table:covered-table-cell table:number-columns-repeated="2"/>
        </table:table-row>
        <table:table-row table:style-name="ro1">
          <table:table-cell office:value-type="string" calcext:value-type="string" table:number-columns-spanned="3" table:number-rows-spanned="1">
            <text:p>DevGroupTie&lt;x&gt;</text:p>
          </table:table-cell>
          <table:covered-table-cell table:number-columns-repeated="2"/>
          <table:table-cell office:value-type="string" calcext:value-type="string" table:number-columns-spanned="3" table:number-rows-spanned="1">
            <text:p>&lt;relay&gt; = Tie the relay to the device group &lt;x&gt;. Only applies when option 88 is enabled.</text:p>
          </table:table-cell>
          <table:covered-table-cell table:number-columns-repeated="2"/>
        </table:table-row>
        <table:table-row table:style-name="ro8">
          <table:table-cell office:value-type="string" calcext:value-type="string" table:number-columns-spanned="3" table:number-rows-spanned="1">
            <text:p>FanSpeed</text:p>
          </table:table-cell>
          <table:covered-table-cell table:number-columns-repeated="2"/>
          <table:table-cell office:value-type="string" calcext:value-type="string" table:number-columns-spanned="3" table:number-rows-spanned="1">
            <text:p>Fan speed control (iFan02/iFan03 only)</text:p>
            <text:p>0 = turn fan OFF</text:p>
            <text:p>1..3 = set fan speed</text:p>
            <text:p>+ = increase fan speed</text:p>
            <text:p>- = decrease fan speed</text:p>
          </table:table-cell>
          <table:covered-table-cell table:number-columns-repeated="2"/>
        </table:table-row>
        <table:table-row table:style-name="ro5">
          <table:table-cell office:value-type="string" calcext:value-type="string" table:number-columns-spanned="3" table:number-rows-spanned="1">
            <text:p>Interlock</text:p>
          </table:table-cell>
          <table:covered-table-cell table:number-columns-repeated="2"/>
          <table:table-cell office:value-type="string" calcext:value-type="string" table:number-columns-spanned="3" table:number-rows-spanned="1">
            <text:p>Relay interlock mode and group selection.</text:p>
            <text:p>0 = disable relay interlock for all relays (i.e., each relay is self-locking) (default)</text:p>
            <text:p>1 = set interlock mode for selected relays</text:p>
            <text:p>Add up to 8 relays in 1 to 4 interlock groups, each separated by a space. For example</text:p>
            <text:p>1,2 3,4 = Group Relay1 and Relay2 in group 1 and Relay3 and Relay4 in group 2 (note the space between the two groups)</text:p>
            <text:p>1,2,3 = group Relay1, Relay2 and Relay3 in a single interlock group</text:p>
            <text:p>1 3 2,4 = Relay1 is in group 1, Relay3 in group 2, Relay2 and Relay4 in group 3</text:p>
          </table:table-cell>
          <table:covered-table-cell table:number-columns-repeated="2"/>
        </table:table-row>
        <table:table-row table:style-name="ro3">
          <table:table-cell office:value-type="string" calcext:value-type="string" table:number-columns-spanned="3" table:number-rows-spanned="1">
            <text:p>Json</text:p>
          </table:table-cell>
          <table:covered-table-cell table:number-columns-repeated="2"/>
          <table:table-cell office:value-type="string" calcext:value-type="string" table:number-columns-spanned="3" table:number-rows-spanned="1">
            <text:p>Input any command as valid JSON</text:p>
            <text:p>{&lt;Tasmota commands&gt;}</text:p>
            <text:p>example: cmnd/tasmota/json {"HSBColor":"360,100,100","Scheme": 1,"Dimmer": 10,"CT": 220}</text:p>
          </table:table-cell>
          <table:covered-table-cell table:number-columns-repeated="2"/>
        </table:table-row>
        <table:table-row table:style-name="ro4">
          <table:table-cell office:value-type="string" calcext:value-type="string" table:number-columns-spanned="3" table:number-rows-spanned="1">
            <text:p>LedMask</text:p>
          </table:table-cell>
          <table:covered-table-cell table:number-columns-repeated="2"/>
          <table:table-cell office:value-type="string" calcext:value-type="string" table:number-columns-spanned="3" table:number-rows-spanned="1">
            <text:p>Set a <text:a xlink:href="https://en.wikipedia.org/wiki/Mask_(computing)#Masking_bits_to_1" xlink:type="simple">bitmask</text:a> specifying which relays control the LED indicator. <text:a xlink:href="https://tasmota.github.io/docs/LedMask/" xlink:type="simple">Read more...</text:a></text:p>
            <text:p>&lt;bitmask&gt; = <text:a xlink:href="https://whatis.techtarget.com/definition/bitwise" xlink:type="simple">bitwise</text:a> value representing each relay. Values may be entered as either hexadecimal or decimal values (e.g., 0xFFFF = 65535).</text:p>
            <text:p>0xFFFF (= 1111 1111 1111 1111) All relays control the power LED (default)</text:p>
            <text:p><text:a xlink:href="https://tasmota.github.io/docs/Commands/#ledstate" xlink:type="simple">LedState</text:a> must be enabled (i.e., != 0) in order for LedMask to take effect.</text:p>
          </table:table-cell>
          <table:covered-table-cell table:number-columns-repeated="2"/>
        </table:table-row>
        <table:table-row table:style-name="ro8">
          <table:table-cell office:value-type="string" calcext:value-type="string" table:number-columns-spanned="3" table:number-rows-spanned="1">
            <text:p>LedPower</text:p>
          </table:table-cell>
          <table:covered-table-cell table:number-columns-repeated="2"/>
          <table:table-cell office:value-type="string" calcext:value-type="string" table:number-columns-spanned="3" table:number-rows-spanned="1">
            <text:p>LED power state as on or off</text:p>
            <text:p>0 = turn LED OFF and set LedState 0</text:p>
            <text:p>1 = turn LED ON and set LedState 8</text:p>
            <text:p>2 = toggle LED and set LedState 0</text:p>
            <text:p>(Use Backlog LedPower 0; SetOption31 1 to disable LED even when Wi-Fi or MQTT is not connected)</text:p>
          </table:table-cell>
          <table:covered-table-cell table:number-columns-repeated="2"/>
        </table:table-row>
        <table:table-row table:style-name="ro4">
          <table:table-cell office:value-type="string" calcext:value-type="string" table:number-columns-spanned="3" table:number-rows-spanned="1">
            <text:p>LedPower&lt;x&gt;</text:p>
          </table:table-cell>
          <table:covered-table-cell table:number-columns-repeated="2"/>
          <table:table-cell office:value-type="string" calcext:value-type="string" table:number-columns-spanned="3" table:number-rows-spanned="1">
            <text:p>LED&lt;x&gt; power state control. Enabled only when LedLink(i) is configured</text:p>
            <text:p>0 = turn LED OFF and set LedState 0</text:p>
            <text:p>1 = turn LED ON and set LedState 0</text:p>
            <text:p>2 = toggle LED and set LedState 0</text:p>
          </table:table-cell>
          <table:covered-table-cell table:number-columns-repeated="2"/>
        </table:table-row>
        <table:table-row table:style-name="ro7">
          <table:table-cell office:value-type="string" calcext:value-type="string" table:number-columns-spanned="3" table:number-rows-spanned="1">
            <text:p>LedState</text:p>
          </table:table-cell>
          <table:covered-table-cell table:number-columns-repeated="2"/>
          <table:table-cell office:value-type="string" calcext:value-type="string" table:number-columns-spanned="3" table:number-rows-spanned="1">
            <text:p>Manage LED state</text:p>
            <text:p>0 = disable use of LED as much as possible</text:p>
            <text:p>1 = show power state on LED (LED on when power on) (default) (inverted for Sonoff Touch/T1)</text:p>
            <text:p>2 = show MQTT subscriptions as a LED blink</text:p>
            <text:p>3 = show power state and MQTT subscriptions as a LED blink</text:p>
            <text:p>4 = show MQTT publications as a LED blink</text:p>
            <text:p>5 = show power state and MQTT publications as a LED blink</text:p>
            <text:p>6 = show all MQTT messages as a LED blink</text:p>
            <text:p>7 = show power state and MQTT messages as a LED blink</text:p>
            <text:p>8 = LED on when Wi-Fi and MQTT are connected.</text:p>
            <text:p>Cannot be issued directly and is only activated when LedPower is switched from 0 to 1 due to a software function</text:p>
          </table:table-cell>
          <table:covered-table-cell table:number-columns-repeated="2"/>
        </table:table-row>
        <table:table-row table:style-name="ro2">
          <table:table-cell office:value-type="string" calcext:value-type="string" table:number-columns-spanned="3" table:number-rows-spanned="1">
            <text:p>NoDelay</text:p>
          </table:table-cell>
          <table:covered-table-cell table:number-columns-repeated="2"/>
          <table:table-cell office:value-type="string" calcext:value-type="string" table:number-columns-spanned="3" table:number-rows-spanned="1">
            <text:p>Delay defined by SetOption34 is omitted for any command in a backlog sequence following immediately after NoDelay</text:p>
            <text:p>This must be used with care, and only for simple commands. <text:a xlink:href="https://github.com/arendst/Tasmota/pull/9544" xlink:type="simple">Example</text:a></text:p>
          </table:table-cell>
          <table:covered-table-cell table:number-columns-repeated="2"/>
        </table:table-row>
        <table:table-row table:style-name="ro4">
          <table:table-cell office:value-type="string" calcext:value-type="string" table:number-columns-spanned="3" table:number-rows-spanned="1">
            <text:p>Power0</text:p>
          </table:table-cell>
          <table:covered-table-cell table:number-columns-repeated="2"/>
          <table:table-cell office:value-type="string" calcext:value-type="string" table:number-columns-spanned="3" table:number-rows-spanned="1">
            <text:p>Control the power state simultaneously for all power outputs on the device</text:p>
            <text:p>0 / off = turn OFF</text:p>
            <text:p>1 / on = turn ON</text:p>
            <text:p>2 / toggle = if relay is ON switch to OFF and vice versa</text:p>
          </table:table-cell>
          <table:covered-table-cell table:number-columns-repeated="2"/>
        </table:table-row>
        <table:table-row table:style-name="ro9">
          <table:table-cell office:value-type="string" calcext:value-type="string" table:number-columns-spanned="3" table:number-rows-spanned="1">
            <text:p>Power&lt;x&gt;</text:p>
          </table:table-cell>
          <table:covered-table-cell table:number-columns-repeated="2"/>
          <table:table-cell office:value-type="string" calcext:value-type="string" table:number-columns-spanned="3" table:number-rows-spanned="1">
            <text:p>Control the corresponding power state (1..8) (also restarts PulseTime)&lt;x&gt;</text:p>
            <text:p>0 / off / false = turn OFF</text:p>
            <text:p>1 / on / true = turn ON</text:p>
            <text:p>2 / toggle = if power state is ON switch to OFF and vice versa</text:p>
            <text:p>3 / blink = toggle power for <text:a xlink:href="https://tasmota.github.io/docs/Commands/#blinkcount" xlink:type="simple">BlinkCount</text:a> times each <text:a xlink:href="https://tasmota.github.io/docs/Commands/#blinktime" xlink:type="simple">BlinkTime</text:a> duration (at the end of blink, power state is returned to pre-blink state)</text:p>
            <text:p>4 / blinkoff = stop blink sequence and return power state to pre-blink state</text:p>
          </table:table-cell>
          <table:covered-table-cell table:number-columns-repeated="2"/>
        </table:table-row>
        <table:table-row table:style-name="ro5">
          <table:table-cell office:value-type="string" calcext:value-type="string" table:number-columns-spanned="3" table:number-rows-spanned="1">
            <text:p>PowerOnState</text:p>
          </table:table-cell>
          <table:covered-table-cell table:number-columns-repeated="2"/>
          <table:table-cell office:value-type="string" calcext:value-type="string" table:number-columns-spanned="3" table:number-rows-spanned="1">
            <text:p>Control power state when the device is powered up. <text:a xlink:href="https://tasmota.github.io/docs/PowerOnState/" xlink:type="simple">More information</text:a></text:p>
            <text:p>0 / OFF = keep power(s) OFF after power up</text:p>
            <text:p>1 / ON = turn power(s) ON after power up</text:p>
            <text:p>2 / TOGGLE = toggle power(s) from last saved state</text:p>
            <text:p>3 = switch power(s) to their last saved state (default)</text:p>
            <text:p>4 = turn power(s) ON and disable further power control</text:p>
            <text:p>5 = after a PulseTime period turn power(s) ON (acts as inverted <text:a xlink:href="https://tasmota.github.io/docs/Commands/#pulsetime" xlink:type="simple">PulseTime</text:a> mode)</text:p>
          </table:table-cell>
          <table:covered-table-cell table:number-columns-repeated="2"/>
        </table:table-row>
        <table:table-row table:style-name="ro5">
          <table:table-cell office:value-type="string" calcext:value-type="string" table:number-columns-spanned="3" table:number-rows-spanned="1">
            <text:p>PulseTime&lt;x&gt;</text:p>
          </table:table-cell>
          <table:covered-table-cell table:number-columns-repeated="2"/>
          <table:table-cell office:value-type="string" calcext:value-type="string" table:number-columns-spanned="3" table:number-rows-spanned="1">
            <text:p>Display the amount of PulseTime remaining on the corresponding Relay&lt;x&gt;(x = 0..31)</text:p>
            <text:p>&lt;value&gt; Set the duration to keep Relay&lt;x&gt; ON when Power&lt;x&gt; ON command is issued. After this amount of time, the power will be turned OFF.</text:p>
            <text:p>0 / OFF = disable use of PulseTime for Relay&lt;x&gt;</text:p>
            <text:p>1..111 = set PulseTime for Relay&lt;x&gt; in 0.1 second increments</text:p>
            <text:p>112..64900 = set PulseTime for Relay&lt;x&gt;, offset by 100, in 1 second increments. Add 100 to desired interval in seconds, e.g., PulseTime 113 = 13 seconds and PulseTime 460 = 6 minutes (i.e., 360 seconds)</text:p>
            <text:p>Note if you have more than 8 relays:</text:p>
            <text:p>Defined PulseTime for relays &lt;1-8&gt; will also be active for correspondent Relay &lt;9-16&gt;.</text:p>
          </table:table-cell>
          <table:covered-table-cell table:number-columns-repeated="2"/>
        </table:table-row>
        <table:table-row table:style-name="ro10">
          <table:table-cell office:value-type="string" calcext:value-type="string" table:number-columns-spanned="3" table:number-rows-spanned="1">
            <text:p>SwitchDebounce</text:p>
          </table:table-cell>
          <table:covered-table-cell table:number-columns-repeated="2"/>
          <table:table-cell office:value-type="string" calcext:value-type="string" table:number-columns-spanned="3" table:number-rows-spanned="1">
            <text:p>User control over switch debounce timing and method</text:p>
            <text:p>40..1000 = set switch debounce time in milliseconds (default = 50). The granularity is 10 milliseconds, so the normally unnecessary last digit is used by the debouncing code to flag special handling:</text:p>
            <text:p>0 = no special handling</text:p>
            <text:p>1 = force_high: only a debounce time long LOW pulse could turn the switch off</text:p>
            <text:p>2 = force_low: only a debounce time long HIGH pulse could turn the switch on</text:p>
            <text:p>3 = force_high + force_low</text:p>
            <text:p>4..8 = unused</text:p>
            <text:p>9 = <text:a xlink:href="https://tasmota.github.io/docs/Buttons-and-Switches/#ac-frequency-detection-switch" xlink:type="simple">AC detection</text:a> for switches / relays similar to MOES MS-104B / BlitzWolf SS5 etc. If the AC frequency is 50 Hz, SwitchDebounce 69 will turn on the switch after three pulses and off after three missing one.</text:p>
          </table:table-cell>
          <table:covered-table-cell table:number-columns-repeated="2"/>
        </table:table-row>
        <table:table-row table:style-name="ro11">
          <table:table-cell office:value-type="string" calcext:value-type="string" table:number-columns-spanned="3" table:number-rows-spanned="1">
            <text:p>SwitchMode&lt;x&gt;</text:p>
          </table:table-cell>
          <table:covered-table-cell table:number-columns-repeated="2"/>
          <table:table-cell office:value-type="string" calcext:value-type="string" table:number-columns-spanned="3" table:number-rows-spanned="1">
            <text:p><text:a xlink:href="https://tasmota.github.io/docs/Buttons-and-Switches/#switchmode" xlink:type="simple">Switch mode</text:a></text:p>
            <text:p>0 = toggle (default)</text:p>
            <text:p>1 = follow (0 = off, 1 = on)</text:p>
            <text:p>2 = inverted follow (0 = on, 1 = off)</text:p>
            <text:p>3 = pushbutton (default 1, 0 = toggle)</text:p>
            <text:p>4 = inverted pushbutton (default 0, 1 = toggle)</text:p>
            <text:p>5 = pushbutton with hold (default 1, 0 = toggle, Hold = hold)</text:p>
            <text:p>6 = inverted pushbutton with hold (default 0, 1 = toggle, hold = hold)</text:p>
            <text:p>7 = pushbutton toggle (0 = toggle, 1 = toggle)</text:p>
            <text:p>8 = multi change toggle (0 = toggle, 1 = toggle, 2x change = hold)</text:p>
            <text:p>9 = multi change follow (0 = off, 1 = on, 2x change = hold)</text:p>
            <text:p>10 = inverted multi change follow (0 = on, 1 = off, 2x change = hold)</text:p>
            <text:p>11 = pushbutton with dimmer mode</text:p>
            <text:p>12 = inverted pushbutton with dimmer mode</text:p>
            <text:p>13 = pushon mode (1 = on, switch off using PulseTime)</text:p>
            <text:p>14 = inverted pushon mode (0 = on, switch off using PulseTime)</text:p>
            <text:p>15 = send only MQTT message on switch change (Example tele/tasmota/SENSOR = {"Time":"2021-01-01T00:00:00","Switch1":"OFF"})</text:p>
          </table:table-cell>
          <table:covered-table-cell table:number-columns-repeated="2"/>
        </table:table-row>
        <table:table-row table:style-name="ro2">
          <table:table-cell office:value-type="string" calcext:value-type="string" table:number-columns-spanned="3" table:number-rows-spanned="1">
            <text:p>SwitchText&lt;x&gt;</text:p>
          </table:table-cell>
          <table:covered-table-cell table:number-columns-repeated="2"/>
          <table:table-cell office:value-type="string" calcext:value-type="string" table:number-columns-spanned="3" table:number-rows-spanned="1">
            <text:p>Show current JSON label of Switch&lt;x&gt; (1..8). Only SwitchText shows value for all 8 switches</text:p>
            <text:p>&lt;text&gt; - replace default Switch&lt;x&gt; label in JSON messages with a custom text</text:p>
          </table:table-cell>
          <table:covered-table-cell table:number-columns-repeated="2"/>
        </table:table-row>
        <table:table-row table:style-name="ro1">
          <table:table-cell office:value-type="string" calcext:value-type="string" table:number-columns-spanned="3" table:number-rows-spanned="1">
            <text:p>WebButton&lt;x&gt;</text:p>
          </table:table-cell>
          <table:covered-table-cell table:number-columns-repeated="2"/>
          <table:table-cell office:value-type="string" calcext:value-type="string" table:number-columns-spanned="3" table:number-rows-spanned="1">
            <text:p>Change the name of the toggle buttons of the WEB UI. This command accepts spaces in the name</text:p>
          </table:table-cell>
          <table:covered-table-cell table:number-columns-repeated="2"/>
        </table:table-row>
        <table:table-row table:style-name="ro3">
          <table:table-cell office:value-type="string" calcext:value-type="string" table:number-columns-spanned="3" table:number-rows-spanned="1">
            <text:p>WebQuery&lt;x&gt;</text:p>
          </table:table-cell>
          <table:covered-table-cell table:number-columns-repeated="2"/>
          <table:table-cell office:value-type="string" calcext:value-type="string" table:number-columns-spanned="3" table:number-rows-spanned="1">
            <text:p>Command for GET, POST, PUT, and PATCH HTTP queries, complete with Request Headers and request body (when applicable)</text:p>
            <text:p>&lt;url&gt; GET|POST|PUT|PATCH [&lt;headers&gt;] &lt;body&gt;</text:p>
            <text:p><text:a xlink:href="https://github.com/arendst/Tasmota/pull/13209" xlink:type="simple">More information...</text:a></text:p>
          </table:table-cell>
          <table:covered-table-cell table:number-columns-repeated="2"/>
        </table:table-row>
        <table:table-row table:style-name="ro12">
          <table:table-cell office:value-type="string" calcext:value-type="string" table:number-columns-spanned="3" table:number-rows-spanned="1">
            <text:p>See also</text:p>
          </table:table-cell>
          <table:covered-table-cell table:number-columns-repeated="2"/>
          <table:table-cell office:value-type="string" calcext:value-type="string" table:number-columns-spanned="3" table:number-rows-spanned="1">
            <text:p><text:a xlink:href="https://tasmota.github.io/docs/Commands/#setoption1" xlink:type="simple">SetOption1</text:a> - Set button multipress mode</text:p>
            <text:p><text:a xlink:href="https://tasmota.github.io/docs/Commands/#setoption11" xlink:type="simple">SetOption11</text:a> - Swap pushbutton single and double press functionality</text:p>
            <text:p><text:a xlink:href="https://tasmota.github.io/docs/Commands/#setoption13" xlink:type="simple">SetOption13</text:a> - Allow immediate action on single button press</text:p>
            <text:p><text:a xlink:href="https://tasmota.github.io/docs/Commands/#setoption26" xlink:type="simple">SetOption26</text:a> - Use indexes even when only one relay is present</text:p>
            <text:p><text:a xlink:href="https://tasmota.github.io/docs/Commands/#setoption31" xlink:type="simple">SetOption31</text:a> - Disable Wi-Fi LED status blinking</text:p>
            <text:p><text:a xlink:href="https://tasmota.github.io/docs/Commands/#setoption32" xlink:type="simple">SetOption32</text:a> - Set hold interval before sending HOLD action</text:p>
            <text:p><text:a xlink:href="https://tasmota.github.io/docs/Commands/#setoption40" xlink:type="simple">SetOption40</text:a> - Stop detecting any input change on button GPIO</text:p>
            <text:p><text:a xlink:href="https://tasmota.github.io/docs/Commands/#setoption67" xlink:type="simple">SetOption67</text:a> - Enable/Disable Buzzer</text:p>
            <text:p><text:a xlink:href="https://tasmota.github.io/docs/Commands/#setoption73" xlink:type="simple">SetOption73</text:a> - Decouple buttons from controlling power outputs</text:p>
          </table:table-cell>
          <table:covered-table-cell table:number-columns-repeated="2"/>
        </table:table-row>
        <table:table-row table:style-name="ro13">
          <table:table-cell table:style-name="ce3" office:value-type="string" calcext:value-type="string" table:number-columns-spanned="6" table:number-rows-spanned="1">
            <text:p>Management<text:a xlink:href="https://tasmota.github.io/docs/Commands/#management" xlink:type="simple">~</text:a></text:p>
          </table:table-cell>
          <table:covered-table-cell table:number-columns-repeated="2"/>
          <table:covered-table-cell table:style-name="Default"/>
          <table:covered-table-cell table:number-columns-repeated="2"/>
        </table:table-row>
        <table:table-row table:style-name="ro1">
          <table:table-cell table:style-name="ce1" office:value-type="string" calcext:value-type="string" table:number-columns-spanned="3" table:number-rows-spanned="1">
            <text:p>Command</text:p>
          </table:table-cell>
          <table:covered-table-cell table:number-columns-repeated="2"/>
          <table:table-cell table:style-name="ce1" office:value-type="string" calcext:value-type="string" table:number-columns-spanned="3" table:number-rows-spanned="1">
            <text:p>Parameters</text:p>
          </table:table-cell>
          <table:covered-table-cell table:number-columns-repeated="2"/>
        </table:table-row>
        <table:table-row table:style-name="ro1">
          <table:table-cell office:value-type="string" calcext:value-type="string" table:number-columns-spanned="3" table:number-rows-spanned="1">
            <text:p>Delay</text:p>
          </table:table-cell>
          <table:covered-table-cell table:number-columns-repeated="2"/>
          <table:table-cell office:value-type="string" calcext:value-type="string" table:number-columns-spanned="3" table:number-rows-spanned="1">
            <text:p>2..3600 = set a delay between two backlog commands with 0.1 second increment. Not recommended for precision timing!</text:p>
          </table:table-cell>
          <table:covered-table-cell table:number-columns-repeated="2"/>
        </table:table-row>
        <table:table-row table:style-name="ro3">
          <table:table-cell office:value-type="string" calcext:value-type="string" table:number-columns-spanned="3" table:number-rows-spanned="1">
            <text:p>DeepSleepTime</text:p>
          </table:table-cell>
          <table:covered-table-cell table:number-columns-repeated="2"/>
          <table:table-cell office:value-type="string" calcext:value-type="string" table:number-columns-spanned="3" table:number-rows-spanned="1">
            <text:p>Time to enter <text:a xlink:href="https://tasmota.github.io/docs/DeepSleep/" xlink:type="simple">deep sleep mode</text:a></text:p>
            <text:p>0 = disable deep sleep mode (default)</text:p>
            <text:p>11..86400 = set deep sleep mode time period in seconds</text:p>
          </table:table-cell>
          <table:covered-table-cell table:number-columns-repeated="2"/>
        </table:table-row>
        <table:table-row table:style-name="ro2">
          <table:table-cell office:value-type="string" calcext:value-type="string" table:number-columns-spanned="3" table:number-rows-spanned="1">
            <text:p>DeviceName</text:p>
          </table:table-cell>
          <table:covered-table-cell table:number-columns-repeated="2"/>
          <table:table-cell office:value-type="string" calcext:value-type="string" table:number-columns-spanned="3" table:number-rows-spanned="1">
            <text:p>Device name displayed in the webUI and used for HA autodiscovery.</text:p>
            <text:p>&lt;value&gt; = set device name (default = FriendlyName1 value)</text:p>
          </table:table-cell>
          <table:covered-table-cell table:number-columns-repeated="2"/>
        </table:table-row>
        <table:table-row table:style-name="ro3">
          <table:table-cell office:value-type="string" calcext:value-type="string" table:number-columns-spanned="3" table:number-rows-spanned="1">
            <text:p>Emulation</text:p>
          </table:table-cell>
          <table:covered-table-cell table:number-columns-repeated="2"/>
          <table:table-cell office:value-type="string" calcext:value-type="string" table:number-columns-spanned="3" table:number-rows-spanned="1">
            <text:p>0 = disable emulation (default)</text:p>
            <text:p>1 = enable Belkin WeMo emulation for <text:a xlink:href="https://tasmota.github.io/docs/Alexa/" xlink:type="simple">Alexa</text:a></text:p>
            <text:p>2 = enable Hue Bridge emulation for <text:a xlink:href="https://tasmota.github.io/docs/Alexa/" xlink:type="simple">Alexa</text:a></text:p>
          </table:table-cell>
          <table:covered-table-cell table:number-columns-repeated="2"/>
        </table:table-row>
        <table:table-row table:style-name="ro2">
          <table:table-cell office:value-type="string" calcext:value-type="string" table:number-columns-spanned="3" table:number-rows-spanned="1">
            <text:p>FriendlyName&lt;x&gt;</text:p>
          </table:table-cell>
          <table:covered-table-cell table:number-columns-repeated="2"/>
          <table:table-cell office:value-type="string" calcext:value-type="string" table:number-columns-spanned="3" table:number-rows-spanned="1">
            <text:p>1 = Reset friendly name to firmware default</text:p>
            <text:p>&lt;value&gt; = set friendly name (32 char limit)</text:p>
          </table:table-cell>
          <table:covered-table-cell table:number-columns-repeated="2"/>
        </table:table-row>
        <table:table-row table:style-name="ro2">
          <table:table-cell office:value-type="string" calcext:value-type="string" table:number-columns-spanned="3" table:number-rows-spanned="1">
            <text:p>Gpios</text:p>
          </table:table-cell>
          <table:covered-table-cell table:number-columns-repeated="2"/>
          <table:table-cell office:value-type="string" calcext:value-type="string" table:number-columns-spanned="3" table:number-rows-spanned="1">
            <text:p>Show list of available <text:a xlink:href="https://tasmota.github.io/docs/Components/#gpio-conversion" xlink:type="simple">components</text:a> by name and index</text:p>
            <text:p>255 / All Show list of all <text:a xlink:href="https://tasmota.github.io/docs/Components/#gpio-conversion" xlink:type="simple">components</text:a> by name and index</text:p>
          </table:table-cell>
          <table:covered-table-cell table:number-columns-repeated="2"/>
        </table:table-row>
        <table:table-row table:style-name="ro2">
          <table:table-cell office:value-type="string" calcext:value-type="string" table:number-columns-spanned="3" table:number-rows-spanned="1">
            <text:p>Gpio</text:p>
          </table:table-cell>
          <table:covered-table-cell table:number-columns-repeated="2"/>
          <table:table-cell office:value-type="string" calcext:value-type="string" table:number-columns-spanned="3" table:number-rows-spanned="1">
            <text:p>Show current <text:a xlink:href="https://tasmota.github.io/docs/Components/#gpio-conversion" xlink:type="simple">component</text:a> assignments of the Module's configurable GPIO</text:p>
            <text:p>255 / All Show <text:a xlink:href="https://tasmota.github.io/docs/Components/#gpio-conversion" xlink:type="simple">component</text:a> assignments for all the devices available GPIO</text:p>
          </table:table-cell>
          <table:covered-table-cell table:number-columns-repeated="2"/>
        </table:table-row>
        <table:table-row table:style-name="ro1">
          <table:table-cell office:value-type="string" calcext:value-type="string" table:number-columns-spanned="3" table:number-rows-spanned="1">
            <text:p>Gpio&lt;x&gt;</text:p>
          </table:table-cell>
          <table:covered-table-cell table:number-columns-repeated="2"/>
          <table:table-cell office:value-type="string" calcext:value-type="string" table:number-columns-spanned="3" table:number-rows-spanned="1">
            <text:p>&lt;component&gt; = assign a <text:a xlink:href="https://tasmota.github.io/docs/Components/" xlink:type="simple">component</text:a> to Gpio&lt;x&gt;</text:p>
          </table:table-cell>
          <table:covered-table-cell table:number-columns-repeated="2"/>
        </table:table-row>
        <table:table-row table:style-name="ro1">
          <table:table-cell office:value-type="string" calcext:value-type="string" table:number-columns-spanned="3" table:number-rows-spanned="1">
            <text:p>I2Cscan</text:p>
          </table:table-cell>
          <table:covered-table-cell table:number-columns-repeated="2"/>
          <table:table-cell office:value-type="string" calcext:value-type="string" table:number-columns-spanned="3" table:number-rows-spanned="1">
            <text:p>Scan I2C bus and show addresses for found devices</text:p>
          </table:table-cell>
          <table:covered-table-cell table:number-columns-repeated="2"/>
        </table:table-row>
        <table:table-row table:style-name="ro1">
          <table:table-cell office:value-type="string" calcext:value-type="string" table:number-columns-spanned="3" table:number-rows-spanned="1">
            <text:p>I2CDriver</text:p>
          </table:table-cell>
          <table:covered-table-cell table:number-columns-repeated="2"/>
          <table:table-cell office:value-type="string" calcext:value-type="string" table:number-columns-spanned="3" table:number-rows-spanned="1">
            <text:p>Enable / Disable I2C sensor drivers. <text:a xlink:href="https://tasmota.github.io/docs/I2CDEVICES/" xlink:type="simple">Read more...</text:a></text:p>
          </table:table-cell>
          <table:covered-table-cell table:number-columns-repeated="2"/>
        </table:table-row>
        <table:table-row table:style-name="ro2">
          <table:table-cell office:value-type="string" calcext:value-type="string" table:number-columns-spanned="3" table:number-rows-spanned="1">
            <text:p>LogHost</text:p>
          </table:table-cell>
          <table:covered-table-cell table:number-columns-repeated="2"/>
          <table:table-cell office:value-type="string" calcext:value-type="string" table:number-columns-spanned="3" table:number-rows-spanned="1">
            <text:p>1 = reset <text:a xlink:href="https://www.sigmdel.ca/michel/ha/rpi/syslog_en.html" xlink:type="simple">syslog</text:a> host to firmware default (SYS_LOG_HOST)</text:p>
            <text:p>&lt;value&gt; = set syslog host</text:p>
          </table:table-cell>
          <table:covered-table-cell table:number-columns-repeated="2"/>
        </table:table-row>
        <table:table-row table:style-name="ro2">
          <table:table-cell office:value-type="string" calcext:value-type="string" table:number-columns-spanned="3" table:number-rows-spanned="1">
            <text:p>LogPort</text:p>
          </table:table-cell>
          <table:covered-table-cell table:number-columns-repeated="2"/>
          <table:table-cell office:value-type="string" calcext:value-type="string" table:number-columns-spanned="3" table:number-rows-spanned="1">
            <text:p>1 = reset <text:a xlink:href="https://www.sigmdel.ca/michel/ha/rpi/syslog_en.html" xlink:type="simple">syslog</text:a> port to firmware default (SYS_LOG_PORT)</text:p>
            <text:p>2..32766 = set syslog port</text:p>
          </table:table-cell>
          <table:covered-table-cell table:number-columns-repeated="2"/>
        </table:table-row>
        <table:table-row table:style-name="ro1">
          <table:table-cell office:value-type="string" calcext:value-type="string" table:number-columns-spanned="3" table:number-rows-spanned="1">
            <text:p>Modules</text:p>
          </table:table-cell>
          <table:covered-table-cell table:number-columns-repeated="2"/>
          <table:table-cell office:value-type="string" calcext:value-type="string" table:number-columns-spanned="3" table:number-rows-spanned="1">
            <text:p>Show available modules by name and index</text:p>
          </table:table-cell>
          <table:covered-table-cell table:number-columns-repeated="2"/>
        </table:table-row>
        <table:table-row table:style-name="ro3">
          <table:table-cell office:value-type="string" calcext:value-type="string" table:number-columns-spanned="3" table:number-rows-spanned="1">
            <text:p>Module</text:p>
          </table:table-cell>
          <table:covered-table-cell table:number-columns-repeated="2"/>
          <table:table-cell office:value-type="string" calcext:value-type="string" table:number-columns-spanned="3" table:number-rows-spanned="1">
            <text:p>Displays active module by name and index</text:p>
            <text:p>&lt;value&gt; = switch to module &lt;value&gt; and restart</text:p>
            <text:p>0 = switch to defined <text:a xlink:href="https://tasmota.github.io/docs/Templates/" xlink:type="simple">template</text:a> and restart</text:p>
          </table:table-cell>
          <table:covered-table-cell table:number-columns-repeated="2"/>
        </table:table-row>
        <table:table-row table:style-name="ro3">
          <table:table-cell office:value-type="string" calcext:value-type="string" table:number-columns-spanned="3" table:number-rows-spanned="1">
            <text:p>Module2</text:p>
          </table:table-cell>
          <table:covered-table-cell table:number-columns-repeated="2"/>
          <table:table-cell office:value-type="string" calcext:value-type="string" table:number-columns-spanned="3" table:number-rows-spanned="1">
            <text:p>Displays active <text:a xlink:href="https://tasmota.github.io/docs/Device-Recovery/#fast-power-cycle-device-recovery" xlink:type="simple">fast reboot</text:a> fallback module by name and index</text:p>
            <text:p>&lt;value&gt; = set fast reboot fallback module to &lt;value&gt;</text:p>
            <text:p>0 = set fast reboot fallback module to defined <text:a xlink:href="https://tasmota.github.io/docs/Templates/" xlink:type="simple">template</text:a></text:p>
          </table:table-cell>
          <table:covered-table-cell table:number-columns-repeated="2"/>
        </table:table-row>
        <table:table-row table:style-name="ro8">
          <table:table-cell office:value-type="string" calcext:value-type="string" table:number-columns-spanned="3" table:number-rows-spanned="1">
            <text:p>MqttLog</text:p>
          </table:table-cell>
          <table:covered-table-cell table:number-columns-repeated="2"/>
          <table:table-cell office:value-type="string" calcext:value-type="string" table:number-columns-spanned="3" table:number-rows-spanned="1">
            <text:p>0 = disable logging via MQTT (default)</text:p>
            <text:p>1 = show only error messages</text:p>
            <text:p>2 = show error and info messages</text:p>
            <text:p>3 = show error, info and debug messages</text:p>
            <text:p>4 = show error, info and more debug messsages</text:p>
          </table:table-cell>
          <table:covered-table-cell table:number-columns-repeated="2"/>
        </table:table-row>
        <table:table-row table:style-name="ro4">
          <table:table-cell office:value-type="string" calcext:value-type="string" table:number-columns-spanned="3" table:number-rows-spanned="1">
            <text:p>NtpServer&lt;x&gt;</text:p>
          </table:table-cell>
          <table:covered-table-cell table:number-columns-repeated="2"/>
          <table:table-cell office:value-type="string" calcext:value-type="string" table:number-columns-spanned="3" table:number-rows-spanned="1">
            <text:p>NTP server setup (x= 1..3)</text:p>
            <text:p>0 = clear NtpServer&lt;x&gt; settings</text:p>
            <text:p>1 = reset NtpServer&lt;x&gt; settings to firmware defaults</text:p>
            <text:p>&lt;value&gt; = set NtpServer&lt;x&gt; host or IP address (32 char limit)</text:p>
          </table:table-cell>
          <table:covered-table-cell table:number-columns-repeated="2"/>
        </table:table-row>
        <table:table-row table:style-name="ro3">
          <table:table-cell office:value-type="string" calcext:value-type="string" table:number-columns-spanned="3" table:number-rows-spanned="1">
            <text:p>OtaUrl</text:p>
          </table:table-cell>
          <table:covered-table-cell table:number-columns-repeated="2"/>
          <table:table-cell office:value-type="string" calcext:value-type="string" table:number-columns-spanned="3" table:number-rows-spanned="1">
            <text:p>Display current OTA URL</text:p>
            <text:p>1 = Reset OtaUrl to firmware default</text:p>
            <text:p>url = set address for OTA (100 char limit)</text:p>
          </table:table-cell>
          <table:covered-table-cell table:number-columns-repeated="2"/>
        </table:table-row>
        <table:table-row table:style-name="ro1">
          <table:table-cell office:value-type="string" calcext:value-type="string" table:number-columns-spanned="3" table:number-rows-spanned="1">
            <text:p>Pwm&lt;x&gt;</text:p>
          </table:table-cell>
          <table:covered-table-cell table:number-columns-repeated="2"/>
          <table:table-cell office:value-type="string" calcext:value-type="string" table:number-columns-spanned="3" table:number-rows-spanned="1">
            <text:p>0..1023 = set PWM value for channel (NOTE see <text:a xlink:href="https://tasmota.github.io/docs/Commands/#setoption15" xlink:type="simple">SetOption15</text:a>)</text:p>
          </table:table-cell>
          <table:covered-table-cell table:number-columns-repeated="2"/>
        </table:table-row>
        <table:table-row table:style-name="ro3">
          <table:table-cell office:value-type="string" calcext:value-type="string" table:number-columns-spanned="3" table:number-rows-spanned="1">
            <text:p>PwmFrequency</text:p>
          </table:table-cell>
          <table:covered-table-cell table:number-columns-repeated="2"/>
          <table:table-cell office:value-type="string" calcext:value-type="string" table:number-columns-spanned="3" table:number-rows-spanned="1">
            <text:p>1 = reset PWM frequency to 223Hz</text:p>
            <text:p>40..4000 or 40..50000 = set PWM frequency (40Hz to 4kHz on ESP 82xx / 40-50kHz on ESP32)</text:p>
            <text:p>As of v8.3.0 the default frequency changed to 977Hz</text:p>
          </table:table-cell>
          <table:covered-table-cell table:number-columns-repeated="2"/>
        </table:table-row>
        <table:table-row table:style-name="ro2">
          <table:table-cell office:value-type="string" calcext:value-type="string" table:number-columns-spanned="3" table:number-rows-spanned="1">
            <text:p>PwmRange</text:p>
          </table:table-cell>
          <table:covered-table-cell table:number-columns-repeated="2"/>
          <table:table-cell office:value-type="string" calcext:value-type="string" table:number-columns-spanned="3" table:number-rows-spanned="1">
            <text:p>1 = reset maximum PWM range to 1023</text:p>
            <text:p>255..1023 = set maximum PWM range</text:p>
          </table:table-cell>
          <table:covered-table-cell table:number-columns-repeated="2"/>
        </table:table-row>
        <table:table-row table:style-name="ro12">
          <table:table-cell office:value-type="string" calcext:value-type="string" table:number-columns-spanned="3" table:number-rows-spanned="1">
            <text:p>Reset</text:p>
          </table:table-cell>
          <table:covered-table-cell table:number-columns-repeated="2"/>
          <table:table-cell office:value-type="string" calcext:value-type="string" table:number-columns-spanned="3" table:number-rows-spanned="1">
            <text:p>1 = reset device settings to firmware defaults and restart (see warning below)</text:p>
            <text:p>2 = erase flash, reset device settings to firmware defaults and restart</text:p>
            <text:p>3 = erase System Parameter Area in flash (Wi-Fi calibration and related data) and restart (see warning below)</text:p>
            <text:p>4 = reset device settings to firmware defaults but retain Wi-Fi credentials and restart</text:p>
            <text:p>5 = erase all flash and reset parameters to firmware defaults but keep Wi-Fi settings and restart</text:p>
            <text:p>6 = erase all flash and reset parameters to firmware defaults but keep Wi-Fi and MQTT settings and restart</text:p>
            <text:p>(Erase of flash can take a few seconds to complete and there is no output during the erase process on the serial or web console)</text:p>
            <text:p>99 = reset device bootcount to zero</text:p>
            <text:p> For reset 3and reset 1, device must be power-cycled in order to load new Wifi System parameters.</text:p>
          </table:table-cell>
          <table:covered-table-cell table:number-columns-repeated="2"/>
        </table:table-row>
        <table:table-row table:style-name="ro5">
          <table:table-cell office:value-type="string" calcext:value-type="string" table:number-columns-spanned="3" table:number-rows-spanned="1">
            <text:p>Restart</text:p>
          </table:table-cell>
          <table:covered-table-cell table:number-columns-repeated="2"/>
          <table:table-cell office:value-type="string" calcext:value-type="string" table:number-columns-spanned="3" table:number-rows-spanned="1">
            <text:p>1 = restart device with configuration saved to flash</text:p>
            <text:p>2 = halt system (needs hardware reset or power cycle to restart)</text:p>
            <text:p>99 = force restart device without configuration save</text:p>
            <text:p>For debug and testing stack trace dumps only:</text:p>
            <text:p>-1 = force an Exception (28) crash</text:p>
            <text:p>-2 = force a Soft WDT reset (after a freeze of 2 seconds)</text:p>
            <text:p>-3 = force an OS watchdog reset (after a freeze of 120 seconds, caution!)</text:p>
          </table:table-cell>
          <table:covered-table-cell table:number-columns-repeated="2"/>
        </table:table-row>
        <table:table-row table:style-name="ro3">
          <table:table-cell office:value-type="string" calcext:value-type="string" table:number-columns-spanned="3" table:number-rows-spanned="1">
            <text:p>RtcNtpServer&lt;x&gt;</text:p>
          </table:table-cell>
          <table:covered-table-cell table:number-columns-repeated="2"/>
          <table:table-cell office:value-type="string" calcext:value-type="string" table:number-columns-spanned="3" table:number-rows-spanned="1">
            <text:p>Use Tasmota NTP server when enabled by define RTC_NTP_SERVER</text:p>
            <text:p>0 = disabled</text:p>
            <text:p>1 = enabled</text:p>
          </table:table-cell>
          <table:covered-table-cell table:number-columns-repeated="2"/>
        </table:table-row>
        <table:table-row table:style-name="ro3">
          <table:table-cell office:value-type="string" calcext:value-type="string" table:number-columns-spanned="3" table:number-rows-spanned="1">
            <text:p>SaveData</text:p>
          </table:table-cell>
          <table:covered-table-cell table:number-columns-repeated="2"/>
          <table:table-cell office:value-type="string" calcext:value-type="string" table:number-columns-spanned="3" table:number-rows-spanned="1">
            <text:p>0 = save parameter changes only manually, e.g. with Restart 1</text:p>
            <text:p>1 = save parameter changes every second (default)</text:p>
            <text:p>2..3600 = save parameter changes every x second</text:p>
          </table:table-cell>
          <table:covered-table-cell table:number-columns-repeated="2"/>
        </table:table-row>
        <table:table-row table:style-name="ro5">
          <table:table-cell office:value-type="string" calcext:value-type="string" table:number-columns-spanned="3" table:number-rows-spanned="1">
            <text:p>SerialLog</text:p>
          </table:table-cell>
          <table:covered-table-cell table:number-columns-repeated="2"/>
          <table:table-cell office:value-type="string" calcext:value-type="string" table:number-columns-spanned="3" table:number-rows-spanned="1">
            <text:p>Disable hardware serial bridge and</text:p>
            <text:p>0 = disable serial logging</text:p>
            <text:p>1 = show only error messages</text:p>
            <text:p>2 = show error and info messages (default)</text:p>
            <text:p>3 = show error, info and debug messages</text:p>
            <text:p>4 = show error, info and more debug messages</text:p>
            <text:p>SerialLog will be disabled automatically 10 minutes after the device reboots.</text:p>
          </table:table-cell>
          <table:covered-table-cell table:number-columns-repeated="2"/>
        </table:table-row>
        <table:table-row table:style-name="ro1">
          <table:table-cell office:value-type="string" calcext:value-type="string" table:number-columns-spanned="3" table:number-rows-spanned="1">
            <text:p>SetSensor&lt;x&gt;</text:p>
          </table:table-cell>
          <table:covered-table-cell table:number-columns-repeated="2"/>
          <table:table-cell office:value-type="string" calcext:value-type="string" table:number-columns-spanned="3" table:number-rows-spanned="1">
            <text:p>Enable / Disable individual sensor driver(x= 1..127)</text:p>
          </table:table-cell>
          <table:covered-table-cell table:number-columns-repeated="2"/>
        </table:table-row>
        <table:table-row table:style-name="ro2">
          <table:table-cell office:value-type="string" calcext:value-type="string" table:number-columns-spanned="3" table:number-rows-spanned="1">
            <text:p>Sleep</text:p>
          </table:table-cell>
          <table:covered-table-cell table:number-columns-repeated="2"/>
          <table:table-cell office:value-type="string" calcext:value-type="string" table:number-columns-spanned="3" table:number-rows-spanned="1">
            <text:p>0 = turn sleep off</text:p>
            <text:p>1..250 = set sleep duration in milliseconds to enable <text:a xlink:href="https://tasmota.github.io/docs/Energy-Saving/" xlink:type="simple">energy saving</text:a> (default = 50)</text:p>
          </table:table-cell>
          <table:covered-table-cell table:number-columns-repeated="2"/>
        </table:table-row>
        <table:table-row table:style-name="ro1">
          <table:table-cell office:value-type="string" calcext:value-type="string" table:number-columns-spanned="3" table:number-rows-spanned="1">
            <text:p>State</text:p>
          </table:table-cell>
          <table:covered-table-cell table:number-columns-repeated="2"/>
          <table:table-cell office:value-type="string" calcext:value-type="string" table:number-columns-spanned="3" table:number-rows-spanned="1">
            <text:p>Display current device state and publish to %prefix%/%topic%/RESULT topic </text:p>
          </table:table-cell>
          <table:covered-table-cell table:number-columns-repeated="2"/>
        </table:table-row>
        <table:table-row table:style-name="ro14">
          <table:table-cell office:value-type="string" calcext:value-type="string" table:number-columns-spanned="3" table:number-rows-spanned="1">
            <text:p>Status</text:p>
          </table:table-cell>
          <table:covered-table-cell table:number-columns-repeated="2"/>
          <table:table-cell office:value-type="string" calcext:value-type="string" table:number-columns-spanned="3" table:number-rows-spanned="1">
            <text:p>= show abbreviated <text:a xlink:href="https://tasmota.github.io/docs/JSON-Status-Responses/#basic-response" xlink:type="simple">status information</text:a></text:p>
            <text:p>0 = show all status information (1 - 11)</text:p>
            <text:p>1 = show device parameters information</text:p>
            <text:p>2 = show firmware information</text:p>
            <text:p>3 = show logging and telemetry information</text:p>
            <text:p>4 = show memory information</text:p>
            <text:p>5 = show network information</text:p>
            <text:p>6 = show MQTT information</text:p>
            <text:p>7 = show time information</text:p>
            <text:p>8 = show connected sensor information (retained for backwards compatibility)</text:p>
            <text:p>9 = show power thresholds (only on modules with power monitoring)</text:p>
            <text:p>10 = show connected sensor information (replaces 'Status 8')</text:p>
            <text:p>11 = show information equal to <text:a xlink:href="https://tasmota.github.io/docs/Commands/#teleperiod" xlink:type="simple">TelePeriod</text:a> state message</text:p>
            <text:p>12 = in case of crash to dump the call stack saved in RT memory</text:p>
          </table:table-cell>
          <table:covered-table-cell table:number-columns-repeated="2"/>
        </table:table-row>
        <table:table-row table:style-name="ro1">
          <table:table-cell office:value-type="string" calcext:value-type="string" table:number-columns-spanned="3" table:number-rows-spanned="1">
            <text:p>Status0</text:p>
          </table:table-cell>
          <table:covered-table-cell table:number-columns-repeated="2"/>
          <table:table-cell office:value-type="string" calcext:value-type="string" table:number-columns-spanned="3" table:number-rows-spanned="1">
            <text:p>0 = show all status information in a single line</text:p>
          </table:table-cell>
          <table:covered-table-cell table:number-columns-repeated="2"/>
        </table:table-row>
        <table:table-row table:style-name="ro8">
          <table:table-cell office:value-type="string" calcext:value-type="string" table:number-columns-spanned="3" table:number-rows-spanned="1">
            <text:p>SysLog</text:p>
          </table:table-cell>
          <table:covered-table-cell table:number-columns-repeated="2"/>
          <table:table-cell office:value-type="string" calcext:value-type="string" table:number-columns-spanned="3" table:number-rows-spanned="1">
            <text:p>0 = disable syslog logging (default)</text:p>
            <text:p>1 = show only error messages</text:p>
            <text:p>2 = show error and info messages</text:p>
            <text:p>3 = show error, info and debug messages</text:p>
            <text:p>4 = show error, info and more debug messages</text:p>
          </table:table-cell>
          <table:covered-table-cell table:number-columns-repeated="2"/>
        </table:table-row>
        <table:table-row table:style-name="ro9">
          <table:table-cell office:value-type="string" calcext:value-type="string" table:number-columns-spanned="3" table:number-rows-spanned="1">
            <text:p>Template</text:p>
          </table:table-cell>
          <table:covered-table-cell table:number-columns-repeated="2"/>
          <table:table-cell office:value-type="string" calcext:value-type="string" table:number-columns-spanned="3" table:number-rows-spanned="1">
            <text:p>Show current <text:a xlink:href="https://tasmota.github.io/docs/Templates/" xlink:type="simple">Template</text:a></text:p>
            <text:p>0 = create template from active module</text:p>
            <text:p>x = create template from a <text:a xlink:href="https://tasmota.github.io/docs/Modules/" xlink:type="simple">supported module</text:a></text:p>
            <text:p>255 = merge current module and template settings into new template</text:p>
            <text:p>{ ... } = store template in a <text:a xlink:href="https://tasmota.github.io/docs/Templates/#anatomy-of-a-template" xlink:type="simple">JSON payload</text:a></text:p>
            <text:p>Does not activate the template. To activate use Module 0.</text:p>
          </table:table-cell>
          <table:covered-table-cell table:number-columns-repeated="2"/>
        </table:table-row>
        <table:table-row table:style-name="ro9">
          <table:table-cell office:value-type="string" calcext:value-type="string" table:number-columns-spanned="3" table:number-rows-spanned="1">
            <text:p>Time</text:p>
          </table:table-cell>
          <table:covered-table-cell table:number-columns-repeated="2"/>
          <table:table-cell office:value-type="string" calcext:value-type="string" table:number-columns-spanned="3" table:number-rows-spanned="1">
            <text:p>0 = enable NTP (default)</text:p>
            <text:p>1 = format JSON message timestamp in ISO format</text:p>
            <text:p>2 = format JSON message timestamp in both ISO and Epoch format</text:p>
            <text:p>3 = format JSON message timestamp in Epoch format</text:p>
            <text:p>4 = format JSON message timestamp in milliseconds</text:p>
            <text:p>&lt;value&gt; = disable NTP and set UTC time as epoch value if greater than 1451602800 (January 1, 2016)</text:p>
          </table:table-cell>
          <table:covered-table-cell table:number-columns-repeated="2"/>
        </table:table-row>
        <table:table-row table:style-name="ro15">
          <table:table-cell office:value-type="string" calcext:value-type="string" table:number-columns-spanned="3" table:number-rows-spanned="1">
            <text:p>TimeStd</text:p>
            <text:p>TimeDst</text:p>
          </table:table-cell>
          <table:covered-table-cell table:number-columns-repeated="2"/>
          <table:table-cell office:value-type="string" calcext:value-type="string" table:number-columns-spanned="3" table:number-rows-spanned="1">
            <text:p>Set policies for the beginning of daylight saving time (DST) and return back to standard time (STD) </text:p>
            <text:p>Use the <text:a xlink:href="https://tasmota.github.io/docs/Commands/timezone_table/" xlink:type="simple">Tasmota timezone table</text:a> to find the commands for your time zone.</text:p>
            <text:p>0 = reset parameters to firmware defaults</text:p>
            <text:p>H,W,M,D,h,T</text:p>
            <text:p>H = hemisphere (0 = northern hemisphere / 1 = southern hemisphere)</text:p>
            <text:p>W = week (0 = last week of month, 1..4 = first .. fourth)</text:p>
            <text:p>M = month (1..12)</text:p>
            <text:p>D = day of week (1..7 1 = Sunday 7 = Saturday)</text:p>
            <text:p>h = hour (0..23) in local time</text:p>
            <text:p>T = time zone (-780..780) (offset from UTC in MINUTES - 780min / 60min=13hrs)</text:p>
            <text:p>Example: TIMEDST 1,1,10,1,2,660</text:p>
            <text:p>_If time zone is NOT 99, DST is not used (even if displayed) <text:a xlink:href="https://github.com/arendst/Tasmota/issues/8528#issuecomment-633247984" xlink:type="simple">see</text:a></text:p>
          </table:table-cell>
          <table:covered-table-cell table:number-columns-repeated="2"/>
        </table:table-row>
        <table:table-row table:style-name="ro4">
          <table:table-cell office:value-type="string" calcext:value-type="string" table:number-columns-spanned="3" table:number-rows-spanned="1">
            <text:p>Timezone</text:p>
          </table:table-cell>
          <table:covered-table-cell table:number-columns-repeated="2"/>
          <table:table-cell office:value-type="string" calcext:value-type="string" table:number-columns-spanned="3" table:number-rows-spanned="1">
            <text:p>-13..+13 = set time zone offset from UTC in hours</text:p>
            <text:p>-13:00..+13:00 = set time zone offset from UTC in hours and minutes</text:p>
            <text:p>99 = use time zone configured with TimeDst and TimeStd</text:p>
            <text:p>Use the <text:a xlink:href="https://tasmota.github.io/docs/Commands/timezone_table/" xlink:type="simple">Tasmota time zone table</text:a> to find the commands for your time zone.</text:p>
          </table:table-cell>
          <table:covered-table-cell table:number-columns-repeated="2"/>
        </table:table-row>
        <table:table-row table:style-name="ro1">
          <table:table-cell office:value-type="string" calcext:value-type="string" table:number-columns-spanned="3" table:number-rows-spanned="1">
            <text:p>Ufs</text:p>
          </table:table-cell>
          <table:covered-table-cell table:number-columns-repeated="2"/>
          <table:table-cell office:value-type="string" calcext:value-type="string" table:number-columns-spanned="3" table:number-rows-spanned="1">
            <text:p>Universal File System commands <text:a xlink:href="https://tasmota.github.io/docs/UFS/" xlink:type="simple">read more...</text:a></text:p>
          </table:table-cell>
          <table:covered-table-cell table:number-columns-repeated="2"/>
        </table:table-row>
        <table:table-row table:style-name="ro1">
          <table:table-cell office:value-type="string" calcext:value-type="string" table:number-columns-spanned="3" table:number-rows-spanned="1">
            <text:p>UfsDelete</text:p>
          </table:table-cell>
          <table:covered-table-cell table:number-columns-repeated="2"/>
          <table:table-cell office:value-type="string" calcext:value-type="string" table:number-columns-spanned="3" table:number-rows-spanned="1">
            <text:p>Delete SD card or Flash FS file if only of them available</text:p>
          </table:table-cell>
          <table:covered-table-cell table:number-columns-repeated="2"/>
        </table:table-row>
        <table:table-row table:style-name="ro1">
          <table:table-cell office:value-type="string" calcext:value-type="string" table:number-columns-spanned="3" table:number-rows-spanned="1">
            <text:p>UfsDelete2</text:p>
          </table:table-cell>
          <table:covered-table-cell table:number-columns-repeated="2"/>
          <table:table-cell office:value-type="string" calcext:value-type="string" table:number-columns-spanned="3" table:number-rows-spanned="1">
            <text:p>Delete only Flash FS file if available</text:p>
          </table:table-cell>
          <table:covered-table-cell table:number-columns-repeated="2"/>
        </table:table-row>
        <table:table-row table:style-name="ro1">
          <table:table-cell office:value-type="string" calcext:value-type="string" table:number-columns-spanned="3" table:number-rows-spanned="1">
            <text:p>UfsFree</text:p>
          </table:table-cell>
          <table:covered-table-cell table:number-columns-repeated="2"/>
          <table:table-cell office:value-type="string" calcext:value-type="string" table:number-columns-spanned="3" table:number-rows-spanned="1">
            <text:p>Filesystem free size in kb</text:p>
          </table:table-cell>
          <table:covered-table-cell table:number-columns-repeated="2"/>
        </table:table-row>
        <table:table-row table:style-name="ro1">
          <table:table-cell office:value-type="string" calcext:value-type="string" table:number-columns-spanned="3" table:number-rows-spanned="1">
            <text:p>UfsRename</text:p>
          </table:table-cell>
          <table:covered-table-cell table:number-columns-repeated="2"/>
          <table:table-cell office:value-type="string" calcext:value-type="string" table:number-columns-spanned="3" table:number-rows-spanned="1">
            <text:p>Rename SD card or Flash FS file if only of them available</text:p>
          </table:table-cell>
          <table:covered-table-cell table:number-columns-repeated="2"/>
        </table:table-row>
        <table:table-row table:style-name="ro1">
          <table:table-cell office:value-type="string" calcext:value-type="string" table:number-columns-spanned="3" table:number-rows-spanned="1">
            <text:p>UfsRename2</text:p>
          </table:table-cell>
          <table:covered-table-cell table:number-columns-repeated="2"/>
          <table:table-cell office:value-type="string" calcext:value-type="string" table:number-columns-spanned="3" table:number-rows-spanned="1">
            <text:p>Rename only Flash FS file if available</text:p>
          </table:table-cell>
          <table:covered-table-cell table:number-columns-repeated="2"/>
        </table:table-row>
        <table:table-row table:style-name="ro1">
          <table:table-cell office:value-type="string" calcext:value-type="string" table:number-columns-spanned="3" table:number-rows-spanned="1">
            <text:p>UfsRun</text:p>
          </table:table-cell>
          <table:covered-table-cell table:number-columns-repeated="2"/>
          <table:table-cell office:value-type="string" calcext:value-type="string" table:number-columns-spanned="3" table:number-rows-spanned="1">
            <text:p>Run file</text:p>
          </table:table-cell>
          <table:covered-table-cell table:number-columns-repeated="2"/>
        </table:table-row>
        <table:table-row table:style-name="ro1">
          <table:table-cell office:value-type="string" calcext:value-type="string" table:number-columns-spanned="3" table:number-rows-spanned="1">
            <text:p>UfsSize</text:p>
          </table:table-cell>
          <table:covered-table-cell table:number-columns-repeated="2"/>
          <table:table-cell office:value-type="string" calcext:value-type="string" table:number-columns-spanned="3" table:number-rows-spanned="1">
            <text:p>Filesystem size in kb</text:p>
          </table:table-cell>
          <table:covered-table-cell table:number-columns-repeated="2"/>
        </table:table-row>
        <table:table-row table:style-name="ro8">
          <table:table-cell office:value-type="string" calcext:value-type="string" table:number-columns-spanned="3" table:number-rows-spanned="1">
            <text:p>UfsType</text:p>
          </table:table-cell>
          <table:covered-table-cell table:number-columns-repeated="2"/>
          <table:table-cell office:value-type="string" calcext:value-type="string" table:number-columns-spanned="3" table:number-rows-spanned="1">
            <text:p>Get filesystem type</text:p>
            <text:p>0 = none</text:p>
            <text:p>1 = SD card</text:p>
            <text:p>2 = Flash file</text:p>
            <text:p>3 = LittleFS</text:p>
          </table:table-cell>
          <table:covered-table-cell table:number-columns-repeated="2"/>
        </table:table-row>
        <table:table-row table:style-name="ro2">
          <table:table-cell office:value-type="string" calcext:value-type="string" table:number-columns-spanned="3" table:number-rows-spanned="1">
            <text:p>Upgrade</text:p>
          </table:table-cell>
          <table:covered-table-cell table:number-columns-repeated="2"/>
          <table:table-cell office:value-type="string" calcext:value-type="string" table:number-columns-spanned="3" table:number-rows-spanned="1">
            <text:p>1 = download firmware from OtaUrl and restart</text:p>
            <text:p>&lt;value&gt; = download firmware from OtaUrl if &lt;value&gt; is higher than device version</text:p>
          </table:table-cell>
          <table:covered-table-cell table:number-columns-repeated="2"/>
        </table:table-row>
        <table:table-row table:style-name="ro2">
          <table:table-cell office:value-type="string" calcext:value-type="string" table:number-columns-spanned="3" table:number-rows-spanned="1">
            <text:p>Upload</text:p>
          </table:table-cell>
          <table:covered-table-cell table:number-columns-repeated="2"/>
          <table:table-cell office:value-type="string" calcext:value-type="string" table:number-columns-spanned="3" table:number-rows-spanned="1">
            <text:p>1 = download firmware from OtaUrl and restart</text:p>
            <text:p>&lt;value&gt; = download firmware from OtaUrl if &lt;value&gt; is higher than device version</text:p>
          </table:table-cell>
          <table:covered-table-cell table:number-columns-repeated="2"/>
        </table:table-row>
        <table:table-row table:style-name="ro2">
          <table:table-cell office:value-type="string" calcext:value-type="string" table:number-columns-spanned="3" table:number-rows-spanned="1">
            <text:p>WebGetConfig</text:p>
          </table:table-cell>
          <table:covered-table-cell table:number-columns-repeated="2"/>
          <table:table-cell office:value-type="string" calcext:value-type="string" table:number-columns-spanned="3" table:number-rows-spanned="1">
            <text:p>&lt;url&gt; = pull a configuration .dmp file from a HTTP URL</text:p>
            <text:p><text:a xlink:href="https://github.com/arendst/Tasmota/pull/13034" xlink:type="simple">More information...</text:a></text:p>
          </table:table-cell>
          <table:covered-table-cell table:number-columns-repeated="2"/>
        </table:table-row>
        <table:table-row table:style-name="ro8">
          <table:table-cell office:value-type="string" calcext:value-type="string" table:number-columns-spanned="3" table:number-rows-spanned="1">
            <text:p>WebLog</text:p>
          </table:table-cell>
          <table:covered-table-cell table:number-columns-repeated="2"/>
          <table:table-cell office:value-type="string" calcext:value-type="string" table:number-columns-spanned="3" table:number-rows-spanned="1">
            <text:p>0 = disable web logging</text:p>
            <text:p>1 = show only error messages</text:p>
            <text:p>2 = show error and info messages (default)</text:p>
            <text:p>3 = show error, info and debug messages</text:p>
            <text:p>4 = show error, info and more debug messages</text:p>
          </table:table-cell>
          <table:covered-table-cell table:number-columns-repeated="2"/>
        </table:table-row>
        <table:table-row table:style-name="ro1">
          <table:table-cell office:value-type="string" calcext:value-type="string" table:number-columns-spanned="3" table:number-rows-spanned="1">
            <text:p>WebTime</text:p>
          </table:table-cell>
          <table:covered-table-cell table:number-columns-repeated="2"/>
          <table:table-cell office:value-type="string" calcext:value-type="string" table:number-columns-spanned="3" table:number-rows-spanned="1">
            <text:p>&lt;start_pos&gt;,&lt;end_pos&gt; = show part of date and/or time in WebUI based on "2017-03-07T11:08:02-07:00"</text:p>
          </table:table-cell>
          <table:covered-table-cell table:number-columns-repeated="2"/>
        </table:table-row>
        <table:table-row table:style-name="ro2">
          <table:table-cell office:value-type="string" calcext:value-type="string" table:number-columns-spanned="3" table:number-rows-spanned="1">
            <text:p>See also</text:p>
          </table:table-cell>
          <table:covered-table-cell table:number-columns-repeated="2"/>
          <table:table-cell office:value-type="string" calcext:value-type="string" table:number-columns-spanned="3" table:number-rows-spanned="1">
            <text:p><text:a xlink:href="https://tasmota.github.io/docs/Commands/#setoption68" xlink:type="simple">SetOption68</text:a> - PWM Channel control</text:p>
            <text:p><text:a xlink:href="https://tasmota.github.io/docs/Commands/#setoption76" xlink:type="simple">SetOption76</text:a> - DeepSleep disable bootcount incrementing</text:p>
          </table:table-cell>
          <table:covered-table-cell table:number-columns-repeated="2"/>
        </table:table-row>
        <table:table-row table:style-name="ro13">
          <table:table-cell table:style-name="ce3" office:value-type="string" calcext:value-type="string" table:number-columns-spanned="6" table:number-rows-spanned="1">
            <text:p>Wi-Fi<text:a xlink:href="https://tasmota.github.io/docs/Commands/#wi-fi" xlink:type="simple">~</text:a></text:p>
          </table:table-cell>
          <table:covered-table-cell table:number-columns-repeated="2"/>
          <table:covered-table-cell table:style-name="Default"/>
          <table:covered-table-cell table:number-columns-repeated="2"/>
        </table:table-row>
        <table:table-row table:style-name="ro1">
          <table:table-cell table:style-name="ce1" office:value-type="string" calcext:value-type="string" table:number-columns-spanned="3" table:number-rows-spanned="1">
            <text:p>Command</text:p>
          </table:table-cell>
          <table:covered-table-cell table:number-columns-repeated="2"/>
          <table:table-cell table:style-name="ce1" office:value-type="string" calcext:value-type="string" table:number-columns-spanned="3" table:number-rows-spanned="1">
            <text:p>Parameters</text:p>
          </table:table-cell>
          <table:covered-table-cell table:number-columns-repeated="2"/>
        </table:table-row>
        <table:table-row table:style-name="ro3">
          <table:table-cell office:value-type="string" calcext:value-type="string" table:number-columns-spanned="3" table:number-rows-spanned="1">
            <text:p>AP</text:p>
          </table:table-cell>
          <table:covered-table-cell table:number-columns-repeated="2"/>
          <table:table-cell office:value-type="string" calcext:value-type="string" table:number-columns-spanned="3" table:number-rows-spanned="1">
            <text:p>0 = switch to other Wi-Fi Access Point</text:p>
            <text:p>1= select Wi-Fi Access Point 1</text:p>
            <text:p>2= select Wi-Fi Access Point 2</text:p>
          </table:table-cell>
          <table:covered-table-cell table:number-columns-repeated="2"/>
        </table:table-row>
        <table:table-row table:style-name="ro3">
          <table:table-cell office:value-type="string" calcext:value-type="string" table:number-columns-spanned="3" table:number-rows-spanned="1">
            <text:p>CORS</text:p>
          </table:table-cell>
          <table:covered-table-cell table:number-columns-repeated="2"/>
          <table:table-cell office:value-type="string" calcext:value-type="string" table:number-columns-spanned="3" table:number-rows-spanned="1">
            <text:p>" = disable CORS (Cross Origin Resource Sharing) (default)</text:p>
            <text:p>* = enable CORS for all locations</text:p>
            <text:p>value = Enable CORS for location. This needs to be complete url ex: http://tasui.shantur.com</text:p>
          </table:table-cell>
          <table:covered-table-cell table:number-columns-repeated="2"/>
        </table:table-row>
        <table:table-row table:style-name="ro3">
          <table:table-cell office:value-type="string" calcext:value-type="string" table:number-columns-spanned="3" table:number-rows-spanned="1">
            <text:p>Hostname</text:p>
          </table:table-cell>
          <table:covered-table-cell table:number-columns-repeated="2"/>
          <table:table-cell office:value-type="string" calcext:value-type="string" table:number-columns-spanned="3" table:number-rows-spanned="1">
            <text:p>1 = reset hostname to MQTT_TOPIC-&lt;4digits&gt; and restart</text:p>
            <text:p>&lt;value&gt; = set hostname (32 char limit) and restart. If hostname contains % it will be reset to the default instead. See <text:a xlink:href="https://tasmota.github.io/docs/FAQ/#available-characters-for-hostname" xlink:type="simple">FAQ</text:a> for allowed characters.</text:p>
            <text:p>If using MQTT to issue this command, if it is used with the device GroupTopic, the command will not be executed.</text:p>
          </table:table-cell>
          <table:covered-table-cell table:number-columns-repeated="2"/>
        </table:table-row>
        <table:table-row table:style-name="ro16">
          <table:table-cell office:value-type="string" calcext:value-type="string" table:number-columns-spanned="3" table:number-rows-spanned="1">
            <text:p>IPAddress&lt;x&gt;</text:p>
          </table:table-cell>
          <table:covered-table-cell table:number-columns-repeated="2"/>
          <table:table-cell office:value-type="string" calcext:value-type="string" table:number-columns-spanned="3" table:number-rows-spanned="1">
            <text:p>Set networking IP (XXX.XXX.XXX.XXX) addresses</text:p>
            <text:p>IPAddress1 to set device IP address</text:p>
            <text:p>0.0.0.0 to use dynamic IP address (DHCP)</text:p>
            <text:p>XXX.XXX.XXX.XXX to set static IP address</text:p>
            <text:p>IPAddress2 to set gateway IP address</text:p>
            <text:p>IPAddress3 to set subnet mask</text:p>
            <text:p>IPAddress4 to set DNS server IP address</text:p>
            <text:p>IPAddress5 to set Secondary DNS server IP address</text:p>
            <text:p/>
            <text:p>follow IPAddress commands with restart 1 to apply changes</text:p>
          </table:table-cell>
          <table:covered-table-cell table:number-columns-repeated="2"/>
        </table:table-row>
        <table:table-row table:style-name="ro8">
          <table:table-cell office:value-type="string" calcext:value-type="string" table:number-columns-spanned="3" table:number-rows-spanned="1">
            <text:p>Password&lt;x&gt;</text:p>
          </table:table-cell>
          <table:covered-table-cell table:number-columns-repeated="2"/>
          <table:table-cell office:value-type="string" calcext:value-type="string" table:number-columns-spanned="3" table:number-rows-spanned="1">
            <text:p>&lt;x&gt; = 1..2</text:p>
            <text:p>&lt;value&gt; = set AP&lt;x&gt; Wi-Fi password and restart</text:p>
            <text:p>1 = reset AP&lt;x&gt; Wi-Fi password to firmware default (STA_PASS1 or STA_PASS2) and restart</text:p>
            <text:p>Passwords are limited to 64 characters. Do not use special characters or white spaces in the password.</text:p>
            <text:p>Note that Password and Password1 are equivalent commands.</text:p>
          </table:table-cell>
          <table:covered-table-cell table:number-columns-repeated="2"/>
        </table:table-row>
        <table:table-row table:style-name="ro8">
          <table:table-cell office:value-type="string" calcext:value-type="string" table:number-columns-spanned="3" table:number-rows-spanned="1">
            <text:p>Ping&lt;x&gt; &lt;addr&gt;</text:p>
          </table:table-cell>
          <table:covered-table-cell table:number-columns-repeated="2"/>
          <table:table-cell office:value-type="string" calcext:value-type="string" table:number-columns-spanned="3" table:number-rows-spanned="1">
            <text:p>&lt;x&gt; = 0..8 = the number of ICMP packets to send, 0 uses the default (4)</text:p>
            <text:p>&lt;addr&gt; = address to send Ping, either in numerical format 192.168.1.200 or domain name tasmota.com</text:p>
            <text:p/>
            <text:p>(requires #define USE_PING)</text:p>
            <text:p>Example Ping4 192.168.1.203: RSL: tele/tasmota_xxx/RESULT = {"Ping":{"192.168.1.203":{"Reachable":true,"Success":4,"Timeout":0,"MinTime":59,"MaxTime":167,"AvgTime":116}}}</text:p>
          </table:table-cell>
          <table:covered-table-cell table:number-columns-repeated="2"/>
        </table:table-row>
        <table:table-row table:style-name="ro4">
          <table:table-cell office:value-type="string" calcext:value-type="string" table:number-columns-spanned="3" table:number-rows-spanned="1">
            <text:p>Ssid&lt;x&gt;</text:p>
          </table:table-cell>
          <table:covered-table-cell table:number-columns-repeated="2"/>
          <table:table-cell office:value-type="string" calcext:value-type="string" table:number-columns-spanned="3" table:number-rows-spanned="1">
            <text:p>&lt;x&gt; = 1..2</text:p>
            <text:p>&lt;value&gt; = set AP&lt;x&gt; Wi-Fi SSID and restart</text:p>
            <text:p>1 = reset AP&lt;x&gt; Wi-Fi SSID to firmware default (STA_SSID1 or STA_SSID2) and restart</text:p>
            <text:p>SSID are limited to 32 characters. Do not use special characters or white spaces in the SSID</text:p>
          </table:table-cell>
          <table:covered-table-cell table:number-columns-repeated="2"/>
        </table:table-row>
        <table:table-row table:style-name="ro2">
          <table:table-cell office:value-type="string" calcext:value-type="string" table:number-columns-spanned="3" table:number-rows-spanned="1">
            <text:p>TCPBaudRate</text:p>
          </table:table-cell>
          <table:covered-table-cell table:number-columns-repeated="2"/>
          <table:table-cell office:value-type="string" calcext:value-type="string" table:number-columns-spanned="3" table:number-rows-spanned="1">
            <text:p>Requires GPIOs TCP Tx and TCP Rx and can work with hardware or software serial.</text:p>
            <text:p>1200..115200 = set the baudrate for serial (only 8N1 mode)</text:p>
          </table:table-cell>
          <table:covered-table-cell table:number-columns-repeated="2"/>
        </table:table-row>
        <table:table-row table:style-name="ro3">
          <table:table-cell office:value-type="string" calcext:value-type="string" table:number-columns-spanned="3" table:number-rows-spanned="1">
            <text:p>TCPConnect</text:p>
          </table:table-cell>
          <table:covered-table-cell table:number-columns-repeated="2"/>
          <table:table-cell office:value-type="string" calcext:value-type="string" table:number-columns-spanned="3" table:number-rows-spanned="1">
            <text:p>,</text:p>
            <text:p>&lt;port&gt; = Port used for connection</text:p>
            <text:p>= IP address to connect to</text:p>
          </table:table-cell>
          <table:covered-table-cell table:number-columns-repeated="2"/>
        </table:table-row>
        <table:table-row table:style-name="ro1">
          <table:table-cell office:value-type="string" calcext:value-type="string" table:number-columns-spanned="3" table:number-rows-spanned="1">
            <text:p>TCPConfig</text:p>
          </table:table-cell>
          <table:covered-table-cell table:number-columns-repeated="2"/>
          <table:table-cell office:value-type="string" calcext:value-type="string" table:number-columns-spanned="3" table:number-rows-spanned="1">
            <text:p>&lt;value&gt; = standard 3 characters mode such as 8N1, 7E1, etc ...</text:p>
          </table:table-cell>
          <table:covered-table-cell table:number-columns-repeated="2"/>
        </table:table-row>
        <table:table-row table:style-name="ro4">
          <table:table-cell office:value-type="string" calcext:value-type="string" table:number-columns-spanned="3" table:number-rows-spanned="1">
            <text:p>TCPStart</text:p>
          </table:table-cell>
          <table:covered-table-cell table:number-columns-repeated="2"/>
          <table:table-cell office:value-type="string" calcext:value-type="string" table:number-columns-spanned="3" table:number-rows-spanned="1">
            <text:p>Requires GPIOs TCP Tx and TCP Rx and can work with hardware or software serial. Also works with <text:a xlink:href="https://tasmota.github.io/docs/Modbus-Bridge/" xlink:type="simple">ModBus Bridge</text:a></text:p>
            <text:p>&lt;port&gt;, [&lt;ipaddress&gt;] = Start listening to port. If &lt;ipaddress&gt; is defined only allows connections from the provided IPv4 address</text:p>
            <text:p>0 = Shut down TCP server and disconnect any existing connection</text:p>
            <text:p>Supports 2 parallel TCP connections, which can be useful if you need a terminal + a specific protocol (like XMODEM). The 3rd connection will disconnect a previous connection. The number of parallel connections is a compile-time option.</text:p>
          </table:table-cell>
          <table:covered-table-cell table:number-columns-repeated="2"/>
        </table:table-row>
        <table:table-row table:style-name="ro3">
          <table:table-cell office:value-type="string" calcext:value-type="string" table:number-columns-spanned="3" table:number-rows-spanned="1">
            <text:p>UrlFetch</text:p>
          </table:table-cell>
          <table:covered-table-cell table:number-columns-repeated="2"/>
          <table:table-cell office:value-type="string" calcext:value-type="string" table:number-columns-spanned="3" table:number-rows-spanned="1">
            <text:p>&lt;url&gt;</text:p>
            <text:p>Download a url (http or https) an store the content in the filesystem</text:p>
            <text:p>ESP32 only</text:p>
          </table:table-cell>
          <table:covered-table-cell table:number-columns-repeated="2"/>
        </table:table-row>
        <table:table-row table:style-name="ro17">
          <table:table-cell office:value-type="string" calcext:value-type="string" table:number-columns-spanned="3" table:number-rows-spanned="1">
            <text:p>WebColor&lt;x&gt;</text:p>
          </table:table-cell>
          <table:covered-table-cell table:number-columns-repeated="2"/>
          <table:table-cell office:value-type="string" calcext:value-type="string" table:number-columns-spanned="3" table:number-rows-spanned="1">
            <text:p>Configure Web GUI colors (x = 1..19)</text:p>
            <text:p>#RRGGBB = Set color for WebColor&lt;x&gt;</text:p>
            <text:p>1 = Global text (Black)</text:p>
            <text:p>2 = Global background (White)</text:p>
            <text:p>3 = Form background (Greyish)</text:p>
            <text:p>4 = Input text (Black)</text:p>
            <text:p>5 = Input background (White)</text:p>
            <text:p>6 = Console text (Black)</text:p>
            <text:p>7 = Console background (White)</text:p>
            <text:p>8 = Warning text (Red)</text:p>
            <text:p>9 = Success text (Green)</text:p>
            <text:p>10 = Button text (White)</text:p>
            <text:p>11 = Button (Blueish)</text:p>
            <text:p>12 = Button hovered over (Darker blue-ish)</text:p>
            <text:p>13 = Restart/Reset/Delete button (Red-ish)</text:p>
            <text:p>14 = Restart/Reset/Delete button hover (Darker red-ish)</text:p>
            <text:p>15 = Save button (Green-ish)</text:p>
            <text:p>16 = Save button hover (Darker greenish)</text:p>
            <text:p>17 = Config timer tab text (White)</text:p>
            <text:p>18 = Config timer tab background (Light grey)</text:p>
            <text:p>19 = Module title and FriendlyName text (Whiteish)</text:p>
            <text:p><text:a xlink:href="https://tasmota.github.io/docs/WebUI/#themes" xlink:type="simple">User themes</text:a></text:p>
          </table:table-cell>
          <table:covered-table-cell table:number-columns-repeated="2"/>
        </table:table-row>
        <table:table-row table:style-name="ro4">
          <table:table-cell office:value-type="string" calcext:value-type="string" table:number-columns-spanned="3" table:number-rows-spanned="1">
            <text:p>WebPassword</text:p>
          </table:table-cell>
          <table:covered-table-cell table:number-columns-repeated="2"/>
          <table:table-cell office:value-type="string" calcext:value-type="string" table:number-columns-spanned="3" table:number-rows-spanned="1">
            <text:p>Show current web server password</text:p>
            <text:p>0 = disable use of password for web UI</text:p>
            <text:p>1 = reset password to firmware default (WEB_PASSWORD)</text:p>
            <text:p>&lt;value&gt; = set web UI password (32 char limit) for user WEB_USERNAME (Default WEB_USERNAME = admin)</text:p>
          </table:table-cell>
          <table:covered-table-cell table:number-columns-repeated="2"/>
        </table:table-row>
        <table:table-row table:style-name="ro7">
          <table:table-cell office:value-type="string" calcext:value-type="string" table:number-columns-spanned="3" table:number-rows-spanned="1">
            <text:p>WebQuery</text:p>
          </table:table-cell>
          <table:covered-table-cell table:number-columns-repeated="2"/>
          <table:table-cell office:value-type="string" calcext:value-type="string" table:number-columns-spanned="3" table:number-rows-spanned="1">
            <text:p>Send HTTP GET, POST, PUT, and PATCH Requests</text:p>
            <text:p>&lt;url&gt; &lt;method&gt; [&lt;header1Name:header1Value\|header2Name:header2Value...&gt;]&lt;body&gt;</text:p>
            <text:p>&lt;url&gt; = HTTP URL to query</text:p>
            <text:p>&lt;method&gt; = HTTP Request method. Must be GET, POST, PUT, or PATCH</text:p>
            <text:p>[&lt;header1Name:header1Value\|header2Name:header2Value...&gt;] (optional) = HTTP Request Headers.</text:p>
            <text:p>&lt;body&gt; (optional) = HTTP Request Body. Ignored for GET requests</text:p>
            <text:p/>
            <text:p>Examples</text:p>
            <text:p>WebQuery http://www.mysite.com/api/status GET: Simple HTTP GET Request</text:p>
            <text:p>WebQuery http://www.mysite.com/api/update POST [Authorization:Bearer xyz\|Content-Type:application/json]{"message":"body"}: Sends POST data with an authorization header and Content-Type</text:p>
            <text:p>WebQuery http://www.mysite.com/api/set PUT {"message":"body"}: Sends PUT request with a body, but no headers</text:p>
          </table:table-cell>
          <table:covered-table-cell table:number-columns-repeated="2"/>
        </table:table-row>
        <table:table-row table:style-name="ro2">
          <table:table-cell office:value-type="string" calcext:value-type="string" table:number-columns-spanned="3" table:number-rows-spanned="1">
            <text:p>WebRefresh</text:p>
          </table:table-cell>
          <table:covered-table-cell table:number-columns-repeated="2"/>
          <table:table-cell office:value-type="string" calcext:value-type="string" table:number-columns-spanned="3" table:number-rows-spanned="1">
            <text:p>Web page refresh</text:p>
            <text:p>1000..10000 = set refresh time in milliseconds (default = 2345)</text:p>
          </table:table-cell>
          <table:covered-table-cell table:number-columns-repeated="2"/>
        </table:table-row>
        <table:table-row table:style-name="ro12">
          <table:table-cell office:value-type="string" calcext:value-type="string" table:number-columns-spanned="3" table:number-rows-spanned="1">
            <text:p>WebSend</text:p>
          </table:table-cell>
          <table:covered-table-cell table:number-columns-repeated="2"/>
          <table:table-cell office:value-type="string" calcext:value-type="string" table:number-columns-spanned="3" table:number-rows-spanned="1">
            <text:p>Send a command to Tasmota host over http. If a command starts with a / it will be used as a link.</text:p>
            <text:p>[&lt;host&gt;:&lt;port&gt;,&lt;user&gt;:&lt;password&gt;] &lt;command&gt;</text:p>
            <text:p>&lt;host&gt; = hostname or IP address.</text:p>
            <text:p>&lt;port&gt; = port for the device if not the default 80</text:p>
            <text:p>&lt;user&gt; = enter username of the device you're sending the command to</text:p>
            <text:p>&lt;password&gt; = enter password of the device you're sending the command to</text:p>
            <text:p>&lt;command&gt; = command and payload</text:p>
            <text:p>example 1: [&lt;ip&gt;] POWER1 ON sends http://&lt;ip&gt;/cm?cmnd=POWER1 ON</text:p>
            <text:p>example 2: WebSend [myserver.com] /fancy/data.php?log=1234 sends http://myserver.com/fancy/data.php?log=1234</text:p>
          </table:table-cell>
          <table:covered-table-cell table:number-columns-repeated="2"/>
        </table:table-row>
        <table:table-row table:style-name="ro3">
          <table:table-cell office:value-type="string" calcext:value-type="string" table:number-columns-spanned="3" table:number-rows-spanned="1">
            <text:p>WebGetConfig</text:p>
          </table:table-cell>
          <table:covered-table-cell table:number-columns-repeated="2"/>
          <table:table-cell office:value-type="string" calcext:value-type="string" table:number-columns-spanned="3" table:number-rows-spanned="1">
            <text:p>&lt;url&gt;</text:p>
            <text:p>Download a configuration (*.dmp) from an http URL. The URL can include %id% which will be substituted by the device's MAC address without the dots. A possible usage for ones that compile their own binary is to include the command in USER_BACKLOG for automatic reconfiguration after a reset 1command.</text:p>
          </table:table-cell>
          <table:covered-table-cell table:number-columns-repeated="2"/>
        </table:table-row>
        <table:table-row table:style-name="ro9">
          <table:table-cell office:value-type="string" calcext:value-type="string" table:number-columns-spanned="3" table:number-rows-spanned="1">
            <text:p>WebSensor&lt;x&gt;</text:p>
          </table:table-cell>
          <table:covered-table-cell table:number-columns-repeated="2"/>
          <table:table-cell office:value-type="string" calcext:value-type="string" table:number-columns-spanned="3" table:number-rows-spanned="1">
            <text:p>Control display of sensor telemetry in the web UI</text:p>
            <text:p>0 = Do not display sensor's telemetry</text:p>
            <text:p>1 = Display sensor's telemetry (default)</text:p>
            <text:p>&lt;x&gt; = number corresponding to the sensor - listed in the sns section of the <text:a xlink:href="https://docs.google.com/spreadsheets/d/e/2PACX-1vRBFqaP5QAFmT8iIYBxrn-EQp7-SrkxL6tb0OjpqtBxDEsmkiWCFei3sFyA_UXoqlbs3CqtEdOfC6Pa/pubhtml?gid=1029939700&amp;single=true" xlink:type="simple">supported sensor spreadsheet</text:a></text:p>
            <text:p>&lt;x&gt; = 3 Energy telemetry</text:p>
            <text:p>Issue a Status 4 to obtain a list of sensor types enabled in the firmware loaded on the device.</text:p>
          </table:table-cell>
          <table:covered-table-cell table:number-columns-repeated="2"/>
        </table:table-row>
        <table:table-row table:style-name="ro3">
          <table:table-cell office:value-type="string" calcext:value-type="string" table:number-columns-spanned="3" table:number-rows-spanned="1">
            <text:p>WebServer</text:p>
          </table:table-cell>
          <table:covered-table-cell table:number-columns-repeated="2"/>
          <table:table-cell office:value-type="string" calcext:value-type="string" table:number-columns-spanned="3" table:number-rows-spanned="1">
            <text:p>0 = stop web server</text:p>
            <text:p>1 = start web server in user mode</text:p>
            <text:p>2 = start web server in admin mode</text:p>
          </table:table-cell>
          <table:covered-table-cell table:number-columns-repeated="2"/>
        </table:table-row>
        <table:table-row table:style-name="ro5">
          <table:table-cell office:value-type="string" calcext:value-type="string" table:number-columns-spanned="3" table:number-rows-spanned="1">
            <text:p>Wifi</text:p>
          </table:table-cell>
          <table:covered-table-cell table:number-columns-repeated="2"/>
          <table:table-cell office:value-type="string" calcext:value-type="string" table:number-columns-spanned="3" table:number-rows-spanned="1">
            <text:p>0 = disable Wi-Fi</text:p>
            <text:p>1 = enable Wi-Fi (default)</text:p>
            <text:p>ESP8266 only:</text:p>
            <text:p>2 = Wi-Fi mode 802.11b</text:p>
            <text:p>3 = Wi-Fi mode 802.11b/g</text:p>
            <text:p>4 = Wi-Fi mode 802.11b/g/n</text:p>
            <text:p>When wifi is Off it is always returned On after a restart except for a wake-up from deepsleep.</text:p>
          </table:table-cell>
          <table:covered-table-cell table:number-columns-repeated="2"/>
        </table:table-row>
        <table:table-row table:style-name="ro16">
          <table:table-cell office:value-type="string" calcext:value-type="string" table:number-columns-spanned="3" table:number-rows-spanned="1">
            <text:p>WifiConfig</text:p>
          </table:table-cell>
          <table:covered-table-cell table:number-columns-repeated="2"/>
          <table:table-cell office:value-type="string" calcext:value-type="string" table:number-columns-spanned="3" table:number-rows-spanned="1">
            <text:p>0 = disable Wi-Fi Manager and reboot (used with alternate AP)</text:p>
            <text:p>2 = set <text:a xlink:href="https://github.com/tzapu/WiFiManager/blob/master/README.md#how-it-works" xlink:type="simple">Wi-Fi Manager</text:a> as the current configuration tool and start Wi-Fi Manager (web server at 192.168.4.1) for 3 minutes, then reboot and try to connect Wi-Fi network</text:p>
            <text:p>4 = retry other AP without rebooting (default)</text:p>
            <text:p>5 = wait until selected AP is available again without rebooting</text:p>
            <text:p>6 = Wi-Fi parameters can only be entered via commands in the serial console</text:p>
            <text:p>7 = set <text:a xlink:href="https://github.com/tzapu/WiFiManager/blob/master/README.md#how-it-works" xlink:type="simple">Wi-Fi Manager</text:a> (web server at 192.168.4.1) as the current configuration tool restricted to reset settings only.</text:p>
            <text:p>This setting is recommended for devices without an external control/reset button.</text:p>
            <text:p> No longer supported</text:p>
            <text:p>1 = set <text:a xlink:href="https://community.particle.io/t/smart-config-the-missing-manual-now-available/442" xlink:type="simple">SmartConfig</text:a> (<text:a xlink:href="https://play.google.com/store/apps/details?id=com.iotmaker&amp;hl=en_US" xlink:type="simple">Android</text:a>/iOS) for 3 minutes</text:p>
            <text:p>3 = set <text:a xlink:href="https://en.wikipedia.org/wiki/Wi-Fi_Protected_Setup" xlink:type="simple">WPS</text:a> for 3 minutes</text:p>
          </table:table-cell>
          <table:covered-table-cell table:number-columns-repeated="2"/>
        </table:table-row>
        <table:table-row table:style-name="ro1">
          <table:table-cell office:value-type="string" calcext:value-type="string" table:number-columns-spanned="3" table:number-rows-spanned="1">
            <text:p><text:a xlink:href="https://tasmota.github.io/docs/WifiPower/" xlink:type="simple">WifiPower</text:a></text:p>
          </table:table-cell>
          <table:covered-table-cell table:number-columns-repeated="2"/>
          <table:table-cell office:value-type="string" calcext:value-type="string" table:number-columns-spanned="3" table:number-rows-spanned="1">
            <text:p>set Wi-Fi transmit power level in decibel-milliwatts (dBm) (default = 17)</text:p>
          </table:table-cell>
          <table:covered-table-cell table:number-columns-repeated="2"/>
        </table:table-row>
        <table:table-row table:style-name="ro1">
          <table:table-cell office:value-type="string" calcext:value-type="string" table:number-columns-spanned="3" table:number-rows-spanned="1">
            <text:p>WifiScan</text:p>
          </table:table-cell>
          <table:covered-table-cell table:number-columns-repeated="2"/>
          <table:table-cell office:value-type="string" calcext:value-type="string" table:number-columns-spanned="3" table:number-rows-spanned="1">
            <text:p>1 = start a network scan. Results will be sent as a JSON payload. <text:a xlink:href="https://github.com/arendst/Tasmota/pull/16141" xlink:type="simple">Read more...</text:a></text:p>
          </table:table-cell>
          <table:covered-table-cell table:number-columns-repeated="2"/>
        </table:table-row>
        <table:table-row table:style-name="ro8">
          <table:table-cell office:value-type="string" calcext:value-type="string" table:number-columns-spanned="3" table:number-rows-spanned="1">
            <text:p>WifiTest&lt;x&gt;</text:p>
          </table:table-cell>
          <table:covered-table-cell table:number-columns-repeated="2"/>
          <table:table-cell office:value-type="string" calcext:value-type="string" table:number-columns-spanned="3" table:number-rows-spanned="1">
            <text:p>Test whether the Wi-Fi SSId and Password are correct and Tasmota can connect to the network. &lt;x&gt; = 0..2</text:p>
            <text:p>  0 = test credentials, if successful save them in SSID slot 1, restart Tasmota</text:p>
            <text:p>  1 = test credentials, if successful save them in SSID slot 1 without restart</text:p>
            <text:p>  2 = test credentials, if successful save them in SSID slot 2 without restart</text:p>
            <text:p>ssid+password = credentials used for testing, + symbol is the separator since it is not allowed in an SSId name.* <text:a xlink:href="https://github.com/arendst/Tasmota/pull/16141" xlink:type="simple">Read more...</text:a></text:p>
          </table:table-cell>
          <table:covered-table-cell table:number-columns-repeated="2"/>
        </table:table-row>
        <table:table-row table:style-name="ro3">
          <table:table-cell office:value-type="string" calcext:value-type="string" table:number-columns-spanned="3" table:number-rows-spanned="1">
            <text:p>See also</text:p>
          </table:table-cell>
          <table:covered-table-cell table:number-columns-repeated="2"/>
          <table:table-cell office:value-type="string" calcext:value-type="string" table:number-columns-spanned="3" table:number-rows-spanned="1">
            <text:p><text:a xlink:href="https://tasmota.github.io/docs/Commands/#setoption55" xlink:type="simple">SetOption55</text:a> - mDNS service control</text:p>
            <text:p><text:a xlink:href="https://tasmota.github.io/docs/Commands/#setoption56" xlink:type="simple">SetOption56</text:a> - Wi-Fi network scan to select strongest signal on restart</text:p>
            <text:p><text:a xlink:href="https://tasmota.github.io/docs/Commands/#setoption57" xlink:type="simple">SetOption57</text:a> - Wi-Fi network re-scan, alternate AP</text:p>
          </table:table-cell>
          <table:covered-table-cell table:number-columns-repeated="2"/>
        </table:table-row>
        <table:table-row table:style-name="ro13">
          <table:table-cell table:style-name="ce3" office:value-type="string" calcext:value-type="string" table:number-columns-spanned="6" table:number-rows-spanned="1">
            <text:p>MQTT<text:a xlink:href="https://tasmota.github.io/docs/Commands/#mqtt" xlink:type="simple">~</text:a></text:p>
          </table:table-cell>
          <table:covered-table-cell table:number-columns-repeated="2"/>
          <table:covered-table-cell table:style-name="Default"/>
          <table:covered-table-cell table:number-columns-repeated="2"/>
        </table:table-row>
        <table:table-row table:style-name="ro1">
          <table:table-cell table:style-name="ce1" office:value-type="string" calcext:value-type="string" table:number-columns-spanned="3" table:number-rows-spanned="1">
            <text:p>Command</text:p>
          </table:table-cell>
          <table:covered-table-cell table:number-columns-repeated="2"/>
          <table:table-cell table:style-name="ce1" office:value-type="string" calcext:value-type="string" table:number-columns-spanned="3" table:number-rows-spanned="1">
            <text:p>Parameters</text:p>
          </table:table-cell>
          <table:covered-table-cell table:number-columns-repeated="2"/>
        </table:table-row>
        <table:table-row table:style-name="ro2">
          <table:table-cell office:value-type="string" calcext:value-type="string" table:number-columns-spanned="3" table:number-rows-spanned="1">
            <text:p>ButtonRetain</text:p>
          </table:table-cell>
          <table:covered-table-cell table:number-columns-repeated="2"/>
          <table:table-cell office:value-type="string" calcext:value-type="string" table:number-columns-spanned="3" table:number-rows-spanned="1">
            <text:p>0 = disable use of MQTT retain flag (default)</text:p>
            <text:p>1 = enable MQTT retain flag on button press</text:p>
          </table:table-cell>
          <table:covered-table-cell table:number-columns-repeated="2"/>
        </table:table-row>
        <table:table-row table:style-name="ro8">
          <table:table-cell office:value-type="string" calcext:value-type="string" table:number-columns-spanned="3" table:number-rows-spanned="1">
            <text:p>ButtonTopic</text:p>
          </table:table-cell>
          <table:covered-table-cell table:number-columns-repeated="2"/>
          <table:table-cell office:value-type="string" calcext:value-type="string" table:number-columns-spanned="3" table:number-rows-spanned="1">
            <text:p>&lt;value&gt; = set MQTT button topic</text:p>
            <text:p>0 = disable use of MQTT button topic</text:p>
            <text:p>1 = set MQTT button topic to device %topic%</text:p>
            <text:p>2 = reset MQTT button topic to firmware default (MQTT_BUTTON_TOPIC) (default = 0)</text:p>
            <text:p>If using MQTT to issue this command, if it is published to the device GroupTopic, the command will not be executed.</text:p>
          </table:table-cell>
          <table:covered-table-cell table:number-columns-repeated="2"/>
        </table:table-row>
        <table:table-row table:style-name="ro3">
          <table:table-cell office:value-type="string" calcext:value-type="string" table:number-columns-spanned="3" table:number-rows-spanned="1">
            <text:p>FullTopic</text:p>
          </table:table-cell>
          <table:covered-table-cell table:number-columns-repeated="2"/>
          <table:table-cell office:value-type="string" calcext:value-type="string" table:number-columns-spanned="3" table:number-rows-spanned="1">
            <text:p>1 = reset MQTT fulltopic to firmware default (MQTT_FULLTOPIC) and restart</text:p>
            <text:p>&lt;value&gt; = set MQTT fulltopic and restart. Use of <text:a xlink:href="https://tasmota.github.io/docs/MQTT/#mqtt-topic-definition" xlink:type="simple">optional %prefix%, %topic%, %hostname%, and %id% substitution tokens</text:a> is allowed.</text:p>
            <text:p>If using MQTT to issue this command, if it is published to the device GroupTopic, you must ensure uniqueness of the resulting fulltopic on each destination device by using one or more of these substitution tokens.</text:p>
          </table:table-cell>
          <table:covered-table-cell table:number-columns-repeated="2"/>
        </table:table-row>
        <table:table-row table:style-name="ro2">
          <table:table-cell office:value-type="string" calcext:value-type="string" table:number-columns-spanned="3" table:number-rows-spanned="1">
            <text:p>GroupTopic&lt;x&gt;</text:p>
          </table:table-cell>
          <table:covered-table-cell table:number-columns-repeated="2"/>
          <table:table-cell office:value-type="string" calcext:value-type="string" table:number-columns-spanned="3" table:number-rows-spanned="1">
            <text:p>1 = reset MQTT group &lt;x&gt; topic to firmware default (MQTT_GRPTOPIC) and restart</text:p>
            <text:p>&lt;value&gt; = set MQTT group &lt;x&gt; topic and restart</text:p>
          </table:table-cell>
          <table:covered-table-cell table:number-columns-repeated="2"/>
        </table:table-row>
        <table:table-row table:style-name="ro2">
          <table:table-cell office:value-type="string" calcext:value-type="string" table:number-columns-spanned="3" table:number-rows-spanned="1">
            <text:p>InfoRetain</text:p>
          </table:table-cell>
          <table:covered-table-cell table:number-columns-repeated="2"/>
          <table:table-cell office:value-type="string" calcext:value-type="string" table:number-columns-spanned="3" table:number-rows-spanned="1">
            <text:p>0 = disable use of info MQTT retain flag (default)</text:p>
            <text:p>1 = enable MQTT retain flag on message tele/%topic%/INFO&lt;x&gt;</text:p>
          </table:table-cell>
          <table:covered-table-cell table:number-columns-repeated="2"/>
        </table:table-row>
        <table:table-row table:style-name="ro4">
          <table:table-cell office:value-type="string" calcext:value-type="string" table:number-columns-spanned="3" table:number-rows-spanned="1">
            <text:p>MqttClient</text:p>
          </table:table-cell>
          <table:covered-table-cell table:number-columns-repeated="2"/>
          <table:table-cell office:value-type="string" calcext:value-type="string" table:number-columns-spanned="3" table:number-rows-spanned="1">
            <text:p>1 = reset MQTT client to firmware config (MQTT_CLIENT_ID) and restart</text:p>
            <text:p>&lt;value&gt; = set MQTT client and restart.</text:p>
            <text:p>You can use the %06X substitution token to replace with last six characters of MAC address.</text:p>
            <text:p>If using MQTT to issue this command, if it is used with the device GroupTopic, the command will not be executed.</text:p>
          </table:table-cell>
          <table:covered-table-cell table:number-columns-repeated="2"/>
        </table:table-row>
        <table:table-row table:style-name="ro2">
          <table:table-cell office:value-type="string" calcext:value-type="string" table:number-columns-spanned="3" table:number-rows-spanned="1">
            <text:p>MqttFingerprint</text:p>
          </table:table-cell>
          <table:covered-table-cell table:number-columns-repeated="2"/>
          <table:table-cell table:style-name="ce11" office:value-type="string" calcext:value-type="string" table:number-columns-spanned="3" table:number-rows-spanned="1">
            <text:p>TLS needs to be enabled in firmware for this command </text:p>
            <text:p>&lt;value&gt; = set current fingerprint as 20 space separated bytes (59 chars max)</text:p>
          </table:table-cell>
          <table:covered-table-cell table:number-columns-repeated="2"/>
        </table:table-row>
        <table:table-row table:style-name="ro3">
          <table:table-cell office:value-type="string" calcext:value-type="string" table:number-columns-spanned="3" table:number-rows-spanned="1">
            <text:p>MqttHost</text:p>
          </table:table-cell>
          <table:covered-table-cell table:number-columns-repeated="2"/>
          <table:table-cell office:value-type="string" calcext:value-type="string" table:number-columns-spanned="3" table:number-rows-spanned="1">
            <text:p>0 = clear MQTT host field and allow mDNS to find MQTT host</text:p>
            <text:p>1 = reset MQTT host to firmware default (MQTT_HOST) and restart</text:p>
            <text:p>&lt;value&gt; = set MQTT host and restart (do NOT use .local)</text:p>
          </table:table-cell>
          <table:covered-table-cell table:number-columns-repeated="2"/>
        </table:table-row>
        <table:table-row table:style-name="ro1">
          <table:table-cell office:value-type="string" calcext:value-type="string" table:number-columns-spanned="3" table:number-rows-spanned="1">
            <text:p>MqttKeepAlive</text:p>
          </table:table-cell>
          <table:covered-table-cell table:number-columns-repeated="2"/>
          <table:table-cell office:value-type="string" calcext:value-type="string" table:number-columns-spanned="3" table:number-rows-spanned="1">
            <text:p>1..100 = set MQTT Keep Alive timer (default = 30)</text:p>
          </table:table-cell>
          <table:covered-table-cell table:number-columns-repeated="2"/>
        </table:table-row>
        <table:table-row table:style-name="ro3">
          <table:table-cell office:value-type="string" calcext:value-type="string" table:number-columns-spanned="3" table:number-rows-spanned="1">
            <text:p>MqttPassword</text:p>
          </table:table-cell>
          <table:covered-table-cell table:number-columns-repeated="2"/>
          <table:table-cell office:value-type="string" calcext:value-type="string" table:number-columns-spanned="3" table:number-rows-spanned="1">
            <text:p>0 = clear MQTT password</text:p>
            <text:p>1 = reset MQTT password to firmware default (MQTT_PASS) and restart</text:p>
            <text:p>&lt;value&gt; = set MQTT password and restart (min 5 chars)</text:p>
          </table:table-cell>
          <table:covered-table-cell table:number-columns-repeated="2"/>
        </table:table-row>
        <table:table-row table:style-name="ro2">
          <table:table-cell office:value-type="string" calcext:value-type="string" table:number-columns-spanned="3" table:number-rows-spanned="1">
            <text:p>MqttPort</text:p>
          </table:table-cell>
          <table:covered-table-cell table:number-columns-repeated="2"/>
          <table:table-cell office:value-type="string" calcext:value-type="string" table:number-columns-spanned="3" table:number-rows-spanned="1">
            <text:p>1 = reset MQTT port to firmware default (MQTT_PORT) and restart</text:p>
            <text:p>&lt;value&gt; = set MQTT port between 2 and 32766 and restart</text:p>
          </table:table-cell>
          <table:covered-table-cell table:number-columns-repeated="2"/>
        </table:table-row>
        <table:table-row table:style-name="ro1">
          <table:table-cell office:value-type="string" calcext:value-type="string" table:number-columns-spanned="3" table:number-rows-spanned="1">
            <text:p>MqttRetry</text:p>
          </table:table-cell>
          <table:covered-table-cell table:number-columns-repeated="2"/>
          <table:table-cell office:value-type="string" calcext:value-type="string" table:number-columns-spanned="3" table:number-rows-spanned="1">
            <text:p>10..32000 = set MQTT connection retry timer in seconds (default = 10)</text:p>
          </table:table-cell>
          <table:covered-table-cell table:number-columns-repeated="2"/>
        </table:table-row>
        <table:table-row table:style-name="ro1">
          <table:table-cell office:value-type="string" calcext:value-type="string" table:number-columns-spanned="3" table:number-rows-spanned="1">
            <text:p>MqttTimeout</text:p>
          </table:table-cell>
          <table:covered-table-cell table:number-columns-repeated="2"/>
          <table:table-cell office:value-type="string" calcext:value-type="string" table:number-columns-spanned="3" table:number-rows-spanned="1">
            <text:p>1..100 = set MQTT socket timeout (default = 4)</text:p>
          </table:table-cell>
          <table:covered-table-cell table:number-columns-repeated="2"/>
        </table:table-row>
        <table:table-row table:style-name="ro3">
          <table:table-cell office:value-type="string" calcext:value-type="string" table:number-columns-spanned="3" table:number-rows-spanned="1">
            <text:p>MqttUser</text:p>
          </table:table-cell>
          <table:covered-table-cell table:number-columns-repeated="2"/>
          <table:table-cell office:value-type="string" calcext:value-type="string" table:number-columns-spanned="3" table:number-rows-spanned="1">
            <text:p>0 = clear MQTT user name</text:p>
            <text:p>1 = reset MQTT user name to firmware default (MQTT_USER) and restart</text:p>
            <text:p>&lt;value&gt; = set MQTT user name and restart</text:p>
          </table:table-cell>
          <table:covered-table-cell table:number-columns-repeated="2"/>
        </table:table-row>
        <table:table-row table:style-name="ro1">
          <table:table-cell office:value-type="string" calcext:value-type="string" table:number-columns-spanned="3" table:number-rows-spanned="1">
            <text:p>MqttWifiTimeout</text:p>
          </table:table-cell>
          <table:covered-table-cell table:number-columns-repeated="2"/>
          <table:table-cell office:value-type="string" calcext:value-type="string" table:number-columns-spanned="3" table:number-rows-spanned="1">
            <text:p>100..20000 = set MQTT Wi-Fi connection timeout in milliseconds (default = 200)</text:p>
          </table:table-cell>
          <table:covered-table-cell table:number-columns-repeated="2"/>
        </table:table-row>
        <table:table-row table:style-name="ro3">
          <table:table-cell office:value-type="string" calcext:value-type="string" table:number-columns-spanned="3" table:number-rows-spanned="1">
            <text:p>PowerRetain</text:p>
          </table:table-cell>
          <table:covered-table-cell table:number-columns-repeated="2"/>
          <table:table-cell office:value-type="string" calcext:value-type="string" table:number-columns-spanned="3" table:number-rows-spanned="1">
            <text:p>MQTT <text:a xlink:href="https://tasmota.github.io/docs/MQTT/#retained-mqtt-messages" xlink:type="simple">power retain state</text:a></text:p>
            <text:p>0 / off = disable MQTT power retain on status update (default)</text:p>
            <text:p>1 / on = enable MQTT power retain on status update</text:p>
          </table:table-cell>
          <table:covered-table-cell table:number-columns-repeated="2"/>
        </table:table-row>
        <table:table-row table:style-name="ro2">
          <table:table-cell office:value-type="string" calcext:value-type="string" table:number-columns-spanned="3" table:number-rows-spanned="1">
            <text:p>Prefix1</text:p>
          </table:table-cell>
          <table:covered-table-cell table:number-columns-repeated="2"/>
          <table:table-cell office:value-type="string" calcext:value-type="string" table:number-columns-spanned="3" table:number-rows-spanned="1">
            <text:p>1 = reset MQTT command subscription prefix to firmware default (SUB_PREFIX) and restart</text:p>
            <text:p>&lt;value&gt; = set MQTT command subscription prefix and restart</text:p>
          </table:table-cell>
          <table:covered-table-cell table:number-columns-repeated="2"/>
        </table:table-row>
        <table:table-row table:style-name="ro2">
          <table:table-cell office:value-type="string" calcext:value-type="string" table:number-columns-spanned="3" table:number-rows-spanned="1">
            <text:p>Prefix2</text:p>
          </table:table-cell>
          <table:covered-table-cell table:number-columns-repeated="2"/>
          <table:table-cell office:value-type="string" calcext:value-type="string" table:number-columns-spanned="3" table:number-rows-spanned="1">
            <text:p>1 = reset MQTT status prefix to firmware default (PUB_PREFIX) and restart</text:p>
            <text:p>&lt;value&gt; = set MQTT status prefix and restart</text:p>
          </table:table-cell>
          <table:covered-table-cell table:number-columns-repeated="2"/>
        </table:table-row>
        <table:table-row table:style-name="ro2">
          <table:table-cell office:value-type="string" calcext:value-type="string" table:number-columns-spanned="3" table:number-rows-spanned="1">
            <text:p>Prefix3</text:p>
          </table:table-cell>
          <table:covered-table-cell table:number-columns-repeated="2"/>
          <table:table-cell office:value-type="string" calcext:value-type="string" table:number-columns-spanned="3" table:number-rows-spanned="1">
            <text:p>1 = Reset MQTT telemetry prefix to firmware default (PUB_PREFIX2) and restart</text:p>
            <text:p>&lt;value&gt; = set MQTT telemetry prefix and restart</text:p>
          </table:table-cell>
          <table:covered-table-cell table:number-columns-repeated="2"/>
        </table:table-row>
        <table:table-row table:style-name="ro1">
          <table:table-cell office:value-type="string" calcext:value-type="string" table:number-columns-spanned="3" table:number-rows-spanned="1">
            <text:p>Publish</text:p>
          </table:table-cell>
          <table:covered-table-cell table:number-columns-repeated="2"/>
          <table:table-cell office:value-type="string" calcext:value-type="string" table:number-columns-spanned="3" table:number-rows-spanned="1">
            <text:p>&lt;topic&gt; &lt;payload&gt; = MQTT publish any topic and optional payload </text:p>
          </table:table-cell>
          <table:covered-table-cell table:number-columns-repeated="2"/>
        </table:table-row>
        <table:table-row table:style-name="ro1">
          <table:table-cell office:value-type="string" calcext:value-type="string" table:number-columns-spanned="3" table:number-rows-spanned="1">
            <text:p>Publish2</text:p>
          </table:table-cell>
          <table:covered-table-cell table:number-columns-repeated="2"/>
          <table:table-cell office:value-type="string" calcext:value-type="string" table:number-columns-spanned="3" table:number-rows-spanned="1">
            <text:p>&lt;topic&gt; &lt;payload&gt; = MQTT publish any topic and optional payload with retain flag</text:p>
          </table:table-cell>
          <table:covered-table-cell table:number-columns-repeated="2"/>
        </table:table-row>
        <table:table-row table:style-name="ro2">
          <table:table-cell office:value-type="string" calcext:value-type="string" table:number-columns-spanned="3" table:number-rows-spanned="1">
            <text:p>SensorRetain</text:p>
          </table:table-cell>
          <table:covered-table-cell table:number-columns-repeated="2"/>
          <table:table-cell office:value-type="string" calcext:value-type="string" table:number-columns-spanned="3" table:number-rows-spanned="1">
            <text:p>0 = disable use of sensor MQTT retain flag (default)</text:p>
            <text:p>1 = enable MQTT retain flag on message tele/%topic%/SENSOR</text:p>
          </table:table-cell>
          <table:covered-table-cell table:number-columns-repeated="2"/>
        </table:table-row>
        <table:table-row table:style-name="ro2">
          <table:table-cell office:value-type="string" calcext:value-type="string" table:number-columns-spanned="3" table:number-rows-spanned="1">
            <text:p>StateRetain</text:p>
          </table:table-cell>
          <table:covered-table-cell table:number-columns-repeated="2"/>
          <table:table-cell office:value-type="string" calcext:value-type="string" table:number-columns-spanned="3" table:number-rows-spanned="1">
            <text:p>0 = disable use of state MQTT retain flag (default)</text:p>
            <text:p>1 = enable MQTT retain flag on message tele/%topic%/STATE</text:p>
          </table:table-cell>
          <table:covered-table-cell table:number-columns-repeated="2"/>
        </table:table-row>
        <table:table-row table:style-name="ro8">
          <table:table-cell office:value-type="string" calcext:value-type="string" table:number-columns-spanned="3" table:number-rows-spanned="1">
            <text:p>StateText&lt;x&gt;</text:p>
          </table:table-cell>
          <table:covered-table-cell table:number-columns-repeated="2"/>
          <table:table-cell office:value-type="string" calcext:value-type="string" table:number-columns-spanned="3" table:number-rows-spanned="1">
            <text:p>&lt;value&gt; = set state text (&lt;x&gt; = 1..4)</text:p>
            <text:p>1 = OFF state text</text:p>
            <text:p>2 = ON state text</text:p>
            <text:p>3 = TOGGLE state text</text:p>
            <text:p>4 = HOLD state text</text:p>
          </table:table-cell>
          <table:covered-table-cell table:number-columns-repeated="2"/>
        </table:table-row>
        <table:table-row table:style-name="ro2">
          <table:table-cell office:value-type="string" calcext:value-type="string" table:number-columns-spanned="3" table:number-rows-spanned="1">
            <text:p>SwitchRetain</text:p>
          </table:table-cell>
          <table:covered-table-cell table:number-columns-repeated="2"/>
          <table:table-cell office:value-type="string" calcext:value-type="string" table:number-columns-spanned="3" table:number-rows-spanned="1">
            <text:p>0 = disable use of MQTT retain flag (default)</text:p>
            <text:p>1 = enable MQTT retain flag on switch press</text:p>
          </table:table-cell>
          <table:covered-table-cell table:number-columns-repeated="2"/>
        </table:table-row>
        <table:table-row table:style-name="ro3">
          <table:table-cell office:value-type="string" calcext:value-type="string" table:number-columns-spanned="3" table:number-rows-spanned="1">
            <text:p>Subscribe</text:p>
          </table:table-cell>
          <table:covered-table-cell table:number-columns-repeated="2"/>
          <table:table-cell office:value-type="string" calcext:value-type="string" table:number-columns-spanned="3" table:number-rows-spanned="1">
            <text:p>Subscribes to an MQTT topic without appended /# and assigns an Event name to it.</text:p>
            <text:p>&lt;eventName&gt;, &lt;mqttTopic&gt; [, &lt;key&gt;] = <text:a xlink:href="https://tasmota.github.io/docs/MQTT/#subscribeunsubscribe" xlink:type="simple">Read more...</text:a></text:p>
            <text:p>= list all topics currently subscribed</text:p>
          </table:table-cell>
          <table:covered-table-cell table:number-columns-repeated="2"/>
        </table:table-row>
        <table:table-row table:style-name="ro3">
          <table:table-cell office:value-type="string" calcext:value-type="string" table:number-columns-spanned="3" table:number-rows-spanned="1">
            <text:p>Subscribe2</text:p>
          </table:table-cell>
          <table:covered-table-cell table:number-columns-repeated="2"/>
          <table:table-cell office:value-type="string" calcext:value-type="string" table:number-columns-spanned="3" table:number-rows-spanned="1">
            <text:p>Subscribes to an MQTT topic and assigns an Event name to it.</text:p>
            <text:p>&lt;eventName&gt;, &lt;mqttTopic&gt; [, &lt;key&gt;] = <text:a xlink:href="https://tasmota.github.io/docs/MQTT/#subscribeunsubscribe" xlink:type="simple">Read more...</text:a></text:p>
            <text:p>= list all topics currently subscribed</text:p>
          </table:table-cell>
          <table:covered-table-cell table:number-columns-repeated="2"/>
        </table:table-row>
        <table:table-row table:style-name="ro9">
          <table:table-cell office:value-type="string" calcext:value-type="string" table:number-columns-spanned="3" table:number-rows-spanned="1">
            <text:p>SwitchTopic</text:p>
          </table:table-cell>
          <table:covered-table-cell table:number-columns-repeated="2"/>
          <table:table-cell office:value-type="string" calcext:value-type="string" table:number-columns-spanned="3" table:number-rows-spanned="1">
            <text:p>&lt;value&gt; = set MQTT switch topic</text:p>
            <text:p>0 = disable use of MQTT switch topic</text:p>
            <text:p>1 = set MQTT switch topic to device %topic%</text:p>
            <text:p>2 = reset MQTT switch topic to firmware default (MQTT_SWITCH_TOPIC) (default = 0)</text:p>
            <text:p><text:a xlink:href="https://tasmota.github.io/docs/Buttons-and-Switches/" xlink:type="simple">Read more</text:a> about this.</text:p>
            <text:p>If using MQTT to issue this command, if it is used with the device GroupTopic, the command will not be executed.</text:p>
          </table:table-cell>
          <table:covered-table-cell table:number-columns-repeated="2"/>
        </table:table-row>
        <table:table-row table:style-name="ro4">
          <table:table-cell office:value-type="string" calcext:value-type="string" table:number-columns-spanned="3" table:number-rows-spanned="1">
            <text:p>TelePeriod</text:p>
          </table:table-cell>
          <table:covered-table-cell table:number-columns-repeated="2"/>
          <table:table-cell office:value-type="string" calcext:value-type="string" table:number-columns-spanned="3" table:number-rows-spanned="1">
            <text:p>See current value and force publish STATE and SENSOR message</text:p>
            <text:p>0 = disable telemetry messages</text:p>
            <text:p>1 = reset telemetry period to firmware default (TELE_PERIOD)</text:p>
            <text:p>10..3600 = set telemetry period in seconds (default = 300)</text:p>
          </table:table-cell>
          <table:covered-table-cell table:number-columns-repeated="2"/>
        </table:table-row>
        <table:table-row table:style-name="ro3">
          <table:table-cell office:value-type="string" calcext:value-type="string" table:number-columns-spanned="3" table:number-rows-spanned="1">
            <text:p>Topic</text:p>
          </table:table-cell>
          <table:covered-table-cell table:number-columns-repeated="2"/>
          <table:table-cell office:value-type="string" calcext:value-type="string" table:number-columns-spanned="3" table:number-rows-spanned="1">
            <text:p>1 = reset MQTT topic to firmware default (MQTT_TOPIC) and restart</text:p>
            <text:p>&lt;value&gt; = set MQTT topic and ButtonTopic and restart.</text:p>
            <text:p>When using MQTT to issue this command, if it is used with the device GroupTopic, the command will not be executed. Topic can not be identical to <text:a xlink:href="https://tasmota.github.io/docs/Commands/#mqttclient" xlink:type="simple">MqttClient</text:a></text:p>
          </table:table-cell>
          <table:covered-table-cell table:number-columns-repeated="2"/>
        </table:table-row>
        <table:table-row table:style-name="ro3">
          <table:table-cell office:value-type="string" calcext:value-type="string" table:number-columns-spanned="3" table:number-rows-spanned="1">
            <text:p>Unsubscribe</text:p>
          </table:table-cell>
          <table:covered-table-cell table:number-columns-repeated="2"/>
          <table:table-cell office:value-type="string" calcext:value-type="string" table:number-columns-spanned="3" table:number-rows-spanned="1">
            <text:p>Unsubscribe from topics subscribed to with <text:a xlink:href="https://tasmota.github.io/docs/Commands/#subscribe" xlink:type="simple">Subscribe</text:a></text:p>
            <text:p>= unsubscribe all topics</text:p>
            <text:p>&lt;eventName&gt; = unsubscribe from a specific MQTT topic</text:p>
          </table:table-cell>
          <table:covered-table-cell table:number-columns-repeated="2"/>
        </table:table-row>
        <table:table-row table:style-name="ro4">
          <table:table-cell office:value-type="string" calcext:value-type="string" table:number-columns-spanned="3" table:number-rows-spanned="1">
            <text:p>See also</text:p>
          </table:table-cell>
          <table:covered-table-cell table:number-columns-repeated="2"/>
          <table:table-cell office:value-type="string" calcext:value-type="string" table:number-columns-spanned="3" table:number-rows-spanned="1">
            <text:p><text:a xlink:href="https://tasmota.github.io/docs/Commands/#setoption3" xlink:type="simple">SetOption3</text:a> - Disable//Enable MQTT</text:p>
            <text:p><text:a xlink:href="https://tasmota.github.io/docs/Commands/#setoption4" xlink:type="simple">SetOption4</text:a> - Return MQTT response as RESULT or %COMMAND% topic</text:p>
            <text:p><text:a xlink:href="https://tasmota.github.io/docs/Commands/#setoption10" xlink:type="simple">SetOption10</text:a> - Main topic change behavior</text:p>
            <text:p><text:a xlink:href="https://tasmota.github.io/docs/Commands/#setoption104" xlink:type="simple">SetOption104</text:a> - Disable MQTT retained messages (some brokers don't support them)</text:p>
          </table:table-cell>
          <table:covered-table-cell table:number-columns-repeated="2"/>
        </table:table-row>
        <table:table-row table:style-name="ro13">
          <table:table-cell table:style-name="ce3" office:value-type="string" calcext:value-type="string" table:number-columns-spanned="6" table:number-rows-spanned="1">
            <text:p>Rules<text:a xlink:href="https://tasmota.github.io/docs/Commands/#rules" xlink:type="simple">~</text:a></text:p>
          </table:table-cell>
          <table:covered-table-cell table:number-columns-repeated="2"/>
          <table:covered-table-cell table:style-name="Default"/>
          <table:covered-table-cell table:number-columns-repeated="2"/>
        </table:table-row>
        <table:table-row table:style-name="ro1">
          <table:table-cell table:style-name="ce1" office:value-type="string" calcext:value-type="string" table:number-columns-spanned="3" table:number-rows-spanned="1">
            <text:p>Command</text:p>
          </table:table-cell>
          <table:covered-table-cell table:number-columns-repeated="2"/>
          <table:table-cell table:style-name="ce1" office:value-type="string" calcext:value-type="string" table:number-columns-spanned="3" table:number-rows-spanned="1">
            <text:p>Parameters</text:p>
          </table:table-cell>
          <table:covered-table-cell table:number-columns-repeated="2"/>
        </table:table-row>
        <table:table-row table:style-name="ro1">
          <table:table-cell office:value-type="string" calcext:value-type="string" table:number-columns-spanned="3" table:number-rows-spanned="1">
            <text:p>Add&lt;x&gt;</text:p>
          </table:table-cell>
          <table:covered-table-cell table:number-columns-repeated="2"/>
          <table:table-cell office:value-type="string" calcext:value-type="string" table:number-columns-spanned="3" table:number-rows-spanned="1">
            <text:p>&lt;value&gt; = add value to Var&lt;x&gt; (<text:a xlink:href="https://tasmota.github.io/docs/Rules/#arithmetic-commands-used-with-var" xlink:type="simple">example</text:a>)</text:p>
          </table:table-cell>
          <table:covered-table-cell table:number-columns-repeated="2"/>
        </table:table-row>
        <table:table-row table:style-name="ro2">
          <table:table-cell office:value-type="string" calcext:value-type="string" table:number-columns-spanned="3" table:number-rows-spanned="1">
            <text:p>CalcRes</text:p>
          </table:table-cell>
          <table:covered-table-cell table:number-columns-repeated="2"/>
          <table:table-cell office:value-type="string" calcext:value-type="string" table:number-columns-spanned="3" table:number-rows-spanned="1">
            <text:p>Current calculation resolution</text:p>
            <text:p>0..7 = set number of decimal places to be used in Add, Sub, Mult and Scale</text:p>
          </table:table-cell>
          <table:covered-table-cell table:number-columns-repeated="2"/>
        </table:table-row>
        <table:table-row table:style-name="ro1">
          <table:table-cell office:value-type="string" calcext:value-type="string" table:number-columns-spanned="3" table:number-rows-spanned="1">
            <text:p>Event</text:p>
          </table:table-cell>
          <table:covered-table-cell table:number-columns-repeated="2"/>
          <table:table-cell office:value-type="string" calcext:value-type="string" table:number-columns-spanned="3" table:number-rows-spanned="1">
            <text:p>Execute an event to trigger a rule as <text:a xlink:href="https://tasmota.github.io/docs/Rules/#rule-trigger" xlink:type="simple">documented</text:a> </text:p>
          </table:table-cell>
          <table:covered-table-cell table:number-columns-repeated="2"/>
        </table:table-row>
        <table:table-row table:style-name="ro4">
          <table:table-cell office:value-type="string" calcext:value-type="string" table:number-columns-spanned="3" table:number-rows-spanned="1">
            <text:p>Mem&lt;x&gt;</text:p>
          </table:table-cell>
          <table:covered-table-cell table:number-columns-repeated="2"/>
          <table:table-cell office:value-type="string" calcext:value-type="string" table:number-columns-spanned="3" table:number-rows-spanned="1">
            <text:p>Manage up to 16 variables stored on flash (x = 1..16)</text:p>
            <text:p>Mem returns all current values. Mem&lt;x&gt; returns the variable's current value.</text:p>
            <text:p>&lt;value&gt; = store a string value in a variable</text:p>
            <text:p>" = clear stored value in Mem&lt;x&gt;</text:p>
          </table:table-cell>
          <table:covered-table-cell table:number-columns-repeated="2"/>
        </table:table-row>
        <table:table-row table:style-name="ro1">
          <table:table-cell office:value-type="string" calcext:value-type="string" table:number-columns-spanned="3" table:number-rows-spanned="1">
            <text:p>Mult&lt;x&gt;</text:p>
          </table:table-cell>
          <table:covered-table-cell table:number-columns-repeated="2"/>
          <table:table-cell office:value-type="string" calcext:value-type="string" table:number-columns-spanned="3" table:number-rows-spanned="1">
            <text:p>&lt;value&gt; = multiply value to Var&lt;x&gt; (<text:a xlink:href="https://tasmota.github.io/docs/Rules/#arithmetic-commands-used-with-var" xlink:type="simple">example</text:a>)</text:p>
          </table:table-cell>
          <table:covered-table-cell table:number-columns-repeated="2"/>
        </table:table-row>
        <table:table-row table:style-name="ro11">
          <table:table-cell office:value-type="string" calcext:value-type="string" table:number-columns-spanned="3" table:number-rows-spanned="1">
            <text:p>Rule&lt;x&gt;</text:p>
          </table:table-cell>
          <table:covered-table-cell table:number-columns-repeated="2"/>
          <table:table-cell office:value-type="string" calcext:value-type="string" table:number-columns-spanned="3" table:number-rows-spanned="1">
            <text:p>Rules. <text:a xlink:href="https://tasmota.github.io/docs/Rules/" xlink:type="simple">Read more...</text:a></text:p>
            <text:p>0 = disable Rule&lt;x&gt;</text:p>
            <text:p>1 = enable Rule&lt;x&gt;</text:p>
            <text:p>2 = toggle Rule&lt;x&gt;</text:p>
            <text:p>4 = disable one-shot detection (perform commands as long as trigger is met)</text:p>
            <text:p>5 = enable one-shot (e.g., sometimes used for slow changing sensors like temperature) detection</text:p>
            <text:p>6 = toggle one-shot detection</text:p>
            <text:p>8 = disable stop-on-error after exception restart</text:p>
            <text:p>9 = enable stop-on-error after exception restart</text:p>
            <text:p>10 = toggle stop-on-error after exception restart</text:p>
            <text:p>&lt;value&gt; = define Rule&lt;x&gt;</text:p>
            <text:p>+&lt;value&gt; = append to Rule&lt;x&gt;</text:p>
            <text:p>" = clear Rule&lt;x&gt;</text:p>
            <text:p/>
            <text:p>Rule set one-shot: Each rule within the rule set will trigger only once until the trigger condition returns to a false condition. For example, ON Energy#Power&lt;3: Without one-shot enabled, it will trigger anytime Energy#Power gets an update (i.e., the Power telemetry value changes) and the value is &lt;3. This can potentially trigger that rule multiple times. With one-shot enabled, the rule will trigger only the on the first transition to &lt;3 and not again until the trigger value goes &gt;=3. In other words, the rule will trigger again, but it has to cross the conditional "boundary" before it will trigger again.</text:p>
          </table:table-cell>
          <table:covered-table-cell table:number-columns-repeated="2"/>
        </table:table-row>
        <table:table-row table:style-name="ro1">
          <table:table-cell office:value-type="string" calcext:value-type="string" table:number-columns-spanned="3" table:number-rows-spanned="1">
            <text:p>Rule0</text:p>
          </table:table-cell>
          <table:covered-table-cell table:number-columns-repeated="2"/>
          <table:table-cell office:value-type="string" calcext:value-type="string" table:number-columns-spanned="3" table:number-rows-spanned="1">
            <text:p>Same functionality as Rule&lt;x&gt; but affects all rulesets at once</text:p>
          </table:table-cell>
          <table:covered-table-cell table:number-columns-repeated="2"/>
        </table:table-row>
        <table:table-row table:style-name="ro3">
          <table:table-cell office:value-type="string" calcext:value-type="string" table:number-columns-spanned="3" table:number-rows-spanned="1">
            <text:p>RuleTimer&lt;x&gt;</text:p>
          </table:table-cell>
          <table:covered-table-cell table:number-columns-repeated="2"/>
          <table:table-cell office:value-type="string" calcext:value-type="string" table:number-columns-spanned="3" table:number-rows-spanned="1">
            <text:p>Up to eight timers to be used as countdown event (x = 1..8) </text:p>
            <text:p>0..65535 = set countdown rule timer in seconds</text:p>
            <text:p>RuleTimer0 0 = stops and clear all timer simultaneously</text:p>
          </table:table-cell>
          <table:covered-table-cell table:number-columns-repeated="2"/>
        </table:table-row>
        <table:table-row table:style-name="ro9">
          <table:table-cell office:value-type="string" calcext:value-type="string" table:number-columns-spanned="3" table:number-rows-spanned="1">
            <text:p>Scale&lt;x&gt;</text:p>
          </table:table-cell>
          <table:covered-table-cell table:number-columns-repeated="2"/>
          <table:table-cell office:value-type="string" calcext:value-type="string" table:number-columns-spanned="3" table:number-rows-spanned="1">
            <text:p>Scale value from a low and high limit to another low and high limits and save in Var&lt;x&gt; (<text:a xlink:href="https://tasmota.github.io/docs/Rules/#arithmetic-commands-used-with-var" xlink:type="simple">example</text:a>)</text:p>
            <text:p>v = value: the number to scale</text:p>
            <text:p>fl = fromLow: the lower bound of the value’s current range</text:p>
            <text:p>fh = fromHigh: the upper bound of the value’s current range</text:p>
            <text:p>tl = toLow: the lower bound of the value’s target range</text:p>
            <text:p>th = toHigh: the upper bound of the value’s target range</text:p>
          </table:table-cell>
          <table:covered-table-cell table:number-columns-repeated="2"/>
        </table:table-row>
        <table:table-row table:style-name="ro1">
          <table:table-cell office:value-type="string" calcext:value-type="string" table:number-columns-spanned="3" table:number-rows-spanned="1">
            <text:p>Sub&lt;x&gt;</text:p>
          </table:table-cell>
          <table:covered-table-cell table:number-columns-repeated="2"/>
          <table:table-cell office:value-type="string" calcext:value-type="string" table:number-columns-spanned="3" table:number-rows-spanned="1">
            <text:p>&lt;value&gt; = subtract value to Var&lt;x&gt; (<text:a xlink:href="https://tasmota.github.io/docs/Rules/#arithmetic-commands-used-with-var" xlink:type="simple">example</text:a>)</text:p>
          </table:table-cell>
          <table:covered-table-cell table:number-columns-repeated="2"/>
        </table:table-row>
        <table:table-row table:style-name="ro4">
          <table:table-cell office:value-type="string" calcext:value-type="string" table:number-columns-spanned="3" table:number-rows-spanned="1">
            <text:p>Var&lt;x&gt;</text:p>
          </table:table-cell>
          <table:covered-table-cell table:number-columns-repeated="2"/>
          <table:table-cell office:value-type="string" calcext:value-type="string" table:number-columns-spanned="3" table:number-rows-spanned="1">
            <text:p>Manage up to 16 variables stored in memory (x = 1..16)</text:p>
            <text:p>Var returns all current values. Var&lt;x&gt; returns the variable's current value.</text:p>
            <text:p>&lt;string&gt; = store a string value in a variable</text:p>
            <text:p>" = clear stored value in Var&lt;x&gt;</text:p>
          </table:table-cell>
          <table:covered-table-cell table:number-columns-repeated="2"/>
        </table:table-row>
        <table:table-row table:style-name="ro13">
          <table:table-cell table:style-name="ce3" office:value-type="string" calcext:value-type="string" table:number-columns-spanned="6" table:number-rows-spanned="1">
            <text:p>Timers<text:a xlink:href="https://tasmota.github.io/docs/Commands/#timers" xlink:type="simple">~</text:a></text:p>
          </table:table-cell>
          <table:covered-table-cell table:number-columns-repeated="2"/>
          <table:covered-table-cell table:style-name="Default"/>
          <table:covered-table-cell table:number-columns-repeated="2"/>
        </table:table-row>
        <table:table-row table:style-name="ro1">
          <table:table-cell table:style-name="ce1" office:value-type="string" calcext:value-type="string" table:number-columns-spanned="3" table:number-rows-spanned="1">
            <text:p>Command</text:p>
          </table:table-cell>
          <table:covered-table-cell table:number-columns-repeated="2"/>
          <table:table-cell table:style-name="ce1" office:value-type="string" calcext:value-type="string" table:number-columns-spanned="3" table:number-rows-spanned="1">
            <text:p>Parameters</text:p>
          </table:table-cell>
          <table:covered-table-cell table:number-columns-repeated="2"/>
        </table:table-row>
        <table:table-row table:style-name="ro1">
          <table:table-cell office:value-type="string" calcext:value-type="string" table:number-columns-spanned="3" table:number-rows-spanned="1">
            <text:p>Latitude</text:p>
          </table:table-cell>
          <table:covered-table-cell table:number-columns-repeated="2"/>
          <table:table-cell office:value-type="string" calcext:value-type="string" table:number-columns-spanned="3" table:number-rows-spanned="1">
            <text:p>&lt;value&gt; = set latitude in decimal degrees format, e.g. -33.893681</text:p>
          </table:table-cell>
          <table:covered-table-cell table:number-columns-repeated="2"/>
        </table:table-row>
        <table:table-row table:style-name="ro1">
          <table:table-cell office:value-type="string" calcext:value-type="string" table:number-columns-spanned="3" table:number-rows-spanned="1">
            <text:p>Longitude</text:p>
          </table:table-cell>
          <table:covered-table-cell table:number-columns-repeated="2"/>
          <table:table-cell office:value-type="string" calcext:value-type="string" table:number-columns-spanned="3" table:number-rows-spanned="1">
            <text:p>&lt;value&gt; = set longitude in decimal degrees format, e.g. 18.619954</text:p>
          </table:table-cell>
          <table:covered-table-cell table:number-columns-repeated="2"/>
        </table:table-row>
        <table:table-row table:style-name="ro4">
          <table:table-cell office:value-type="string" calcext:value-type="string" table:number-columns-spanned="3" table:number-rows-spanned="1">
            <text:p>Timers</text:p>
          </table:table-cell>
          <table:covered-table-cell table:number-columns-repeated="2"/>
          <table:table-cell office:value-type="string" calcext:value-type="string" table:number-columns-spanned="3" table:number-rows-spanned="1">
            <text:p>Timers control</text:p>
            <text:p>0 = disable all timers</text:p>
            <text:p>1 = enable all timers</text:p>
            <text:p>2 = toggle all timers</text:p>
          </table:table-cell>
          <table:covered-table-cell table:number-columns-repeated="2"/>
        </table:table-row>
        <table:table-row table:style-name="ro4">
          <table:table-cell office:value-type="string" calcext:value-type="string" table:number-columns-spanned="3" table:number-rows-spanned="1">
            <text:p>Timer&lt;x&gt;</text:p>
          </table:table-cell>
          <table:covered-table-cell table:number-columns-repeated="2"/>
          <table:table-cell office:value-type="string" calcext:value-type="string" table:number-columns-spanned="3" table:number-rows-spanned="1">
            <text:p>Parameters for Timer&lt;x&gt; where x = 1..16</text:p>
            <text:p>0 = clear parameters for Timer&lt;x&gt;</text:p>
            <text:p>1..16 = copy Timer&lt;y&gt; parameters to Timer&lt;x&gt;</text:p>
            <text:p>{ "name":value ; .. } = set all or individual parameters using JSON payload with names and values of data pairs from the <text:a xlink:href="https://tasmota.github.io/docs/Timers/#json-payload-anatomy" xlink:type="simple">table</text:a></text:p>
          </table:table-cell>
          <table:covered-table-cell table:number-columns-repeated="2"/>
        </table:table-row>
        <table:table-row table:style-name="ro1">
          <table:table-cell table:style-name="ce13" office:value-type="string" calcext:value-type="string" table:number-columns-spanned="6" table:number-rows-spanned="1">
            <text:p>Information on sensors documented below is transmitted in the Tasmota telemetry message</text:p>
          </table:table-cell>
          <table:covered-table-cell table:number-columns-repeated="2"/>
          <table:covered-table-cell table:style-name="Default"/>
          <table:covered-table-cell table:number-columns-repeated="2"/>
        </table:table-row>
        <table:table-row table:style-name="ro13">
          <table:table-cell table:style-name="ce3" office:value-type="string" calcext:value-type="string" table:number-columns-spanned="6" table:number-rows-spanned="1">
            <text:p>Sensors<text:a xlink:href="https://tasmota.github.io/docs/Commands/#sensors" xlink:type="simple">~</text:a></text:p>
          </table:table-cell>
          <table:covered-table-cell table:number-columns-repeated="2"/>
          <table:covered-table-cell table:style-name="Default"/>
          <table:covered-table-cell table:number-columns-repeated="2"/>
        </table:table-row>
        <table:table-row table:style-name="ro1">
          <table:table-cell table:style-name="ce1" office:value-type="string" calcext:value-type="string" table:number-columns-spanned="3" table:number-rows-spanned="1">
            <text:p>Command</text:p>
          </table:table-cell>
          <table:covered-table-cell table:number-columns-repeated="2"/>
          <table:table-cell table:style-name="ce1" office:value-type="string" calcext:value-type="string" table:number-columns-spanned="3" table:number-rows-spanned="1">
            <text:p>Parameters</text:p>
          </table:table-cell>
          <table:covered-table-cell table:number-columns-repeated="2"/>
        </table:table-row>
        <table:table-row table:style-name="ro3">
          <table:table-cell office:value-type="string" calcext:value-type="string" table:number-columns-spanned="3" table:number-rows-spanned="1">
            <text:p>AdcParam&lt;x&gt;</text:p>
          </table:table-cell>
          <table:covered-table-cell table:number-columns-repeated="2"/>
          <table:table-cell office:value-type="string" calcext:value-type="string" table:number-columns-spanned="3" table:number-rows-spanned="1">
            <text:p><text:a xlink:href="https://tasmota.github.io/docs/ADC/" xlink:type="simple">ADC</text:a> analog input tuning parameters. On ESP32 x is channel 1..8</text:p>
            <text:p>&lt;sensor&gt;, &lt;param1&gt;, &lt;param2&gt;, &lt;param3&gt;, &lt;param4&gt;</text:p>
            <text:p>complete &lt;sensor&gt; values listed <text:a xlink:href="https://tasmota.github.io/docs/ADC/" xlink:type="simple">here...</text:a></text:p>
          </table:table-cell>
          <table:covered-table-cell table:number-columns-repeated="2"/>
        </table:table-row>
        <table:table-row table:style-name="ro1">
          <table:table-cell office:value-type="string" calcext:value-type="string" table:number-columns-spanned="3" table:number-rows-spanned="1">
            <text:p>Altitude</text:p>
          </table:table-cell>
          <table:covered-table-cell table:number-columns-repeated="2"/>
          <table:table-cell office:value-type="string" calcext:value-type="string" table:number-columns-spanned="3" table:number-rows-spanned="1">
            <text:p>-30000..30000 = altitude in meters</text:p>
          </table:table-cell>
          <table:covered-table-cell table:number-columns-repeated="2"/>
        </table:table-row>
        <table:table-row table:style-name="ro2">
          <table:table-cell office:value-type="string" calcext:value-type="string" table:number-columns-spanned="3" table:number-rows-spanned="1">
            <text:p>AmpRes</text:p>
          </table:table-cell>
          <table:covered-table-cell table:number-columns-repeated="2"/>
          <table:table-cell office:value-type="string" calcext:value-type="string" table:number-columns-spanned="3" table:number-rows-spanned="1">
            <text:p>Current sensor resolution</text:p>
            <text:p>0..3 = maximum number of decimal places</text:p>
          </table:table-cell>
          <table:covered-table-cell table:number-columns-repeated="2"/>
        </table:table-row>
        <table:table-row table:style-name="ro2">
          <table:table-cell office:value-type="string" calcext:value-type="string" table:number-columns-spanned="3" table:number-rows-spanned="1">
            <text:p>BH1750Resolution&lt;x&gt;</text:p>
          </table:table-cell>
          <table:covered-table-cell table:number-columns-repeated="2"/>
          <table:table-cell office:value-type="string" calcext:value-type="string" table:number-columns-spanned="3" table:number-rows-spanned="1">
            <text:p><text:a xlink:href="https://tasmota.github.io/docs/BH1750/" xlink:type="simple">BH1750</text:a> resolution mode. x = BH1750 sensor number (1..2)</text:p>
            <text:p>0..2 = choose sensor resolution (0 = high (default), 1 = high2, 2 = low)</text:p>
          </table:table-cell>
          <table:covered-table-cell table:number-columns-repeated="2"/>
        </table:table-row>
        <table:table-row table:style-name="ro2">
          <table:table-cell office:value-type="string" calcext:value-type="string" table:number-columns-spanned="3" table:number-rows-spanned="1">
            <text:p>BH1750MTime&lt;x&gt;</text:p>
          </table:table-cell>
          <table:covered-table-cell table:number-columns-repeated="2"/>
          <table:table-cell office:value-type="string" calcext:value-type="string" table:number-columns-spanned="3" table:number-rows-spanned="1">
            <text:p><text:a xlink:href="https://tasmota.github.io/docs/BH1750/" xlink:type="simple">BH1750</text:a> Measurement Time value. x = BH1750 sensor number (1..2)</text:p>
            <text:p>30..255 = set Measurement Time value. Not persistent after reboot. (default = 69)</text:p>
          </table:table-cell>
          <table:covered-table-cell table:number-columns-repeated="2"/>
        </table:table-row>
        <table:table-row table:style-name="ro8">
          <table:table-cell office:value-type="string" calcext:value-type="string" table:number-columns-spanned="3" table:number-rows-spanned="1">
            <text:p>Counter&lt;x&gt;</text:p>
          </table:table-cell>
          <table:covered-table-cell table:number-columns-repeated="2"/>
          <table:table-cell office:value-type="string" calcext:value-type="string" table:number-columns-spanned="3" table:number-rows-spanned="1">
            <text:p>0 = reset Counter&lt;x&gt;</text:p>
            <text:p>1..2,147,483,645 = preset Counter&lt;x&gt;</text:p>
            <text:p>-1..-2,147,483,645 = decrease Counter&lt;x&gt;</text:p>
            <text:p>+1..+2,147,483,645 = increase Counter&lt;x&gt;</text:p>
            <text:p>In order to define and use a Counter, *you must configure one of the free device GPIO as Counter&lt;x&gt;. Counter module configuration is using internal pull-up resistor while Countern does not. *</text:p>
          </table:table-cell>
          <table:covered-table-cell table:number-columns-repeated="2"/>
        </table:table-row>
        <table:table-row table:style-name="ro4">
          <table:table-cell office:value-type="string" calcext:value-type="string" table:number-columns-spanned="3" table:number-rows-spanned="1">
            <text:p>CounterDebounce</text:p>
          </table:table-cell>
          <table:covered-table-cell table:number-columns-repeated="2"/>
          <table:table-cell office:value-type="string" calcext:value-type="string" table:number-columns-spanned="3" table:number-rows-spanned="1">
            <text:p>0 = turn off counter debounce</text:p>
            <text:p>1..32000 = set counter debounce time in milliseconds. Counter is increased with every falling edge when CounterType=0 or time between successive falling edges is measured when CounterType=1. When CounterDebounceLow and CounterDebounceHigh are set to zero (default) only falling edges of the counter's GPIO are checked. Any CounterDebounceLow or CounterDebounceHigh unequal zero checks are carried out before CounterDebounce check is done. As an example you can set CounterDebounce 500 to allow a minimum distance between to successive valid falling edges equal to 500ms.</text:p>
          </table:table-cell>
          <table:covered-table-cell table:number-columns-repeated="2"/>
        </table:table-row>
        <table:table-row table:style-name="ro4">
          <table:table-cell office:value-type="string" calcext:value-type="string" table:number-columns-spanned="3" table:number-rows-spanned="1">
            <text:p>CounterDebounceLow</text:p>
          </table:table-cell>
          <table:covered-table-cell table:number-columns-repeated="2"/>
          <table:table-cell office:value-type="string" calcext:value-type="string" table:number-columns-spanned="3" table:number-rows-spanned="1">
            <text:p>0 = turn off counter debounce low</text:p>
            <text:p>1..32000 = set counter debounce low time in milliseconds. Allow individual debounce times for low pulse widths to discard non valid falling edges. These are checked before legacy CounterDebounce checks distance between two valid falling edges. When unequal zero tasmota will check falling and rising edges on the counter's GPIO. For CounterDebounceLow any GPIO change from low to high hat happens after the GPIO was not low for at least CounterDebounceLow will be ignored. As an example you can set CounterDebounceLow 50 to allow a valid minimum distance between a falling and rising edge equal to 50ms while having a final CounterDebounce 500 check between to successive valid falling edges equal to 500ms.</text:p>
          </table:table-cell>
          <table:covered-table-cell table:number-columns-repeated="2"/>
        </table:table-row>
        <table:table-row table:style-name="ro4">
          <table:table-cell office:value-type="string" calcext:value-type="string" table:number-columns-spanned="3" table:number-rows-spanned="1">
            <text:p>CounterDebounceHigh</text:p>
          </table:table-cell>
          <table:covered-table-cell table:number-columns-repeated="2"/>
          <table:table-cell office:value-type="string" calcext:value-type="string" table:number-columns-spanned="3" table:number-rows-spanned="1">
            <text:p>0 = turn off counter debounce high</text:p>
            <text:p>1..32000 = set counter debounce high time in milliseconds. Allow individual debounce times for high pulse widths to discard non valid falling edges. These are checked before legacy CounterDebounce checks distance between two valid falling edges. When unequal zero tasmota will check falling and rising edges on the counter's GPIO. For CounterDebounceHigh any GPIO change from high to low hat happens after the GPIO was not high for at least CounterDebounceHigh will be ignored. As an example you can set CounterDebounceHigh 100 to allow a valid minimum distance between a rising and falling edge equal to 100ms while having a final CounterDebounce 500 check between to successive valid falling edges equal to 500ms.</text:p>
          </table:table-cell>
          <table:covered-table-cell table:number-columns-repeated="2"/>
        </table:table-row>
        <table:table-row table:style-name="ro2">
          <table:table-cell office:value-type="string" calcext:value-type="string" table:number-columns-spanned="3" table:number-rows-spanned="1">
            <text:p>CounterType&lt;x&gt;</text:p>
          </table:table-cell>
          <table:covered-table-cell table:number-columns-repeated="2"/>
          <table:table-cell office:value-type="string" calcext:value-type="string" table:number-columns-spanned="3" table:number-rows-spanned="1">
            <text:p>0 = set Counter&lt;x&gt; as pulse Counter</text:p>
            <text:p>1 = set Counter&lt;x&gt; as pulse Timer</text:p>
          </table:table-cell>
          <table:covered-table-cell table:number-columns-repeated="2"/>
        </table:table-row>
        <table:table-row table:style-name="ro1">
          <table:table-cell office:value-type="string" calcext:value-type="string" table:number-columns-spanned="3" table:number-rows-spanned="1">
            <text:p>GlobalHum</text:p>
          </table:table-cell>
          <table:covered-table-cell table:number-columns-repeated="2"/>
          <table:table-cell office:value-type="string" calcext:value-type="string" table:number-columns-spanned="3" table:number-rows-spanned="1">
            <text:p>0.0..100.0 = Set global Humidity for some Sensors that uses global Humidity.</text:p>
          </table:table-cell>
          <table:covered-table-cell table:number-columns-repeated="2"/>
        </table:table-row>
        <table:table-row table:style-name="ro1">
          <table:table-cell office:value-type="string" calcext:value-type="string" table:number-columns-spanned="3" table:number-rows-spanned="1">
            <text:p>GlobalHum2</text:p>
          </table:table-cell>
          <table:covered-table-cell table:number-columns-repeated="2"/>
          <table:table-cell office:value-type="string" calcext:value-type="string" table:number-columns-spanned="3" table:number-rows-spanned="1">
            <text:p>1..250 = select Global Humidity source indexed from teleperiod occurence data.</text:p>
          </table:table-cell>
          <table:covered-table-cell table:number-columns-repeated="2"/>
        </table:table-row>
        <table:table-row table:style-name="ro1">
          <table:table-cell office:value-type="string" calcext:value-type="string" table:number-columns-spanned="3" table:number-rows-spanned="1">
            <text:p>GlobalPress2</text:p>
          </table:table-cell>
          <table:covered-table-cell table:number-columns-repeated="2"/>
          <table:table-cell office:value-type="string" calcext:value-type="string" table:number-columns-spanned="3" table:number-rows-spanned="1">
            <text:p>1..250 = select Global Pressure source indexed from teleperiod occurence data.</text:p>
          </table:table-cell>
          <table:covered-table-cell table:number-columns-repeated="2"/>
        </table:table-row>
        <table:table-row table:style-name="ro1">
          <table:table-cell office:value-type="string" calcext:value-type="string" table:number-columns-spanned="3" table:number-rows-spanned="1">
            <text:p>GlobalTemp</text:p>
          </table:table-cell>
          <table:covered-table-cell table:number-columns-repeated="2"/>
          <table:table-cell office:value-type="string" calcext:value-type="string" table:number-columns-spanned="3" table:number-rows-spanned="1">
            <text:p>-50.0..100.0 = Set global Temperature for some Sensors that uses global temperature.</text:p>
          </table:table-cell>
          <table:covered-table-cell table:number-columns-repeated="2"/>
        </table:table-row>
        <table:table-row table:style-name="ro1">
          <table:table-cell office:value-type="string" calcext:value-type="string" table:number-columns-spanned="3" table:number-rows-spanned="1">
            <text:p>GlobalTemp2</text:p>
          </table:table-cell>
          <table:covered-table-cell table:number-columns-repeated="2"/>
          <table:table-cell office:value-type="string" calcext:value-type="string" table:number-columns-spanned="3" table:number-rows-spanned="1">
            <text:p>1..250 = select Global Temperature source indexed from teleperiod occurence data.</text:p>
          </table:table-cell>
          <table:covered-table-cell table:number-columns-repeated="2"/>
        </table:table-row>
        <table:table-row table:style-name="ro2">
          <table:table-cell office:value-type="string" calcext:value-type="string" table:number-columns-spanned="3" table:number-rows-spanned="1">
            <text:p>HumOffset</text:p>
          </table:table-cell>
          <table:covered-table-cell table:number-columns-repeated="2"/>
          <table:table-cell office:value-type="string" calcext:value-type="string" table:number-columns-spanned="3" table:number-rows-spanned="1">
            <text:p>-10.0..10.0 = Set calibration offset value for reported humidity telemetry</text:p>
            <text:p>This setting affects all humidity sensors on the device.</text:p>
          </table:table-cell>
          <table:covered-table-cell table:number-columns-repeated="2"/>
        </table:table-row>
        <table:table-row table:style-name="ro2">
          <table:table-cell office:value-type="string" calcext:value-type="string" table:number-columns-spanned="3" table:number-rows-spanned="1">
            <text:p>HumRes</text:p>
          </table:table-cell>
          <table:covered-table-cell table:number-columns-repeated="2"/>
          <table:table-cell office:value-type="string" calcext:value-type="string" table:number-columns-spanned="3" table:number-rows-spanned="1">
            <text:p>Humidity sensor resolution</text:p>
            <text:p>0..3 = maximum number of decimal places</text:p>
          </table:table-cell>
          <table:covered-table-cell table:number-columns-repeated="2"/>
        </table:table-row>
        <table:table-row table:style-name="ro2">
          <table:table-cell office:value-type="string" calcext:value-type="string" table:number-columns-spanned="3" table:number-rows-spanned="1">
            <text:p>PressRes</text:p>
          </table:table-cell>
          <table:covered-table-cell table:number-columns-repeated="2"/>
          <table:table-cell office:value-type="string" calcext:value-type="string" table:number-columns-spanned="3" table:number-rows-spanned="1">
            <text:p>Pressure sensor resolution</text:p>
            <text:p>0..3 = maximum number of decimal places</text:p>
          </table:table-cell>
          <table:covered-table-cell table:number-columns-repeated="2"/>
        </table:table-row>
        <table:table-row table:style-name="ro2">
          <table:table-cell office:value-type="string" calcext:value-type="string" table:number-columns-spanned="3" table:number-rows-spanned="1">
            <text:p>NPCLRes</text:p>
          </table:table-cell>
          <table:covered-table-cell table:number-columns-repeated="2"/>
          <table:table-cell table:style-name="ce11" office:value-type="string" calcext:value-type="string" table:number-columns-spanned="3" table:number-rows-spanned="1">
            <text:p>Neopool only</text:p>
            <text:p>&lt;value&gt; = number of digits in results for CL values</text:p>
          </table:table-cell>
          <table:covered-table-cell table:number-columns-repeated="2"/>
        </table:table-row>
        <table:table-row table:style-name="ro2">
          <table:table-cell office:value-type="string" calcext:value-type="string" table:number-columns-spanned="3" table:number-rows-spanned="1">
            <text:p>NPIonRes</text:p>
          </table:table-cell>
          <table:covered-table-cell table:number-columns-repeated="2"/>
          <table:table-cell table:style-name="ce11" office:value-type="string" calcext:value-type="string" table:number-columns-spanned="3" table:number-rows-spanned="1">
            <text:p>Neopool only</text:p>
            <text:p>&lt;value&gt; = number of digits in results for ION values</text:p>
          </table:table-cell>
          <table:covered-table-cell table:number-columns-repeated="2"/>
        </table:table-row>
        <table:table-row table:style-name="ro2">
          <table:table-cell office:value-type="string" calcext:value-type="string" table:number-columns-spanned="3" table:number-rows-spanned="1">
            <text:p>NPPHRes</text:p>
          </table:table-cell>
          <table:covered-table-cell table:number-columns-repeated="2"/>
          <table:table-cell table:style-name="ce11" office:value-type="string" calcext:value-type="string" table:number-columns-spanned="3" table:number-rows-spanned="1">
            <text:p>Neopool only</text:p>
            <text:p>&lt;value&gt; = number of digits in results for PH values</text:p>
          </table:table-cell>
          <table:covered-table-cell table:number-columns-repeated="2"/>
        </table:table-row>
        <table:table-row table:style-name="ro12">
          <table:table-cell office:value-type="string" calcext:value-type="string" table:number-columns-spanned="3" table:number-rows-spanned="1">
            <text:p>Sensor12</text:p>
          </table:table-cell>
          <table:covered-table-cell table:number-columns-repeated="2"/>
          <table:table-cell office:value-type="string" calcext:value-type="string" table:number-columns-spanned="3" table:number-rows-spanned="1">
            <text:p>ADS1115 mode selection (default S0). Note that Vdd (2.0-5.5v) must be &gt;= analog voltage inputs.</text:p>
            <text:p>D0 .. D5 = differential modes</text:p>
            <text:p>S0 .. S5 = single-ended modes</text:p>
            <text:p>0 = +/- 6.144v</text:p>
            <text:p>1 = +/- 4.096v</text:p>
            <text:p>2 = +/- 2.048v</text:p>
            <text:p>3 = +/- 1.024v</text:p>
            <text:p>4 = +/- 0.512v</text:p>
            <text:p>5 = +/- 0.256v</text:p>
          </table:table-cell>
          <table:covered-table-cell table:number-columns-repeated="2"/>
        </table:table-row>
        <table:table-row table:style-name="ro18">
          <table:table-cell office:value-type="string" calcext:value-type="string" table:number-columns-spanned="3" table:number-rows-spanned="1">
            <text:p>Sensor13</text:p>
          </table:table-cell>
          <table:covered-table-cell table:number-columns-repeated="2"/>
          <table:table-cell office:value-type="string" calcext:value-type="string" table:number-columns-spanned="3" table:number-rows-spanned="1">
            <text:p><text:a xlink:href="http://www.ti.com/product/INA219" xlink:type="simple">INA219</text:a> and <text:a xlink:href="https://www.renesas.com/us/en/products/analog-products/amplifiers/current-sense-amplifiers/isl28022-precision-digital-power-monitor" xlink:type="simple">ISL28022</text:a> low voltage current sensor configuration</text:p>
            <text:p>Predefined modes to use with standard 0.1 ohm resistor:</text:p>
            <text:p>0 = set INA219 calibration to max 32V and 2A</text:p>
            <text:p>1 = set INA219 calibration to max 32V and 1A</text:p>
            <text:p>2 = set INA219 calibration to max 16V and 0.4A</text:p>
            <text:p>In all cases, ISL28022 is set to 60V mode</text:p>
            <text:p>10..255: Define custom shunt resistor encoded as a decimal number RRM such that Rshunt = RR * 10^M milliohm</text:p>
            <text:p>Do not forget to choose a resistor adapted for the correct power dissipation and apply a 50% security margin !</text:p>
            <text:p>Examples:</text:p>
            <text:p>11 = 1 * 10^1 = 10 milliohm (Imax=32A =&gt; Pres=15W)</text:p>
            <text:p>21 = 2 * 10^1 = 20 milliohm (Imax=16A =&gt; Pres=7W)</text:p>
            <text:p>12 = 1 * 10^2 = 100 milliohm (default, Imax=3.2A =&gt; Pres=2W)</text:p>
            <text:p>13 = 1 * 10^3 = 1000 milliohm = 1 ohm (Imax=0.320A =&gt; Pres=0,2W)</text:p>
            <text:p>The driver seamlessly detect INA219/ISL28022 and adapt configuration and readings accordingly. The component label in Web GUI and SENSOR message will automatically match the detected part.</text:p>
            <text:p>It is possible to mix INA219 and ISL28022 as far as addresses do not conflicts.</text:p>
            <text:p>Shunt resistor setting applies to all INA219/ISL28022.</text:p>
          </table:table-cell>
          <table:covered-table-cell table:number-columns-repeated="2"/>
        </table:table-row>
        <table:table-row table:style-name="ro16">
          <table:table-cell office:value-type="string" calcext:value-type="string" table:number-columns-spanned="3" table:number-rows-spanned="1">
            <text:p>Sensor15</text:p>
          </table:table-cell>
          <table:covered-table-cell table:number-columns-repeated="2"/>
          <table:table-cell office:value-type="string" calcext:value-type="string" table:number-columns-spanned="3" table:number-rows-spanned="1">
            <text:p><text:a xlink:href="https://github.com/arendst/Tasmota/blob/c97ea4d9176eb7e87abff5f963a0f1c60f0a5e52/sonoff/xsns_15_mhz19.ino#L47" xlink:type="simple">Automatic Baseline Correction</text:a> for <text:a xlink:href="https://tasmota.github.io/docs/MH-Z19B/" xlink:type="simple">MH-Z19B</text:a> CO2 sensor</text:p>
            <text:p>0 = disable</text:p>
            <text:p>1 = enable (default)</text:p>
            <text:p>2 = start manual calibration from 400 ppm of CO2</text:p>
            <text:p>9 = reset sensor to factory defaults</text:p>
            <text:p>1000 = sets measurement range to 1000ppm CO2</text:p>
            <text:p>2000 = sets measurement range to 2000ppm CO2</text:p>
            <text:p>3000 = sets measurement range to 3000ppm CO2</text:p>
            <text:p>5000 = sets measurement range to 5000ppm CO2</text:p>
            <text:p>10000 = sets measurement range to 10000ppm CO2</text:p>
          </table:table-cell>
          <table:covered-table-cell table:number-columns-repeated="2"/>
        </table:table-row>
        <table:table-row table:style-name="ro2">
          <table:table-cell office:value-type="string" calcext:value-type="string" table:number-columns-spanned="3" table:number-rows-spanned="1">
            <text:p>Sensor18</text:p>
          </table:table-cell>
          <table:covered-table-cell table:number-columns-repeated="2"/>
          <table:table-cell office:value-type="string" calcext:value-type="string" table:number-columns-spanned="3" table:number-rows-spanned="1">
            <text:p>PMSx003 particle dust sensor</text:p>
            <text:p>0..32000 = control sensor polling interval to extend lifetime</text:p>
          </table:table-cell>
          <table:covered-table-cell table:number-columns-repeated="2"/>
        </table:table-row>
        <table:table-row table:style-name="ro2">
          <table:table-cell office:value-type="string" calcext:value-type="string" table:number-columns-spanned="3" table:number-rows-spanned="1">
            <text:p>Sensor20</text:p>
          </table:table-cell>
          <table:covered-table-cell table:number-columns-repeated="2"/>
          <table:table-cell office:value-type="string" calcext:value-type="string" table:number-columns-spanned="3" table:number-rows-spanned="1">
            <text:p><text:a xlink:href="https://tasmota.github.io/docs/SDS011/" xlink:type="simple">Nova Fitness SDS011</text:a> dust sensor.</text:p>
            <text:p>1..255 = number of seconds before TelePeriod to poll the sensor</text:p>
          </table:table-cell>
          <table:covered-table-cell table:number-columns-repeated="2"/>
        </table:table-row>
        <table:table-row table:style-name="ro8">
          <table:table-cell office:value-type="string" calcext:value-type="string" table:number-columns-spanned="3" table:number-rows-spanned="1">
            <text:p>Sensor27</text:p>
          </table:table-cell>
          <table:covered-table-cell table:number-columns-repeated="2"/>
          <table:table-cell office:value-type="string" calcext:value-type="string" table:number-columns-spanned="3" table:number-rows-spanned="1">
            <text:p><text:a xlink:href="https://tasmota.github.io/docs/APDS-9960/" xlink:type="simple">APDS-9960</text:a> sensor commands</text:p>
            <text:p>0 = enable light level and proximity sensor / disable gestures (default)</text:p>
            <text:p>1 = enable gesture mode/ disable light level and proximity sensor</text:p>
            <text:p>2 = enable gestures with half gain / disable light and proximity sensor</text:p>
            <text:p>3..255 = Set <text:a xlink:href="https://tasmota.github.io/docs/APDS-9960/#known-issues" xlink:type="simple">ATIME register</text:a> for different integration times</text:p>
          </table:table-cell>
          <table:covered-table-cell table:number-columns-repeated="2"/>
        </table:table-row>
        <table:table-row table:style-name="ro15">
          <table:table-cell office:value-type="string" calcext:value-type="string" table:number-columns-spanned="3" table:number-rows-spanned="1">
            <text:p>Sensor29</text:p>
          </table:table-cell>
          <table:covered-table-cell table:number-columns-repeated="2"/>
          <table:table-cell office:value-type="string" calcext:value-type="string" table:number-columns-spanned="3" table:number-rows-spanned="1">
            <text:p>MCP23008 / MCP23017 I2C GPIO Expander configuration. <text:a xlink:href="https://tasmota.github.io/docs/MCP230xx/" xlink:type="simple">Read more...</text:a></text:p>
            <text:p>Reset&lt;x&gt; = reset all pins</text:p>
            <text:p>x = 1..6</text:p>
            <text:p>1 = INPUT mode, no reporting, no pull-up</text:p>
            <text:p>2 = INPUT mode, report on CHANGE, pull-up enabled</text:p>
            <text:p>3 = INPUT mode, report on LOW, pull-up enabled</text:p>
            <text:p>4 = INPUT mode, report on HIGH, pull-up enabled</text:p>
            <text:p>5 = OUTPUT mode (if enabled by #define USE_MCP230xx_OUTPUT)</text:p>
            <text:p>6 = inverted OUTPUT mode (if enabled by #define USE_MCP230xx_OUTPUT)</text:p>
            <text:p/>
            <text:p>pin,pinmode{,intpullup|outstate{,repmode}}</text:p>
            <text:p><text:a xlink:href="https://tasmota.github.io/docs/MCP230xx/#device-configuration" xlink:type="simple">Continue reading...</text:a></text:p>
          </table:table-cell>
          <table:covered-table-cell table:number-columns-repeated="2"/>
        </table:table-row>
        <table:table-row table:style-name="ro19">
          <table:table-cell office:value-type="string" calcext:value-type="string" table:number-columns-spanned="3" table:number-rows-spanned="1">
            <text:p>Sensor34</text:p>
          </table:table-cell>
          <table:covered-table-cell table:number-columns-repeated="2"/>
          <table:table-cell office:value-type="string" calcext:value-type="string" table:number-columns-spanned="3" table:number-rows-spanned="1">
            <text:p><text:a xlink:href="https://github.com/bogde/HX711" xlink:type="simple">HX711 load cell</text:a> sensor calibration</text:p>
            <text:p>1 = reset display to 0</text:p>
            <text:p>2 = start calibration</text:p>
            <text:p>2 &lt;value&gt; = set reference weight in grams and start calibration</text:p>
            <text:p>3 = show reference weight in grams</text:p>
            <text:p>3 &lt;value&gt; = set reference weight in grams</text:p>
            <text:p>4 = show calibrated scale value</text:p>
            <text:p>4 &lt;value&gt; = set calibrated scale value</text:p>
            <text:p>5 = show max weight in gram</text:p>
            <text:p>5 &lt;value&gt; = set max weight in grams</text:p>
            <text:p>6 = show single item weight in grams</text:p>
            <text:p>6 &lt;value&gt; = set single item weight in grams. Once the item weight is set, when items are added to the scale, the telemetry message will report Count as the number of items on the scale</text:p>
            <text:p>7 = save current weight to be used as start weight on restart</text:p>
            <text:p>8 0/1</text:p>
            <text:p> 0 = disable JSON message on weight change over 4 grams</text:p>
            <text:p> 1 = enable JSON message on weight change (see below)</text:p>
            <text:p>9 &lt;value&gt; = set minimum delta to trigger JSON message (see above).</text:p>
            <text:p> 0 = 4 grams (old default)</text:p>
            <text:p> 1..100 = set delta to 0-99 grams</text:p>
            <text:p> 101-255 = set delta to 110-1650 grams (10g increments)</text:p>
          </table:table-cell>
          <table:covered-table-cell table:number-columns-repeated="2"/>
        </table:table-row>
        <table:table-row table:style-name="ro5">
          <table:table-cell office:value-type="string" calcext:value-type="string" table:number-columns-spanned="3" table:number-rows-spanned="1">
            <text:p>Sensor50</text:p>
          </table:table-cell>
          <table:covered-table-cell table:number-columns-repeated="2"/>
          <table:table-cell office:value-type="string" calcext:value-type="string" table:number-columns-spanned="3" table:number-rows-spanned="1">
            <text:p><text:a xlink:href="https://tasmota.github.io/docs/PAJ7620/" xlink:type="simple">PAJ7620</text:a> gesture sensor</text:p>
            <text:p>0 = sensor muted, no readings in Tasmota</text:p>
            <text:p>1= gesture mode</text:p>
            <text:p>2 = proximity mode</text:p>
            <text:p>3 = corner mode</text:p>
            <text:p>4 = PIN mode</text:p>
            <text:p>5 = cursor mode</text:p>
          </table:table-cell>
          <table:covered-table-cell table:number-columns-repeated="2"/>
        </table:table-row>
        <table:table-row table:style-name="ro10">
          <table:table-cell office:value-type="string" calcext:value-type="string" table:number-columns-spanned="3" table:number-rows-spanned="1">
            <text:p>Sensor52</text:p>
          </table:table-cell>
          <table:covered-table-cell table:number-columns-repeated="2"/>
          <table:table-cell office:value-type="string" calcext:value-type="string" table:number-columns-spanned="3" table:number-rows-spanned="1">
            <text:p>iBeacon driver with <text:a xlink:href="https://tasmota.github.io/docs/HM-10/" xlink:type="simple">HM10</text:a> or <text:a xlink:href="https://tasmota.github.io/docs/HM-17/" xlink:type="simple">HM17/HM16</text:a></text:p>
            <text:p>1 and 2 = required only once to initialize the module</text:p>
            <text:p>u&lt;x&gt; = sets update interval in seconds (scan tags every &lt;x&gt; seconds) (default = 10)</text:p>
            <text:p>t&lt;x&gt; = set timeout interval in seconds (send RSSI=0 if tag is not detected after &lt;x&gt; seconds) (default = 30)</text:p>
            <text:p>d1 = enable debug mode (shows all serial traffic in console)</text:p>
            <text:p>d0 = disable debug mode_(default = 30)_</text:p>
            <text:p>c = clears iBeacon list</text:p>
            <text:p>s AT+&lt;command&gt; = send native AT commands</text:p>
          </table:table-cell>
          <table:covered-table-cell table:number-columns-repeated="2"/>
        </table:table-row>
        <table:table-row table:style-name="ro12">
          <table:table-cell office:value-type="string" calcext:value-type="string" table:number-columns-spanned="3" table:number-rows-spanned="1">
            <text:p>Sensor53</text:p>
          </table:table-cell>
          <table:covered-table-cell table:number-columns-repeated="2"/>
          <table:table-cell office:value-type="string" calcext:value-type="string" table:number-columns-spanned="3" table:number-rows-spanned="1">
            <text:p><text:a xlink:href="https://tasmota.github.io/docs/Smart-Meter-Interface/" xlink:type="simple">Smart Meter Interface</text:a></text:p>
            <text:p>r = reset the driver with a new descriptor specified with the Tasmota <text:a xlink:href="https://tasmota.github.io/docs/Scripting-Language/" xlink:type="simple">Scripting</text:a> language.</text:p>
            <text:p>c&lt;x&gt; &lt;value&gt; = preset counter (x = 1..5) to value when the driver is set to counter mode</text:p>
            <text:p>d&lt;x&gt; = disable data decoding and dump meter (x = 1..5) data to the Console. This is used to decipher the meter's data format to define the variable encoding in the meter's descriptor.</text:p>
            <text:p>d0 = disable data dump mode and revert to decoding mode.</text:p>
            <text:p>l&lt;x&gt; = monitor the serial activity at a GPIO with a connected LED. x = GPIO of the LED.</text:p>
            <text:p>l255 = disable monitoring (default)</text:p>
            <text:p>m&lt;x&gt; = serial meter number (x = 1..5) to be monitored</text:p>
            <text:p>m0 = monitor all serial meters (default)</text:p>
          </table:table-cell>
          <table:covered-table-cell table:number-columns-repeated="2"/>
        </table:table-row>
        <table:table-row table:style-name="ro20">
          <table:table-cell office:value-type="string" calcext:value-type="string" table:number-columns-spanned="3" table:number-rows-spanned="1">
            <text:p>Sensor54</text:p>
          </table:table-cell>
          <table:covered-table-cell table:number-columns-repeated="2"/>
          <table:table-cell office:value-type="string" calcext:value-type="string" table:number-columns-spanned="3" table:number-rows-spanned="1">
            <text:p>INA226 Current Sensor</text:p>
            <text:p>1 = rescan for devices and return the number found.</text:p>
            <text:p>2 = save the configuration and restart</text:p>
            <text:p>10 = return channel 1 shunt resistance and full scale current</text:p>
            <text:p>11 &lt;resistance&gt; = set INA226 channel 1 shunt in ohms, floating point</text:p>
            <text:p>12 &lt;current&gt; = set INA226 channel 1 full scale in amperes, floating point</text:p>
            <text:p>20 = return channel 2 shunt resistance and full scale current</text:p>
            <text:p>21 &lt;resistance&gt; = set INA226 channel 2 shunt in ohms, floating point</text:p>
            <text:p>22 &lt;current&gt; = set INA226 channel 2 full scale in amperes, floating point</text:p>
            <text:p>30 = return channel 1 shunt resistance and full scale current</text:p>
            <text:p>31 &lt;resistance&gt; = set INA226 channel 1 shunt in ohms, floating point</text:p>
            <text:p>32 &lt;current&gt; = set INA226 channel 1 full scale in amperes, floating point</text:p>
            <text:p>40 = return channel 1 shunt resistance and full scale current</text:p>
            <text:p>41 &lt;resistance&gt; = set INA226 channel 1 shunt in ohms, floating point</text:p>
            <text:p>42 &lt;current&gt; = set INA226 channel 1 full scale in amperes, floating point</text:p>
          </table:table-cell>
          <table:covered-table-cell table:number-columns-repeated="2"/>
        </table:table-row>
        <table:table-row table:style-name="ro11">
          <table:table-cell office:value-type="string" calcext:value-type="string" table:number-columns-spanned="3" table:number-rows-spanned="1">
            <text:p>Sensor60</text:p>
          </table:table-cell>
          <table:covered-table-cell table:number-columns-repeated="2"/>
          <table:table-cell office:value-type="string" calcext:value-type="string" table:number-columns-spanned="3" table:number-rows-spanned="1">
            <text:p>GPS</text:p>
            <text:p>0 = write to all available sectors, then restart and overwrite the older ones</text:p>
            <text:p>1 = write to all available sectors, then restart and overwrite the older ones</text:p>
            <text:p>2 = filter out horizontal drift noise</text:p>
            <text:p>3 = turn off noise filter</text:p>
            <text:p>4 = start recording, new data will be appended</text:p>
            <text:p>5 = start new recording, old data will lost</text:p>
            <text:p>6 = stop recording, download link will be visible in webUI</text:p>
            <text:p>7 = send mqtt on new position + TELE (consider to set TELE to a very high value)</text:p>
            <text:p>8 = only TELE message</text:p>
            <text:p>9 = start NTP server</text:p>
            <text:p>10 = deactivate NTP server</text:p>
            <text:p>11 = force update of Tasmota-system-UTC with every new GPS-time-message</text:p>
            <text:p>12 = do not update of Tasmota-system-UTC with every new GPS-time-message</text:p>
            <text:p>13 = set latitude and longitude in settings</text:p>
            <text:p>14 = open virtual serial port over TCP, usable for u-center</text:p>
            <text:p>15 = pause virtual serial port over TCP</text:p>
          </table:table-cell>
          <table:covered-table-cell table:number-columns-repeated="2"/>
        </table:table-row>
        <table:table-row table:style-name="ro9">
          <table:table-cell office:value-type="string" calcext:value-type="string" table:number-columns-spanned="3" table:number-rows-spanned="1">
            <text:p>Sensor68</text:p>
          </table:table-cell>
          <table:covered-table-cell table:number-columns-repeated="2"/>
          <table:table-cell office:value-type="string" calcext:value-type="string" table:number-columns-spanned="3" table:number-rows-spanned="1">
            <text:p>WindMeter sensor - Analog (pulse count) anemometer</text:p>
            <text:p>1, &lt;value&gt; = set radius length in millimeters (measured from center to the edge of one of the cups) 0..65535 (default = 61mm)</text:p>
            <text:p>2, &lt;value&gt; = set number of pulses for a complete turn 1..255 (default = 1)</text:p>
            <text:p>3, &lt;value&gt; = set pulse counter debounce time in milliseconds 1..32000 (default = 10)</text:p>
            <text:p>4, &lt;value&gt; = set speed compensation factor, a multiplication coefficient to adjust resulting speed -32.768..32.767 three decimal places (default = 1.180)</text:p>
            <text:p>5, &lt;value&gt; = set minimum percentage change between current and last reported speed trigger a new tele message 0..100, 255 = off (default = 255)</text:p>
          </table:table-cell>
          <table:covered-table-cell table:number-columns-repeated="2"/>
        </table:table-row>
        <table:table-row table:style-name="ro4">
          <table:table-cell office:value-type="string" calcext:value-type="string" table:number-columns-spanned="3" table:number-rows-spanned="1">
            <text:p>Sensor78</text:p>
          </table:table-cell>
          <table:covered-table-cell table:number-columns-repeated="2"/>
          <table:table-cell office:value-type="string" calcext:value-type="string" table:number-columns-spanned="3" table:number-rows-spanned="1">
            <text:p>EZO sensors - commands</text:p>
            <text:p>Ascii commands are sent directly to the sensor as-is. See your specific <text:a xlink:href="https://atlas-scientific.com/#" xlink:type="simple">EZO device datasheet</text:a> for the list of commands available.</text:p>
            <text:p>By default, the specific command is sent to all EZO devices that are found. If using multiple EZO sensors, and the command should be issued to a single device, the index can be specified as part of the command: Sensor78-# where # represent the index of the device (ex: Sensor78-1 i). For more details please see Tasmota's support for <text:a xlink:href="https://tasmota.github.io/docs/EZO/" xlink:type="simple">EZO devices</text:a>.</text:p>
          </table:table-cell>
          <table:covered-table-cell table:number-columns-repeated="2"/>
        </table:table-row>
        <table:table-row table:style-name="ro16">
          <table:table-cell office:value-type="string" calcext:value-type="string" table:number-columns-spanned="3" table:number-rows-spanned="1">
            <text:p>Sensor80</text:p>
          </table:table-cell>
          <table:covered-table-cell table:number-columns-repeated="2"/>
          <table:table-cell office:value-type="string" calcext:value-type="string" table:number-columns-spanned="3" table:number-rows-spanned="1">
            <text:p>Set antenna gain for MFRC522 RFID Reader.</text:p>
            <text:p>Sensor80 1 &lt;0..7&gt;</text:p>
            <text:p>0 18dB</text:p>
            <text:p>1 23dB</text:p>
            <text:p>2 18dB</text:p>
            <text:p>3 23dB</text:p>
            <text:p>4 33dB</text:p>
            <text:p>5 38dB</text:p>
            <text:p>6 43dB</text:p>
            <text:p>7 48dB</text:p>
          </table:table-cell>
          <table:covered-table-cell table:number-columns-repeated="2"/>
        </table:table-row>
        <table:table-row table:style-name="ro15">
          <table:table-cell office:value-type="string" calcext:value-type="string" table:number-columns-spanned="3" table:number-rows-spanned="1">
            <text:p>Sensor90</text:p>
          </table:table-cell>
          <table:covered-table-cell table:number-columns-repeated="2"/>
          <table:table-cell office:value-type="string" calcext:value-type="string" table:number-columns-spanned="3" table:number-rows-spanned="1">
            <text:p>Send <text:a xlink:href="https://rainsensors.com/wp-content/uploads/sites/3/2020/07/rg-15_instructions_sw_1.000.pdf" xlink:type="simple">commands</text:a> to Hydreon RG-15 Rain Sensor</text:p>
            <text:p>A Reads accumulation data</text:p>
            <text:p>R Read all available data</text:p>
            <text:p>K Restart the rain sensor</text:p>
            <text:p>P Set to polling only mode (not supported)</text:p>
            <text:p>C Set to continuous mode, where data is sent when accumulation changes (default)</text:p>
            <text:p>H Force high resolution</text:p>
            <text:p>L Force low resolution</text:p>
            <text:p>I Force imperial (not supported)</text:p>
            <text:p>M Force metric (default)</text:p>
            <text:p>S Revert to jumper configured values</text:p>
            <text:p>O Reset the accumulation counter</text:p>
          </table:table-cell>
          <table:covered-table-cell table:number-columns-repeated="2"/>
        </table:table-row>
        <table:table-row table:style-name="ro5">
          <table:table-cell office:value-type="string" calcext:value-type="string" table:number-columns-spanned="3" table:number-rows-spanned="1">
            <text:p>SpeedUnit</text:p>
          </table:table-cell>
          <table:covered-table-cell table:number-columns-repeated="2"/>
          <table:table-cell office:value-type="string" calcext:value-type="string" table:number-columns-spanned="3" table:number-rows-spanned="1">
            <text:p><text:a xlink:href="https://tasmota.github.io/docs/TX2x/" xlink:type="simple">TX20/TX23</text:a> and WindMeter anemometer speed unit</text:p>
            <text:p>1 = m/s</text:p>
            <text:p>2= km/h</text:p>
            <text:p>3 = kn</text:p>
            <text:p>4 = mph</text:p>
            <text:p>5 = ft/s</text:p>
            <text:p>6 = yd/s</text:p>
          </table:table-cell>
          <table:covered-table-cell table:number-columns-repeated="2"/>
        </table:table-row>
        <table:table-row table:style-name="ro2">
          <table:table-cell office:value-type="string" calcext:value-type="string" table:number-columns-spanned="3" table:number-rows-spanned="1">
            <text:p>TempRes</text:p>
          </table:table-cell>
          <table:covered-table-cell table:number-columns-repeated="2"/>
          <table:table-cell office:value-type="string" calcext:value-type="string" table:number-columns-spanned="3" table:number-rows-spanned="1">
            <text:p>Temperature sensor resolution</text:p>
            <text:p>0..3 = maximum number of decimal places</text:p>
          </table:table-cell>
          <table:covered-table-cell table:number-columns-repeated="2"/>
        </table:table-row>
        <table:table-row table:style-name="ro2">
          <table:table-cell office:value-type="string" calcext:value-type="string" table:number-columns-spanned="3" table:number-rows-spanned="1">
            <text:p>TempOffset</text:p>
          </table:table-cell>
          <table:covered-table-cell table:number-columns-repeated="2"/>
          <table:table-cell office:value-type="string" calcext:value-type="string" table:number-columns-spanned="3" table:number-rows-spanned="1">
            <text:p>-12.6..12.6 = Set calibration offset value for reported temperature telemetry</text:p>
            <text:p>This setting affects all temperature sensors on the device.</text:p>
          </table:table-cell>
          <table:covered-table-cell table:number-columns-repeated="2"/>
        </table:table-row>
        <table:table-row table:style-name="ro2">
          <table:table-cell office:value-type="string" calcext:value-type="string" table:number-columns-spanned="3" table:number-rows-spanned="1">
            <text:p>VoltRes</text:p>
          </table:table-cell>
          <table:covered-table-cell table:number-columns-repeated="2"/>
          <table:table-cell office:value-type="string" calcext:value-type="string" table:number-columns-spanned="3" table:number-rows-spanned="1">
            <text:p>Voltage sensor resolution</text:p>
            <text:p>0..3 = maximum number of decimal places</text:p>
          </table:table-cell>
          <table:covered-table-cell table:number-columns-repeated="2"/>
        </table:table-row>
        <table:table-row table:style-name="ro2">
          <table:table-cell office:value-type="string" calcext:value-type="string" table:number-columns-spanned="3" table:number-rows-spanned="1">
            <text:p>WattRes</text:p>
          </table:table-cell>
          <table:covered-table-cell table:number-columns-repeated="2"/>
          <table:table-cell office:value-type="string" calcext:value-type="string" table:number-columns-spanned="3" table:number-rows-spanned="1">
            <text:p>Power sensor resolution</text:p>
            <text:p>0..3 = maximum number of decimal places</text:p>
          </table:table-cell>
          <table:covered-table-cell table:number-columns-repeated="2"/>
        </table:table-row>
        <table:table-row table:style-name="ro2">
          <table:table-cell office:value-type="string" calcext:value-type="string" table:number-columns-spanned="3" table:number-rows-spanned="1">
            <text:p>WeightRes</text:p>
          </table:table-cell>
          <table:covered-table-cell table:number-columns-repeated="2"/>
          <table:table-cell office:value-type="string" calcext:value-type="string" table:number-columns-spanned="3" table:number-rows-spanned="1">
            <text:p>Load cell sensor resolution</text:p>
            <text:p>0..3 = maximum number of decimal places</text:p>
          </table:table-cell>
          <table:covered-table-cell table:number-columns-repeated="2"/>
        </table:table-row>
        <table:table-row table:style-name="ro4">
          <table:table-cell office:value-type="string" calcext:value-type="string" table:number-columns-spanned="3" table:number-rows-spanned="1">
            <text:p>Wiper</text:p>
          </table:table-cell>
          <table:covered-table-cell table:number-columns-repeated="2"/>
          <table:table-cell office:value-type="string" calcext:value-type="string" table:number-columns-spanned="3" table:number-rows-spanned="1">
            <text:p>DS3502 contains a single potentiometer whose wiper position is controlled by the value in the Wiper Register (WR) represented by x = 0..3</text:p>
            <text:p>POTI 0..127 = set POTI for wiper x</text:p>
            <text:p>STATUS = get wiper position for wiper x</text:p>
            <text:p>RESET = reset settings for wiper x</text:p>
          </table:table-cell>
          <table:covered-table-cell table:number-columns-repeated="2"/>
        </table:table-row>
        <table:table-row table:style-name="ro3">
          <table:table-cell office:value-type="string" calcext:value-type="string" table:number-columns-spanned="3" table:number-rows-spanned="1">
            <text:p>See also</text:p>
          </table:table-cell>
          <table:covered-table-cell table:number-columns-repeated="2"/>
          <table:table-cell office:value-type="string" calcext:value-type="string" table:number-columns-spanned="3" table:number-rows-spanned="1">
            <text:p><text:a xlink:href="https://tasmota.github.io/docs/Commands/#setoption8" xlink:type="simple">SetOption8</text:a> - Show temperature in Celsius (default) or Fahrenheit</text:p>
            <text:p><text:a xlink:href="https://tasmota.github.io/docs/Commands/#setoption18" xlink:type="simple">SetOption18</text:a> - Set status of signal light paired with CO2 sensor</text:p>
            <text:p><text:a xlink:href="https://tasmota.github.io/docs/Commands/#setoption24" xlink:type="simple">SetOption24</text:a> - Set pressure units</text:p>
          </table:table-cell>
          <table:covered-table-cell table:number-columns-repeated="2"/>
        </table:table-row>
        <table:table-row table:style-name="ro13">
          <table:table-cell table:style-name="ce3" office:value-type="string" calcext:value-type="string" table:number-columns-spanned="6" table:number-rows-spanned="1">
            <text:p>Power Monitoring<text:a xlink:href="https://tasmota.github.io/docs/Commands/#power-monitoring" xlink:type="simple">~</text:a></text:p>
          </table:table-cell>
          <table:covered-table-cell table:number-columns-repeated="2"/>
          <table:covered-table-cell table:style-name="Default"/>
          <table:covered-table-cell table:number-columns-repeated="2"/>
        </table:table-row>
        <table:table-row table:style-name="ro1">
          <table:table-cell table:style-name="ce1" office:value-type="string" calcext:value-type="string" table:number-columns-spanned="3" table:number-rows-spanned="1">
            <text:p>Command</text:p>
          </table:table-cell>
          <table:covered-table-cell table:number-columns-repeated="2"/>
          <table:table-cell table:style-name="ce1" office:value-type="string" calcext:value-type="string" table:number-columns-spanned="3" table:number-rows-spanned="1">
            <text:p>Parameters</text:p>
          </table:table-cell>
          <table:covered-table-cell table:number-columns-repeated="2"/>
        </table:table-row>
        <table:table-row table:style-name="ro2">
          <table:table-cell office:value-type="string" calcext:value-type="string" table:number-columns-spanned="3" table:number-rows-spanned="1">
            <text:p>AmpRes</text:p>
          </table:table-cell>
          <table:covered-table-cell table:number-columns-repeated="2"/>
          <table:table-cell office:value-type="string" calcext:value-type="string" table:number-columns-spanned="3" table:number-rows-spanned="1">
            <text:p>Current sensor resolution</text:p>
            <text:p>0..3 = maximum number of decimal places</text:p>
          </table:table-cell>
          <table:covered-table-cell table:number-columns-repeated="2"/>
        </table:table-row>
        <table:table-row table:style-name="ro3">
          <table:table-cell office:value-type="string" calcext:value-type="string" table:number-columns-spanned="3" table:number-rows-spanned="1">
            <text:p>CurrentCal</text:p>
          </table:table-cell>
          <table:covered-table-cell table:number-columns-repeated="2"/>
          <table:table-cell office:value-type="string" calcext:value-type="string" table:number-columns-spanned="3" table:number-rows-spanned="1">
            <text:p>1000..32000 (default = 3500)</text:p>
            <text:p>Set calibration offset value for reported Current telemetry</text:p>
            <text:p>Allows finer calibration for energy monitoring devices</text:p>
          </table:table-cell>
          <table:covered-table-cell table:number-columns-repeated="2"/>
        </table:table-row>
        <table:table-row table:style-name="ro2">
          <table:table-cell office:value-type="string" calcext:value-type="string" table:number-columns-spanned="3" table:number-rows-spanned="1">
            <text:p>CurrentHigh</text:p>
          </table:table-cell>
          <table:covered-table-cell table:number-columns-repeated="2"/>
          <table:table-cell office:value-type="string" calcext:value-type="string" table:number-columns-spanned="3" table:number-rows-spanned="1">
            <text:p>0 = disable current high threshold (default)</text:p>
            <text:p>&lt;value&gt; = set current high threshold value in milliamps</text:p>
          </table:table-cell>
          <table:covered-table-cell table:number-columns-repeated="2"/>
        </table:table-row>
        <table:table-row table:style-name="ro2">
          <table:table-cell office:value-type="string" calcext:value-type="string" table:number-columns-spanned="3" table:number-rows-spanned="1">
            <text:p>CurrentLow</text:p>
          </table:table-cell>
          <table:covered-table-cell table:number-columns-repeated="2"/>
          <table:table-cell office:value-type="string" calcext:value-type="string" table:number-columns-spanned="3" table:number-rows-spanned="1">
            <text:p>0 = disable current low threshold (default)</text:p>
            <text:p>&lt;value&gt; = set current low threshold value in milliamps</text:p>
          </table:table-cell>
          <table:covered-table-cell table:number-columns-repeated="2"/>
        </table:table-row>
        <table:table-row table:style-name="ro1">
          <table:table-cell office:value-type="string" calcext:value-type="string" table:number-columns-spanned="3" table:number-rows-spanned="1">
            <text:p>CurrentSet</text:p>
          </table:table-cell>
          <table:covered-table-cell table:number-columns-repeated="2"/>
          <table:table-cell office:value-type="string" calcext:value-type="string" table:number-columns-spanned="3" table:number-rows-spanned="1">
            <text:p>&lt;value&gt; = <text:a xlink:href="https://tasmota.github.io/docs/Power-Monitoring-Calibration/" xlink:type="simple">calibrate</text:a> current to target value in mA</text:p>
          </table:table-cell>
          <table:covered-table-cell table:number-columns-repeated="2"/>
        </table:table-row>
        <table:table-row table:style-name="ro2">
          <table:table-cell office:value-type="string" calcext:value-type="string" table:number-columns-spanned="3" table:number-rows-spanned="1">
            <text:p>EnergyExport&lt;x&gt;</text:p>
          </table:table-cell>
          <table:covered-table-cell table:number-columns-repeated="2"/>
          <table:table-cell office:value-type="string" calcext:value-type="string" table:number-columns-spanned="3" table:number-rows-spanned="1">
            <text:p>Export energy values</text:p>
            <text:p>&lt;x&gt; = meter number (default is 1)</text:p>
          </table:table-cell>
          <table:covered-table-cell table:number-columns-repeated="2"/>
        </table:table-row>
        <table:table-row table:style-name="ro2">
          <table:table-cell office:value-type="string" calcext:value-type="string" table:number-columns-spanned="3" table:number-rows-spanned="1">
            <text:p>EnergyExportActive&lt;x&gt;</text:p>
          </table:table-cell>
          <table:covered-table-cell table:number-columns-repeated="2"/>
          <table:table-cell table:style-name="ce1" office:value-type="string" calcext:value-type="string" table:number-columns-spanned="3" table:number-rows-spanned="1">
            <text:p>ADE7880 only! Set/reset energy active values</text:p>
            <text:p>&lt;x&gt; = meter number (default is 1)</text:p>
          </table:table-cell>
          <table:covered-table-cell table:number-columns-repeated="2"/>
        </table:table-row>
        <table:table-row table:style-name="ro4">
          <table:table-cell office:value-type="string" calcext:value-type="string" table:number-columns-spanned="3" table:number-rows-spanned="1">
            <text:p>EnergyToday&lt;x&gt;</text:p>
          </table:table-cell>
          <table:covered-table-cell table:number-columns-repeated="2"/>
          <table:table-cell office:value-type="string" calcext:value-type="string" table:number-columns-spanned="3" table:number-rows-spanned="1">
            <text:p>Set Energy Today values, parameters:</text:p>
            <text:p>&lt;x&gt; = meter number (default is 1)</text:p>
            <text:p>&lt;value&gt; = set new value in Wh, 0 for reset</text:p>
            <text:p>&lt;time&gt; = 0..4294967295 set StartTotalTime time as epoch value (optional 2nd parameter)</text:p>
          </table:table-cell>
          <table:covered-table-cell table:number-columns-repeated="2"/>
        </table:table-row>
        <table:table-row table:style-name="ro8">
          <table:table-cell office:value-type="string" calcext:value-type="string" table:number-columns-spanned="3" table:number-rows-spanned="1">
            <text:p>EnergyTotal&lt;x&gt;</text:p>
          </table:table-cell>
          <table:covered-table-cell table:number-columns-repeated="2"/>
          <table:table-cell office:value-type="string" calcext:value-type="string" table:number-columns-spanned="3" table:number-rows-spanned="1">
            <text:p>Set or set Energy Total values, parameters:</text:p>
            <text:p>&lt;x&gt; = meter number (default is 1)</text:p>
            <text:p>&lt;value&gt; = set new value in Wh, 0 for reset</text:p>
            <text:p>&lt;time&gt; = 0..4294967295 set StartTotalTime time as epoch value (optional 2nd parameter)</text:p>
            <text:p>The new value represents start of day, and output for total includes the today value.</text:p>
          </table:table-cell>
          <table:covered-table-cell table:number-columns-repeated="2"/>
        </table:table-row>
        <table:table-row table:style-name="ro12">
          <table:table-cell office:value-type="string" calcext:value-type="string" table:number-columns-spanned="3" table:number-rows-spanned="1">
            <text:p>EnergyReset&lt;x&gt;</text:p>
          </table:table-cell>
          <table:covered-table-cell table:number-columns-repeated="2"/>
          <table:table-cell office:value-type="string" calcext:value-type="string" table:number-columns-spanned="3" table:number-rows-spanned="1">
            <text:p>x = 1..5</text:p>
            <text:p>1 &lt;value&gt;{,&lt;time&gt;} = ((p)re)set values</text:p>
            <text:p>2 &lt;value&gt;{,&lt;time&gt;} = ((p)re)set values for Yesterday</text:p>
            <text:p>3 &lt;value&gt;{,&lt;time&gt;} = ((p)re)set values for Total</text:p>
            <text:p>&lt;value&gt; = 0..42949672 in watt-hours (Wh)</text:p>
            <text:p>&lt;time&gt; = 0..4294967295 set StartTotalTime time as epoch value</text:p>
            <text:p>4 &lt;standard&gt;{,&lt;off-peak&gt;} = ((p)re)set tariff period values for Totals</text:p>
            <text:p>5 &lt;standard&gt;{,&lt;off-peak&gt;} = ((p)re)set tariff period values for Exported</text:p>
            <text:p>With version 10, this command has been replaced, see above.</text:p>
          </table:table-cell>
          <table:covered-table-cell table:number-columns-repeated="2"/>
        </table:table-row>
        <table:table-row table:style-name="ro2">
          <table:table-cell office:value-type="string" calcext:value-type="string" table:number-columns-spanned="3" table:number-rows-spanned="1">
            <text:p>EnergyRes</text:p>
          </table:table-cell>
          <table:covered-table-cell table:number-columns-repeated="2"/>
          <table:table-cell office:value-type="string" calcext:value-type="string" table:number-columns-spanned="3" table:number-rows-spanned="1">
            <text:p>Energy sensor resolution</text:p>
            <text:p>0..5 = maximum number of decimal places</text:p>
          </table:table-cell>
          <table:covered-table-cell table:number-columns-repeated="2"/>
        </table:table-row>
        <table:table-row table:style-name="ro4">
          <table:table-cell office:value-type="string" calcext:value-type="string" table:number-columns-spanned="3" table:number-rows-spanned="1">
            <text:p>EnergyYesterday&lt;x&gt;</text:p>
          </table:table-cell>
          <table:covered-table-cell table:number-columns-repeated="2"/>
          <table:table-cell office:value-type="string" calcext:value-type="string" table:number-columns-spanned="3" table:number-rows-spanned="1">
            <text:p>Set Energy Yesterday values, parameters:</text:p>
            <text:p>&lt;x&gt; = meter number (default is 1)</text:p>
            <text:p>&lt;value&gt; = set new value in Wh, 0 for reset</text:p>
            <text:p>&lt;time&gt; = 0..4294967295 set StartTotalTime time as epoch value (optional 2nd parameter)</text:p>
          </table:table-cell>
          <table:covered-table-cell table:number-columns-repeated="2"/>
        </table:table-row>
        <table:table-row table:style-name="ro2">
          <table:table-cell office:value-type="string" calcext:value-type="string" table:number-columns-spanned="3" table:number-rows-spanned="1">
            <text:p>EnergyUsage</text:p>
          </table:table-cell>
          <table:covered-table-cell table:number-columns-repeated="2"/>
          <table:table-cell office:value-type="string" calcext:value-type="string" table:number-columns-spanned="3" table:number-rows-spanned="1">
            <text:p>Set energy usage values, parameters:</text:p>
            <text:p>&lt;value&gt; = set energy usage value, 0 for reset</text:p>
          </table:table-cell>
          <table:covered-table-cell table:number-columns-repeated="2"/>
        </table:table-row>
        <table:table-row table:style-name="ro2">
          <table:table-cell office:value-type="string" calcext:value-type="string" table:number-columns-spanned="3" table:number-rows-spanned="1">
            <text:p>FreqRes</text:p>
          </table:table-cell>
          <table:covered-table-cell table:number-columns-repeated="2"/>
          <table:table-cell office:value-type="string" calcext:value-type="string" table:number-columns-spanned="3" table:number-rows-spanned="1">
            <text:p>Frequency sensor resolution</text:p>
            <text:p>0..3 = maximum number of decimal places</text:p>
          </table:table-cell>
          <table:covered-table-cell table:number-columns-repeated="2"/>
        </table:table-row>
        <table:table-row table:style-name="ro1">
          <table:table-cell office:value-type="string" calcext:value-type="string" table:number-columns-spanned="3" table:number-rows-spanned="1">
            <text:p>FrequencySet</text:p>
          </table:table-cell>
          <table:covered-table-cell table:number-columns-repeated="2"/>
          <table:table-cell office:value-type="string" calcext:value-type="string" table:number-columns-spanned="3" table:number-rows-spanned="1">
            <text:p>&lt;value&gt; = <text:a xlink:href="https://tasmota.github.io/docs/Power-Monitoring-Calibration/" xlink:type="simple">calibrate</text:a> frequency to a target value in Hz</text:p>
          </table:table-cell>
          <table:covered-table-cell table:number-columns-repeated="2"/>
        </table:table-row>
        <table:table-row table:style-name="ro2">
          <table:table-cell office:value-type="string" calcext:value-type="string" table:number-columns-spanned="3" table:number-rows-spanned="1">
            <text:p>MaxPower</text:p>
          </table:table-cell>
          <table:covered-table-cell table:number-columns-repeated="2"/>
          <table:table-cell office:value-type="string" calcext:value-type="string" table:number-columns-spanned="3" table:number-rows-spanned="1">
            <text:p>0 = disable use maximum power monitoring</text:p>
            <text:p>&lt;value&gt; = set maximum allowed power in watts</text:p>
          </table:table-cell>
          <table:covered-table-cell table:number-columns-repeated="2"/>
        </table:table-row>
        <table:table-row table:style-name="ro2">
          <table:table-cell office:value-type="string" calcext:value-type="string" table:number-columns-spanned="3" table:number-rows-spanned="1">
            <text:p>MaxPowerHold</text:p>
          </table:table-cell>
          <table:covered-table-cell table:number-columns-repeated="2"/>
          <table:table-cell office:value-type="string" calcext:value-type="string" table:number-columns-spanned="3" table:number-rows-spanned="1">
            <text:p>1 = set default time to 10 seconds to stay over MaxPower before power off</text:p>
            <text:p>&lt;value&gt; = set time in seconds to stay over MaxPower before power off</text:p>
          </table:table-cell>
          <table:covered-table-cell table:number-columns-repeated="2"/>
        </table:table-row>
        <table:table-row table:style-name="ro2">
          <table:table-cell office:value-type="string" calcext:value-type="string" table:number-columns-spanned="3" table:number-rows-spanned="1">
            <text:p>MaxPowerWindow</text:p>
          </table:table-cell>
          <table:covered-table-cell table:number-columns-repeated="2"/>
          <table:table-cell office:value-type="string" calcext:value-type="string" table:number-columns-spanned="3" table:number-rows-spanned="1">
            <text:p>1 = set default time to 30 seconds to stay power off before re-applying power up to 5 times</text:p>
            <text:p>&lt;value&gt; = set time in seconds to stay power off before re-applying power up to 5 times</text:p>
          </table:table-cell>
          <table:covered-table-cell table:number-columns-repeated="2"/>
        </table:table-row>
        <table:table-row table:style-name="ro9">
          <table:table-cell office:value-type="string" calcext:value-type="string" table:number-columns-spanned="3" table:number-rows-spanned="1">
            <text:p>ModuleAddress</text:p>
          </table:table-cell>
          <table:covered-table-cell table:number-columns-repeated="2"/>
          <table:table-cell office:value-type="string" calcext:value-type="string" table:number-columns-spanned="3" table:number-rows-spanned="1">
            <text:p>Set the address of a PZEM module</text:p>
            <text:p>1..3 = the last octet of the PZEM-004T serial address</text:p>
            <text:p>&lt;address&gt; = the last octet of the address on MODBUS PZEM energy monitoring modules</text:p>
            <text:p>Prior to setting the module address, the PZEM must be connected to both RX and TX, and AC voltage.</text:p>
            <text:p>Connect one PZEM at a time and issue this command. Repeat for each PZEM to be connected for multi-phase monitoring.</text:p>
            <text:p>The command without an argument cannot be used to read the address of the connected PZEM.</text:p>
          </table:table-cell>
          <table:covered-table-cell table:number-columns-repeated="2"/>
        </table:table-row>
        <table:table-row table:style-name="ro3">
          <table:table-cell office:value-type="string" calcext:value-type="string" table:number-columns-spanned="3" table:number-rows-spanned="1">
            <text:p>PowerCal</text:p>
          </table:table-cell>
          <table:covered-table-cell table:number-columns-repeated="2"/>
          <table:table-cell office:value-type="string" calcext:value-type="string" table:number-columns-spanned="3" table:number-rows-spanned="1">
            <text:p>1000..32000 (default = 12530)</text:p>
            <text:p>Set calibration offset value for reported Power telemetry reading</text:p>
            <text:p>Allows finer calibration for energy monitoring devices</text:p>
          </table:table-cell>
          <table:covered-table-cell table:number-columns-repeated="2"/>
        </table:table-row>
        <table:table-row table:style-name="ro4">
          <table:table-cell office:value-type="string" calcext:value-type="string" table:number-columns-spanned="3" table:number-rows-spanned="1">
            <text:p>PowerDelta&lt;x&gt;</text:p>
          </table:table-cell>
          <table:covered-table-cell table:number-columns-repeated="2"/>
          <table:table-cell office:value-type="string" calcext:value-type="string" table:number-columns-spanned="3" table:number-rows-spanned="1">
            <text:p>Set maximum delta of phase a&lt;x&gt; in energy monitoring devices to report on active power load change while the power is ON. PowerDelta will not report when the power turns off. </text:p>
            <text:p>0 = disable reporting on power change</text:p>
            <text:p>1..100 = set reporting on percentage power change to send an MQTT telemetry message</text:p>
            <text:p>101..32000 = set reporting on absolute power change to send an MQTT telemetry message (offset by 100, e.g., 101=1W, 207=107W)</text:p>
          </table:table-cell>
          <table:covered-table-cell table:number-columns-repeated="2"/>
        </table:table-row>
        <table:table-row table:style-name="ro2">
          <table:table-cell office:value-type="string" calcext:value-type="string" table:number-columns-spanned="3" table:number-rows-spanned="1">
            <text:p>PowerHigh</text:p>
          </table:table-cell>
          <table:covered-table-cell table:number-columns-repeated="2"/>
          <table:table-cell office:value-type="string" calcext:value-type="string" table:number-columns-spanned="3" table:number-rows-spanned="1">
            <text:p>0 = disable power high threshold (default)</text:p>
            <text:p>&lt;value&gt; = set power high threshold value in watts to send an MQTT telemetry message</text:p>
          </table:table-cell>
          <table:covered-table-cell table:number-columns-repeated="2"/>
        </table:table-row>
        <table:table-row table:style-name="ro2">
          <table:table-cell office:value-type="string" calcext:value-type="string" table:number-columns-spanned="3" table:number-rows-spanned="1">
            <text:p>PowerLow</text:p>
          </table:table-cell>
          <table:covered-table-cell table:number-columns-repeated="2"/>
          <table:table-cell office:value-type="string" calcext:value-type="string" table:number-columns-spanned="3" table:number-rows-spanned="1">
            <text:p>0 = disable power low threshold (default)</text:p>
            <text:p>&lt;value&gt; = set power low threshold value in watts to send an MQTT telemetry message</text:p>
          </table:table-cell>
          <table:covered-table-cell table:number-columns-repeated="2"/>
        </table:table-row>
        <table:table-row table:style-name="ro1">
          <table:table-cell office:value-type="string" calcext:value-type="string" table:number-columns-spanned="3" table:number-rows-spanned="1">
            <text:p>PowerSet</text:p>
          </table:table-cell>
          <table:covered-table-cell table:number-columns-repeated="2"/>
          <table:table-cell office:value-type="string" calcext:value-type="string" table:number-columns-spanned="3" table:number-rows-spanned="1">
            <text:p>&lt;value&gt; = <text:a xlink:href="https://tasmota.github.io/docs/Power-Monitoring-Calibration/" xlink:type="simple">calibrate</text:a> power to a target value in watts </text:p>
          </table:table-cell>
          <table:covered-table-cell table:number-columns-repeated="2"/>
        </table:table-row>
        <table:table-row table:style-name="ro2">
          <table:table-cell office:value-type="string" calcext:value-type="string" table:number-columns-spanned="3" table:number-rows-spanned="1">
            <text:p>Status</text:p>
          </table:table-cell>
          <table:covered-table-cell table:number-columns-repeated="2"/>
          <table:table-cell office:value-type="string" calcext:value-type="string" table:number-columns-spanned="3" table:number-rows-spanned="1">
            <text:p>8 = show power usage</text:p>
            <text:p>9 = show power thresholds</text:p>
          </table:table-cell>
          <table:covered-table-cell table:number-columns-repeated="2"/>
        </table:table-row>
        <table:table-row table:style-name="ro15">
          <table:table-cell office:value-type="string" calcext:value-type="string" table:number-columns-spanned="3" table:number-rows-spanned="1">
            <text:p>Tariff&lt;x&gt;</text:p>
          </table:table-cell>
          <table:covered-table-cell table:number-columns-repeated="2"/>
          <table:table-cell office:value-type="string" calcext:value-type="string" table:number-columns-spanned="3" table:number-rows-spanned="1">
            <text:p>P1 Smart Meter tariff configuration</text:p>
            <text:p>x = 1, 2, 9</text:p>
            <text:p>1 STD,DST Start times for off-peak tariff</text:p>
            <text:p>2 STD,DST End times for off-peak tariff</text:p>
            <text:p>9 0/1</text:p>
            <text:p> 0 = use Start/End times also on weekends.</text:p>
            <text:p> 1 = use off-peak tariff all weekend.</text:p>
            <text:p>STD and DST may be specified as:</text:p>
            <text:p> &lt;hour&gt; = 0..23 or</text:p>
            <text:p> &lt;time&gt; = 00:00..23:59 or</text:p>
            <text:p> &lt;minutes&gt; = 0..1439 (since midnight)</text:p>
            <text:p>If both Tariff1 STD and Tariff2 STD are equal, all tariffs are disabled.</text:p>
          </table:table-cell>
          <table:covered-table-cell table:number-columns-repeated="2"/>
        </table:table-row>
        <table:table-row table:style-name="ro3">
          <table:table-cell office:value-type="string" calcext:value-type="string" table:number-columns-spanned="3" table:number-rows-spanned="1">
            <text:p>VoltageCal</text:p>
          </table:table-cell>
          <table:covered-table-cell table:number-columns-repeated="2"/>
          <table:table-cell office:value-type="string" calcext:value-type="string" table:number-columns-spanned="3" table:number-rows-spanned="1">
            <text:p>Set calibration offset value for reported Voltage telemetry reading</text:p>
            <text:p>1000..32000 (default = 1950)</text:p>
            <text:p>Allows finer calibration for energy monitoring devices</text:p>
          </table:table-cell>
          <table:covered-table-cell table:number-columns-repeated="2"/>
        </table:table-row>
        <table:table-row table:style-name="ro2">
          <table:table-cell office:value-type="string" calcext:value-type="string" table:number-columns-spanned="3" table:number-rows-spanned="1">
            <text:p>VoltageHigh</text:p>
          </table:table-cell>
          <table:covered-table-cell table:number-columns-repeated="2"/>
          <table:table-cell office:value-type="string" calcext:value-type="string" table:number-columns-spanned="3" table:number-rows-spanned="1">
            <text:p>0 = disable voltage high threshold (default)</text:p>
            <text:p>&lt;value&gt; = set voltage high threshold value in V</text:p>
          </table:table-cell>
          <table:covered-table-cell table:number-columns-repeated="2"/>
        </table:table-row>
        <table:table-row table:style-name="ro2">
          <table:table-cell office:value-type="string" calcext:value-type="string" table:number-columns-spanned="3" table:number-rows-spanned="1">
            <text:p>VoltageLow</text:p>
          </table:table-cell>
          <table:covered-table-cell table:number-columns-repeated="2"/>
          <table:table-cell office:value-type="string" calcext:value-type="string" table:number-columns-spanned="3" table:number-rows-spanned="1">
            <text:p>0 = disable voltage low threshold (default)</text:p>
            <text:p>&lt;value&gt; = set voltage low threshold value in V</text:p>
          </table:table-cell>
          <table:covered-table-cell table:number-columns-repeated="2"/>
        </table:table-row>
        <table:table-row table:style-name="ro1">
          <table:table-cell office:value-type="string" calcext:value-type="string" table:number-columns-spanned="3" table:number-rows-spanned="1">
            <text:p>VoltageSet</text:p>
          </table:table-cell>
          <table:covered-table-cell table:number-columns-repeated="2"/>
          <table:table-cell office:value-type="string" calcext:value-type="string" table:number-columns-spanned="3" table:number-rows-spanned="1">
            <text:p>&lt;value&gt; = <text:a xlink:href="https://tasmota.github.io/docs/Power-Monitoring-Calibration/" xlink:type="simple">calibrate</text:a> voltage to a target value in V </text:p>
          </table:table-cell>
          <table:covered-table-cell table:number-columns-repeated="2"/>
        </table:table-row>
        <table:table-row table:style-name="ro2">
          <table:table-cell office:value-type="string" calcext:value-type="string" table:number-columns-spanned="3" table:number-rows-spanned="1">
            <text:p>VoltRes</text:p>
          </table:table-cell>
          <table:covered-table-cell table:number-columns-repeated="2"/>
          <table:table-cell office:value-type="string" calcext:value-type="string" table:number-columns-spanned="3" table:number-rows-spanned="1">
            <text:p>Voltage sensor resolution</text:p>
            <text:p>0..3 = maximum number of decimal places</text:p>
          </table:table-cell>
          <table:covered-table-cell table:number-columns-repeated="2"/>
        </table:table-row>
        <table:table-row table:style-name="ro2">
          <table:table-cell office:value-type="string" calcext:value-type="string" table:number-columns-spanned="3" table:number-rows-spanned="1">
            <text:p>WattRes</text:p>
          </table:table-cell>
          <table:covered-table-cell table:number-columns-repeated="2"/>
          <table:table-cell office:value-type="string" calcext:value-type="string" table:number-columns-spanned="3" table:number-rows-spanned="1">
            <text:p>Power sensor resolution</text:p>
            <text:p>0..3 = maximum number of decimal places</text:p>
          </table:table-cell>
          <table:covered-table-cell table:number-columns-repeated="2"/>
        </table:table-row>
        <table:table-row table:style-name="ro8">
          <table:table-cell office:value-type="string" calcext:value-type="string" table:number-columns-spanned="3" table:number-rows-spanned="1">
            <text:p>See Also</text:p>
          </table:table-cell>
          <table:covered-table-cell table:number-columns-repeated="2"/>
          <table:table-cell office:value-type="string" calcext:value-type="string" table:number-columns-spanned="3" table:number-rows-spanned="1">
            <text:p><text:a xlink:href="https://tasmota.github.io/docs/Commands/#setoption21" xlink:type="simple">SetOption21</text:a> - Energy monitoring when power is off</text:p>
            <text:p><text:a xlink:href="https://tasmota.github.io/docs/Commands/#setoption33" xlink:type="simple">SetOption33</text:a> - Configure power monitoring Max_Power_Retry count number</text:p>
            <text:p><text:a xlink:href="https://tasmota.github.io/docs/Commands/#setoption39" xlink:type="simple">SetOption39</text:a> - Control handling of invalid power measurements</text:p>
            <text:p><text:a xlink:href="https://tasmota.github.io/docs/Commands/#setoption72" xlink:type="simple">SetOption72</text:a> - Set reference used for total energy</text:p>
            <text:p><text:a xlink:href="https://tasmota.github.io/docs/Commands/#setoption129" xlink:type="simple">SetOption129</text:a> - Enable separate energy meters</text:p>
          </table:table-cell>
          <table:covered-table-cell table:number-columns-repeated="2"/>
        </table:table-row>
        <table:table-row table:style-name="ro13">
          <table:table-cell table:style-name="ce3" office:value-type="string" calcext:value-type="string" table:number-columns-spanned="6" table:number-rows-spanned="1">
            <text:p>Light<text:a xlink:href="https://tasmota.github.io/docs/Commands/#light" xlink:type="simple">~</text:a></text:p>
          </table:table-cell>
          <table:covered-table-cell table:number-columns-repeated="2"/>
          <table:covered-table-cell table:style-name="Default"/>
          <table:covered-table-cell table:number-columns-repeated="2"/>
        </table:table-row>
        <table:table-row table:style-name="ro1">
          <table:table-cell table:style-name="ce1" office:value-type="string" calcext:value-type="string" table:number-columns-spanned="3" table:number-rows-spanned="1">
            <text:p>Command</text:p>
          </table:table-cell>
          <table:covered-table-cell table:number-columns-repeated="2"/>
          <table:table-cell table:style-name="ce1" office:value-type="string" calcext:value-type="string" table:number-columns-spanned="3" table:number-rows-spanned="1">
            <text:p>Parameters</text:p>
          </table:table-cell>
          <table:covered-table-cell table:number-columns-repeated="2"/>
        </table:table-row>
        <table:table-row table:style-name="ro3">
          <table:table-cell office:value-type="string" calcext:value-type="string" table:number-columns-spanned="3" table:number-rows-spanned="1">
            <text:p>AlexaCTRange</text:p>
            <text:p>SetOption82</text:p>
          </table:table-cell>
          <table:covered-table-cell table:number-columns-repeated="2"/>
          <table:table-cell office:value-type="string" calcext:value-type="string" table:number-columns-spanned="3" table:number-rows-spanned="1">
            <text:p>Reduce the CT range from 153..500 to 200..380 to accommodate with Alexa range</text:p>
            <text:p>0 = CT ranges from 153 to 500 (default)</text:p>
            <text:p>1 = CT ranges from 200 to 380 (although you can still set in from 153 to 500)</text:p>
          </table:table-cell>
          <table:covered-table-cell table:number-columns-repeated="2"/>
        </table:table-row>
        <table:table-row table:style-name="ro9">
          <table:table-cell office:value-type="string" calcext:value-type="string" table:number-columns-spanned="3" table:number-rows-spanned="1">
            <text:p>Channel&lt;x&gt;</text:p>
          </table:table-cell>
          <table:covered-table-cell table:number-columns-repeated="2"/>
          <table:table-cell office:value-type="string" calcext:value-type="string" table:number-columns-spanned="3" table:number-rows-spanned="1">
            <text:p>0..100 = set PWM channel dimmer value from 0 to 100% </text:p>
            <text:p>+ = increase by 10</text:p>
            <text:p>- = decrease by 10</text:p>
            <text:p>When <text:a xlink:href="https://tasmota.github.io/docs/Commands/#setoption68" xlink:type="simple">SetOption68</text:a> is set to 1 Channel&lt;x&gt; will follow Power&lt;x&gt; numbering with Relays first then PWM.</text:p>
            <text:p>Example:</text:p>
            <text:p>2 Relays and 3 PWM: Relay1 = Power1; Relay2 = Power2; PWM1 = Power3 and Channel3; PWM2 = Power4 and Channel4; PWM3 = Power5 and Channel5</text:p>
          </table:table-cell>
          <table:covered-table-cell table:number-columns-repeated="2"/>
        </table:table-row>
        <table:table-row table:style-name="ro8">
          <table:table-cell office:value-type="string" calcext:value-type="string" table:number-columns-spanned="3" table:number-rows-spanned="1">
            <text:p>ChannelRemap</text:p>
            <text:p>SetOption37</text:p>
          </table:table-cell>
          <table:covered-table-cell table:number-columns-repeated="2"/>
          <table:table-cell office:value-type="string" calcext:value-type="string" table:number-columns-spanned="3" table:number-rows-spanned="1">
            <text:p>Color remapping for led channels, also provides an option for allowing independent handling of RGB and white channels. Setting changes require a device reboot.</text:p>
            <text:p>0 = disable</text:p>
            <text:p>1..119 = according to <text:a xlink:href="https://tasmota.github.io/docs/SetOption37/" xlink:type="simple">this table</text:a></text:p>
            <text:p>120..127 = invalid (results in same as 0)</text:p>
            <text:p>128..255 = same as 0..127 but with independent channel handling enabled</text:p>
          </table:table-cell>
          <table:covered-table-cell table:number-columns-repeated="2"/>
        </table:table-row>
        <table:table-row table:style-name="ro20">
          <table:table-cell office:value-type="string" calcext:value-type="string" table:number-columns-spanned="3" table:number-rows-spanned="1">
            <text:p>Color&lt;x&gt;</text:p>
          </table:table-cell>
          <table:covered-table-cell table:number-columns-repeated="2"/>
          <table:table-cell office:value-type="string" calcext:value-type="string" table:number-columns-spanned="3" table:number-rows-spanned="1">
            <text:p>x = 1..6</text:p>
            <text:p>  1 = Set color</text:p>
            <text:p>  2 = Set color adjusted to current Dimmer value</text:p>
            <text:p>  3 = Set clock seconds hand color (<text:a xlink:href="https://tasmota.github.io/docs/Commands/#scheme" xlink:type="simple">Scheme</text:a> 5 only)</text:p>
            <text:p>  4 = Set clock minutes hand color (<text:a xlink:href="https://tasmota.github.io/docs/Commands/#scheme" xlink:type="simple">Scheme</text:a> 5 only)</text:p>
            <text:p>  5 = Set clock hour hand color (<text:a xlink:href="https://tasmota.github.io/docs/Commands/#scheme" xlink:type="simple">Scheme</text:a> 5 only)</text:p>
            <text:p>  6 = Set clock hour marker color</text:p>
            <text:p>&lt;value&gt;</text:p>
            <text:p>r,g,b = set color by decimal value (0..255)</text:p>
            <text:p>#CWWW = set hex color value for CT lights</text:p>
            <text:p>#RRGGBB = set hex color value for RGB lights</text:p>
            <text:p>#RRGGBBWW = set hex color value for RGBW lights</text:p>
            <text:p>#RRGGBBCWWW = set hex color value for RGBCCT lights (5 PWM channels)</text:p>
            <text:p>Note:</text:p>
            <text:p>Just append an = instead of the remaining color codes, this way they wont get changed. For example a command like Color #00ff= would update the RGB part to disable red and enable green, but would omit to update blue or any white channel.</text:p>
          </table:table-cell>
          <table:covered-table-cell table:number-columns-repeated="2"/>
        </table:table-row>
        <table:table-row table:style-name="ro20">
          <table:table-cell table:style-name="ce5" table:number-columns-spanned="3" table:number-rows-spanned="1"/>
          <table:covered-table-cell table:number-columns-repeated="2"/>
          <table:table-cell office:value-type="string" calcext:value-type="string" table:number-columns-spanned="3" table:number-rows-spanned="1">
            <text:p>Set color to</text:p>
            <text:p>1 = red</text:p>
            <text:p>2 = green</text:p>
            <text:p>3 = blue</text:p>
            <text:p>4 = orange</text:p>
            <text:p>5 = light green</text:p>
            <text:p>6 = light blue</text:p>
            <text:p>7 = amber</text:p>
            <text:p>8 = cyan</text:p>
            <text:p>9 = purple</text:p>
            <text:p>10 = yellow</text:p>
            <text:p>11 = pink</text:p>
            <text:p>12 = white (using RGB channels)</text:p>
            <text:p>+ = next color</text:p>
            <text:p>- = previous color</text:p>
          </table:table-cell>
          <table:covered-table-cell table:number-columns-repeated="2"/>
        </table:table-row>
        <table:table-row table:style-name="ro3">
          <table:table-cell office:value-type="string" calcext:value-type="string" table:number-columns-spanned="3" table:number-rows-spanned="1">
            <text:p>CT</text:p>
          </table:table-cell>
          <table:covered-table-cell table:number-columns-repeated="2"/>
          <table:table-cell office:value-type="string" calcext:value-type="string" table:number-columns-spanned="3" table:number-rows-spanned="1">
            <text:p>153..500 = set color temperature from 153 (cold) to 500 (warm) for CT lights</text:p>
            <text:p>+ = increase CT value by 10</text:p>
            <text:p>- = decrease CT value by 10</text:p>
          </table:table-cell>
          <table:covered-table-cell table:number-columns-repeated="2"/>
        </table:table-row>
        <table:table-row table:style-name="ro3">
          <table:table-cell office:value-type="string" calcext:value-type="string" table:number-columns-spanned="3" table:number-rows-spanned="1">
            <text:p>CTRange</text:p>
          </table:table-cell>
          <table:covered-table-cell table:number-columns-repeated="2"/>
          <table:table-cell office:value-type="string" calcext:value-type="string" table:number-columns-spanned="3" table:number-rows-spanned="1">
            <text:p>Specify CT range of the bulb. The slider will still allow to set CT from 153 to 500, but the rendering will be done within the new range.</text:p>
            <text:p>&lt;ct_min&gt;,&lt;ct_max&gt; = set color temperature from 153 (cold) to 500 (warm) for CT lights default = 153,500</text:p>
            <text:p>This settings is not persisted in flash</text:p>
          </table:table-cell>
          <table:covered-table-cell table:number-columns-repeated="2"/>
        </table:table-row>
        <table:table-row table:style-name="ro5">
          <table:table-cell office:value-type="string" calcext:value-type="string" table:number-columns-spanned="3" table:number-rows-spanned="1">
            <text:p>Dimmer</text:p>
          </table:table-cell>
          <table:covered-table-cell table:number-columns-repeated="2"/>
          <table:table-cell office:value-type="string" calcext:value-type="string" table:number-columns-spanned="3" table:number-rows-spanned="1">
            <text:p>0..100 = set dimmer value from 0 to 100%</text:p>
            <text:p>+ = increase by DimmerStep value (default = 10)</text:p>
            <text:p>- = decrease by DimmerStep value (default =10)</text:p>
            <text:p>Use of these parameters with Fade on enables dimmer level "move down," "move up," and "stop" commands (<text:a xlink:href="https://github.com/arendst/Tasmota/pull/11269" xlink:type="simple">#11269</text:a>)</text:p>
            <text:p>&lt; = decrease to 1</text:p>
            <text:p>&gt; = increase to 100</text:p>
            <text:p>! = stop any dimmer fade in progress at current dimmer level</text:p>
          </table:table-cell>
          <table:covered-table-cell table:number-columns-repeated="2"/>
        </table:table-row>
        <table:table-row table:style-name="ro9">
          <table:table-cell office:value-type="string" calcext:value-type="string" table:number-columns-spanned="3" table:number-rows-spanned="1">
            <text:p>Dimmer&lt;x&gt;</text:p>
          </table:table-cell>
          <table:covered-table-cell table:number-columns-repeated="2"/>
          <table:table-cell table:style-name="ce1" office:value-type="string" calcext:value-type="string" table:number-columns-spanned="3" table:number-rows-spanned="1">
            <text:p>Commands available only when SetOption37 &gt;= 128 (<text:a xlink:href="https://github.com/arendst/Tasmota/pull/6819" xlink:type="simple">#6819</text:a>)</text:p>
            <text:p>&lt;value&gt; same as in Dimmer</text:p>
            <text:p>Dimmer0 &lt;value&gt; = set dimming for all channels</text:p>
            <text:p>Dimmer1 &lt;value&gt; = set dimming for RGB channels</text:p>
            <text:p>Dimmer2 &lt;value&gt; = set dimming for white channels</text:p>
            <text:p>Dimmer4 &lt;value&gt; = allow retaining brightness ratio between white and color channels when setting dimmer for linked lights</text:p>
          </table:table-cell>
          <table:covered-table-cell table:number-columns-repeated="2"/>
        </table:table-row>
        <table:table-row table:style-name="ro3">
          <table:table-cell office:value-type="string" calcext:value-type="string" table:number-columns-spanned="3" table:number-rows-spanned="1">
            <text:p>DimmerRange</text:p>
          </table:table-cell>
          <table:covered-table-cell table:number-columns-repeated="2"/>
          <table:table-cell office:value-type="string" calcext:value-type="string" table:number-columns-spanned="3" table:number-rows-spanned="1">
            <text:p>Change dimming range.</text:p>
            <text:p>&lt;dimmerMin&gt;,&lt;dimmerMax&gt; = set the internal dimming range from minimum to maximum value (0..255, 0..255)</text:p>
            <text:p>Does not change <text:a xlink:href="https://tasmota.github.io/docs/Commands/#dimmer" xlink:type="simple">Dimmer</text:a> command behavior</text:p>
          </table:table-cell>
          <table:covered-table-cell table:number-columns-repeated="2"/>
        </table:table-row>
        <table:table-row table:style-name="ro1">
          <table:table-cell office:value-type="string" calcext:value-type="string" table:number-columns-spanned="3" table:number-rows-spanned="1">
            <text:p>DimmerStep</text:p>
          </table:table-cell>
          <table:covered-table-cell table:number-columns-repeated="2"/>
          <table:table-cell office:value-type="string" calcext:value-type="string" table:number-columns-spanned="3" table:number-rows-spanned="1">
            <text:p>1..50 - set Dimmer +/- step value. (default =10)</text:p>
          </table:table-cell>
          <table:covered-table-cell table:number-columns-repeated="2"/>
        </table:table-row>
        <table:table-row table:style-name="ro3">
          <table:table-cell office:value-type="string" calcext:value-type="string" table:number-columns-spanned="3" table:number-rows-spanned="1">
            <text:p>Fade</text:p>
          </table:table-cell>
          <table:covered-table-cell table:number-columns-repeated="2"/>
          <table:table-cell office:value-type="string" calcext:value-type="string" table:number-columns-spanned="3" table:number-rows-spanned="1">
            <text:p>0 = do not use fade (default)</text:p>
            <text:p>1 = use fade</text:p>
            <text:p>See also <text:a xlink:href="https://tasmota.github.io/docs/Commands/#setoption91" xlink:type="simple">SetOption91</text:a></text:p>
          </table:table-cell>
          <table:covered-table-cell table:number-columns-repeated="2"/>
        </table:table-row>
        <table:table-row table:style-name="ro1">
          <table:table-cell office:value-type="string" calcext:value-type="string" table:number-columns-spanned="3" table:number-rows-spanned="1">
            <text:p>HsbColor</text:p>
          </table:table-cell>
          <table:covered-table-cell table:number-columns-repeated="2"/>
          <table:table-cell office:value-type="string" calcext:value-type="string" table:number-columns-spanned="3" table:number-rows-spanned="1">
            <text:p>&lt;hue&gt;,&lt;sat&gt;,&lt;bri&gt; = set color by hue, saturation and brightness</text:p>
          </table:table-cell>
          <table:covered-table-cell table:number-columns-repeated="2"/>
        </table:table-row>
        <table:table-row table:style-name="ro1">
          <table:table-cell office:value-type="string" calcext:value-type="string" table:number-columns-spanned="3" table:number-rows-spanned="1">
            <text:p>HsbColor1</text:p>
          </table:table-cell>
          <table:covered-table-cell table:number-columns-repeated="2"/>
          <table:table-cell office:value-type="string" calcext:value-type="string" table:number-columns-spanned="3" table:number-rows-spanned="1">
            <text:p>0..360 = set hue</text:p>
          </table:table-cell>
          <table:covered-table-cell table:number-columns-repeated="2"/>
        </table:table-row>
        <table:table-row table:style-name="ro1">
          <table:table-cell office:value-type="string" calcext:value-type="string" table:number-columns-spanned="3" table:number-rows-spanned="1">
            <text:p>HsbColor2</text:p>
          </table:table-cell>
          <table:covered-table-cell table:number-columns-repeated="2"/>
          <table:table-cell office:value-type="string" calcext:value-type="string" table:number-columns-spanned="3" table:number-rows-spanned="1">
            <text:p>0..100 = set saturation</text:p>
          </table:table-cell>
          <table:covered-table-cell table:number-columns-repeated="2"/>
        </table:table-row>
        <table:table-row table:style-name="ro1">
          <table:table-cell office:value-type="string" calcext:value-type="string" table:number-columns-spanned="3" table:number-rows-spanned="1">
            <text:p>HsbColor3</text:p>
          </table:table-cell>
          <table:covered-table-cell table:number-columns-repeated="2"/>
          <table:table-cell office:value-type="string" calcext:value-type="string" table:number-columns-spanned="3" table:number-rows-spanned="1">
            <text:p>0..100 = set brightness</text:p>
          </table:table-cell>
          <table:covered-table-cell table:number-columns-repeated="2"/>
        </table:table-row>
        <table:table-row table:style-name="ro9">
          <table:table-cell office:value-type="string" calcext:value-type="string" table:number-columns-spanned="3" table:number-rows-spanned="1">
            <text:p>L1MusicSync</text:p>
          </table:table-cell>
          <table:covered-table-cell table:number-columns-repeated="2"/>
          <table:table-cell table:style-name="ce11" office:value-type="string" calcext:value-type="string" table:number-columns-spanned="3" table:number-rows-spanned="1">
            <text:p>Only for Sonoff L1 (Lite) and Spider Z LED controllers</text:p>
            <text:p>&lt;power,sensitivity,speed&gt;</text:p>
            <text:p>  power = 0 - off, 1 - on, 2 - toggle</text:p>
            <text:p>  sensitivity = 1..10 (default: 5)</text:p>
            <text:p>  speed = 1..100 (default: 50)</text:p>
            <text:p>Can be used with only power argument</text:p>
          </table:table-cell>
          <table:covered-table-cell table:number-columns-repeated="2"/>
        </table:table-row>
        <table:table-row table:style-name="ro2">
          <table:table-cell office:value-type="string" calcext:value-type="string" table:number-columns-spanned="3" table:number-rows-spanned="1">
            <text:p>Led&lt;x&gt;</text:p>
          </table:table-cell>
          <table:covered-table-cell table:number-columns-repeated="2"/>
          <table:table-cell office:value-type="string" calcext:value-type="string" table:number-columns-spanned="3" table:number-rows-spanned="1">
            <text:p>#RRGGBB = set hex color value where &lt;x&gt; is the pixel number of the LED. A blank-delimited list of colors sets multiple successive pixels.</text:p>
            <text:p>(applies only to addressable LEDs)</text:p>
          </table:table-cell>
          <table:covered-table-cell table:number-columns-repeated="2"/>
        </table:table-row>
        <table:table-row table:style-name="ro4">
          <table:table-cell office:value-type="string" calcext:value-type="string" table:number-columns-spanned="3" table:number-rows-spanned="1">
            <text:p>LedPwmMode&lt;x&gt;</text:p>
          </table:table-cell>
          <table:covered-table-cell table:number-columns-repeated="2"/>
          <table:table-cell office:value-type="string" calcext:value-type="string" table:number-columns-spanned="3" table:number-rows-spanned="1">
            <text:p>Control status LED light mode (x = 0..4)</text:p>
            <text:p>0 = digital on/off mode (default)</text:p>
            <text:p>1 = PWM mode</text:p>
            <text:p>2 = toggle between modes</text:p>
          </table:table-cell>
          <table:covered-table-cell table:number-columns-repeated="2"/>
        </table:table-row>
        <table:table-row table:style-name="ro1">
          <table:table-cell office:value-type="string" calcext:value-type="string" table:number-columns-spanned="3" table:number-rows-spanned="1">
            <text:p>LedPwmOff</text:p>
          </table:table-cell>
          <table:covered-table-cell table:number-columns-repeated="2"/>
          <table:table-cell office:value-type="string" calcext:value-type="string" table:number-columns-spanned="3" table:number-rows-spanned="1">
            <text:p>0..255 = set LED brightness when OFF</text:p>
          </table:table-cell>
          <table:covered-table-cell table:number-columns-repeated="2"/>
        </table:table-row>
        <table:table-row table:style-name="ro1">
          <table:table-cell office:value-type="string" calcext:value-type="string" table:number-columns-spanned="3" table:number-rows-spanned="1">
            <text:p>LedPwmOn</text:p>
          </table:table-cell>
          <table:covered-table-cell table:number-columns-repeated="2"/>
          <table:table-cell office:value-type="string" calcext:value-type="string" table:number-columns-spanned="3" table:number-rows-spanned="1">
            <text:p>0..255 = set LED brightness when ON</text:p>
          </table:table-cell>
          <table:covered-table-cell table:number-columns-repeated="2"/>
        </table:table-row>
        <table:table-row table:style-name="ro2">
          <table:table-cell office:value-type="string" calcext:value-type="string" table:number-columns-spanned="3" table:number-rows-spanned="1">
            <text:p>LedTable</text:p>
          </table:table-cell>
          <table:covered-table-cell table:number-columns-repeated="2"/>
          <table:table-cell office:value-type="string" calcext:value-type="string" table:number-columns-spanned="3" table:number-rows-spanned="1">
            <text:p>0 = do not use <text:a xlink:href="https://learn.adafruit.com/led-tricks-gamma-correction?view=all" xlink:type="simple">LED gamma correction</text:a> (default «6.5.0.9)</text:p>
            <text:p>1 = use gamma correction (default »6.5.0.9)</text:p>
          </table:table-cell>
          <table:covered-table-cell table:number-columns-repeated="2"/>
        </table:table-row>
        <table:table-row table:style-name="ro8">
          <table:table-cell office:value-type="string" calcext:value-type="string" table:number-columns-spanned="3" table:number-rows-spanned="1">
            <text:p>MultiPwm</text:p>
            <text:p>SetOption68</text:p>
          </table:table-cell>
          <table:covered-table-cell table:number-columns-repeated="2"/>
          <table:table-cell office:value-type="string" calcext:value-type="string" table:number-columns-spanned="3" table:number-rows-spanned="1">
            <text:p>Multi-channel PWM instead of a single light</text:p>
            <text:p>0 = Treat <text:a xlink:href="https://tasmota.github.io/docs/Commands/#pwm" xlink:type="simple">PWM</text:a> as a single light (default)</text:p>
            <text:p>1 = Treat <text:a xlink:href="https://tasmota.github.io/docs/Commands/#pwm" xlink:type="simple">PWM</text:a> as separate channels. In this mode, use <text:a xlink:href="https://tasmota.github.io/docs/Commands/#power" xlink:type="simple">Power&lt;x&gt;</text:a> to turn lights on and off, and <text:a xlink:href="https://tasmota.github.io/docs/Commands/#channel" xlink:type="simple">Channel&lt;x&gt;</text:a> to change the value of each channel.</text:p>
            <text:p><text:a xlink:href="https://tasmota.github.io/docs/Commands/#color" xlink:type="simple">Color</text:a> still works to set all channels at once.</text:p>
            <text:p>Requires restart after change</text:p>
          </table:table-cell>
          <table:covered-table-cell table:number-columns-repeated="2"/>
        </table:table-row>
        <table:table-row table:style-name="ro3">
          <table:table-cell office:value-type="string" calcext:value-type="string" table:number-columns-spanned="3" table:number-rows-spanned="1">
            <text:p>Palette</text:p>
          </table:table-cell>
          <table:covered-table-cell table:number-columns-repeated="2"/>
          <table:table-cell office:value-type="string" calcext:value-type="string" table:number-columns-spanned="3" table:number-rows-spanned="1">
            <text:p>0 = Clear color palette</text:p>
            <text:p>[ ...] = Set list of colors used by Color&lt;1,2&gt; and Scheme&lt;2,3,4&gt; commands with each color separated by a space. The palette setting is not saved to flash. Use a boot-time rule such as ON System#Boot DO Palette xxxxx ENDON to set it back at each restart.</text:p>
          </table:table-cell>
          <table:covered-table-cell table:number-columns-repeated="2"/>
        </table:table-row>
        <table:table-row table:style-name="ro1">
          <table:table-cell office:value-type="string" calcext:value-type="string" table:number-columns-spanned="3" table:number-rows-spanned="1">
            <text:p>Pixels</text:p>
          </table:table-cell>
          <table:covered-table-cell table:number-columns-repeated="2"/>
          <table:table-cell office:value-type="string" calcext:value-type="string" table:number-columns-spanned="3" table:number-rows-spanned="1">
            <text:p>1..512 = set amount of pixels in strip or ring and reset <text:a xlink:href="https://tasmota.github.io/docs/Commands/#rotation" xlink:type="simple">Rotation</text:a> (applies only to addressable LEDs)</text:p>
          </table:table-cell>
          <table:covered-table-cell table:number-columns-repeated="2"/>
        </table:table-row>
        <table:table-row table:style-name="ro3">
          <table:table-cell office:value-type="string" calcext:value-type="string" table:number-columns-spanned="3" table:number-rows-spanned="1">
            <text:p>PowerOnFade</text:p>
            <text:p>SetOption91</text:p>
          </table:table-cell>
          <table:covered-table-cell table:number-columns-repeated="2"/>
          <table:table-cell office:value-type="string" calcext:value-type="string" table:number-columns-spanned="3" table:number-rows-spanned="1">
            <text:p>Enable Fade at boot and power on. By default fading is not enabled at boot because of stuttering caused by wi-fi connection</text:p>
            <text:p>0 = don't Fade at startup (default)</text:p>
            <text:p>1 = Fade at startup</text:p>
          </table:table-cell>
          <table:covered-table-cell table:number-columns-repeated="2"/>
        </table:table-row>
        <table:table-row table:style-name="ro4">
          <table:table-cell office:value-type="string" calcext:value-type="string" table:number-columns-spanned="3" table:number-rows-spanned="1">
            <text:p>PWMCT</text:p>
            <text:p>SetOption92</text:p>
          </table:table-cell>
          <table:covered-table-cell table:number-columns-repeated="2"/>
          <table:table-cell office:value-type="string" calcext:value-type="string" table:number-columns-spanned="3" table:number-rows-spanned="1">
            <text:p>Alternative to Module 38: for Cold/Warm white bulbs, enable the second PWM as CT (Color Temp) instead of Warm White, as required for Philips-Xiaomi bulbs.</text:p>
            <text:p>0 = normal Cold/Warm PWM (default)</text:p>
            <text:p>1 = Brightness/CT PWM</text:p>
            <text:p>See <text:a xlink:href="https://tasmota.github.io/docs/Lights/#pwm-ct" xlink:type="simple">PWM CT in Lights</text:a></text:p>
          </table:table-cell>
          <table:covered-table-cell table:number-columns-repeated="2"/>
        </table:table-row>
        <table:table-row table:style-name="ro3">
          <table:table-cell office:value-type="string" calcext:value-type="string" table:number-columns-spanned="3" table:number-rows-spanned="1">
            <text:p>RGBWWTable</text:p>
          </table:table-cell>
          <table:covered-table-cell table:number-columns-repeated="2"/>
          <table:table-cell office:value-type="string" calcext:value-type="string" table:number-columns-spanned="3" table:number-rows-spanned="1">
            <text:p>Control light intensity of unbalanced PWM channels</text:p>
            <text:p>PWM1,PWM2,PWM3,PWM4,PWM5 = channel range with values 0..255 (default =255,255,255,255,255)</text:p>
            <text:p>Range adjustment is computed after Gamma correction.</text:p>
          </table:table-cell>
          <table:covered-table-cell table:number-columns-repeated="2"/>
        </table:table-row>
        <table:table-row table:style-name="ro1">
          <table:table-cell office:value-type="string" calcext:value-type="string" table:number-columns-spanned="3" table:number-rows-spanned="1">
            <text:p>Rotation</text:p>
          </table:table-cell>
          <table:covered-table-cell table:number-columns-repeated="2"/>
          <table:table-cell office:value-type="string" calcext:value-type="string" table:number-columns-spanned="3" table:number-rows-spanned="1">
            <text:p>&lt;value&gt; = set amount of pixels to rotate (up to Pixels value) (applies only to addressable LEDs)</text:p>
          </table:table-cell>
          <table:covered-table-cell table:number-columns-repeated="2"/>
        </table:table-row>
        <table:table-row table:style-name="ro12">
          <table:table-cell office:value-type="string" calcext:value-type="string" table:number-columns-spanned="3" table:number-rows-spanned="1">
            <text:p>Scheme</text:p>
          </table:table-cell>
          <table:covered-table-cell table:number-columns-repeated="2"/>
          <table:table-cell office:value-type="string" calcext:value-type="string" table:number-columns-spanned="3" table:number-rows-spanned="1">
            <text:p>Light effects</text:p>
            <text:p>+ = next scheme</text:p>
            <text:p>- = previous scheme</text:p>
            <text:p>0 = single color for LED light (default)</text:p>
            <text:p>1 = start wake up sequence (same as <text:a xlink:href="https://tasmota.github.io/docs/Commands/#wakeup" xlink:type="simple">Wakeup</text:a>)</text:p>
            <text:p>2 = cycle up through colors using Speed option</text:p>
            <text:p>3 = cycle down through colors using Speed option</text:p>
            <text:p>4 = random cycle through colors using Speed and Fade</text:p>
            <text:p>Use &lt;value&gt;, &lt;startcolor&gt; if you want to set the starting color of selected scheme</text:p>
          </table:table-cell>
          <table:covered-table-cell table:number-columns-repeated="2"/>
        </table:table-row>
        <table:table-row table:style-name="ro16">
          <table:table-cell table:style-name="ce5" table:number-columns-spanned="3" table:number-rows-spanned="1"/>
          <table:covered-table-cell table:number-columns-repeated="2"/>
          <table:table-cell table:style-name="ce1" office:value-type="string" calcext:value-type="string" table:number-columns-spanned="3" table:number-rows-spanned="1">
            <text:p>Following schemes are usable only with addressable LEDs, e.g. WS281X, Neopixel</text:p>
            <text:p>5 = clock mode (<text:a xlink:href="https://hackaday.io/project/28194-esp-and-ws2812-based-clock" xlink:type="simple">example</text:a>)</text:p>
            <text:p>6 = candlelight pattern</text:p>
            <text:p>7 = RGB pattern</text:p>
            <text:p>8 = Christmas pattern</text:p>
            <text:p>9 = Hanukkah pattern</text:p>
            <text:p>10 = Kwanzaa pattern</text:p>
            <text:p>11 = rainbow pattern</text:p>
            <text:p>12 = fire pattern</text:p>
            <text:p>13 = stairs pattern</text:p>
          </table:table-cell>
          <table:covered-table-cell table:number-columns-repeated="2"/>
        </table:table-row>
        <table:table-row table:style-name="ro4">
          <table:table-cell office:value-type="string" calcext:value-type="string" table:number-columns-spanned="3" table:number-rows-spanned="1">
            <text:p>Speed</text:p>
          </table:table-cell>
          <table:covered-table-cell table:number-columns-repeated="2"/>
          <table:table-cell office:value-type="string" calcext:value-type="string" table:number-columns-spanned="3" table:number-rows-spanned="1">
            <text:p>1..40 = set fade speed from fast 1 to very slow 40</text:p>
            <text:p>+ = increase speed</text:p>
            <text:p>- = decrease speed</text:p>
            <text:p>The Speed value represents the time in 0.5s to fade from 0 to 100% (or the reverse). Example: Speed 4 takes 2.0s to fade from full brightness to black, or 0.5s to move from 75% to 100%.</text:p>
          </table:table-cell>
          <table:covered-table-cell table:number-columns-repeated="2"/>
        </table:table-row>
        <table:table-row table:style-name="ro2">
          <table:table-cell office:value-type="string" calcext:value-type="string" table:number-columns-spanned="3" table:number-rows-spanned="1">
            <text:p>Speed2</text:p>
          </table:table-cell>
          <table:covered-table-cell table:number-columns-repeated="2"/>
          <table:table-cell office:value-type="string" calcext:value-type="string" table:number-columns-spanned="3" table:number-rows-spanned="1">
            <text:p>Same as Speed but settings aren't stored.</text:p>
            <text:p>! = can be used to cancel the use of a preceding Speed2 command. <text:a xlink:href="https://github.com/arendst/Tasmota/pull/15954" xlink:type="simple">Use example...</text:a></text:p>
          </table:table-cell>
          <table:covered-table-cell table:number-columns-repeated="2"/>
        </table:table-row>
        <table:table-row table:style-name="ro2">
          <table:table-cell office:value-type="string" calcext:value-type="string" table:number-columns-spanned="3" table:number-rows-spanned="1">
            <text:p>StepPixels</text:p>
          </table:table-cell>
          <table:covered-table-cell table:number-columns-repeated="2"/>
          <table:table-cell table:style-name="ce11" office:value-type="string" calcext:value-type="string" table:number-columns-spanned="3" table:number-rows-spanned="1">
            <text:p>(<text:a xlink:href="https://tasmota.github.io/docs/Commands/#scheme" xlink:type="simple">Scheme</text:a> 5 only)</text:p>
            <text:p>&lt;value&gt; = define the number of LEDs in each step</text:p>
          </table:table-cell>
          <table:covered-table-cell table:number-columns-repeated="2"/>
        </table:table-row>
        <table:table-row table:style-name="ro8">
          <table:table-cell office:value-type="string" calcext:value-type="string" table:number-columns-spanned="3" table:number-rows-spanned="1">
            <text:p>VirtualCT</text:p>
          </table:table-cell>
          <table:covered-table-cell table:number-columns-repeated="2"/>
          <table:table-cell office:value-type="string" calcext:value-type="string" table:number-columns-spanned="3" table:number-rows-spanned="1">
            <text:p>Precisely specify color rendering of the bulb for Color Temperature. Needs SetOption106 1 and works for 3, 4 or 5 channel lights</text:p>
            <text:p>{"&lt;minct&gt;":"&lt;color1&gt;","midct":"&lt;color2&gt;","maxct":"&lt;color3"}</text:p>
            <text:p>Example: VirtualCT {"200":"FFFFFF0000","400":"000000FF00"}</text:p>
            <text:p>The first and last CT values indicate the min and max CT and are equivalent to CTRange. <text:a xlink:href="https://github.com/arendst/Tasmota/pull/10311" xlink:type="simple">Read more...</text:a></text:p>
            <text:p>This settings is not persisted in flash</text:p>
          </table:table-cell>
          <table:covered-table-cell table:number-columns-repeated="2"/>
        </table:table-row>
        <table:table-row table:style-name="ro2">
          <table:table-cell office:value-type="string" calcext:value-type="string" table:number-columns-spanned="3" table:number-rows-spanned="1">
            <text:p>Wakeup</text:p>
          </table:table-cell>
          <table:covered-table-cell table:number-columns-repeated="2"/>
          <table:table-cell office:value-type="string" calcext:value-type="string" table:number-columns-spanned="3" table:number-rows-spanned="1">
            <text:p>Start wake up sequence from OFF to stored Dimmer value</text:p>
            <text:p>0..100 = Start wake up sequence from OFF to provided Dimmer value</text:p>
          </table:table-cell>
          <table:covered-table-cell table:number-columns-repeated="2"/>
        </table:table-row>
        <table:table-row table:style-name="ro1">
          <table:table-cell office:value-type="string" calcext:value-type="string" table:number-columns-spanned="3" table:number-rows-spanned="1">
            <text:p>WakeupDuration</text:p>
          </table:table-cell>
          <table:covered-table-cell table:number-columns-repeated="2"/>
          <table:table-cell office:value-type="string" calcext:value-type="string" table:number-columns-spanned="3" table:number-rows-spanned="1">
            <text:p>1..3000 = set wake up duration in seconds</text:p>
          </table:table-cell>
          <table:covered-table-cell table:number-columns-repeated="2"/>
        </table:table-row>
        <table:table-row table:style-name="ro1">
          <table:table-cell office:value-type="string" calcext:value-type="string" table:number-columns-spanned="3" table:number-rows-spanned="1">
            <text:p>White</text:p>
          </table:table-cell>
          <table:covered-table-cell table:number-columns-repeated="2"/>
          <table:table-cell office:value-type="string" calcext:value-type="string" table:number-columns-spanned="3" table:number-rows-spanned="1">
            <text:p>1..100 = set white channel brightness in single white channel lights (single W or RGBW lights)</text:p>
          </table:table-cell>
          <table:covered-table-cell table:number-columns-repeated="2"/>
        </table:table-row>
        <table:table-row table:style-name="ro3">
          <table:table-cell office:value-type="string" calcext:value-type="string" table:number-columns-spanned="3" table:number-rows-spanned="1">
            <text:p>WhiteBlend</text:p>
            <text:p>SetOption105</text:p>
          </table:table-cell>
          <table:covered-table-cell table:number-columns-repeated="2"/>
          <table:table-cell office:value-type="string" calcext:value-type="string" table:number-columns-spanned="3" table:number-rows-spanned="1">
            <text:p><text:a xlink:href="https://tasmota.github.io/docs/Lights/#white-blend-mode" xlink:type="simple">White Blend Mode</text:a></text:p>
            <text:p>0 = disable (default)</text:p>
            <text:p>1 = enable</text:p>
          </table:table-cell>
          <table:covered-table-cell table:number-columns-repeated="2"/>
        </table:table-row>
        <table:table-row table:style-name="ro8">
          <table:table-cell office:value-type="string" calcext:value-type="string" table:number-columns-spanned="3" table:number-rows-spanned="1">
            <text:p>Width&lt;x&gt;</text:p>
          </table:table-cell>
          <table:covered-table-cell table:number-columns-repeated="2"/>
          <table:table-cell office:value-type="string" calcext:value-type="string" table:number-columns-spanned="3" table:number-rows-spanned="1">
            <text:p>x = 1..4</text:p>
            <text:p>1 = 0..4 = LED group width (<text:a xlink:href="https://tasmota.github.io/docs/Commands/#scheme" xlink:type="simple">Scheme</text:a> 6..12 only)</text:p>
            <text:p>2 = 0..32 = seconds hand width (<text:a xlink:href="https://tasmota.github.io/docs/Commands/#scheme" xlink:type="simple">Scheme</text:a> 5 only)</text:p>
            <text:p>3 = 0..32 = minutes hand width (<text:a xlink:href="https://tasmota.github.io/docs/Commands/#scheme" xlink:type="simple">Scheme</text:a> 5 only)</text:p>
            <text:p>4 = 0..32 = hour hand width (<text:a xlink:href="https://tasmota.github.io/docs/Commands/#scheme" xlink:type="simple">Scheme</text:a> 5 only)</text:p>
          </table:table-cell>
          <table:covered-table-cell table:number-columns-repeated="2"/>
        </table:table-row>
        <table:table-row table:style-name="ro1">
          <table:table-cell office:value-type="string" calcext:value-type="string" table:number-columns-spanned="3" table:number-rows-spanned="1">
            <text:p>See also</text:p>
          </table:table-cell>
          <table:covered-table-cell table:number-columns-repeated="2"/>
          <table:table-cell office:value-type="string" calcext:value-type="string" table:number-columns-spanned="3" table:number-rows-spanned="1">
            <text:p><text:a xlink:href="https://tasmota.github.io/docs/Commands/#setoption15" xlink:type="simple">SetOption15</text:a>, <text:a xlink:href="https://tasmota.github.io/docs/Commands/#setoption16" xlink:type="simple">SetOption16</text:a>, <text:a xlink:href="https://tasmota.github.io/docs/Commands/#setoption17" xlink:type="simple">SetOption17</text:a>, <text:a xlink:href="https://tasmota.github.io/docs/Commands/#setoption20" xlink:type="simple">SetOption20</text:a>, <text:a xlink:href="https://tasmota.github.io/docs/Commands/#setoption37" xlink:type="simple">SetOption37</text:a>, <text:a xlink:href="https://tasmota.github.io/docs/Commands/#setoption68" xlink:type="simple">SetOption68</text:a> and <text:a xlink:href="https://tasmota.github.io/docs/Commands/#setoption107" xlink:type="simple">SetOption107</text:a></text:p>
          </table:table-cell>
          <table:covered-table-cell table:number-columns-repeated="2"/>
        </table:table-row>
        <table:table-row table:style-name="ro13">
          <table:table-cell table:style-name="ce3" office:value-type="string" calcext:value-type="string" table:number-columns-spanned="6" table:number-rows-spanned="1">
            <text:p>Device Groups<text:a xlink:href="https://tasmota.github.io/docs/Commands/#device-groups" xlink:type="simple">~</text:a></text:p>
          </table:table-cell>
          <table:covered-table-cell table:number-columns-repeated="2"/>
          <table:covered-table-cell table:style-name="Default"/>
          <table:covered-table-cell table:number-columns-repeated="2"/>
        </table:table-row>
        <table:table-row table:style-name="ro1">
          <table:table-cell table:style-name="ce1" office:value-type="string" calcext:value-type="string" table:number-columns-spanned="3" table:number-rows-spanned="1">
            <text:p>Command</text:p>
          </table:table-cell>
          <table:covered-table-cell table:number-columns-repeated="2"/>
          <table:table-cell table:style-name="ce1" office:value-type="string" calcext:value-type="string" table:number-columns-spanned="3" table:number-rows-spanned="1">
            <text:p>Parameters</text:p>
          </table:table-cell>
          <table:covered-table-cell table:number-columns-repeated="2"/>
        </table:table-row>
        <table:table-row table:style-name="ro3">
          <table:table-cell office:value-type="string" calcext:value-type="string" table:number-columns-spanned="3" table:number-rows-spanned="1">
            <text:p>DevGroupName&lt;x&gt;</text:p>
          </table:table-cell>
          <table:covered-table-cell table:number-columns-repeated="2"/>
          <table:table-cell office:value-type="string" calcext:value-type="string" table:number-columns-spanned="3" table:number-rows-spanned="1">
            <text:p>0 = clear device group &lt;x&gt; name and restart</text:p>
            <text:p>&lt;value&gt; = set device group &lt;x&gt; name and restart.</text:p>
            <text:p>Prior to 8.2.0.3, GroupTopic was used to specify the device group name.</text:p>
          </table:table-cell>
          <table:covered-table-cell table:number-columns-repeated="2"/>
        </table:table-row>
        <table:table-row table:style-name="ro21">
          <table:table-cell office:value-type="string" calcext:value-type="string" table:number-columns-spanned="3" table:number-rows-spanned="1">
            <text:p>DevGroupSend&lt;x&gt;</text:p>
          </table:table-cell>
          <table:covered-table-cell table:number-columns-repeated="2"/>
          <table:table-cell office:value-type="string" calcext:value-type="string" table:number-columns-spanned="3" table:number-rows-spanned="1">
            <text:p>&lt;item&gt;=&lt;value&gt;[ ...] = send an update to device group &lt;x&gt;. The device group name must have been previously set with DevGroupName&lt;x&gt;. Multiple item/value pairs can be specified separated by a space. Spaces in &lt;value&gt; must be escaped with a backslash (\). The message sent is also processed on the local device as if it had been received from the network.</text:p>
            <text:p/>
            <text:p>For items with numeric values, &lt;value&gt; can be specified as @&lt;operator&gt;[&lt;operand&gt;] to send a value after performing an operation on the current value. &lt;operator&gt; can be + (add), - (subtract) or ^ (invert). If &lt;operand&gt; is not specified, it defaults to 0xffffffff for the invert operator and 1 for other operators.</text:p>
            <text:p/>
            <text:p>Examples:</text:p>
            <text:p>DevGroupSend 4=90 128=1 - send an update to set the light brightness to 90 and turn relay 1 on.</text:p>
            <text:p>DevGroupSend 193=Buzzer\\ 2,3 - send the Buzzer 2,3 command.</text:p>
            <text:p>DevGroupSend 6=@+ 4=@-10 - set the next fixed color and decrease the brightness by 10.</text:p>
            <text:p>DevGroupSend 128=^ - toggle all the relays.</text:p>
            <text:p/>
            <text:p>2 = Light fade (0 = Off, 1 = On)</text:p>
            <text:p>3 = Light speed (1..40)</text:p>
            <text:p>4 = Light brightness (0..255)</text:p>
            <text:p>5 = Light <text:a xlink:href="https://tasmota.github.io/docs/Commands/#scheme" xlink:type="simple">Scheme</text:a></text:p>
            <text:p>6 = Light fixed color (0 = white (using CT channels), other values according to <text:a xlink:href="https://tasmota.github.io/docs/Commands/#color" xlink:type="simple">Color</text:a>)</text:p>
            <text:p>7 = PWM dimmer low preset (0..255)</text:p>
            <text:p>8 = PWM dimmer high preset (0..255)</text:p>
            <text:p>9 = PWM dimmer power-on brightness (0..255)</text:p>
            <text:p>128 = Relay Power - bitmask with bits set for relays to be powered on. The number of relays can be specified in bits 24 - 31. If the number of relays is not specified, only relay 1 is set</text:p>
            <text:p>192 = Event - event name and arguments</text:p>
            <text:p>193 = Command - command and arguments</text:p>
            <text:p>224 = Light channels - comma separated list of brightness levels (0..255) for channels 1 - 5 (e.g. 255,128,0,0,0 will turn the red channel on at 100% and the green channel on at 50% on an RBG light)</text:p>
          </table:table-cell>
          <table:covered-table-cell table:number-columns-repeated="2"/>
        </table:table-row>
        <table:table-row table:style-name="ro7">
          <table:table-cell office:value-type="string" calcext:value-type="string" table:number-columns-spanned="3" table:number-rows-spanned="1">
            <text:p>DevGroupShare</text:p>
          </table:table-cell>
          <table:covered-table-cell table:number-columns-repeated="2"/>
          <table:table-cell office:value-type="string" calcext:value-type="string" table:number-columns-spanned="3" table:number-rows-spanned="1">
            <text:p>&lt;in&gt;,&lt;out&gt; = set incoming and outgoing shared items (default = 0xffffffff,0xffffffff)</text:p>
            <text:p>&lt;in&gt; and &lt;out&gt; are bit masks where each mask is the sum of the values for the categories (listed below) to be shared. For example, to receive only power (1), light brightness (2) and light color (16) and send only power (1), enter the command DevGroupShare 19,1.</text:p>
            <text:p/>
            <text:p>1 = Power</text:p>
            <text:p>2 = Light brightness</text:p>
            <text:p>4 = Light fade/speed</text:p>
            <text:p>8 = Light scheme</text:p>
            <text:p>16 = Light color</text:p>
            <text:p>32 = Dimmer settings (presets)</text:p>
            <text:p>64 = Event</text:p>
          </table:table-cell>
          <table:covered-table-cell table:number-columns-repeated="2"/>
        </table:table-row>
        <table:table-row table:style-name="ro1">
          <table:table-cell office:value-type="string" calcext:value-type="string" table:number-columns-spanned="3" table:number-rows-spanned="1">
            <text:p>DevGroupStatus&lt;x&gt;</text:p>
          </table:table-cell>
          <table:covered-table-cell table:number-columns-repeated="2"/>
          <table:table-cell office:value-type="string" calcext:value-type="string" table:number-columns-spanned="3" table:number-rows-spanned="1">
            <text:p>Show the status of device group &lt;x&gt; including a list of the currently known members.</text:p>
          </table:table-cell>
          <table:covered-table-cell table:number-columns-repeated="2"/>
        </table:table-row>
        <table:table-row table:style-name="ro13">
          <table:table-cell table:style-name="ce3" office:value-type="string" calcext:value-type="string" table:number-columns-spanned="6" table:number-rows-spanned="1">
            <text:p>SetOptions<text:a xlink:href="https://tasmota.github.io/docs/Commands/#setoptions" xlink:type="simple">~</text:a></text:p>
          </table:table-cell>
          <table:covered-table-cell table:number-columns-repeated="2"/>
          <table:covered-table-cell table:style-name="Default"/>
          <table:covered-table-cell table:number-columns-repeated="2"/>
        </table:table-row>
        <table:table-row table:style-name="ro1">
          <table:table-cell table:style-name="ce13" office:value-type="string" calcext:value-type="string" table:number-columns-spanned="6" table:number-rows-spanned="1">
            <text:p>Tip</text:p>
          </table:table-cell>
          <table:covered-table-cell table:number-columns-repeated="2"/>
          <table:covered-table-cell table:style-name="Default"/>
          <table:covered-table-cell table:number-columns-repeated="2"/>
        </table:table-row>
        <table:table-row table:style-name="ro1">
          <table:table-cell table:style-name="ce13" office:value-type="string" calcext:value-type="string" table:number-columns-spanned="6" table:number-rows-spanned="1">
            <text:p>Instead of typing SetOption you can use shorter form of SO. so instead of SetOption19 1 you can use SO19 1</text:p>
          </table:table-cell>
          <table:covered-table-cell table:number-columns-repeated="2"/>
          <table:covered-table-cell table:style-name="Default"/>
          <table:covered-table-cell table:number-columns-repeated="2"/>
        </table:table-row>
        <table:table-row table:style-name="ro1">
          <table:table-cell table:style-name="ce15" office:value-type="string" calcext:value-type="string" table:number-columns-spanned="3" table:number-rows-spanned="1">
            <text:p>Command</text:p>
          </table:table-cell>
          <table:covered-table-cell table:number-columns-repeated="2"/>
          <table:table-cell table:style-name="ce1" office:value-type="string" calcext:value-type="string" table:number-columns-spanned="3" table:number-rows-spanned="1">
            <text:p>Parameters</text:p>
          </table:table-cell>
          <table:covered-table-cell table:number-columns-repeated="2"/>
        </table:table-row>
        <table:table-row table:style-name="ro4">
          <table:table-cell table:style-name="ce7" office:value-type="string" calcext:value-type="string" table:number-columns-spanned="3" table:number-rows-spanned="1">
            <text:p>SetOption0</text:p>
          </table:table-cell>
          <table:covered-table-cell table:number-columns-repeated="2"/>
          <table:table-cell office:value-type="string" calcext:value-type="string" table:number-columns-spanned="3" table:number-rows-spanned="1">
            <text:p>Save power state and use after restart (=SaveState)</text:p>
            <text:p>0 = disable (see note below)</text:p>
            <text:p>1 = enable (default)</text:p>
            <text:p>Note: Power state means on/off state of eg. relays or lights. Other parameters like color, color temperature, brightness, dimmer, etc. are still saved when changed. To disable saving other parameters see <text:a xlink:href="https://tasmota.github.io/docs/Commands/#savedata" xlink:type="simple">SaveData</text:a>.</text:p>
          </table:table-cell>
          <table:covered-table-cell table:number-columns-repeated="2"/>
        </table:table-row>
        <table:table-row table:style-name="ro3">
          <table:table-cell table:style-name="ce7" office:value-type="string" calcext:value-type="string" table:number-columns-spanned="3" table:number-rows-spanned="1">
            <text:p>SetOption1</text:p>
          </table:table-cell>
          <table:covered-table-cell table:number-columns-repeated="2"/>
          <table:table-cell office:value-type="string" calcext:value-type="string" table:number-columns-spanned="3" table:number-rows-spanned="1">
            <text:p>Set <text:a xlink:href="https://tasmota.github.io/docs/Buttons-and-Switches/#multi-press-functions" xlink:type="simple">button multipress</text:a> mode to</text:p>
            <text:p>0 = allow all button actions (default)</text:p>
            <text:p>1 = restrict to single to penta press and hold actions (i.e., disable inadvertent reset due to long press)</text:p>
          </table:table-cell>
          <table:covered-table-cell table:number-columns-repeated="2"/>
        </table:table-row>
        <table:table-row table:style-name="ro3">
          <table:table-cell table:style-name="ce7" office:value-type="string" calcext:value-type="string" table:number-columns-spanned="3" table:number-rows-spanned="1">
            <text:p>SetOption2</text:p>
          </table:table-cell>
          <table:covered-table-cell table:number-columns-repeated="2"/>
          <table:table-cell office:value-type="string" calcext:value-type="string" table:number-columns-spanned="3" table:number-rows-spanned="1">
            <text:p>Set display of global temperature/humidity/pressure info to JSON sensor message</text:p>
            <text:p>0 = disable (default)</text:p>
            <text:p>1 = enable</text:p>
          </table:table-cell>
          <table:covered-table-cell table:number-columns-repeated="2"/>
        </table:table-row>
        <table:table-row table:style-name="ro3">
          <table:table-cell table:style-name="ce7" office:value-type="string" calcext:value-type="string" table:number-columns-spanned="3" table:number-rows-spanned="1">
            <text:p>SetOption3</text:p>
          </table:table-cell>
          <table:covered-table-cell table:number-columns-repeated="2"/>
          <table:table-cell office:value-type="string" calcext:value-type="string" table:number-columns-spanned="3" table:number-rows-spanned="1">
            <text:p><text:a xlink:href="https://tasmota.github.io/docs/MQTT/" xlink:type="simple">MQTT</text:a></text:p>
            <text:p>0 = disable MQTT</text:p>
            <text:p>1 = enable MQTT (default)</text:p>
          </table:table-cell>
          <table:covered-table-cell table:number-columns-repeated="2"/>
        </table:table-row>
        <table:table-row table:style-name="ro3">
          <table:table-cell table:style-name="ce7" office:value-type="string" calcext:value-type="string" table:number-columns-spanned="3" table:number-rows-spanned="1">
            <text:p>SetOption4</text:p>
          </table:table-cell>
          <table:covered-table-cell table:number-columns-repeated="2"/>
          <table:table-cell office:value-type="string" calcext:value-type="string" table:number-columns-spanned="3" table:number-rows-spanned="1">
            <text:p>Return MQTT response as</text:p>
            <text:p>0 = RESULT topic (default)</text:p>
            <text:p>1 = %COMMAND% topic</text:p>
          </table:table-cell>
          <table:covered-table-cell table:number-columns-repeated="2"/>
        </table:table-row>
        <table:table-row table:style-name="ro3">
          <table:table-cell table:style-name="ce7" office:value-type="string" calcext:value-type="string" table:number-columns-spanned="3" table:number-rows-spanned="1">
            <text:p>SetOption8</text:p>
          </table:table-cell>
          <table:covered-table-cell table:number-columns-repeated="2"/>
          <table:table-cell office:value-type="string" calcext:value-type="string" table:number-columns-spanned="3" table:number-rows-spanned="1">
            <text:p>Show temperature in</text:p>
            <text:p>0= Celsius (default)</text:p>
            <text:p>1 = Fahrenheit</text:p>
          </table:table-cell>
          <table:covered-table-cell table:number-columns-repeated="2"/>
        </table:table-row>
        <table:table-row table:style-name="ro3">
          <table:table-cell table:style-name="ce7" office:value-type="string" calcext:value-type="string" table:number-columns-spanned="3" table:number-rows-spanned="1">
            <text:p>SetOption10</text:p>
          </table:table-cell>
          <table:covered-table-cell table:number-columns-repeated="2"/>
          <table:table-cell office:value-type="string" calcext:value-type="string" table:number-columns-spanned="3" table:number-rows-spanned="1">
            <text:p>When the device MQTT topic changes</text:p>
            <text:p>0 = remove retained message on old topic LWT (default)</text:p>
            <text:p>1 = send "Offline" to old topic LWT</text:p>
          </table:table-cell>
          <table:covered-table-cell table:number-columns-repeated="2"/>
        </table:table-row>
        <table:table-row table:style-name="ro3">
          <table:table-cell table:style-name="ce7" office:value-type="string" calcext:value-type="string" table:number-columns-spanned="3" table:number-rows-spanned="1">
            <text:p>SetOption11</text:p>
          </table:table-cell>
          <table:covered-table-cell table:number-columns-repeated="2"/>
          <table:table-cell office:value-type="string" calcext:value-type="string" table:number-columns-spanned="3" table:number-rows-spanned="1">
            <text:p>Swap button single and double press <text:a xlink:href="https://tasmota.github.io/docs/Buttons-and-Switches/#changing-default-functionality" xlink:type="simple">functionality</text:a></text:p>
            <text:p>0 = disable (default)</text:p>
            <text:p>1 = enable</text:p>
          </table:table-cell>
          <table:covered-table-cell table:number-columns-repeated="2"/>
        </table:table-row>
        <table:table-row table:style-name="ro3">
          <table:table-cell table:style-name="ce7" office:value-type="string" calcext:value-type="string" table:number-columns-spanned="3" table:number-rows-spanned="1">
            <text:p>SetOption12</text:p>
          </table:table-cell>
          <table:covered-table-cell table:number-columns-repeated="2"/>
          <table:table-cell office:value-type="string" calcext:value-type="string" table:number-columns-spanned="3" table:number-rows-spanned="1">
            <text:p>Configuration saving to flash option</text:p>
            <text:p>0 = allow dynamic flash save slot rotation (default)</text:p>
            <text:p>1 = use fixed eeprom flash slot</text:p>
          </table:table-cell>
          <table:covered-table-cell table:number-columns-repeated="2"/>
        </table:table-row>
        <table:table-row table:style-name="ro3">
          <table:table-cell table:style-name="ce7" office:value-type="string" calcext:value-type="string" table:number-columns-spanned="3" table:number-rows-spanned="1">
            <text:p>SetOption13</text:p>
          </table:table-cell>
          <table:covered-table-cell table:number-columns-repeated="2"/>
          <table:table-cell office:value-type="string" calcext:value-type="string" table:number-columns-spanned="3" table:number-rows-spanned="1">
            <text:p>Allow immediate action on single button press</text:p>
            <text:p>0 = single, multi-press and hold button actions (default)</text:p>
            <text:p>1 = only single press action for immediate response (i.e., disable multipress detection). Disable by holding for 4 x button hold time (see <text:a xlink:href="https://tasmota.github.io/docs/Commands/#setoption32" xlink:type="simple">SetOption32</text:a>).</text:p>
          </table:table-cell>
          <table:covered-table-cell table:number-columns-repeated="2"/>
        </table:table-row>
        <table:table-row table:style-name="ro3">
          <table:table-cell table:style-name="ce7" office:value-type="string" calcext:value-type="string" table:number-columns-spanned="3" table:number-rows-spanned="1">
            <text:p>SetOption15</text:p>
          </table:table-cell>
          <table:covered-table-cell table:number-columns-repeated="2"/>
          <table:table-cell office:value-type="string" calcext:value-type="string" table:number-columns-spanned="3" table:number-rows-spanned="1">
            <text:p>Set PWM control for LED lights</text:p>
            <text:p>0 = basic PWM control</text:p>
            <text:p>1 = control with <text:a xlink:href="https://tasmota.github.io/docs/Commands/#color" xlink:type="simple">Color</text:a> or <text:a xlink:href="https://tasmota.github.io/docs/Commands/#dimmer" xlink:type="simple">Dimmer</text:a> commands (default)</text:p>
          </table:table-cell>
          <table:covered-table-cell table:number-columns-repeated="2"/>
        </table:table-row>
        <table:table-row table:style-name="ro3">
          <table:table-cell table:style-name="ce7" office:value-type="string" calcext:value-type="string" table:number-columns-spanned="3" table:number-rows-spanned="1">
            <text:p>SetOption16</text:p>
          </table:table-cell>
          <table:covered-table-cell table:number-columns-repeated="2"/>
          <table:table-cell office:value-type="string" calcext:value-type="string" table:number-columns-spanned="3" table:number-rows-spanned="1">
            <text:p>Set addressable LED Clock scheme parameter</text:p>
            <text:p>0 = clock-wise mode (default)</text:p>
            <text:p>1 = counter-clock-wise mode</text:p>
          </table:table-cell>
          <table:covered-table-cell table:number-columns-repeated="2"/>
        </table:table-row>
        <table:table-row table:style-name="ro3">
          <table:table-cell table:style-name="ce7" office:value-type="string" calcext:value-type="string" table:number-columns-spanned="3" table:number-rows-spanned="1">
            <text:p>SetOption17</text:p>
          </table:table-cell>
          <table:covered-table-cell table:number-columns-repeated="2"/>
          <table:table-cell office:value-type="string" calcext:value-type="string" table:number-columns-spanned="3" table:number-rows-spanned="1">
            <text:p>Show <text:a xlink:href="https://tasmota.github.io/docs/Commands/#color" xlink:type="simple">Color</text:a> string as</text:p>
            <text:p>0 = hex string (default)</text:p>
            <text:p>1 = comma-separated decimal string</text:p>
          </table:table-cell>
          <table:covered-table-cell table:number-columns-repeated="2"/>
        </table:table-row>
        <table:table-row table:style-name="ro4">
          <table:table-cell table:style-name="ce7" office:value-type="string" calcext:value-type="string" table:number-columns-spanned="3" table:number-rows-spanned="1">
            <text:p>SetOption18</text:p>
          </table:table-cell>
          <table:covered-table-cell table:number-columns-repeated="2"/>
          <table:table-cell office:value-type="string" calcext:value-type="string" table:number-columns-spanned="3" table:number-rows-spanned="1">
            <text:p>Set status of signal light paired with <text:a xlink:href="https://tasmota.github.io/docs/Commands/#sensor14" xlink:type="simple">CO2 sensor</text:a></text:p>
            <text:p>0 = disable light (default)</text:p>
            <text:p>1 = enable light</text:p>
            <text:p>The light will be green below CO2_LOW and red above CO2_HIGH (transition yellow/orange between). The default levels are: 800ppm for low and 1200ppm for high but these can be set in user_config_override.h.</text:p>
          </table:table-cell>
          <table:covered-table-cell table:number-columns-repeated="2"/>
        </table:table-row>
        <table:table-row table:style-name="ro3">
          <table:table-cell table:style-name="ce7" office:value-type="string" calcext:value-type="string" table:number-columns-spanned="3" table:number-rows-spanned="1">
            <text:p>SetOption19</text:p>
          </table:table-cell>
          <table:covered-table-cell table:number-columns-repeated="2"/>
          <table:table-cell office:value-type="string" calcext:value-type="string" table:number-columns-spanned="3" table:number-rows-spanned="1">
            <text:p><text:a xlink:href="https://tasmota.github.io/docs/Home-Assistant/" xlink:type="simple">Tasmota discovery protocol</text:a> used in Home Assistant <text:a xlink:href="https://www.home-assistant.io/integrations/tasmota/" xlink:type="simple">Tasmota integration</text:a></text:p>
            <text:p>0 = enable Tasmota discovery (default)</text:p>
            <text:p>1 = use deprecated MQTT discovery (only with #define USE_HOME_ASSISTANT, does not exist in release binaries)</text:p>
          </table:table-cell>
          <table:covered-table-cell table:number-columns-repeated="2"/>
        </table:table-row>
        <table:table-row table:style-name="ro3">
          <table:table-cell table:style-name="ce7" office:value-type="string" calcext:value-type="string" table:number-columns-spanned="3" table:number-rows-spanned="1">
            <text:p>SetOption20</text:p>
          </table:table-cell>
          <table:covered-table-cell table:number-columns-repeated="2"/>
          <table:table-cell office:value-type="string" calcext:value-type="string" table:number-columns-spanned="3" table:number-rows-spanned="1">
            <text:p>Update of Dimmer/Color/CT without turning power on</text:p>
            <text:p>0 = disable (default)</text:p>
            <text:p>1 = enable</text:p>
          </table:table-cell>
          <table:covered-table-cell table:number-columns-repeated="2"/>
        </table:table-row>
        <table:table-row table:style-name="ro3">
          <table:table-cell table:style-name="ce7" office:value-type="string" calcext:value-type="string" table:number-columns-spanned="3" table:number-rows-spanned="1">
            <text:p>SetOption21</text:p>
          </table:table-cell>
          <table:covered-table-cell table:number-columns-repeated="2"/>
          <table:table-cell office:value-type="string" calcext:value-type="string" table:number-columns-spanned="3" table:number-rows-spanned="1">
            <text:p>Energy monitoring when power is off</text:p>
            <text:p>0 = disable (default)</text:p>
            <text:p>1 = enable</text:p>
          </table:table-cell>
          <table:covered-table-cell table:number-columns-repeated="2"/>
        </table:table-row>
        <table:table-row table:style-name="ro3">
          <table:table-cell table:style-name="ce7" office:value-type="string" calcext:value-type="string" table:number-columns-spanned="3" table:number-rows-spanned="1">
            <text:p>SetOption24</text:p>
          </table:table-cell>
          <table:covered-table-cell table:number-columns-repeated="2"/>
          <table:table-cell office:value-type="string" calcext:value-type="string" table:number-columns-spanned="3" table:number-rows-spanned="1">
            <text:p>Set pressure units</text:p>
            <text:p>0 = hPa (default)</text:p>
            <text:p>1 = mmHg</text:p>
          </table:table-cell>
          <table:covered-table-cell table:number-columns-repeated="2"/>
        </table:table-row>
        <table:table-row table:style-name="ro3">
          <table:table-cell table:style-name="ce7" office:value-type="string" calcext:value-type="string" table:number-columns-spanned="3" table:number-rows-spanned="1">
            <text:p>SetOption26</text:p>
          </table:table-cell>
          <table:covered-table-cell table:number-columns-repeated="2"/>
          <table:table-cell office:value-type="string" calcext:value-type="string" table:number-columns-spanned="3" table:number-rows-spanned="1">
            <text:p>Use indexes even when only one relay is present</text:p>
            <text:p>0 = messages use POWER (default)</text:p>
            <text:p>1 = messages use POWER1</text:p>
          </table:table-cell>
          <table:covered-table-cell table:number-columns-repeated="2"/>
        </table:table-row>
        <table:table-row table:style-name="ro3">
          <table:table-cell table:style-name="ce7" office:value-type="string" calcext:value-type="string" table:number-columns-spanned="3" table:number-rows-spanned="1">
            <text:p>SetOption28</text:p>
          </table:table-cell>
          <table:covered-table-cell table:number-columns-repeated="2"/>
          <table:table-cell office:value-type="string" calcext:value-type="string" table:number-columns-spanned="3" table:number-rows-spanned="1">
            <text:p>RF received data format</text:p>
            <text:p>0 = hex (default)</text:p>
            <text:p>1 = decimal</text:p>
          </table:table-cell>
          <table:covered-table-cell table:number-columns-repeated="2"/>
        </table:table-row>
        <table:table-row table:style-name="ro3">
          <table:table-cell table:style-name="ce7" office:value-type="string" calcext:value-type="string" table:number-columns-spanned="3" table:number-rows-spanned="1">
            <text:p>SetOption29</text:p>
          </table:table-cell>
          <table:covered-table-cell table:number-columns-repeated="2"/>
          <table:table-cell office:value-type="string" calcext:value-type="string" table:number-columns-spanned="3" table:number-rows-spanned="1">
            <text:p>IR received data format</text:p>
            <text:p>0 = hex (default)</text:p>
            <text:p>1 = decimal</text:p>
          </table:table-cell>
          <table:covered-table-cell table:number-columns-repeated="2"/>
        </table:table-row>
        <table:table-row table:style-name="ro3">
          <table:table-cell table:style-name="ce7" office:value-type="string" calcext:value-type="string" table:number-columns-spanned="3" table:number-rows-spanned="1">
            <text:p>SetOption30</text:p>
          </table:table-cell>
          <table:covered-table-cell table:number-columns-repeated="2"/>
          <table:table-cell office:value-type="string" calcext:value-type="string" table:number-columns-spanned="3" table:number-rows-spanned="1">
            <text:p>Enforce Home Assistant auto-discovery as light</text:p>
            <text:p>0 = relays are announced as a switch and PWM as a light (default)</text:p>
            <text:p>1 = both relays and PWM are announced as light</text:p>
          </table:table-cell>
          <table:covered-table-cell table:number-columns-repeated="2"/>
        </table:table-row>
        <table:table-row table:style-name="ro4">
          <table:table-cell table:style-name="ce7" office:value-type="string" calcext:value-type="string" table:number-columns-spanned="3" table:number-rows-spanned="1">
            <text:p>SetOption31</text:p>
          </table:table-cell>
          <table:covered-table-cell table:number-columns-repeated="2"/>
          <table:table-cell office:value-type="string" calcext:value-type="string" table:number-columns-spanned="3" table:number-rows-spanned="1">
            <text:p>Set status LED blinking during Wi-Fi and MQTT connection problems.</text:p>
            <text:p><text:a xlink:href="https://tasmota.github.io/docs/Commands/#ledpower" xlink:type="simple">LedPower</text:a> must be set to 0 for this feature to work</text:p>
            <text:p>0 = Enabled (default)</text:p>
            <text:p>1 = Disabled</text:p>
          </table:table-cell>
          <table:covered-table-cell table:number-columns-repeated="2"/>
        </table:table-row>
        <table:table-row table:style-name="ro2">
          <table:table-cell table:style-name="ce7" office:value-type="string" calcext:value-type="string" table:number-columns-spanned="3" table:number-rows-spanned="1">
            <text:p>SetOption32</text:p>
          </table:table-cell>
          <table:covered-table-cell table:number-columns-repeated="2"/>
          <table:table-cell office:value-type="string" calcext:value-type="string" table:number-columns-spanned="3" table:number-rows-spanned="1">
            <text:p>Number of 0.1 seconds to hold button before sending HOLD action message.</text:p>
            <text:p>1..100 to set button hold time (default = 40). This option also affects the time required to perform a firmware defaults reset (10x HOLD action time). There is no firmware reset on using the HOLD action with shutterbuttons.</text:p>
          </table:table-cell>
          <table:covered-table-cell table:number-columns-repeated="2"/>
        </table:table-row>
        <table:table-row table:style-name="ro2">
          <table:table-cell table:style-name="ce7" office:value-type="string" calcext:value-type="string" table:number-columns-spanned="3" table:number-rows-spanned="1">
            <text:p>SetOption33</text:p>
          </table:table-cell>
          <table:covered-table-cell table:number-columns-repeated="2"/>
          <table:table-cell office:value-type="string" calcext:value-type="string" table:number-columns-spanned="3" table:number-rows-spanned="1">
            <text:p>Number of seconds for which the maximum power limit can be exceeded before the power is turned off</text:p>
            <text:p>1..250 = set number of seconds (default = 5)</text:p>
          </table:table-cell>
          <table:covered-table-cell table:number-columns-repeated="2"/>
        </table:table-row>
        <table:table-row table:style-name="ro1">
          <table:table-cell table:style-name="ce7" office:value-type="string" calcext:value-type="string" table:number-columns-spanned="3" table:number-rows-spanned="1">
            <text:p>SetOption34</text:p>
          </table:table-cell>
          <table:covered-table-cell table:number-columns-repeated="2"/>
          <table:table-cell office:value-type="string" calcext:value-type="string" table:number-columns-spanned="3" table:number-rows-spanned="1">
            <text:p>0..255 = set <text:a xlink:href="https://tasmota.github.io/docs/Commands/#backlog" xlink:type="simple">Backlog</text:a> inter-command delay in milliseconds (default = 200)</text:p>
          </table:table-cell>
          <table:covered-table-cell table:number-columns-repeated="2"/>
        </table:table-row>
        <table:table-row table:style-name="ro10">
          <table:table-cell table:style-name="ce7" office:value-type="string" calcext:value-type="string" table:number-columns-spanned="3" table:number-rows-spanned="1">
            <text:p>SetOption36</text:p>
          </table:table-cell>
          <table:covered-table-cell table:number-columns-repeated="2"/>
          <table:table-cell office:value-type="string" calcext:value-type="string" table:number-columns-spanned="3" table:number-rows-spanned="1">
            <text:p>Boot loop defaults restoration control.</text:p>
            <text:p>0 = disable boot loop control</text:p>
            <text:p>1..200 = set number of boot loops (a restart caused by any exception or watchdog timer within less than BOOT_LOOP_TIME (default 10 seconds) before beginning to restore settings (default = 1). Once this number is reached, subsequent restarts will:</text:p>
            <text:p>1st restart: disable ESP8285 generic GPIOs interfering with flash SPI</text:p>
            <text:p>2nd restart: disable rules causing boot loop</text:p>
            <text:p>3rd restart: disable all rules (and <text:a xlink:href="https://tasmota.github.io/docs/UFS/#autoexecbat" xlink:type="simple">autoexec.bat</text:a>)</text:p>
            <text:p>4th restart: reset user defined GPIOs to disable any attached peripherals</text:p>
            <text:p>5th restart: reset module to Sonoff Basic (1)</text:p>
          </table:table-cell>
          <table:covered-table-cell table:number-columns-repeated="2"/>
        </table:table-row>
        <table:table-row table:style-name="ro1">
          <table:table-cell table:style-name="ce7" office:value-type="string" calcext:value-type="string" table:number-columns-spanned="3" table:number-rows-spanned="1">
            <text:p>SetOption38</text:p>
          </table:table-cell>
          <table:covered-table-cell table:number-columns-repeated="2"/>
          <table:table-cell office:value-type="string" calcext:value-type="string" table:number-columns-spanned="3" table:number-rows-spanned="1">
            <text:p>6..255 = set IRReceive protocol detection sensitivity minimizing UNKNOWN protocols</text:p>
          </table:table-cell>
          <table:covered-table-cell table:number-columns-repeated="2"/>
        </table:table-row>
        <table:table-row table:style-name="ro3">
          <table:table-cell table:style-name="ce7" office:value-type="string" calcext:value-type="string" table:number-columns-spanned="3" table:number-rows-spanned="1">
            <text:p>SetOption39</text:p>
          </table:table-cell>
          <table:covered-table-cell table:number-columns-repeated="2"/>
          <table:table-cell office:value-type="string" calcext:value-type="string" table:number-columns-spanned="3" table:number-rows-spanned="1">
            <text:p>Control handling of invalid power measurements. <text:a xlink:href="https://tasmota.github.io/docs/Power-Monitoring-Calibration/#known-issues" xlink:type="simple">Read more...</text:a></text:p>
            <text:p>0 = reset to default on next restart</text:p>
            <text:p>1..255 = number of invalid power readings before reporting no load (default =128).</text:p>
          </table:table-cell>
          <table:covered-table-cell table:number-columns-repeated="2"/>
        </table:table-row>
        <table:table-row table:style-name="ro4">
          <table:table-cell table:style-name="ce7" office:value-type="string" calcext:value-type="string" table:number-columns-spanned="3" table:number-rows-spanned="1">
            <text:p>SetOption40</text:p>
          </table:table-cell>
          <table:covered-table-cell table:number-columns-repeated="2"/>
          <table:table-cell office:value-type="string" calcext:value-type="string" table:number-columns-spanned="3" table:number-rows-spanned="1">
            <text:p>Stop detecting input change on the button GPIO. Solves <text:a xlink:href="https://github.com/arendst/Tasmota/issues/5449" xlink:type="simple">#5449</text:a></text:p>
            <text:p>Active only when <text:a xlink:href="https://tasmota.github.io/docs/Commands/#setoption1" xlink:type="simple">SetOption1 1</text:a> and <text:a xlink:href="https://tasmota.github.io/docs/Commands/#setoption13" xlink:type="simple">SetOption13 0</text:a>. This disables all long press functionality.</text:p>
            <text:p>0..250 = button hold time in 0.1 seconds after which button functionality is disabled.(default =1)</text:p>
            <text:p>Example: Backlog SetOption1 1; SetOption13 0; SetOption40 10 = discard any button press over 1 second</text:p>
          </table:table-cell>
          <table:covered-table-cell table:number-columns-repeated="2"/>
        </table:table-row>
        <table:table-row table:style-name="ro3">
          <table:table-cell table:style-name="ce7" office:value-type="string" calcext:value-type="string" table:number-columns-spanned="3" table:number-rows-spanned="1">
            <text:p>SetOption41</text:p>
          </table:table-cell>
          <table:covered-table-cell table:number-columns-repeated="2"/>
          <table:table-cell office:value-type="string" calcext:value-type="string" table:number-columns-spanned="3" table:number-rows-spanned="1">
            <text:p>0 = Disable ARP</text:p>
            <text:p>&lt;x&gt; = Force sending gratuitous ARP (Wi-Fi keep alive) every &lt;x&gt; seconds (default = 60)</text:p>
            <text:p>If &lt;x&gt; is below 100 it is the number of seconds, if &lt;x&gt; is above 100, it is the number of minutes after substracting 100. Ex: 105 is every 5 minutes, while 90 is every 90 seconds.</text:p>
          </table:table-cell>
          <table:covered-table-cell table:number-columns-repeated="2"/>
        </table:table-row>
        <table:table-row table:style-name="ro1">
          <table:table-cell table:style-name="ce7" office:value-type="string" calcext:value-type="string" table:number-columns-spanned="3" table:number-rows-spanned="1">
            <text:p>SetOption42</text:p>
          </table:table-cell>
          <table:covered-table-cell table:number-columns-repeated="2"/>
          <table:table-cell office:value-type="string" calcext:value-type="string" table:number-columns-spanned="3" table:number-rows-spanned="1">
            <text:p>0..255 = set over-temperature (Celsius only) threshold resulting in power off on all energy monitoring devices (default = 90)</text:p>
          </table:table-cell>
          <table:covered-table-cell table:number-columns-repeated="2"/>
        </table:table-row>
        <table:table-row table:style-name="ro1">
          <table:table-cell table:style-name="ce7" office:value-type="string" calcext:value-type="string" table:number-columns-spanned="3" table:number-rows-spanned="1">
            <text:p>SetOption43</text:p>
          </table:table-cell>
          <table:covered-table-cell table:number-columns-repeated="2"/>
          <table:table-cell office:value-type="string" calcext:value-type="string" table:number-columns-spanned="3" table:number-rows-spanned="1">
            <text:p>0..255 = to control Rotary step. Details <text:a xlink:href="https://github.com/arendst/Tasmota/issues/10407" xlink:type="simple">#10407</text:a></text:p>
          </table:table-cell>
          <table:covered-table-cell table:number-columns-repeated="2"/>
        </table:table-row>
        <table:table-row table:style-name="ro1">
          <table:table-cell table:style-name="ce7" office:value-type="string" calcext:value-type="string" table:number-columns-spanned="3" table:number-rows-spanned="1">
            <text:p>SetOption44</text:p>
          </table:table-cell>
          <table:covered-table-cell table:number-columns-repeated="2"/>
          <table:table-cell office:value-type="string" calcext:value-type="string" table:number-columns-spanned="3" table:number-rows-spanned="1">
            <text:p>1..100 = set base tolerance percentage for matching incoming IR messages (default = 25)</text:p>
          </table:table-cell>
          <table:covered-table-cell table:number-columns-repeated="2"/>
        </table:table-row>
        <table:table-row table:style-name="ro1">
          <table:table-cell table:style-name="ce7" office:value-type="string" calcext:value-type="string" table:number-columns-spanned="3" table:number-rows-spanned="1">
            <text:p>SetOption45</text:p>
          </table:table-cell>
          <table:covered-table-cell table:number-columns-repeated="2"/>
          <table:table-cell office:value-type="string" calcext:value-type="string" table:number-columns-spanned="3" table:number-rows-spanned="1">
            <text:p>1..250 = change bi-stable latching relay pulse length in milliseconds (default = 40)</text:p>
          </table:table-cell>
          <table:covered-table-cell table:number-columns-repeated="2"/>
        </table:table-row>
        <table:table-row table:style-name="ro4">
          <table:table-cell table:style-name="ce7" office:value-type="string" calcext:value-type="string" table:number-columns-spanned="3" table:number-rows-spanned="1">
            <text:p>SetOption51</text:p>
          </table:table-cell>
          <table:covered-table-cell table:number-columns-repeated="2"/>
          <table:table-cell office:value-type="string" calcext:value-type="string" table:number-columns-spanned="3" table:number-rows-spanned="1">
            <text:p>Enable GPIO9 and GPIO10 component selections in Module Configuration</text:p>
            <text:p> WARNING Do not use on ESP8266 devices! </text:p>
            <text:p>0 = disable (default)</text:p>
            <text:p>1 = enable</text:p>
          </table:table-cell>
          <table:covered-table-cell table:number-columns-repeated="2"/>
        </table:table-row>
        <table:table-row table:style-name="ro3">
          <table:table-cell table:style-name="ce7" office:value-type="string" calcext:value-type="string" table:number-columns-spanned="3" table:number-rows-spanned="1">
            <text:p>SetOption52</text:p>
          </table:table-cell>
          <table:covered-table-cell table:number-columns-repeated="2"/>
          <table:table-cell office:value-type="string" calcext:value-type="string" table:number-columns-spanned="3" table:number-rows-spanned="1">
            <text:p>Control display of optional time offset from UTC in JSON payloads</text:p>
            <text:p>0 = disable (default)</text:p>
            <text:p>1 = enable</text:p>
          </table:table-cell>
          <table:covered-table-cell table:number-columns-repeated="2"/>
        </table:table-row>
        <table:table-row table:style-name="ro3">
          <table:table-cell table:style-name="ce7" office:value-type="string" calcext:value-type="string" table:number-columns-spanned="3" table:number-rows-spanned="1">
            <text:p>SetOption53</text:p>
          </table:table-cell>
          <table:covered-table-cell table:number-columns-repeated="2"/>
          <table:table-cell office:value-type="string" calcext:value-type="string" table:number-columns-spanned="3" table:number-rows-spanned="1">
            <text:p>Display hostname and IP address in GUI</text:p>
            <text:p>0 = disable (default)</text:p>
            <text:p>1 = enable</text:p>
          </table:table-cell>
          <table:covered-table-cell table:number-columns-repeated="2"/>
        </table:table-row>
        <table:table-row table:style-name="ro3">
          <table:table-cell table:style-name="ce7" office:value-type="string" calcext:value-type="string" table:number-columns-spanned="3" table:number-rows-spanned="1">
            <text:p>SetOption54</text:p>
          </table:table-cell>
          <table:covered-table-cell table:number-columns-repeated="2"/>
          <table:table-cell office:value-type="string" calcext:value-type="string" table:number-columns-spanned="3" table:number-rows-spanned="1">
            <text:p>Apply <text:a xlink:href="https://tasmota.github.io/docs/Commands/#setoption20" xlink:type="simple">SetOption20</text:a> settings to commands from Tuya device</text:p>
            <text:p>0 = disable (default)</text:p>
            <text:p>1 = enable</text:p>
          </table:table-cell>
          <table:covered-table-cell table:number-columns-repeated="2"/>
        </table:table-row>
        <table:table-row table:style-name="ro3">
          <table:table-cell table:style-name="ce7" office:value-type="string" calcext:value-type="string" table:number-columns-spanned="3" table:number-rows-spanned="1">
            <text:p>SetOption55</text:p>
          </table:table-cell>
          <table:covered-table-cell table:number-columns-repeated="2"/>
          <table:table-cell office:value-type="string" calcext:value-type="string" table:number-columns-spanned="3" table:number-rows-spanned="1">
            <text:p>mDNS service</text:p>
            <text:p>0 = disable (default)</text:p>
            <text:p>1 = enable</text:p>
          </table:table-cell>
          <table:covered-table-cell table:number-columns-repeated="2"/>
        </table:table-row>
        <table:table-row table:style-name="ro3">
          <table:table-cell table:style-name="ce7" office:value-type="string" calcext:value-type="string" table:number-columns-spanned="3" table:number-rows-spanned="1">
            <text:p>SetOption56</text:p>
          </table:table-cell>
          <table:covered-table-cell table:number-columns-repeated="2"/>
          <table:table-cell office:value-type="string" calcext:value-type="string" table:number-columns-spanned="3" table:number-rows-spanned="1">
            <text:p>Wi-Fi network scan to select strongest signal on restart (network has to be visible)</text:p>
            <text:p>0 = disable (default)</text:p>
            <text:p>1 = enable</text:p>
          </table:table-cell>
          <table:covered-table-cell table:number-columns-repeated="2"/>
        </table:table-row>
        <table:table-row table:style-name="ro3">
          <table:table-cell table:style-name="ce7" office:value-type="string" calcext:value-type="string" table:number-columns-spanned="3" table:number-rows-spanned="1">
            <text:p>SetOption57</text:p>
          </table:table-cell>
          <table:covered-table-cell table:number-columns-repeated="2"/>
          <table:table-cell office:value-type="string" calcext:value-type="string" table:number-columns-spanned="3" table:number-rows-spanned="1">
            <text:p>Wi-Fi network re-scan every 44 minutes with alternate to +10dB stronger signal if detected (only visible networks)</text:p>
            <text:p>0 = disable</text:p>
            <text:p>1 = enable (default)</text:p>
          </table:table-cell>
          <table:covered-table-cell table:number-columns-repeated="2"/>
        </table:table-row>
        <table:table-row table:style-name="ro3">
          <table:table-cell table:style-name="ce7" office:value-type="string" calcext:value-type="string" table:number-columns-spanned="3" table:number-rows-spanned="1">
            <text:p>SetOption58</text:p>
          </table:table-cell>
          <table:covered-table-cell table:number-columns-repeated="2"/>
          <table:table-cell office:value-type="string" calcext:value-type="string" table:number-columns-spanned="3" table:number-rows-spanned="1">
            <text:p><text:a xlink:href="https://github.com/arendst/Tasmota/issues/2116#issuecomment-440716483" xlink:type="simple">IR Raw data in JSON payload</text:a></text:p>
            <text:p>0 = disable (default)</text:p>
            <text:p>1 = enable</text:p>
          </table:table-cell>
          <table:covered-table-cell table:number-columns-repeated="2"/>
        </table:table-row>
        <table:table-row table:style-name="ro3">
          <table:table-cell table:style-name="ce7" office:value-type="string" calcext:value-type="string" table:number-columns-spanned="3" table:number-rows-spanned="1">
            <text:p>SetOption59</text:p>
          </table:table-cell>
          <table:covered-table-cell table:number-columns-repeated="2"/>
          <table:table-cell office:value-type="string" calcext:value-type="string" table:number-columns-spanned="3" table:number-rows-spanned="1">
            <text:p>Send tele/%topic%/STATE in addition to stat/%topic%/RESULT for commands: <text:a xlink:href="https://tasmota.github.io/docs/Commands/#state" xlink:type="simple">State</text:a>, <text:a xlink:href="https://tasmota.github.io/docs/Commands/#power" xlink:type="simple">Power</text:a> and any command causing a light to be turned on.</text:p>
            <text:p>0 = disable (default)</text:p>
            <text:p>1 = enable</text:p>
          </table:table-cell>
          <table:covered-table-cell table:number-columns-repeated="2"/>
        </table:table-row>
        <table:table-row table:style-name="ro3">
          <table:table-cell table:style-name="ce7" office:value-type="string" calcext:value-type="string" table:number-columns-spanned="3" table:number-rows-spanned="1">
            <text:p>SetOption60</text:p>
          </table:table-cell>
          <table:covered-table-cell table:number-columns-repeated="2"/>
          <table:table-cell office:value-type="string" calcext:value-type="string" table:number-columns-spanned="3" table:number-rows-spanned="1">
            <text:p>Set sleep mode</text:p>
            <text:p>0 = <text:a xlink:href="https://tasmota.github.io/docs/Dynamic-Sleep/" xlink:type="simple">dynamic sleep</text:a> (default)</text:p>
            <text:p>1 = normal sleep</text:p>
          </table:table-cell>
          <table:covered-table-cell table:number-columns-repeated="2"/>
        </table:table-row>
        <table:table-row table:style-name="ro3">
          <table:table-cell table:style-name="ce7" office:value-type="string" calcext:value-type="string" table:number-columns-spanned="3" table:number-rows-spanned="1">
            <text:p>SetOption61</text:p>
          </table:table-cell>
          <table:covered-table-cell table:number-columns-repeated="2"/>
          <table:table-cell office:value-type="string" calcext:value-type="string" table:number-columns-spanned="3" table:number-rows-spanned="1">
            <text:p>Force <text:a xlink:href="https://github.com/arendst/Tasmota/pull/4562#issuecomment-446230001" xlink:type="simple">local operation</text:a> when <text:a xlink:href="https://tasmota.github.io/docs/Commands/#buttontopic" xlink:type="simple">ButtonTopic</text:a> or <text:a xlink:href="https://tasmota.github.io/docs/Commands/#switchtopic" xlink:type="simple">SwitchTopic</text:a> is set.</text:p>
            <text:p>0 = disable (default)</text:p>
            <text:p>1 = enable</text:p>
          </table:table-cell>
          <table:covered-table-cell table:number-columns-repeated="2"/>
        </table:table-row>
        <table:table-row table:style-name="ro3">
          <table:table-cell table:style-name="ce7" office:value-type="string" calcext:value-type="string" table:number-columns-spanned="3" table:number-rows-spanned="1">
            <text:p>SetOption62</text:p>
          </table:table-cell>
          <table:covered-table-cell table:number-columns-repeated="2"/>
          <table:table-cell office:value-type="string" calcext:value-type="string" table:number-columns-spanned="3" table:number-rows-spanned="1">
            <text:p>Set retain on Button or Switch hold messages</text:p>
            <text:p>0 = disable (default)</text:p>
            <text:p>1 = don't use retain flag on HOLD messages</text:p>
          </table:table-cell>
          <table:covered-table-cell table:number-columns-repeated="2"/>
        </table:table-row>
        <table:table-row table:style-name="ro3">
          <table:table-cell table:style-name="ce7" office:value-type="string" calcext:value-type="string" table:number-columns-spanned="3" table:number-rows-spanned="1">
            <text:p>SetOption63</text:p>
          </table:table-cell>
          <table:covered-table-cell table:number-columns-repeated="2"/>
          <table:table-cell office:value-type="string" calcext:value-type="string" table:number-columns-spanned="3" table:number-rows-spanned="1">
            <text:p>Set relay state feedback scan at restart (<text:a xlink:href="https://github.com/arendst/Tasmota/issues/5594" xlink:type="simple">#5594</text:a>, <text:a xlink:href="https://github.com/arendst/Tasmota/issues/5663" xlink:type="simple">#5663</text:a>)</text:p>
            <text:p>0 = Scan power state at restart (default)</text:p>
            <text:p>1 = Disable power state scanning at restart</text:p>
          </table:table-cell>
          <table:covered-table-cell table:number-columns-repeated="2"/>
        </table:table-row>
        <table:table-row table:style-name="ro4">
          <table:table-cell table:style-name="ce7" office:value-type="string" calcext:value-type="string" table:number-columns-spanned="3" table:number-rows-spanned="1">
            <text:p>SetOption64</text:p>
          </table:table-cell>
          <table:covered-table-cell table:number-columns-repeated="2"/>
          <table:table-cell office:value-type="string" calcext:value-type="string" table:number-columns-spanned="3" table:number-rows-spanned="1">
            <text:p>Switch between - or _ as sensor name separator</text:p>
            <text:p>0 = sensor name index separator is - (hyphen) (default)</text:p>
            <text:p>1 = sensor name index separator is _ (underscore)</text:p>
            <text:p>Affects DS18X20, DHT, BMP and SHT3X sensor names in tele messages</text:p>
          </table:table-cell>
          <table:covered-table-cell table:number-columns-repeated="2"/>
        </table:table-row>
        <table:table-row table:style-name="ro3">
          <table:table-cell table:style-name="ce7" office:value-type="string" calcext:value-type="string" table:number-columns-spanned="3" table:number-rows-spanned="1">
            <text:p>SetOption65</text:p>
          </table:table-cell>
          <table:covered-table-cell table:number-columns-repeated="2"/>
          <table:table-cell office:value-type="string" calcext:value-type="string" table:number-columns-spanned="3" table:number-rows-spanned="1">
            <text:p>Device recovery using <text:a xlink:href="https://tasmota.github.io/docs/Device-Recovery/#fast-power-cycle-device-recovery" xlink:type="simple">fast power cycle detection</text:a></text:p>
            <text:p>0 = enabled (default)</text:p>
            <text:p>1 = disabled</text:p>
          </table:table-cell>
          <table:covered-table-cell table:number-columns-repeated="2"/>
        </table:table-row>
        <table:table-row table:style-name="ro3">
          <table:table-cell table:style-name="ce7" office:value-type="string" calcext:value-type="string" table:number-columns-spanned="3" table:number-rows-spanned="1">
            <text:p>SetOption66</text:p>
          </table:table-cell>
          <table:covered-table-cell table:number-columns-repeated="2"/>
          <table:table-cell office:value-type="string" calcext:value-type="string" table:number-columns-spanned="3" table:number-rows-spanned="1">
            <text:p>Set publishing TuyaReceived to MQTT</text:p>
            <text:p>0 = disable publishing TuyaReceived over MQTT (default)</text:p>
            <text:p>1 = enable publishing TuyaReceived over MQTT</text:p>
          </table:table-cell>
          <table:covered-table-cell table:number-columns-repeated="2"/>
        </table:table-row>
        <table:table-row table:style-name="ro4">
          <table:table-cell table:style-name="ce7" office:value-type="string" calcext:value-type="string" table:number-columns-spanned="3" table:number-rows-spanned="1">
            <text:p>SetOption69</text:p>
          </table:table-cell>
          <table:covered-table-cell table:number-columns-repeated="2"/>
          <table:table-cell table:style-name="ce1" office:value-type="string" calcext:value-type="string" table:number-columns-spanned="3" table:number-rows-spanned="1">
            <text:p>Deprecated in favor of <text:a xlink:href="https://tasmota.github.io/docs/Commands/#dimmerrange" xlink:type="simple">DimmerRange</text:a></text:p>
            <text:p>By default Tuya dimmers won't dim below 10% because some don't function very well that way.</text:p>
            <text:p>0 = disable Tuya dimmer 10% lower limit</text:p>
            <text:p>1 = enable Tuya dimmer 10% lower limit (default)</text:p>
          </table:table-cell>
          <table:covered-table-cell table:number-columns-repeated="2"/>
        </table:table-row>
        <table:table-row table:style-name="ro3">
          <table:table-cell table:style-name="ce7" office:value-type="string" calcext:value-type="string" table:number-columns-spanned="3" table:number-rows-spanned="1">
            <text:p>SetOption71</text:p>
          </table:table-cell>
          <table:covered-table-cell table:number-columns-repeated="2"/>
          <table:table-cell office:value-type="string" calcext:value-type="string" table:number-columns-spanned="3" table:number-rows-spanned="1">
            <text:p>Set DDS238 Modbus register for active energy</text:p>
            <text:p>0 = set primary register (default)</text:p>
            <text:p>1 = set alternate register</text:p>
          </table:table-cell>
          <table:covered-table-cell table:number-columns-repeated="2"/>
        </table:table-row>
        <table:table-row table:style-name="ro3">
          <table:table-cell table:style-name="ce7" office:value-type="string" calcext:value-type="string" table:number-columns-spanned="3" table:number-rows-spanned="1">
            <text:p>SetOption72</text:p>
          </table:table-cell>
          <table:covered-table-cell table:number-columns-repeated="2"/>
          <table:table-cell office:value-type="string" calcext:value-type="string" table:number-columns-spanned="3" table:number-rows-spanned="1">
            <text:p>Set reference used for total energy</text:p>
            <text:p>0 = use firmware counter (default)</text:p>
            <text:p>1 = use energy monitor (e.g., PZEM-0xx, SDM120, SDM630, DDS238, DDSU666) hardware counter</text:p>
          </table:table-cell>
          <table:covered-table-cell table:number-columns-repeated="2"/>
        </table:table-row>
        <table:table-row table:style-name="ro4">
          <table:table-cell table:style-name="ce7" office:value-type="string" calcext:value-type="string" table:number-columns-spanned="3" table:number-rows-spanned="1">
            <text:p>SetOption73</text:p>
          </table:table-cell>
          <table:covered-table-cell table:number-columns-repeated="2"/>
          <table:table-cell office:value-type="string" calcext:value-type="string" table:number-columns-spanned="3" table:number-rows-spanned="1">
            <text:p>Detach buttons from relays and send multi-press and hold MQTT messages instead</text:p>
            <text:p>0 = disable (default)</text:p>
            <text:p>1 = enable</text:p>
            <text:p>Example message: {"Button1":{"Action":"SINGLE"}}</text:p>
          </table:table-cell>
          <table:covered-table-cell table:number-columns-repeated="2"/>
        </table:table-row>
        <table:table-row table:style-name="ro3">
          <table:table-cell table:style-name="ce7" office:value-type="string" calcext:value-type="string" table:number-columns-spanned="3" table:number-rows-spanned="1">
            <text:p>SetOption74</text:p>
          </table:table-cell>
          <table:covered-table-cell table:number-columns-repeated="2"/>
          <table:table-cell office:value-type="string" calcext:value-type="string" table:number-columns-spanned="3" table:number-rows-spanned="1">
            <text:p>Enable internal pullup for single DS18x20 sensor</text:p>
            <text:p>0 = disable (default)</text:p>
            <text:p>1 = internal pullup enabled</text:p>
          </table:table-cell>
          <table:covered-table-cell table:number-columns-repeated="2"/>
        </table:table-row>
        <table:table-row table:style-name="ro3">
          <table:table-cell table:style-name="ce7" office:value-type="string" calcext:value-type="string" table:number-columns-spanned="3" table:number-rows-spanned="1">
            <text:p>SetOption75</text:p>
          </table:table-cell>
          <table:covered-table-cell table:number-columns-repeated="2"/>
          <table:table-cell office:value-type="string" calcext:value-type="string" table:number-columns-spanned="3" table:number-rows-spanned="1">
            <text:p>Set grouptopic behaviour (<text:a xlink:href="https://github.com/arendst/Tasmota/issues/6779" xlink:type="simple">#6779</text:a>)</text:p>
            <text:p>0 = GroupTopic using FullTopic replacing %topic% (default)</text:p>
            <text:p>1 = GroupTopic is cmnd/%grouptopic%/</text:p>
          </table:table-cell>
          <table:covered-table-cell table:number-columns-repeated="2"/>
        </table:table-row>
        <table:table-row table:style-name="ro3">
          <table:table-cell table:style-name="ce7" office:value-type="string" calcext:value-type="string" table:number-columns-spanned="3" table:number-rows-spanned="1">
            <text:p>SetOption76</text:p>
          </table:table-cell>
          <table:covered-table-cell table:number-columns-repeated="2"/>
          <table:table-cell office:value-type="string" calcext:value-type="string" table:number-columns-spanned="3" table:number-rows-spanned="1">
            <text:p>Boot count incrementing when <text:a xlink:href="https://tasmota.github.io/docs/DeepSleep/" xlink:type="simple">DeepSleep</text:a> is enabled (<text:a xlink:href="https://github.com/arendst/Tasmota/issues/6930" xlink:type="simple">#6930</text:a>)</text:p>
            <text:p>0 = disable boot count incrementing (default)</text:p>
            <text:p>1 = enable boot count incrementing</text:p>
          </table:table-cell>
          <table:covered-table-cell table:number-columns-repeated="2"/>
        </table:table-row>
        <table:table-row table:style-name="ro3">
          <table:table-cell table:style-name="ce7" office:value-type="string" calcext:value-type="string" table:number-columns-spanned="3" table:number-rows-spanned="1">
            <text:p>SetOption77</text:p>
          </table:table-cell>
          <table:covered-table-cell table:number-columns-repeated="2"/>
          <table:table-cell office:value-type="string" calcext:value-type="string" table:number-columns-spanned="3" table:number-rows-spanned="1">
            <text:p>Do not power off if a slider is moved to far left</text:p>
            <text:p>0 = disable (default)</text:p>
            <text:p>1 = enable</text:p>
          </table:table-cell>
          <table:covered-table-cell table:number-columns-repeated="2"/>
        </table:table-row>
        <table:table-row table:style-name="ro3">
          <table:table-cell table:style-name="ce7" office:value-type="string" calcext:value-type="string" table:number-columns-spanned="3" table:number-rows-spanned="1">
            <text:p>SetOption78</text:p>
          </table:table-cell>
          <table:covered-table-cell table:number-columns-repeated="2"/>
          <table:table-cell office:value-type="string" calcext:value-type="string" table:number-columns-spanned="3" table:number-rows-spanned="1">
            <text:p>OTA compatibility check</text:p>
            <text:p>0 = enabled (default)</text:p>
            <text:p>1 = disabled</text:p>
          </table:table-cell>
          <table:covered-table-cell table:number-columns-repeated="2"/>
        </table:table-row>
        <table:table-row table:style-name="ro3">
          <table:table-cell table:style-name="ce7" office:value-type="string" calcext:value-type="string" table:number-columns-spanned="3" table:number-rows-spanned="1">
            <text:p>SetOption79</text:p>
          </table:table-cell>
          <table:covered-table-cell table:number-columns-repeated="2"/>
          <table:table-cell office:value-type="string" calcext:value-type="string" table:number-columns-spanned="3" table:number-rows-spanned="1">
            <text:p>Reset counters at TelePeriod time</text:p>
            <text:p>0 = disable (default)</text:p>
            <text:p>1 = enable</text:p>
          </table:table-cell>
          <table:covered-table-cell table:number-columns-repeated="2"/>
        </table:table-row>
        <table:table-row table:style-name="ro3">
          <table:table-cell table:style-name="ce7" office:value-type="string" calcext:value-type="string" table:number-columns-spanned="3" table:number-rows-spanned="1">
            <text:p>SetOption80</text:p>
          </table:table-cell>
          <table:covered-table-cell table:number-columns-repeated="2"/>
          <table:table-cell office:value-type="string" calcext:value-type="string" table:number-columns-spanned="3" table:number-rows-spanned="1">
            <text:p><text:a xlink:href="https://tasmota.github.io/docs/Blinds-and-Shutters/" xlink:type="simple">Blinds and shutters</text:a> support</text:p>
            <text:p>0 = disable blinds and shutters support (default)</text:p>
            <text:p>1 = enable blinds and shutters support</text:p>
          </table:table-cell>
          <table:covered-table-cell table:number-columns-repeated="2"/>
        </table:table-row>
        <table:table-row table:style-name="ro3">
          <table:table-cell table:style-name="ce7" office:value-type="string" calcext:value-type="string" table:number-columns-spanned="3" table:number-rows-spanned="1">
            <text:p>SetOption81</text:p>
          </table:table-cell>
          <table:covered-table-cell table:number-columns-repeated="2"/>
          <table:table-cell office:value-type="string" calcext:value-type="string" table:number-columns-spanned="3" table:number-rows-spanned="1">
            <text:p>Set <text:a xlink:href="https://tasmota.github.io/docs/PCF8574/" xlink:type="simple">PCF8574</text:a> component behavior for all ports</text:p>
            <text:p>0 = set as regular state (default)</text:p>
            <text:p>1 = set as inverted state</text:p>
          </table:table-cell>
          <table:covered-table-cell table:number-columns-repeated="2"/>
        </table:table-row>
        <table:table-row table:style-name="ro3">
          <table:table-cell table:style-name="ce7" office:value-type="string" calcext:value-type="string" table:number-columns-spanned="3" table:number-rows-spanned="1">
            <text:p>SetOption82</text:p>
          </table:table-cell>
          <table:covered-table-cell table:number-columns-repeated="2"/>
          <table:table-cell office:value-type="string" calcext:value-type="string" table:number-columns-spanned="3" table:number-rows-spanned="1">
            <text:p>Reduce the CT range from 153..500 to 200.380 to accommodate with Alexa range</text:p>
            <text:p>0 = CT ranges from 153 to 500 (default)</text:p>
            <text:p>1 = CT ranges from 200 to 380 (although you can still set in from 153 to 500)</text:p>
          </table:table-cell>
          <table:covered-table-cell table:number-columns-repeated="2"/>
        </table:table-row>
        <table:table-row table:style-name="ro4">
          <table:table-cell table:style-name="ce7" office:value-type="string" calcext:value-type="string" table:number-columns-spanned="3" table:number-rows-spanned="1">
            <text:p>SetOption83</text:p>
          </table:table-cell>
          <table:covered-table-cell table:number-columns-repeated="2"/>
          <table:table-cell office:value-type="string" calcext:value-type="string" table:number-columns-spanned="3" table:number-rows-spanned="1">
            <text:p>Uses Zigbee device friendly name instead of 16 bits short addresses as JSON key when reporting values and commands</text:p>
            <text:p>0 = JSON key as short address</text:p>
            <text:p>1 = JSON key as friendly name</text:p>
            <text:p>See <text:a xlink:href="https://tasmota.github.io/docs/Commands/#zbname" xlink:type="simple">ZbName &lt;device&gt;,&lt;name&gt;</text:a></text:p>
          </table:table-cell>
          <table:covered-table-cell table:number-columns-repeated="2"/>
        </table:table-row>
        <table:table-row table:style-name="ro4">
          <table:table-cell table:style-name="ce7" office:value-type="string" calcext:value-type="string" table:number-columns-spanned="3" table:number-rows-spanned="1">
            <text:p>SetOption84</text:p>
          </table:table-cell>
          <table:covered-table-cell table:number-columns-repeated="2"/>
          <table:table-cell office:value-type="string" calcext:value-type="string" table:number-columns-spanned="3" table:number-rows-spanned="1">
            <text:p>(Experimental) When using AWS IoT, sends a device shadow update (alternative to retained)</text:p>
            <text:p>0 = don't update device shadow (default)</text:p>
            <text:p>1 = update device shadow</text:p>
            <text:p>Note: if the Topic contains '/' they are replaced with '_'</text:p>
          </table:table-cell>
          <table:covered-table-cell table:number-columns-repeated="2"/>
        </table:table-row>
        <table:table-row table:style-name="ro3">
          <table:table-cell table:style-name="ce7" office:value-type="string" calcext:value-type="string" table:number-columns-spanned="3" table:number-rows-spanned="1">
            <text:p>SetOption85</text:p>
          </table:table-cell>
          <table:covered-table-cell table:number-columns-repeated="2"/>
          <table:table-cell office:value-type="string" calcext:value-type="string" table:number-columns-spanned="3" table:number-rows-spanned="1">
            <text:p><text:a xlink:href="https://tasmota.github.io/docs/Device-Groups/" xlink:type="simple">Device group</text:a> support</text:p>
            <text:p>0 = disable (default)</text:p>
            <text:p>1 = enable</text:p>
          </table:table-cell>
          <table:covered-table-cell table:number-columns-repeated="2"/>
        </table:table-row>
        <table:table-row table:style-name="ro3">
          <table:table-cell table:style-name="ce7" office:value-type="string" calcext:value-type="string" table:number-columns-spanned="3" table:number-rows-spanned="1">
            <text:p>SetOption86</text:p>
          </table:table-cell>
          <table:covered-table-cell table:number-columns-repeated="2"/>
          <table:table-cell table:style-name="ce1" office:value-type="string" calcext:value-type="string" table:number-columns-spanned="3" table:number-rows-spanned="1">
            <text:p>PWM Dimmer only! Turn brightness LED's off 5 seconds after last change</text:p>
            <text:p>0 = disable (default)</text:p>
            <text:p>1 = enable</text:p>
          </table:table-cell>
          <table:covered-table-cell table:number-columns-repeated="2"/>
        </table:table-row>
        <table:table-row table:style-name="ro3">
          <table:table-cell table:style-name="ce7" office:value-type="string" calcext:value-type="string" table:number-columns-spanned="3" table:number-rows-spanned="1">
            <text:p>SetOption87</text:p>
          </table:table-cell>
          <table:covered-table-cell table:number-columns-repeated="2"/>
          <table:table-cell table:style-name="ce1" office:value-type="string" calcext:value-type="string" table:number-columns-spanned="3" table:number-rows-spanned="1">
            <text:p>PWM Dimmer only! Turn red LED on when powered off</text:p>
            <text:p>0 = disable (default)</text:p>
            <text:p>1 = enable</text:p>
          </table:table-cell>
          <table:covered-table-cell table:number-columns-repeated="2"/>
        </table:table-row>
        <table:table-row table:style-name="ro4">
          <table:table-cell table:style-name="ce7" office:value-type="string" calcext:value-type="string" table:number-columns-spanned="3" table:number-rows-spanned="1">
            <text:p>SetOption88</text:p>
          </table:table-cell>
          <table:covered-table-cell table:number-columns-repeated="2"/>
          <table:table-cell office:value-type="string" calcext:value-type="string" table:number-columns-spanned="3" table:number-rows-spanned="1">
            <text:p>Make each relay part of a separate device group. Relay 1 updates are sent to/received from device group 1, relay 2 updates are sent to/received from device group 2, etc. For the PWM Dimmer module, make each button be associated with a different device group.</text:p>
            <text:p>0 = disable (default)</text:p>
            <text:p>1 = enable</text:p>
          </table:table-cell>
          <table:covered-table-cell table:number-columns-repeated="2"/>
        </table:table-row>
        <table:table-row table:style-name="ro3">
          <table:table-cell table:style-name="ce7" office:value-type="string" calcext:value-type="string" table:number-columns-spanned="3" table:number-rows-spanned="1">
            <text:p>SetOption90</text:p>
          </table:table-cell>
          <table:covered-table-cell table:number-columns-repeated="2"/>
          <table:table-cell office:value-type="string" calcext:value-type="string" table:number-columns-spanned="3" table:number-rows-spanned="1">
            <text:p>Disable sending MQTT with non-JSON messages</text:p>
            <text:p>0 = send all MQTT (default)</text:p>
            <text:p>1 = send only MQTT messages with JSON payloads</text:p>
          </table:table-cell>
          <table:covered-table-cell table:number-columns-repeated="2"/>
        </table:table-row>
        <table:table-row table:style-name="ro3">
          <table:table-cell table:style-name="ce7" office:value-type="string" calcext:value-type="string" table:number-columns-spanned="3" table:number-rows-spanned="1">
            <text:p>SetOption93</text:p>
          </table:table-cell>
          <table:covered-table-cell table:number-columns-repeated="2"/>
          <table:table-cell office:value-type="string" calcext:value-type="string" table:number-columns-spanned="3" table:number-rows-spanned="1">
            <text:p>Control caching of compressed rules</text:p>
            <text:p>0 = Disable memory caching of uncompressed rules</text:p>
            <text:p>1 = Keep uncompressed rules in memory to avoid CPU load of uncompressing at each tick (default)</text:p>
          </table:table-cell>
          <table:covered-table-cell table:number-columns-repeated="2"/>
        </table:table-row>
        <table:table-row table:style-name="ro3">
          <table:table-cell table:style-name="ce7" office:value-type="string" calcext:value-type="string" table:number-columns-spanned="3" table:number-rows-spanned="1">
            <text:p>SetOption94</text:p>
          </table:table-cell>
          <table:covered-table-cell table:number-columns-repeated="2"/>
          <table:table-cell office:value-type="string" calcext:value-type="string" table:number-columns-spanned="3" table:number-rows-spanned="1">
            <text:p>Select MAX31855 or MAX6675 thermocouple support</text:p>
            <text:p>0 = Use MAX31855 protocol (default)</text:p>
            <text:p>1 = Use simpler MAX6675 protocol instead of MAX31855</text:p>
          </table:table-cell>
          <table:covered-table-cell table:number-columns-repeated="2"/>
        </table:table-row>
        <table:table-row table:style-name="ro3">
          <table:table-cell table:style-name="ce7" office:value-type="string" calcext:value-type="string" table:number-columns-spanned="3" table:number-rows-spanned="1">
            <text:p>SetOption97</text:p>
          </table:table-cell>
          <table:covered-table-cell table:number-columns-repeated="2"/>
          <table:table-cell office:value-type="string" calcext:value-type="string" table:number-columns-spanned="3" table:number-rows-spanned="1">
            <text:p>Set TuyaMCU serial baudrate</text:p>
            <text:p>0 = 9600 bps (default)</text:p>
            <text:p>1 = 115200 bps</text:p>
          </table:table-cell>
          <table:covered-table-cell table:number-columns-repeated="2"/>
        </table:table-row>
        <table:table-row table:style-name="ro3">
          <table:table-cell table:style-name="ce7" office:value-type="string" calcext:value-type="string" table:number-columns-spanned="3" table:number-rows-spanned="1">
            <text:p>SetOption98</text:p>
          </table:table-cell>
          <table:covered-table-cell table:number-columns-repeated="2"/>
          <table:table-cell office:value-type="string" calcext:value-type="string" table:number-columns-spanned="3" table:number-rows-spanned="1">
            <text:p>Provide rotary dimmer rule triggers</text:p>
            <text:p>0 = disable (default)</text:p>
            <text:p>1 = enable</text:p>
          </table:table-cell>
          <table:covered-table-cell table:number-columns-repeated="2"/>
        </table:table-row>
        <table:table-row table:style-name="ro3">
          <table:table-cell table:style-name="ce7" office:value-type="string" calcext:value-type="string" table:number-columns-spanned="3" table:number-rows-spanned="1">
            <text:p>SetOption99</text:p>
          </table:table-cell>
          <table:covered-table-cell table:number-columns-repeated="2"/>
          <table:table-cell office:value-type="string" calcext:value-type="string" table:number-columns-spanned="3" table:number-rows-spanned="1">
            <text:p>Enable zero-cross capable AC dimmer</text:p>
            <text:p>0 = no zero-cross AC dimmer connected (default)</text:p>
            <text:p>1 = zero-cross AC dimmer attached. Focus on raising edge and sync frequency</text:p>
          </table:table-cell>
          <table:covered-table-cell table:number-columns-repeated="2"/>
        </table:table-row>
        <table:table-row table:style-name="ro4">
          <table:table-cell table:style-name="ce7" office:value-type="string" calcext:value-type="string" table:number-columns-spanned="3" table:number-rows-spanned="1">
            <text:p>SetOption101</text:p>
          </table:table-cell>
          <table:covered-table-cell table:number-columns-repeated="2"/>
          <table:table-cell office:value-type="string" calcext:value-type="string" table:number-columns-spanned="3" table:number-rows-spanned="1">
            <text:p>Add Zigbee source endpoint as suffix to attributes</text:p>
            <text:p>0 = disable (default)</text:p>
            <text:p>1 = enable</text:p>
            <text:p>e.g. Power3 instead of Power if sent from endpoint 3.</text:p>
          </table:table-cell>
          <table:covered-table-cell table:number-columns-repeated="2"/>
        </table:table-row>
        <table:table-row table:style-name="ro3">
          <table:table-cell table:style-name="ce7" office:value-type="string" calcext:value-type="string" table:number-columns-spanned="3" table:number-rows-spanned="1">
            <text:p>SetOption103</text:p>
          </table:table-cell>
          <table:covered-table-cell table:number-columns-repeated="2"/>
          <table:table-cell office:value-type="string" calcext:value-type="string" table:number-columns-spanned="3" table:number-rows-spanned="1">
            <text:p>Set TLS mode</text:p>
            <text:p>0 = disable TLS</text:p>
            <text:p>1 = enable TLS</text:p>
          </table:table-cell>
          <table:covered-table-cell table:number-columns-repeated="2"/>
        </table:table-row>
        <table:table-row table:style-name="ro3">
          <table:table-cell table:style-name="ce7" office:value-type="string" calcext:value-type="string" table:number-columns-spanned="3" table:number-rows-spanned="1">
            <text:p>SetOption104</text:p>
          </table:table-cell>
          <table:covered-table-cell table:number-columns-repeated="2"/>
          <table:table-cell office:value-type="string" calcext:value-type="string" table:number-columns-spanned="3" table:number-rows-spanned="1">
            <text:p>Disable MQTT retained messages (some brokers don't support them)</text:p>
            <text:p>0 = retained messages enabled (default)</text:p>
            <text:p>1 = retained messages disabled</text:p>
          </table:table-cell>
          <table:covered-table-cell table:number-columns-repeated="2"/>
        </table:table-row>
        <table:table-row table:style-name="ro3">
          <table:table-cell table:style-name="ce7" office:value-type="string" calcext:value-type="string" table:number-columns-spanned="3" table:number-rows-spanned="1">
            <text:p>SetOption107</text:p>
          </table:table-cell>
          <table:covered-table-cell table:number-columns-repeated="2"/>
          <table:table-cell office:value-type="string" calcext:value-type="string" table:number-columns-spanned="3" table:number-rows-spanned="1">
            <text:p>Set virtual CT channel light type (experimental feature)</text:p>
            <text:p>0 = Warm White</text:p>
            <text:p>1 = Cold White</text:p>
          </table:table-cell>
          <table:covered-table-cell table:number-columns-repeated="2"/>
        </table:table-row>
        <table:table-row table:style-name="ro2">
          <table:table-cell table:style-name="ce7" office:value-type="string" calcext:value-type="string" table:number-columns-spanned="3" table:number-rows-spanned="1">
            <text:p>SetOption108</text:p>
          </table:table-cell>
          <table:covered-table-cell table:number-columns-repeated="2"/>
          <table:table-cell office:value-type="string" calcext:value-type="string" table:number-columns-spanned="3" table:number-rows-spanned="1">
            <text:p>0 = Teleinfo telemetry only sent into Energy MQTT JSON (default)</text:p>
            <text:p>1 = Each Teleinfo received frame is also sent by MQTT (mainly to be able to display real time data)</text:p>
          </table:table-cell>
          <table:covered-table-cell table:number-columns-repeated="2"/>
        </table:table-row>
        <table:table-row table:style-name="ro2">
          <table:table-cell table:style-name="ce7" office:value-type="string" calcext:value-type="string" table:number-columns-spanned="3" table:number-rows-spanned="1">
            <text:p>SetOption109</text:p>
          </table:table-cell>
          <table:covered-table-cell table:number-columns-repeated="2"/>
          <table:table-cell office:value-type="string" calcext:value-type="string" table:number-columns-spanned="3" table:number-rows-spanned="1">
            <text:p>0 = (default)</text:p>
            <text:p>1 = force gen1 Alexa mode, for Echo Dot 2nd gen devices only</text:p>
          </table:table-cell>
          <table:covered-table-cell table:number-columns-repeated="2"/>
        </table:table-row>
        <table:table-row table:style-name="ro3">
          <table:table-cell table:style-name="ce7" office:value-type="string" calcext:value-type="string" table:number-columns-spanned="3" table:number-rows-spanned="1">
            <text:p>SetOption113</text:p>
          </table:table-cell>
          <table:covered-table-cell table:number-columns-repeated="2"/>
          <table:table-cell table:style-name="ce11" office:value-type="string" calcext:value-type="string" table:number-columns-spanned="3" table:number-rows-spanned="1">
            <text:p>works only with rotary dial button</text:p>
            <text:p>0 = (default)</text:p>
            <text:p>1 = set dimmer low on rotary dial after power off</text:p>
          </table:table-cell>
          <table:covered-table-cell table:number-columns-repeated="2"/>
        </table:table-row>
        <table:table-row table:style-name="ro4">
          <table:table-cell table:style-name="ce7" office:value-type="string" calcext:value-type="string" table:number-columns-spanned="3" table:number-rows-spanned="1">
            <text:p>SetOption114</text:p>
          </table:table-cell>
          <table:covered-table-cell table:number-columns-repeated="2"/>
          <table:table-cell office:value-type="string" calcext:value-type="string" table:number-columns-spanned="3" table:number-rows-spanned="1">
            <text:p>Detach switches from relays and send MQTT messages instead</text:p>
            <text:p>0 = disable (default)</text:p>
            <text:p>1 = enable</text:p>
            <text:p>Example result: {"Switch1":{"Action":"ON"}}</text:p>
          </table:table-cell>
          <table:covered-table-cell table:number-columns-repeated="2"/>
        </table:table-row>
        <table:table-row table:style-name="ro3">
          <table:table-cell table:style-name="ce7" office:value-type="string" calcext:value-type="string" table:number-columns-spanned="3" table:number-rows-spanned="1">
            <text:p>SetOption115</text:p>
          </table:table-cell>
          <table:covered-table-cell table:number-columns-repeated="2"/>
          <table:table-cell office:value-type="string" calcext:value-type="string" table:number-columns-spanned="3" table:number-rows-spanned="1">
            <text:p>ESP32 MI32 BLE</text:p>
            <text:p>0 = disable (default)</text:p>
            <text:p>1 = enable</text:p>
          </table:table-cell>
          <table:covered-table-cell table:number-columns-repeated="2"/>
        </table:table-row>
        <table:table-row table:style-name="ro2">
          <table:table-cell table:style-name="ce7" office:value-type="string" calcext:value-type="string" table:number-columns-spanned="3" table:number-rows-spanned="1">
            <text:p>SetOption116</text:p>
          </table:table-cell>
          <table:covered-table-cell table:number-columns-repeated="2"/>
          <table:table-cell office:value-type="string" calcext:value-type="string" table:number-columns-spanned="3" table:number-rows-spanned="1">
            <text:p>Auto-query of lights and devices</text:p>
            <text:p>1 = disable</text:p>
          </table:table-cell>
          <table:covered-table-cell table:number-columns-repeated="2"/>
        </table:table-row>
        <table:table-row table:style-name="ro2">
          <table:table-cell table:style-name="ce7" office:value-type="string" calcext:value-type="string" table:number-columns-spanned="3" table:number-rows-spanned="1">
            <text:p>SetOption117</text:p>
          </table:table-cell>
          <table:covered-table-cell table:number-columns-repeated="2"/>
          <table:table-cell office:value-type="string" calcext:value-type="string" table:number-columns-spanned="3" table:number-rows-spanned="1">
            <text:p>Run fade at fixed duration instead of fixed slew rate</text:p>
            <text:p>1 = enable</text:p>
          </table:table-cell>
          <table:covered-table-cell table:number-columns-repeated="2"/>
        </table:table-row>
        <table:table-row table:style-name="ro2">
          <table:table-cell table:style-name="ce7" office:value-type="string" calcext:value-type="string" table:number-columns-spanned="3" table:number-rows-spanned="1">
            <text:p>SetOption123</text:p>
          </table:table-cell>
          <table:covered-table-cell table:number-columns-repeated="2"/>
          <table:table-cell office:value-type="string" calcext:value-type="string" table:number-columns-spanned="3" table:number-rows-spanned="1">
            <text:p>Wiegand tag number output in hex format</text:p>
            <text:p>1 = enable</text:p>
          </table:table-cell>
          <table:covered-table-cell table:number-columns-repeated="2"/>
        </table:table-row>
        <table:table-row table:style-name="ro3">
          <table:table-cell table:style-name="ce7" office:value-type="string" calcext:value-type="string" table:number-columns-spanned="3" table:number-rows-spanned="1">
            <text:p>SetOption124</text:p>
          </table:table-cell>
          <table:covered-table-cell table:number-columns-repeated="2"/>
          <table:table-cell office:value-type="string" calcext:value-type="string" table:number-columns-spanned="3" table:number-rows-spanned="1">
            <text:p>Wiegand key pad stroke format</text:p>
            <text:p>0 = one tag (ending char # or ) *(default)</text:p>
            <text:p>1 = one key</text:p>
          </table:table-cell>
          <table:covered-table-cell table:number-columns-repeated="2"/>
        </table:table-row>
        <table:table-row table:style-name="ro2">
          <table:table-cell table:style-name="ce7" office:value-type="string" calcext:value-type="string" table:number-columns-spanned="3" table:number-rows-spanned="1">
            <text:p>SetOption125</text:p>
          </table:table-cell>
          <table:covered-table-cell table:number-columns-repeated="2"/>
          <table:table-cell table:style-name="ce11" office:value-type="string" calcext:value-type="string" table:number-columns-spanned="3" table:number-rows-spanned="1">
            <text:p>ZbBridge only Hide bridge topic from zigbee topic (use with <text:a xlink:href="https://tasmota.github.io/docs/Commands/#setoption89" xlink:type="simple">SetOption89</text:a>)</text:p>
            <text:p>1 = enable</text:p>
          </table:table-cell>
          <table:covered-table-cell table:number-columns-repeated="2"/>
        </table:table-row>
        <table:table-row table:style-name="ro2">
          <table:table-cell table:style-name="ce7" office:value-type="string" calcext:value-type="string" table:number-columns-spanned="3" table:number-rows-spanned="1">
            <text:p>SetOption126</text:p>
          </table:table-cell>
          <table:covered-table-cell table:number-columns-repeated="2"/>
          <table:table-cell office:value-type="string" calcext:value-type="string" table:number-columns-spanned="3" table:number-rows-spanned="1">
            <text:p>Enable arithmetic mean over teleperiod for JSON temperature for DS18x20 sensors</text:p>
            <text:p>1 = enable</text:p>
          </table:table-cell>
          <table:covered-table-cell table:number-columns-repeated="2"/>
        </table:table-row>
        <table:table-row table:style-name="ro2">
          <table:table-cell table:style-name="ce7" office:value-type="string" calcext:value-type="string" table:number-columns-spanned="3" table:number-rows-spanned="1">
            <text:p>SetOption127</text:p>
          </table:table-cell>
          <table:covered-table-cell table:number-columns-repeated="2"/>
          <table:table-cell office:value-type="string" calcext:value-type="string" table:number-columns-spanned="3" table:number-rows-spanned="1">
            <text:p>Force Wi-Fi in no-sleep mode even if Sleep 0 is not enabled</text:p>
            <text:p>1 = enable</text:p>
          </table:table-cell>
          <table:covered-table-cell table:number-columns-repeated="2"/>
        </table:table-row>
        <table:table-row table:style-name="ro3">
          <table:table-cell table:style-name="ce7" office:value-type="string" calcext:value-type="string" table:number-columns-spanned="3" table:number-rows-spanned="1">
            <text:p>SetOption128</text:p>
          </table:table-cell>
          <table:covered-table-cell table:number-columns-repeated="2"/>
          <table:table-cell office:value-type="string" calcext:value-type="string" table:number-columns-spanned="3" table:number-rows-spanned="1">
            <text:p>Web referrer check for HTTP API commands</text:p>
            <text:p>0 = disabled</text:p>
            <text:p>1 = enabled (default)</text:p>
          </table:table-cell>
          <table:covered-table-cell table:number-columns-repeated="2"/>
        </table:table-row>
        <table:table-row table:style-name="ro2">
          <table:table-cell table:style-name="ce7" office:value-type="string" calcext:value-type="string" table:number-columns-spanned="3" table:number-rows-spanned="1">
            <text:p>SetOption129</text:p>
          </table:table-cell>
          <table:covered-table-cell table:number-columns-repeated="2"/>
          <table:table-cell office:value-type="string" calcext:value-type="string" table:number-columns-spanned="3" table:number-rows-spanned="1">
            <text:p>Enable split total energy results <text:a xlink:href="https://github.com/arendst/Tasmota/issues/13030" xlink:type="simple">#13030</text:a></text:p>
            <text:p>1 = enable</text:p>
          </table:table-cell>
          <table:covered-table-cell table:number-columns-repeated="2"/>
        </table:table-row>
        <table:table-row table:style-name="ro2">
          <table:table-cell table:style-name="ce7" office:value-type="string" calcext:value-type="string" table:number-columns-spanned="3" table:number-rows-spanned="1">
            <text:p>SetOption130</text:p>
          </table:table-cell>
          <table:covered-table-cell table:number-columns-repeated="2"/>
          <table:table-cell office:value-type="string" calcext:value-type="string" table:number-columns-spanned="3" table:number-rows-spanned="1">
            <text:p>Add heap size (and ESP32 fragmentation) to logging timestamp for debugging</text:p>
            <text:p>1 = enable</text:p>
          </table:table-cell>
          <table:covered-table-cell table:number-columns-repeated="2"/>
        </table:table-row>
        <table:table-row table:style-name="ro2">
          <table:table-cell table:style-name="ce7" office:value-type="string" calcext:value-type="string" table:number-columns-spanned="3" table:number-rows-spanned="1">
            <text:p>SetOption131</text:p>
          </table:table-cell>
          <table:covered-table-cell table:number-columns-repeated="2"/>
          <table:table-cell office:value-type="string" calcext:value-type="string" table:number-columns-spanned="3" table:number-rows-spanned="1">
            <text:p>(Tuya) Allow save dimmer = 0 received by MCU</text:p>
            <text:p>1 = enable</text:p>
          </table:table-cell>
          <table:covered-table-cell table:number-columns-repeated="2"/>
        </table:table-row>
        <table:table-row table:style-name="ro2">
          <table:table-cell table:style-name="ce7" office:value-type="string" calcext:value-type="string" table:number-columns-spanned="3" table:number-rows-spanned="1">
            <text:p>SetOption132</text:p>
          </table:table-cell>
          <table:covered-table-cell table:number-columns-repeated="2"/>
          <table:table-cell office:value-type="string" calcext:value-type="string" table:number-columns-spanned="3" table:number-rows-spanned="1">
            <text:p>When MQTT TLS is enabled, forces fingerprint validation of server identity instead of checking the identify against a certificate authority (CA)</text:p>
            <text:p>1 = Fingerprint, 0 = CA</text:p>
          </table:table-cell>
          <table:covered-table-cell table:number-columns-repeated="2"/>
        </table:table-row>
        <table:table-row table:style-name="ro3">
          <table:table-cell table:style-name="ce7" office:value-type="string" calcext:value-type="string" table:number-columns-spanned="3" table:number-rows-spanned="1">
            <text:p>SetOption134</text:p>
          </table:table-cell>
          <table:covered-table-cell table:number-columns-repeated="2"/>
          <table:table-cell office:value-type="string" calcext:value-type="string" table:number-columns-spanned="3" table:number-rows-spanned="1">
            <text:p>PWM force phases to be synced (ESP32 only).</text:p>
            <text:p>On ESP32, PWM phases are by default distributed one after the other to minimize effect on power supply. This is also mandatory for H-Bridge devices.</text:p>
            <text:p>0 = phases are automatically aligned one after the other, 1 = phases all start at the same time (default behavior for ESP8266).</text:p>
          </table:table-cell>
          <table:covered-table-cell table:number-columns-repeated="2"/>
        </table:table-row>
        <table:table-row table:style-name="ro2">
          <table:table-cell table:style-name="ce7" office:value-type="string" calcext:value-type="string" table:number-columns-spanned="3" table:number-rows-spanned="1">
            <text:p>SetOption135</text:p>
          </table:table-cell>
          <table:covered-table-cell table:number-columns-repeated="2"/>
          <table:table-cell office:value-type="string" calcext:value-type="string" table:number-columns-spanned="3" table:number-rows-spanned="1">
            <text:p>Disables Display Splash screen (for all drivers, universal &amp; LVGL)</text:p>
            <text:p>1 = Splash screen disabled, 0 = Splash screen displayed</text:p>
          </table:table-cell>
          <table:covered-table-cell table:number-columns-repeated="2"/>
        </table:table-row>
        <table:table-row table:style-name="ro2">
          <table:table-cell table:style-name="ce7" office:value-type="string" calcext:value-type="string" table:number-columns-spanned="3" table:number-rows-spanned="1">
            <text:p>SetOption136</text:p>
          </table:table-cell>
          <table:covered-table-cell table:number-columns-repeated="2"/>
          <table:table-cell office:value-type="string" calcext:value-type="string" table:number-columns-spanned="3" table:number-rows-spanned="1">
            <text:p>1 = Disable single sensor reports from Tuya devices while keeping teleperiod reports</text:p>
            <text:p>0 = Publish an immediate tele/%topic%/SENSOR TuyaSNS message at each reception of individual value (default)</text:p>
          </table:table-cell>
          <table:covered-table-cell table:number-columns-repeated="2"/>
        </table:table-row>
        <table:table-row table:style-name="ro8">
          <table:table-cell table:style-name="ce7" office:value-type="string" calcext:value-type="string" table:number-columns-spanned="3" table:number-rows-spanned="1">
            <text:p>SetOption137</text:p>
          </table:table-cell>
          <table:covered-table-cell table:number-columns-repeated="2"/>
          <table:table-cell office:value-type="string" calcext:value-type="string" table:number-columns-spanned="3" table:number-rows-spanned="1">
            <text:p>1 = following Tuya responses will not be forwarded to MQTT when <text:a xlink:href="https://tasmota.github.io/docs/Commands/#setoption66" xlink:type="simple">SetOption66</text:a> is enabled</text:p>
            <text:p>  - heartbeat every 10 seconds, TUYA_CMD_HEARTBEAT</text:p>
            <text:p>  - the WiFi state during start-up and Wi-Fi events, TUYA_CMD_WIFI_STATE</text:p>
            <text:p>  - the local time info query of the MCU every minute, TUYA_CMD_SET_TIME</text:p>
            <text:p>  - the received update package info from MCU during firmware update of Tuya MCU, TUYA_CMD_UPGRADE_PACKAGE</text:p>
          </table:table-cell>
          <table:covered-table-cell table:number-columns-repeated="2"/>
        </table:table-row>
        <table:table-row table:style-name="ro3">
          <table:table-cell table:style-name="ce7" office:value-type="string" calcext:value-type="string" table:number-columns-spanned="3" table:number-rows-spanned="1">
            <text:p>SetOption138</text:p>
          </table:table-cell>
          <table:covered-table-cell table:number-columns-repeated="2"/>
          <table:table-cell office:value-type="string" calcext:value-type="string" table:number-columns-spanned="3" table:number-rows-spanned="1">
            <text:p>Align GUI energy multicolumn layout in webUI</text:p>
            <text:p>0 = left/center (default)</text:p>
            <text:p>1 = right</text:p>
          </table:table-cell>
          <table:covered-table-cell table:number-columns-repeated="2"/>
        </table:table-row>
        <table:table-row table:style-name="ro3">
          <table:table-cell table:style-name="ce7" office:value-type="string" calcext:value-type="string" table:number-columns-spanned="3" table:number-rows-spanned="1">
            <text:p>SetOption139</text:p>
          </table:table-cell>
          <table:covered-table-cell table:number-columns-repeated="2"/>
          <table:table-cell office:value-type="string" calcext:value-type="string" table:number-columns-spanned="3" table:number-rows-spanned="1">
            <text:p>When SetOption24 1 switch pressure unit to:</text:p>
            <text:p>0 = mmHg (default)</text:p>
            <text:p>1 = inHg</text:p>
          </table:table-cell>
          <table:covered-table-cell table:number-columns-repeated="2"/>
        </table:table-row>
        <table:table-row table:style-name="ro2">
          <table:table-cell table:style-name="ce7" office:value-type="string" calcext:value-type="string" table:number-columns-spanned="3" table:number-rows-spanned="1">
            <text:p>SetOption140</text:p>
          </table:table-cell>
          <table:covered-table-cell table:number-columns-repeated="2"/>
          <table:table-cell office:value-type="string" calcext:value-type="string" table:number-columns-spanned="3" table:number-rows-spanned="1">
            <text:p>0 = open clean MQTT session (default)</text:p>
            <text:p>1 = open persistent MQTT session</text:p>
          </table:table-cell>
          <table:covered-table-cell table:number-columns-repeated="2"/>
        </table:table-row>
        <table:table-row table:style-name="ro1">
          <table:table-cell table:style-name="ce7" office:value-type="string" calcext:value-type="string" table:number-columns-spanned="3" table:number-rows-spanned="1">
            <text:p>SetOption141</text:p>
          </table:table-cell>
          <table:covered-table-cell table:number-columns-repeated="2"/>
          <table:table-cell office:value-type="string" calcext:value-type="string" table:number-columns-spanned="3" table:number-rows-spanned="1">
            <text:p>1 = disable display of model name in webUI header</text:p>
          </table:table-cell>
          <table:covered-table-cell table:number-columns-repeated="2"/>
        </table:table-row>
        <table:table-row table:style-name="ro1">
          <table:table-cell table:style-name="ce7" office:value-type="string" calcext:value-type="string" table:number-columns-spanned="3" table:number-rows-spanned="1">
            <text:p>SetOption142</text:p>
          </table:table-cell>
          <table:covered-table-cell table:number-columns-repeated="2"/>
          <table:table-cell office:value-type="string" calcext:value-type="string" table:number-columns-spanned="3" table:number-rows-spanned="1">
            <text:p>1 = wait 1 second for WiFi connection solving some FRITZ!Box modem issues</text:p>
          </table:table-cell>
          <table:covered-table-cell table:number-columns-repeated="2"/>
        </table:table-row>
        <table:table-row table:style-name="ro1">
          <table:table-cell table:style-name="ce7" office:value-type="string" calcext:value-type="string" table:number-columns-spanned="3" table:number-rows-spanned="1">
            <text:p>SetOption143</text:p>
          </table:table-cell>
          <table:covered-table-cell table:number-columns-repeated="2"/>
          <table:table-cell office:value-type="string" calcext:value-type="string" table:number-columns-spanned="3" table:number-rows-spanned="1">
            <text:p>1 = disables ZigBee auto-probing and configure back attribute reporting</text:p>
          </table:table-cell>
          <table:covered-table-cell table:number-columns-repeated="2"/>
        </table:table-row>
        <table:table-row table:style-name="ro1">
          <table:table-cell table:style-name="ce7" office:value-type="string" calcext:value-type="string" table:number-columns-spanned="3" table:number-rows-spanned="1">
            <text:p>SetOption144</text:p>
          </table:table-cell>
          <table:covered-table-cell table:number-columns-repeated="2"/>
          <table:table-cell office:value-type="string" calcext:value-type="string" table:number-columns-spanned="3" table:number-rows-spanned="1">
            <text:p>1 = include a timestamp in ZbReceived messages</text:p>
          </table:table-cell>
          <table:covered-table-cell table:number-columns-repeated="2"/>
        </table:table-row>
        <table:table-row table:style-name="ro13">
          <table:table-cell table:style-name="ce3" office:value-type="string" calcext:value-type="string" table:number-columns-spanned="6" table:number-rows-spanned="1">
            <text:p>TuyaMCU<text:a xlink:href="https://tasmota.github.io/docs/Commands/#tuyamcu" xlink:type="simple">~</text:a></text:p>
          </table:table-cell>
          <table:covered-table-cell table:number-columns-repeated="2"/>
          <table:covered-table-cell table:style-name="Default"/>
          <table:covered-table-cell table:number-columns-repeated="2"/>
        </table:table-row>
        <table:table-row table:style-name="ro1">
          <table:table-cell table:style-name="ce1" office:value-type="string" calcext:value-type="string" table:number-columns-spanned="3" table:number-rows-spanned="1">
            <text:p>Command</text:p>
          </table:table-cell>
          <table:covered-table-cell table:number-columns-repeated="2"/>
          <table:table-cell table:style-name="ce1" office:value-type="string" calcext:value-type="string" table:number-columns-spanned="3" table:number-rows-spanned="1">
            <text:p>Parameters</text:p>
          </table:table-cell>
          <table:covered-table-cell table:number-columns-repeated="2"/>
        </table:table-row>
        <table:table-row table:style-name="ro2">
          <table:table-cell office:value-type="string" calcext:value-type="string" table:number-columns-spanned="3" table:number-rows-spanned="1">
            <text:p>TuyaEnum&lt;x&gt;</text:p>
          </table:table-cell>
          <table:covered-table-cell table:number-columns-repeated="2"/>
          <table:table-cell office:value-type="string" calcext:value-type="string" table:number-columns-spanned="3" table:number-rows-spanned="1">
            <text:p>Send value to an Enum (fnId 61, 62, 63 and 64) where&lt;x&gt; = number of Enum</text:p>
            <text:p>&lt;value&gt; = must be from a range set in TuyaEnumList</text:p>
          </table:table-cell>
          <table:covered-table-cell table:number-columns-repeated="2"/>
        </table:table-row>
        <table:table-row table:style-name="ro3">
          <table:table-cell office:value-type="string" calcext:value-type="string" table:number-columns-spanned="3" table:number-rows-spanned="1">
            <text:p>TuyaEnumList</text:p>
          </table:table-cell>
          <table:covered-table-cell table:number-columns-repeated="2"/>
          <table:table-cell office:value-type="string" calcext:value-type="string" table:number-columns-spanned="3" table:number-rows-spanned="1">
            <text:p>Declare the range an Enum (fnId 61, 62, 63 and 64) must respect (0 is always the first item in range)</text:p>
            <text:p>&lt;enum&gt;,&lt;range&gt; = &lt;enum&gt; is Enum&lt;x&gt; declared using TuyaMCU and &lt;range&gt; can be 0..31</text:p>
            <text:p>Without payload returns the configuration of all the Enums</text:p>
          </table:table-cell>
          <table:covered-table-cell table:number-columns-repeated="2"/>
        </table:table-row>
        <table:table-row table:style-name="ro3">
          <table:table-cell office:value-type="string" calcext:value-type="string" table:number-columns-spanned="3" table:number-rows-spanned="1">
            <text:p>TuyaMCU</text:p>
          </table:table-cell>
          <table:covered-table-cell table:number-columns-repeated="2"/>
          <table:table-cell office:value-type="string" calcext:value-type="string" table:number-columns-spanned="3" table:number-rows-spanned="1">
            <text:p>Used to map functions in TuyaMCU</text:p>
            <text:p>&lt;fnId&gt;,&lt;dpId&gt; = <text:a xlink:href="https://tasmota.github.io/docs/TuyaMCU/" xlink:type="simple">read more...</text:a></text:p>
            <text:p>&lt;fnId&gt;,0 = remove setting for fnId</text:p>
          </table:table-cell>
          <table:covered-table-cell table:number-columns-repeated="2"/>
        </table:table-row>
        <table:table-row table:style-name="ro8">
          <table:table-cell office:value-type="string" calcext:value-type="string" table:number-columns-spanned="3" table:number-rows-spanned="1">
            <text:p>TuyaRGB</text:p>
          </table:table-cell>
          <table:covered-table-cell table:number-columns-repeated="2"/>
          <table:table-cell office:value-type="string" calcext:value-type="string" table:number-columns-spanned="3" table:number-rows-spanned="1">
            <text:p>Set correct format of color reporting by tuyaMCU</text:p>
            <text:p>0 - Type 1, 12 characters uppercase. Example: 00DF00DC0244 (default)</text:p>
            <text:p>1 - Type 1, 12 characters lowercase. Example: 008003e8037a</text:p>
            <text:p>2 - Type 2, 14 characters uppercase. Example: 00FF00FFFF6464</text:p>
            <text:p>3 - Type 2, 14 characters lowercase. Example: 00e420ffff6464</text:p>
          </table:table-cell>
          <table:covered-table-cell table:number-columns-repeated="2"/>
        </table:table-row>
        <table:table-row table:style-name="ro7">
          <table:table-cell office:value-type="string" calcext:value-type="string" table:number-columns-spanned="3" table:number-rows-spanned="1">
            <text:p>TuyaSend&lt;x&gt;</text:p>
          </table:table-cell>
          <table:covered-table-cell table:number-columns-repeated="2"/>
          <table:table-cell office:value-type="string" calcext:value-type="string" table:number-columns-spanned="3" table:number-rows-spanned="1">
            <text:p>Send data to MCU with <text:a xlink:href="https://tasmota.github.io/docs/TuyaMCU/" xlink:type="simple">TuyaMCU</text:a></text:p>
            <text:p>x = 0..4,8</text:p>
            <text:p>TuyaSend0 = send a query command to the MCU</text:p>
            <text:p>TuyaSend1 &lt;dpId&gt;,&lt;boolean&gt; = send boolean (0/1) data type to dpId (1 byte max length)</text:p>
            <text:p>TuyaSend2 &lt;dpId&gt;,&lt;int&gt; = send integer data to dpId (4 bytes max length)</text:p>
            <text:p>TuyaSend2 &lt;dpId&gt;,&lt;0xAABBCCDD&gt; = send 4 byte data to dpId (4 bytes max length)</text:p>
            <text:p>TuyaSend3 &lt;dpId&gt;,&lt;value&gt; = send an ASCII string to dpId (unknown max length)</text:p>
            <text:p>TuyaSend4 &lt;dpId&gt;,&lt;enum&gt; = send enumerated (0/1/2/3/4/5) data type to dpId (1 byte max length)</text:p>
            <text:p>TuyaSend5 &lt;dpId&gt;,&lt;value&gt; = send an HEX string to dpId - 0x prefix NOT needed - (unknown max length)</text:p>
            <text:p>TuyaSend6 &lt;dpId&gt;,&lt;value&gt; = send an HEX raw value to dpId - 0x prefix NOT needed, but will be processed correctly - (unknown max length)</text:p>
            <text:p>TuyaSend8 = request dpId states if supported</text:p>
          </table:table-cell>
          <table:covered-table-cell table:number-columns-repeated="2"/>
        </table:table-row>
        <table:table-row table:style-name="ro2">
          <table:table-cell office:value-type="string" calcext:value-type="string" table:number-columns-spanned="3" table:number-rows-spanned="1">
            <text:p>TuyaTempSetRes</text:p>
          </table:table-cell>
          <table:covered-table-cell table:number-columns-repeated="2"/>
          <table:table-cell office:value-type="string" calcext:value-type="string" table:number-columns-spanned="3" table:number-rows-spanned="1">
            <text:p>Set resolution only for Tuya Set Temperature sensor (fnId 72).</text:p>
            <text:p>0..3 = maximum number of decimals shown</text:p>
          </table:table-cell>
          <table:covered-table-cell table:number-columns-repeated="2"/>
        </table:table-row>
        <table:table-row table:style-name="ro4">
          <table:table-cell office:value-type="string" calcext:value-type="string" table:number-columns-spanned="3" table:number-rows-spanned="1">
            <text:p>See also</text:p>
          </table:table-cell>
          <table:covered-table-cell table:number-columns-repeated="2"/>
          <table:table-cell office:value-type="string" calcext:value-type="string" table:number-columns-spanned="3" table:number-rows-spanned="1">
            <text:p><text:a xlink:href="https://tasmota.github.io/docs/Commands/#setoption8" xlink:type="simple">SetOption8</text:a> - change temperature display unit</text:p>
            <text:p><text:a xlink:href="https://tasmota.github.io/docs/Commands/#setoption66" xlink:type="simple">SetOption66</text:a> - publish TuyaReceived output to MQTT</text:p>
            <text:p><text:a xlink:href="https://tasmota.github.io/docs/Commands/#dimmerrange" xlink:type="simple">DimmerRange</text:a> - to adjust dimmer range</text:p>
            <text:p><text:a xlink:href="https://tasmota.github.io/docs/Commands/#tempres" xlink:type="simple">TempRes</text:a> - set number of decimals shown for temperature sensors</text:p>
          </table:table-cell>
          <table:covered-table-cell table:number-columns-repeated="2"/>
        </table:table-row>
        <table:table-row table:style-name="ro13">
          <table:table-cell table:style-name="ce3" office:value-type="string" calcext:value-type="string" table:number-columns-spanned="6" table:number-rows-spanned="1">
            <text:p>Serial Bridge<text:a xlink:href="https://tasmota.github.io/docs/Commands/#serial-bridge" xlink:type="simple">~</text:a></text:p>
          </table:table-cell>
          <table:covered-table-cell table:number-columns-repeated="2"/>
          <table:covered-table-cell table:style-name="Default"/>
          <table:covered-table-cell table:number-columns-repeated="2"/>
        </table:table-row>
        <table:table-row table:style-name="ro2">
          <table:table-cell table:style-name="ce13" office:value-type="string" calcext:value-type="string" table:number-columns-spanned="6" table:number-rows-spanned="1">
            <text:p>Hardware Serial Bridge uses GPIO1 (Tx) and GPIO3 (Rx) or GPIO13 (Tx) and GPIO15 (Rx) pins of your device. Software Serial Bridge can use any other GPIO to be configured as components Serial Tx and Serial Rx (or SerBr Tx and SerBr Rx). If Tx and Rx components are not assigned in the Template or Module, GPIO1 and GPIO3 will be used. Note that changing serial logging (<text:a xlink:href="https://tasmota.github.io/docs/Commands/#seriallog" xlink:type="simple">SerialLog</text:a> 0) will disable the hardware Serial Bridge.</text:p>
          </table:table-cell>
          <table:covered-table-cell table:number-columns-repeated="2"/>
          <table:covered-table-cell table:style-name="Default"/>
          <table:covered-table-cell table:number-columns-repeated="2"/>
        </table:table-row>
        <table:table-row table:style-name="ro2">
          <table:table-cell table:style-name="ce13" office:value-type="string" calcext:value-type="string" table:number-columns-spanned="6" table:number-rows-spanned="1">
            <text:p>Information received by Tasmota over the serial bridge is captured automatically. Before data will be received, a properly formatted <text:a xlink:href="https://tasmota.github.io/docs/Commands/#serialsend" xlink:type="simple">SerialSend&lt;x&gt; or SSerialSend&lt;x&gt;</text:a> command must be executed. This must be done any time the device restarts (e.g., via a System#Boot triggered rule). This command is required in order to set how the expected serial data will be formatted and interpreted (i.e., which &lt;x&gt; option). A {"SSerialReceived":{"Data":"&lt;string&gt;"}} message will be posted. You can use <text:a xlink:href="https://tasmota.github.io/docs/Rules/#control-relays-via-serial" xlink:type="simple">a rule</text:a> to process the string which will be contained in SSerialReceived#Data.</text:p>
          </table:table-cell>
          <table:covered-table-cell table:number-columns-repeated="2"/>
          <table:covered-table-cell table:style-name="Default"/>
          <table:covered-table-cell table:number-columns-repeated="2"/>
        </table:table-row>
        <table:table-row table:style-name="ro1">
          <table:table-cell table:style-name="ce13" office:value-type="string" calcext:value-type="string" table:number-columns-spanned="6" table:number-rows-spanned="1">
            <text:p>Expect possible communication errors when additional sensors are configured.</text:p>
          </table:table-cell>
          <table:covered-table-cell table:number-columns-repeated="2"/>
          <table:covered-table-cell table:style-name="Default"/>
          <table:covered-table-cell table:number-columns-repeated="2"/>
        </table:table-row>
        <table:table-row table:style-name="ro1">
          <table:table-cell table:style-name="ce1" office:value-type="string" calcext:value-type="string" table:number-columns-spanned="3" table:number-rows-spanned="1">
            <text:p>Command</text:p>
          </table:table-cell>
          <table:covered-table-cell table:number-columns-repeated="2"/>
          <table:table-cell table:style-name="ce1" office:value-type="string" calcext:value-type="string" table:number-columns-spanned="3" table:number-rows-spanned="1">
            <text:p>Parameters</text:p>
          </table:table-cell>
          <table:covered-table-cell table:number-columns-repeated="2"/>
        </table:table-row>
        <table:table-row table:style-name="ro2">
          <table:table-cell office:value-type="string" calcext:value-type="string" table:number-columns-spanned="3" table:number-rows-spanned="1">
            <text:p>Baudrate</text:p>
          </table:table-cell>
          <table:covered-table-cell table:number-columns-repeated="2"/>
          <table:table-cell office:value-type="string" calcext:value-type="string" table:number-columns-spanned="3" table:number-rows-spanned="1">
            <text:p>1 = set hardware serial bridge to default baud rate of 115200 bps</text:p>
            <text:p>&lt;value&gt; = set baud rate. The set rate will be a multiple of 300. The maximum baud rate possible is 19,660,500.</text:p>
          </table:table-cell>
          <table:covered-table-cell table:number-columns-repeated="2"/>
        </table:table-row>
        <table:table-row table:style-name="ro2">
          <table:table-cell office:value-type="string" calcext:value-type="string" table:number-columns-spanned="3" table:number-rows-spanned="1">
            <text:p>SBaudrate</text:p>
          </table:table-cell>
          <table:covered-table-cell table:number-columns-repeated="2"/>
          <table:table-cell office:value-type="string" calcext:value-type="string" table:number-columns-spanned="3" table:number-rows-spanned="1">
            <text:p>1 = set software serial bridge to default baud rate of 9600 bps</text:p>
            <text:p>&lt;value&gt; = set baud rate. The set rate will be a multiple of 300. The maximum baud rate possible is 19,660,500.</text:p>
          </table:table-cell>
          <table:covered-table-cell table:number-columns-repeated="2"/>
        </table:table-row>
        <table:table-row table:style-name="ro1">
          <table:table-cell office:value-type="string" calcext:value-type="string" table:number-columns-spanned="3" table:number-rows-spanned="1">
            <text:p>SerialBuffer</text:p>
          </table:table-cell>
          <table:covered-table-cell table:number-columns-repeated="2"/>
          <table:table-cell office:value-type="string" calcext:value-type="string" table:number-columns-spanned="3" table:number-rows-spanned="1">
            <text:p>256..520 = set the serial buffer size. This option will not be persisted, use <text:a xlink:href="https://tasmota.github.io/docs/Rules/#examples-of-available-triggers" xlink:type="simple">a rule with a trigger</text:a> like Power1#Boot when you want this to survive a reboot. Sometimes, serial buffer overruns can be mitigated by setting this to a large value such as 520.</text:p>
          </table:table-cell>
          <table:covered-table-cell table:number-columns-repeated="2"/>
        </table:table-row>
        <table:table-row table:style-name="ro2">
          <table:table-cell office:value-type="string" calcext:value-type="string" table:number-columns-spanned="3" table:number-rows-spanned="1">
            <text:p>SerialConfig</text:p>
          </table:table-cell>
          <table:covered-table-cell table:number-columns-repeated="2"/>
          <table:table-cell office:value-type="string" calcext:value-type="string" table:number-columns-spanned="3" table:number-rows-spanned="1">
            <text:p>value = set serial protocol using <text:a xlink:href="https://en.wikipedia.org/wiki/Serial_port#Settings" xlink:type="simple">data/parity/stop</text:a> conventional notation (example: 8N1 or 702)</text:p>
            <text:p>0..23 = set serial protocol (3 equals 8N1)</text:p>
          </table:table-cell>
          <table:covered-table-cell table:number-columns-repeated="2"/>
        </table:table-row>
        <table:table-row table:style-name="ro8">
          <table:table-cell office:value-type="string" calcext:value-type="string" table:number-columns-spanned="3" table:number-rows-spanned="1">
            <text:p>SerialDelimiter</text:p>
          </table:table-cell>
          <table:covered-table-cell table:number-columns-repeated="2"/>
          <table:table-cell office:value-type="string" calcext:value-type="string" table:number-columns-spanned="3" table:number-rows-spanned="1">
            <text:p>&lt;value&gt; = set serial delimiter to <text:a xlink:href="https://en.wikipedia.org/wiki/Escape_character#ASCII_escape_character" xlink:type="simple">escape character code</text:a> or ASCII character</text:p>
            <text:p>1..127 = set serial delimiter to <text:a xlink:href="http://www.asciichart.com/" xlink:type="simple">decimal ASCII</text:a></text:p>
            <text:p>128 = only allow ASCII characters 32 to 127 in response text</text:p>
            <text:p>254 = disable serial delimiter &amp; post HEX string</text:p>
            <text:p>129..253 or 255 = disable serial delimiter (default = 255)</text:p>
          </table:table-cell>
          <table:covered-table-cell table:number-columns-repeated="2"/>
        </table:table-row>
        <table:table-row table:style-name="ro12">
          <table:table-cell office:value-type="string" calcext:value-type="string" table:number-columns-spanned="3" table:number-rows-spanned="1">
            <text:p>SerialSend&lt;x&gt;</text:p>
          </table:table-cell>
          <table:covered-table-cell table:number-columns-repeated="2"/>
          <table:table-cell office:value-type="string" calcext:value-type="string" table:number-columns-spanned="3" table:number-rows-spanned="1">
            <text:p>&lt;string&gt;</text:p>
            <text:p>Disable serial logging and send using hardware serial</text:p>
            <text:p>x = 1..5</text:p>
            <text:p>1 = send appending \n (newline) ()</text:p>
            <text:p>2 = send</text:p>
            <text:p>3 = replace escape characters and send</text:p>
            <text:p>4 = send as binary. Data in serial response messages is encoded as binary strings</text:p>
            <text:p>5 = send as hex. Data in serial response messages is encoded as hex strings</text:p>
            <text:p>6 = send as comma-delimited string of decimal numbers</text:p>
          </table:table-cell>
          <table:covered-table-cell table:number-columns-repeated="2"/>
        </table:table-row>
        <table:table-row table:style-name="ro2">
          <table:table-cell office:value-type="string" calcext:value-type="string" table:number-columns-spanned="3" table:number-rows-spanned="1">
            <text:p>SSerialConfig</text:p>
          </table:table-cell>
          <table:covered-table-cell table:number-columns-repeated="2"/>
          <table:table-cell office:value-type="string" calcext:value-type="string" table:number-columns-spanned="3" table:number-rows-spanned="1">
            <text:p>value = set serial protocol using <text:a xlink:href="https://en.wikipedia.org/wiki/Serial_port#Settings" xlink:type="simple">data/parity/stop</text:a> conventional notation (example: 8N1 or 702)</text:p>
            <text:p>0..23 = set serial protocol (3 equals 8N1)</text:p>
          </table:table-cell>
          <table:covered-table-cell table:number-columns-repeated="2"/>
        </table:table-row>
        <table:table-row table:style-name="ro16">
          <table:table-cell office:value-type="string" calcext:value-type="string" table:number-columns-spanned="3" table:number-rows-spanned="1">
            <text:p>SSerialSend&lt;x&gt;</text:p>
          </table:table-cell>
          <table:covered-table-cell table:number-columns-repeated="2"/>
          <table:table-cell office:value-type="string" calcext:value-type="string" table:number-columns-spanned="3" table:number-rows-spanned="1">
            <text:p>&lt;string&gt;</text:p>
            <text:p>Send using software serial protocol</text:p>
            <text:p>x = 1..5</text:p>
            <text:p>1 = send appending \n (newline) ()</text:p>
            <text:p>2 = send</text:p>
            <text:p>3 = replace escape characters and send</text:p>
            <text:p>4 = send as binary data. Data in serial response messages is encoded as binary strings</text:p>
            <text:p>5 = send as hex. Data in serial response messages is encoded as hex strings</text:p>
            <text:p>6 = send as comma-delimited string of decimal numbers</text:p>
            <text:p>9 = enable Serial Bridge console Tee for debugging purposes (payload 1 to enable)</text:p>
          </table:table-cell>
          <table:covered-table-cell table:number-columns-repeated="2"/>
        </table:table-row>
        <table:table-row table:style-name="ro13">
          <table:table-cell table:style-name="ce3" office:value-type="string" calcext:value-type="string" table:number-columns-spanned="6" table:number-rows-spanned="1">
            <text:p>RF Bridge<text:a xlink:href="https://tasmota.github.io/docs/Commands/#rf-bridge" xlink:type="simple">~</text:a></text:p>
          </table:table-cell>
          <table:covered-table-cell table:number-columns-repeated="2"/>
          <table:covered-table-cell table:style-name="Default"/>
          <table:covered-table-cell table:number-columns-repeated="2"/>
        </table:table-row>
        <table:table-row table:style-name="ro1">
          <table:table-cell table:style-name="ce1" office:value-type="string" calcext:value-type="string" table:number-columns-spanned="3" table:number-rows-spanned="1">
            <text:p>Command</text:p>
          </table:table-cell>
          <table:covered-table-cell table:number-columns-repeated="2"/>
          <table:table-cell table:style-name="ce1" office:value-type="string" calcext:value-type="string" table:number-columns-spanned="3" table:number-rows-spanned="1">
            <text:p>Parameters</text:p>
          </table:table-cell>
          <table:covered-table-cell table:number-columns-repeated="2"/>
        </table:table-row>
        <table:table-row table:style-name="ro3">
          <table:table-cell office:value-type="string" calcext:value-type="string" table:number-columns-spanned="3" table:number-rows-spanned="1">
            <text:p>RfCode</text:p>
          </table:table-cell>
          <table:covered-table-cell table:number-columns-repeated="2"/>
          <table:table-cell office:value-type="string" calcext:value-type="string" table:number-columns-spanned="3" table:number-rows-spanned="1">
            <text:p>Show last sent 24-bit user code</text:p>
            <text:p>1..8388607 = send 24-bit user code</text:p>
            <text:p>#1..#7FFFFF = send 24-bit hexadecimal user code using RfSync, RfLow and RfHigh timing</text:p>
          </table:table-cell>
          <table:covered-table-cell table:number-columns-repeated="2"/>
        </table:table-row>
        <table:table-row table:style-name="ro3">
          <table:table-cell office:value-type="string" calcext:value-type="string" table:number-columns-spanned="3" table:number-rows-spanned="1">
            <text:p>RfHigh</text:p>
          </table:table-cell>
          <table:covered-table-cell table:number-columns-repeated="2"/>
          <table:table-cell office:value-type="string" calcext:value-type="string" table:number-columns-spanned="3" table:number-rows-spanned="1">
            <text:p>1 = reset high pulse time to 840 microseconds</text:p>
            <text:p>2..32767 = set high pulse time in microseconds</text:p>
            <text:p>#2..#7FFF = set high pulse time in hexadecimal microseconds</text:p>
          </table:table-cell>
          <table:covered-table-cell table:number-columns-repeated="2"/>
        </table:table-row>
        <table:table-row table:style-name="ro4">
          <table:table-cell office:value-type="string" calcext:value-type="string" table:number-columns-spanned="3" table:number-rows-spanned="1">
            <text:p>RfHost</text:p>
          </table:table-cell>
          <table:covered-table-cell table:number-columns-repeated="2"/>
          <table:table-cell office:value-type="string" calcext:value-type="string" table:number-columns-spanned="3" table:number-rows-spanned="1">
            <text:p>Show 16-bit host part of user code</text:p>
            <text:p>1 = reset 16-bit host part of user code to 11802 (#2E1A)</text:p>
            <text:p>2..32767 = set 16-bit host part of user code</text:p>
            <text:p>#2..7FFF = set 16-bit host part of user code in hexadecimal</text:p>
          </table:table-cell>
          <table:covered-table-cell table:number-columns-repeated="2"/>
        </table:table-row>
        <table:table-row table:style-name="ro5">
          <table:table-cell office:value-type="string" calcext:value-type="string" table:number-columns-spanned="3" table:number-rows-spanned="1">
            <text:p>RfKey&lt;x&gt;</text:p>
          </table:table-cell>
          <table:covered-table-cell table:number-columns-repeated="2"/>
          <table:table-cell office:value-type="string" calcext:value-type="string" table:number-columns-spanned="3" table:number-rows-spanned="1">
            <text:p>Send learned or default RF data for RfKey&lt;x&gt; (x = 1 – 16)</text:p>
            <text:p>1 = send default RF data for RfKey&lt;x&gt; using RfSync, RfLow, RfHigh and RfHost parameters</text:p>
            <text:p>2 = learn RF data for RfKey&lt;x&gt;</text:p>
            <text:p>3 = unlearn RF data for RfKey&lt;x&gt;</text:p>
            <text:p>4 = save RF data using RfSync, RfLow, RfHigh and last RfCode parameters</text:p>
            <text:p>5 = show default or learned RF data</text:p>
            <text:p>6 = send learned RF data</text:p>
          </table:table-cell>
          <table:covered-table-cell table:number-columns-repeated="2"/>
        </table:table-row>
        <table:table-row table:style-name="ro3">
          <table:table-cell office:value-type="string" calcext:value-type="string" table:number-columns-spanned="3" table:number-rows-spanned="1">
            <text:p>RfLow</text:p>
          </table:table-cell>
          <table:covered-table-cell table:number-columns-repeated="2"/>
          <table:table-cell office:value-type="string" calcext:value-type="string" table:number-columns-spanned="3" table:number-rows-spanned="1">
            <text:p>1 = reset low pulse time to 270 microseconds</text:p>
            <text:p>2..32767 = set low pulse time in microseconds</text:p>
            <text:p>#2..#7FFF = set low pulse time in hexadecimal microseconds</text:p>
          </table:table-cell>
          <table:covered-table-cell table:number-columns-repeated="2"/>
        </table:table-row>
        <table:table-row table:style-name="ro22">
          <table:table-cell office:value-type="string" calcext:value-type="string" table:number-columns-spanned="3" table:number-rows-spanned="1">
            <text:p>RfRaw</text:p>
          </table:table-cell>
          <table:covered-table-cell table:number-columns-repeated="2"/>
          <table:table-cell table:style-name="ce1" office:value-type="string" calcext:value-type="string" table:number-columns-spanned="3" table:number-rows-spanned="1">
            <text:p>This command only works when the firmware has been updated with <text:a xlink:href="https://github.com/Portisch/RF-Bridge-EFM8BB1/releases" xlink:type="simple">Portisch firmware</text:a>. Refer to the <text:a xlink:href="https://github.com/Portisch/RF-Bridge-EFM8BB1/wiki" xlink:type="simple">Portisch wiki</text:a> for details.</text:p>
            <text:p><text:a xlink:href="https://tasmota.github.io/docs/devices/Sonoff-RF-Bridge-433/#portisch-firmware-specific-usage" xlink:type="simple">Learning and Decoding RF Codes with Portisch Firmware</text:a></text:p>
            <text:p>0 = Set iTead default firmware support and messages (default on restart)</text:p>
            <text:p>1 = set Portisch firmware support and messages</text:p>
            <text:p>166 or AAA655 = start sniffing/reading RF signals disabling iTead default RF handling</text:p>
            <text:p>167 or AAA755 = stop sniffing/reading RF signals enabling iTead default RF handling</text:p>
            <text:p>168 or AAA855 = transmitting iTead default RF protocols</text:p>
            <text:p>169 or AAA955 = start sniffing and learning predefined protocols</text:p>
            <text:p>176 or AAB055 = bucket Transmitting using command 0xB0</text:p>
            <text:p>177 or AAB155 = start Bucket sniffing using command 0xB1</text:p>
            <text:p>192 or AAC000C055 = beep (00C0 is the length of the sound)</text:p>
            <text:p>255 or AAFF55 = show Rf firmware version (result AA02FF means Version 02)</text:p>
            <text:p>&lt;value&gt; = hexadecimal data to be sent to RF chip. This must be immediately followed by the RfRaw 0 command (e.g., Backlog RfRaw &lt;value&gt;; RfRaw 0</text:p>
          </table:table-cell>
          <table:covered-table-cell table:number-columns-repeated="2"/>
        </table:table-row>
        <table:table-row table:style-name="ro3">
          <table:table-cell office:value-type="string" calcext:value-type="string" table:number-columns-spanned="3" table:number-rows-spanned="1">
            <text:p>RfSync</text:p>
          </table:table-cell>
          <table:covered-table-cell table:number-columns-repeated="2"/>
          <table:table-cell office:value-type="string" calcext:value-type="string" table:number-columns-spanned="3" table:number-rows-spanned="1">
            <text:p>1 = reset start sync pulse time to 8470 microseconds</text:p>
            <text:p>2..32767 = set start sync pulse time in microseconds</text:p>
            <text:p>#2..#7FFF = set start sync pulse time in hexadecimal microseconds</text:p>
          </table:table-cell>
          <table:covered-table-cell table:number-columns-repeated="2"/>
        </table:table-row>
        <table:table-row table:style-name="ro2">
          <table:table-cell office:value-type="string" calcext:value-type="string" table:number-columns-spanned="3" table:number-rows-spanned="1">
            <text:p>RfTimeout</text:p>
          </table:table-cell>
          <table:covered-table-cell table:number-columns-repeated="2"/>
          <table:table-cell office:value-type="string" calcext:value-type="string" table:number-columns-spanned="3" table:number-rows-spanned="1">
            <text:p>change timeout in RfReceive</text:p>
            <text:p>100..60000 = disable duplicate RfReceive (default = 1000)</text:p>
          </table:table-cell>
          <table:covered-table-cell table:number-columns-repeated="2"/>
        </table:table-row>
        <table:table-row table:style-name="ro1">
          <table:table-cell office:value-type="string" calcext:value-type="string" table:number-columns-spanned="3" table:number-rows-spanned="1">
            <text:p>See also</text:p>
          </table:table-cell>
          <table:covered-table-cell table:number-columns-repeated="2"/>
          <table:table-cell office:value-type="string" calcext:value-type="string" table:number-columns-spanned="3" table:number-rows-spanned="1">
            <text:p><text:a xlink:href="https://tasmota.github.io/docs/Commands/#setoption28" xlink:type="simple">SetOption28</text:a> - Set RF received data format</text:p>
          </table:table-cell>
          <table:covered-table-cell table:number-columns-repeated="2"/>
        </table:table-row>
        <table:table-row table:style-name="ro13">
          <table:table-cell table:style-name="ce3" office:value-type="string" calcext:value-type="string" table:number-columns-spanned="6" table:number-rows-spanned="1">
            <text:p>RF Transceiver<text:a xlink:href="https://tasmota.github.io/docs/Commands/#rf-transceiver" xlink:type="simple">~</text:a></text:p>
          </table:table-cell>
          <table:covered-table-cell table:number-columns-repeated="2"/>
          <table:covered-table-cell table:style-name="Default"/>
          <table:covered-table-cell table:number-columns-repeated="2"/>
        </table:table-row>
        <table:table-row table:style-name="ro1">
          <table:table-cell table:style-name="ce1" office:value-type="string" calcext:value-type="string" table:number-columns-spanned="3" table:number-rows-spanned="1">
            <text:p>Command</text:p>
          </table:table-cell>
          <table:covered-table-cell table:number-columns-repeated="2"/>
          <table:table-cell table:style-name="ce1" office:value-type="string" calcext:value-type="string" table:number-columns-spanned="3" table:number-rows-spanned="1">
            <text:p>Parameters</text:p>
          </table:table-cell>
          <table:covered-table-cell table:number-columns-repeated="2"/>
        </table:table-row>
        <table:table-row table:style-name="ro14">
          <table:table-cell office:value-type="string" calcext:value-type="string" table:number-columns-spanned="3" table:number-rows-spanned="1">
            <text:p>RFsend</text:p>
          </table:table-cell>
          <table:covered-table-cell table:number-columns-repeated="2"/>
          <table:table-cell office:value-type="string" calcext:value-type="string" table:number-columns-spanned="3" table:number-rows-spanned="1">
            <text:p>&lt;value&gt; = code decimal or JSON. Data value is required and can be decimal or hexadecimal (using the 0x prefix), other values are optional.</text:p>
            <text:p/>
            <text:p>JSON</text:p>
            <text:p>{"Data":"&lt;value&gt;","Bits":&lt;value&gt;,"Protocol":&lt;value&gt;,"Pulse":&lt;value&gt;}</text:p>
            <text:p>"Data":"&lt;value&gt;" = hexadecimal code</text:p>
            <text:p>"Bits":&lt;value&gt; = required number of data bits (default = 24)</text:p>
            <text:p>"Protocol":&lt;value&gt; = protocol number (default = 1)</text:p>
            <text:p>"Repeat":&lt;value&gt; = repeat value (default = 10)</text:p>
            <text:p>"Pulse":&lt;value&gt; = pulse value (350 = default for protocol 1)</text:p>
            <text:p> e.g., RFsend {"Data":"0x7028DC","Bits":24,"Protocol":1,"Pulse":238}</text:p>
            <text:p/>
            <text:p>Decimal</text:p>
            <text:p>data, bits, protocol, repeat, pulse</text:p>
            <text:p> e.g., RFsend 7350492, 24, 1, 10, 238 or RFsend 0x7028DC, 24, 1, 10, 238</text:p>
          </table:table-cell>
          <table:covered-table-cell table:number-columns-repeated="2"/>
        </table:table-row>
        <table:table-row table:style-name="ro13">
          <table:table-cell table:style-name="ce3" office:value-type="string" calcext:value-type="string" table:number-columns-spanned="6" table:number-rows-spanned="1">
            <text:p>IR Remote<text:a xlink:href="https://tasmota.github.io/docs/Commands/#ir-remote" xlink:type="simple">~</text:a></text:p>
          </table:table-cell>
          <table:covered-table-cell table:number-columns-repeated="2"/>
          <table:covered-table-cell table:style-name="Default"/>
          <table:covered-table-cell table:number-columns-repeated="2"/>
        </table:table-row>
        <table:table-row table:style-name="ro1">
          <table:table-cell table:style-name="ce13" office:value-type="string" calcext:value-type="string" table:number-columns-spanned="6" table:number-rows-spanned="1">
            <text:p>The standard Tasmota builds have reduced support for IR protocols: RC5, RC6 and NEC. Use Tasmota-IR to have access to full protocols.</text:p>
          </table:table-cell>
          <table:covered-table-cell table:number-columns-repeated="2"/>
          <table:covered-table-cell table:style-name="Default"/>
          <table:covered-table-cell table:number-columns-repeated="2"/>
        </table:table-row>
        <table:table-row table:style-name="ro1">
          <table:table-cell table:style-name="ce1" office:value-type="string" calcext:value-type="string" table:number-columns-spanned="3" table:number-rows-spanned="1">
            <text:p>Command</text:p>
          </table:table-cell>
          <table:covered-table-cell table:number-columns-repeated="2"/>
          <table:table-cell table:style-name="ce1" office:value-type="string" calcext:value-type="string" table:number-columns-spanned="3" table:number-rows-spanned="1">
            <text:p>Parameters</text:p>
          </table:table-cell>
          <table:covered-table-cell table:number-columns-repeated="2"/>
        </table:table-row>
        <table:table-row table:style-name="ro23">
          <table:table-cell office:value-type="string" calcext:value-type="string" table:number-columns-spanned="3" table:number-rows-spanned="1">
            <text:p>IRsend&lt;x&gt;</text:p>
          </table:table-cell>
          <table:covered-table-cell table:number-columns-repeated="2"/>
          <table:table-cell office:value-type="string" calcext:value-type="string" table:number-columns-spanned="3" table:number-rows-spanned="1">
            <text:p>Send an IR remote control code as a decimal or hexadecimal string in a JSON payload. In order to send IR data, you must configure at least one of the free device GPIOs as IRsend (8). GPIO01 nor GPIO03 can be used.</text:p>
            <text:p>&lt;x&gt; [optional] = number of times the IR message is sent. If not specified or 0..1, the message is sent only once (i.e., not repeated) (default)</text:p>
            <text:p>&gt;1 = emulate a long-press on the remote control, sending the message &lt;x&gt; times, or sending a repeat message for specific protocols (like NEC)</text:p>
            <text:p/>
            <text:p>{"Protocol":"&lt;value&gt;","Bits":&lt;value&gt;,"Data":&lt;value&gt;, "Channel":&lt;value&gt;}</text:p>
            <text:p/>
            <text:p>"Protocol" (select one of the following):</text:p>
            <text:p>"NEC"</text:p>
            <text:p>"RC5"</text:p>
            <text:p>"RC6"</text:p>
            <text:p>"Bits":1..32 = required number of data bits</text:p>
            <text:p>    for PANASONIC protocol this parameter is the the address, not the number of bits</text:p>
            <text:p/>
            <text:p>"Data":1..(2^32)-1 = data frame as 32 bit decimal.</text:p>
            <text:p>    e.g., IRsend {"Protocol":"NEC","Bits":32,"Data":2170978686}</text:p>
            <text:p>or</text:p>
            <text:p>"Data":0x1..0xFFFFFFFF = data frame as 32 bit hexadecimal.</text:p>
            <text:p>    e.g., IRsend {"Protocol":"NEC","Bits":32,"Data":0x8166817E}</text:p>
            <text:p>"Channel":1..16 = IRSend GPIO to be used to send the message.</text:p>
            <text:p/>
            <text:p>Alternatively, you can send IR remote control codes using <text:a xlink:href="https://tasmota.github.io/docs/IRSend-RAW-Encoding/" xlink:type="simple">RAW command encoding</text:a>.</text:p>
            <text:p/>
            <text:p><text:a xlink:href="https://tasmota.github.io/docs/Tasmota-IR/#receiving-ir-commands" xlink:type="simple">Read more...</text:a></text:p>
          </table:table-cell>
          <table:covered-table-cell table:number-columns-repeated="2"/>
        </table:table-row>
        <table:table-row table:style-name="ro1">
          <table:table-cell table:style-name="ce13" office:value-type="string" calcext:value-type="string" table:number-columns-spanned="6" table:number-rows-spanned="1">
            <text:p><text:a xlink:href="https://tasmota.github.io/docs/Tasmota-IR/#receiving-ir-commands" xlink:type="simple">Tasmota-IR enabled with all protocols</text:a></text:p>
          </table:table-cell>
          <table:covered-table-cell table:number-columns-repeated="2"/>
          <table:covered-table-cell table:style-name="Default"/>
          <table:covered-table-cell table:number-columns-repeated="2"/>
        </table:table-row>
        <table:table-row table:style-name="ro1">
          <table:table-cell table:style-name="ce1" office:value-type="string" calcext:value-type="string" table:number-columns-spanned="3" table:number-rows-spanned="1">
            <text:p>Command</text:p>
          </table:table-cell>
          <table:covered-table-cell table:number-columns-repeated="2"/>
          <table:table-cell table:style-name="ce1" office:value-type="string" calcext:value-type="string" table:number-columns-spanned="3" table:number-rows-spanned="1">
            <text:p>Parameters</text:p>
          </table:table-cell>
          <table:covered-table-cell table:number-columns-repeated="2"/>
        </table:table-row>
        <table:table-row table:style-name="ro17">
          <table:table-cell office:value-type="string" calcext:value-type="string" table:number-columns-spanned="3" table:number-rows-spanned="1">
            <text:p>IRsend&lt;x&gt;</text:p>
          </table:table-cell>
          <table:covered-table-cell table:number-columns-repeated="2"/>
          <table:table-cell office:value-type="string" calcext:value-type="string" table:number-columns-spanned="3" table:number-rows-spanned="1">
            <text:p>&lt;x&gt; [optional] = number of times the IR message is sent. If not specified or 0..1, the message is sent only once (i.e., not repeated) (default)</text:p>
            <text:p>&gt;1 = emulate a long-press on the remote control, sending the message &lt;x&gt; times, or sending a repeat message for specific protocols (like NEC)</text:p>
            <text:p/>
            <text:p>{"Protocol":"&lt;value&gt;","Bits":&lt;value&gt;,"Data":&lt;value&gt;,"DataLSB":&lt;value&gt;,"Repeat":&lt;value&gt;}</text:p>
            <text:p/>
            <text:p>"Protocol" or "Vendor" (select one of the following):</text:p>
            <text:p>RC5, RC6, NEC, SONY, PANASONIC, JVC, SAMSUNG, WHYNTER, AIWA_RC_T501, LG, MITSUBISHI, DISH, SHARP, DENON, SHERWOOD, RCMM, SANYO_LC7461, RC5X, NEC (non-strict), NIKAI, MAGIQUEST, LASERTAG, CARRIER_AC, MITSUBISHI2, HITACHI_AC1, HITACHI_AC2, GICABLE, LUTRON, PIONEER, LG2, SAMSUNG36, LEGOPF, INAX, DAIKIN152</text:p>
            <text:p/>
            <text:p>"Bits":1..64 = required number of data bits</text:p>
            <text:p>    for PANASONIC protocol this parameter is the the address, not the number of bits</text:p>
            <text:p/>
            <text:p>"Data":0x1..0xFFFFFFFFFFFFFFFF = data frame as 64 bit hexadecimal.</text:p>
            <text:p>    e.g., IRsend {"Protocol":"NEC","Bits":32,"Data":0x8166817E}</text:p>
            <text:p>Or</text:p>
            <text:p>"DataLSB":0x1..0xFFFFFFFFFFFFFFFF = data frame as 64 bit hexadecimal with LSB (each byte with bits reversed).</text:p>
            <text:p>    e.g., IRsend {"Protocol":"NEC","Bits":32,"Data":0x8166817E}</text:p>
            <text:p>DataLSB comes handy with LSB-first (Least Significant Bit First) protocols like NEC, and makes decoding/encoding easier.</text:p>
            <text:p/>
            <text:p>"Repeat":0..&lt;x&gt; if 0 send the frame once, if &gt;0 simulates a long press; Note: "Repeat":1 sends the message twice.</text:p>
            <text:p/>
            <text:p>Alternatively, you can send IR remote control codes using <text:a xlink:href="https://tasmota.github.io/docs/IRSend-RAW-Encoding/" xlink:type="simple">RAW command encoding</text:a>.</text:p>
          </table:table-cell>
          <table:covered-table-cell table:number-columns-repeated="2"/>
        </table:table-row>
        <table:table-row table:style-name="ro4">
          <table:table-cell table:style-name="ce5" table:number-columns-spanned="3" table:number-rows-spanned="1"/>
          <table:covered-table-cell table:number-columns-repeated="2"/>
          <table:table-cell office:value-type="string" calcext:value-type="string" table:number-columns-spanned="3" table:number-rows-spanned="1">
            <text:p>See also</text:p>
            <text:p><text:a xlink:href="https://tasmota.github.io/docs/Commands/Commands#setoption29" xlink:type="simple">SetOption29</text:a> - Set IR received data format</text:p>
            <text:p><text:a xlink:href="https://tasmota.github.io/docs/Commands/Commands#setoption38" xlink:type="simple">SetOption38</text:a> - Set IR received protocol sensitivity</text:p>
            <text:p><text:a xlink:href="https://tasmota.github.io/docs/Commands/Commands#setoption58" xlink:type="simple">SetOption58</text:a> - <text:a xlink:href="https://github.com/arendst/Tasmota/issues/2116#issuecomment-440716483" xlink:type="simple">IR Raw data in JSON payload</text:a></text:p>
          </table:table-cell>
          <table:covered-table-cell table:number-columns-repeated="2"/>
        </table:table-row>
        <table:table-row table:style-name="ro24">
          <table:table-cell office:value-type="string" calcext:value-type="string" table:number-columns-spanned="3" table:number-rows-spanned="1">
            <text:p>IRhvac</text:p>
          </table:table-cell>
          <table:covered-table-cell table:number-columns-repeated="2"/>
          <table:table-cell office:value-type="string" calcext:value-type="string" table:number-columns-spanned="3" table:number-rows-spanned="1">
            <text:p>Send HVAC IR remote control code as JSON payload</text:p>
            <text:p/>
            <text:p>IRHVAC {"Vendor":"Mitsubishi_Heavy_152", "Power":"On","Mode":"Hot","FanSpeed":3,"Temp":22.5}</text:p>
            <text:p/>
            <text:p>"Protocol" or "Vendor" (select one of the following):</text:p>
            <text:p>COOLIX, DAIKIN, KELVINATOR, MITSUBISHI_AC, GREE, ARGO, TROTEC, TOSHIBA_AC, FUJITSU_AC, MIDEA, HAIER_AC, HITACHI_AC, HAIER_AC_YRW02, WHIRLPOOL_AC, SAMSUNG_AC, ELECTRA_AC, PANASONIC_AC, DAIKIN2, VESTEL_AC, TECO, TCL112AC, MITSUBISHI_HEAVY_88, MITSUBISHI_HEAVY_152, DAIKIN216, SHARP_AC, GOODWEATHER, DAIKIN160, NEOCLIMA, DAIKIN176, DAIKIN128</text:p>
            <text:p/>
            <text:p>"Model": Some HVAC have variants in protocols, this field allows to specify the variant, see <text:a xlink:href="https://github.com/crankyoldgit/IRremoteESP8266/blob/master/SupportedProtocols.md" xlink:type="simple">detailed list</text:a>.</text:p>
            <text:p>Fujitsu_AC: ARRAH2E|ARDB1</text:p>
            <text:p>Panasonic_AC: LKE|NKE|DKE|JKE|CKP|RKR</text:p>
            <text:p>Whirlpool_AC: DG11J13A|DG11J104|DG11J1-04|DG11J191</text:p>
            <text:p>"Power":</text:p>
            <text:p>On, Yes, True, 1</text:p>
            <text:p>Off, No, False, 0</text:p>
            <text:p>"Mode":</text:p>
            <text:p>Off, Stop</text:p>
            <text:p>Auto, Automatic</text:p>
            <text:p>Cool, Cooling</text:p>
            <text:p>Heat, Heating</text:p>
            <text:p>Dry, Drying, Dehumidify</text:p>
            <text:p>Fan, Fanonly, Fan_Only</text:p>
            <text:p>"FanSpeed":</text:p>
            <text:p>Auto, Automatic</text:p>
            <text:p>Min, Minimum, Lowest, 1</text:p>
            <text:p>Low, 2</text:p>
            <text:p>Med, Medium, Mid, 3</text:p>
            <text:p>High, Hi, 4</text:p>
            <text:p>Max, Maximum, Highest, 5</text:p>
            <text:p>"SwingV": vertical swing of Fan</text:p>
            <text:p>Auto, Automatic, On, Swing</text:p>
            <text:p>Off, Stop</text:p>
            <text:p>Min, Minimum, Lowest, Bottom, Down</text:p>
            <text:p>Low</text:p>
            <text:p>Mid, Middle, Med, Medium, Centre, Center</text:p>
            <text:p>High, Hi</text:p>
            <text:p>Highest, Max, Maximum, Top, Up</text:p>
            <text:p>"SwingH": horizontal swing of Fan</text:p>
            <text:p>Auto, Automatic, On, Swing</text:p>
            <text:p>Off, Stop</text:p>
            <text:p>LeftMax, Left Max, MaxLeft, Max Left, FarLeft, Far Left</text:p>
            <text:p>Left</text:p>
            <text:p>Mid, Middle, Med, Medium, Centre, Center</text:p>
            <text:p>Right</text:p>
            <text:p>RightMax, Right Max, MaxRight, Max Right, FarRight, Far Right</text:p>
            <text:p>Wide</text:p>
            <text:p>"Celsius": temperature is in Celsius ("On") of Farenheit ("Off")</text:p>
            <text:p>"Temp": Temperature, can be float if supported by protocol</text:p>
            <text:p>"Quiet": Quiet mode ("On" / "Off")</text:p>
            <text:p>"Turbo": Turbo mode ("On" / "Off")</text:p>
            <text:p>"Econo": Econo mode ("On" / "Off")</text:p>
            <text:p>"Light": Light ("On" / "Off")</text:p>
            <text:p>"Filter": Filter active ("On" / "Off")</text:p>
            <text:p>"Clean": Clean mode ("On" / "Off")</text:p>
            <text:p>"Beep": Beep active ("On" / "Off")</text:p>
            <text:p>"Sleep": Timer in seconds</text:p>
            <text:p>"StateMode":</text:p>
            <text:p>SendOnly (default)</text:p>
            <text:p>StoreOnly</text:p>
            <text:p>SendStore</text:p>
          </table:table-cell>
          <table:covered-table-cell table:number-columns-repeated="2"/>
        </table:table-row>
        <table:table-row table:style-name="ro4">
          <table:table-cell table:style-name="ce5" table:number-columns-spanned="3" table:number-rows-spanned="1"/>
          <table:covered-table-cell table:number-columns-repeated="2"/>
          <table:table-cell office:value-type="string" calcext:value-type="string" table:number-columns-spanned="3" table:number-rows-spanned="1">
            <text:p>See also</text:p>
            <text:p><text:a xlink:href="https://tasmota.github.io/docs/Commands/#setoption29" xlink:type="simple">SetOption29</text:a> - Set IR received data format</text:p>
            <text:p><text:a xlink:href="https://tasmota.github.io/docs/Commands/#setoption38" xlink:type="simple">SetOption38</text:a> - Set IR received protocol sensitivity</text:p>
            <text:p><text:a xlink:href="https://tasmota.github.io/docs/Commands/#setoption58" xlink:type="simple">SetOption58</text:a> - <text:a xlink:href="https://github.com/arendst/Tasmota/issues/2116#issuecomment-440716483" xlink:type="simple">IR Raw data in JSON payload</text:a></text:p>
          </table:table-cell>
          <table:covered-table-cell table:number-columns-repeated="2"/>
        </table:table-row>
        <table:table-row table:style-name="ro13">
          <table:table-cell table:style-name="ce3" office:value-type="string" calcext:value-type="string" table:number-columns-spanned="6" table:number-rows-spanned="1">
            <text:p>Displays<text:a xlink:href="https://tasmota.github.io/docs/Commands/#displays" xlink:type="simple">~</text:a></text:p>
          </table:table-cell>
          <table:covered-table-cell table:number-columns-repeated="2"/>
          <table:covered-table-cell table:style-name="Default"/>
          <table:covered-table-cell table:number-columns-repeated="2"/>
        </table:table-row>
        <table:table-row table:style-name="ro1">
          <table:table-cell table:style-name="ce1" office:value-type="string" calcext:value-type="string" table:number-columns-spanned="3" table:number-rows-spanned="1">
            <text:p>Command</text:p>
          </table:table-cell>
          <table:covered-table-cell table:number-columns-repeated="2"/>
          <table:table-cell table:style-name="ce1" office:value-type="string" calcext:value-type="string" table:number-columns-spanned="3" table:number-rows-spanned="1">
            <text:p>Parameters</text:p>
          </table:table-cell>
          <table:covered-table-cell table:number-columns-repeated="2"/>
        </table:table-row>
        <table:table-row table:style-name="ro1">
          <table:table-cell office:value-type="string" calcext:value-type="string" table:number-columns-spanned="3" table:number-rows-spanned="1">
            <text:p>Display</text:p>
          </table:table-cell>
          <table:covered-table-cell table:number-columns-repeated="2"/>
          <table:table-cell office:value-type="string" calcext:value-type="string" table:number-columns-spanned="3" table:number-rows-spanned="1">
            <text:p>Show current display setting as a JSON payload</text:p>
          </table:table-cell>
          <table:covered-table-cell table:number-columns-repeated="2"/>
        </table:table-row>
        <table:table-row table:style-name="ro1">
          <table:table-cell office:value-type="string" calcext:value-type="string" table:number-columns-spanned="3" table:number-rows-spanned="1">
            <text:p>DisplayAddress</text:p>
          </table:table-cell>
          <table:covered-table-cell table:number-columns-repeated="2"/>
          <table:table-cell office:value-type="string" calcext:value-type="string" table:number-columns-spanned="3" table:number-rows-spanned="1">
            <text:p>0..255 Set display module address</text:p>
          </table:table-cell>
          <table:covered-table-cell table:number-columns-repeated="2"/>
        </table:table-row>
        <table:table-row table:style-name="ro25">
          <table:table-cell office:value-type="string" calcext:value-type="string" table:number-columns-spanned="3" table:number-rows-spanned="1">
            <text:p>DisplayDimmer</text:p>
          </table:table-cell>
          <table:covered-table-cell table:number-columns-repeated="2"/>
          <table:table-cell office:value-type="string" calcext:value-type="string" table:number-columns-spanned="3" table:number-rows-spanned="1">
            <text:p>0 = Turn the display off</text:p>
            <text:p>1..100 = Set display luminosity (only on 8x8 Dot-Matrix displays)</text:p>
            <text:p>13..100 maps to 1..7 levels of brightness for <text:a xlink:href="https://tasmota.github.io/docs/TM163x/#displaydimmer" xlink:type="simple">TM1637, TM1638 and MAX7219</text:a> seven-segment display modules</text:p>
          </table:table-cell>
          <table:covered-table-cell table:number-columns-repeated="2"/>
        </table:table-row>
        <table:table-row table:style-name="ro1">
          <table:table-cell office:value-type="string" calcext:value-type="string" table:number-columns-spanned="3" table:number-rows-spanned="1">
            <text:p>DisplayInvert</text:p>
          </table:table-cell>
          <table:covered-table-cell table:number-columns-repeated="2"/>
          <table:table-cell office:value-type="string" calcext:value-type="string" table:number-columns-spanned="3" table:number-rows-spanned="1">
            <text:p>1 - Invert display where implemented. <text:a xlink:href="https://tasmota.github.io/docs/Displays/" xlink:type="simple">More info...</text:a></text:p>
          </table:table-cell>
          <table:covered-table-cell table:number-columns-repeated="2"/>
        </table:table-row>
        <table:table-row table:style-name="ro26">
          <table:table-cell office:value-type="string" calcext:value-type="string" table:number-columns-spanned="3" table:number-rows-spanned="1">
            <text:p>DisplayMode</text:p>
          </table:table-cell>
          <table:covered-table-cell table:number-columns-repeated="2"/>
          <table:table-cell office:value-type="string" calcext:value-type="string" table:number-columns-spanned="3" table:number-rows-spanned="1">
            <text:p>0..5 Set to display <text:a xlink:href="https://tasmota.github.io/docs/Displays/#displaymode-parameters" xlink:type="simple">predefined content</text:a> according to display type</text:p>
            <text:p>0..3 for <text:a xlink:href="https://tasmota.github.io/docs/TM163x/#displaymodes" xlink:type="simple">TM1637, TM1638 and MAX7219</text:a> seven-segment display modules</text:p>
          </table:table-cell>
          <table:covered-table-cell table:number-columns-repeated="2"/>
        </table:table-row>
        <table:table-row table:style-name="ro27">
          <table:table-cell office:value-type="string" calcext:value-type="string" table:number-columns-spanned="3" table:number-rows-spanned="1">
            <text:p>DisplayModel</text:p>
          </table:table-cell>
          <table:covered-table-cell table:number-columns-repeated="2"/>
          <table:table-cell office:value-type="string" calcext:value-type="string" table:number-columns-spanned="3" table:number-rows-spanned="1">
            <text:p>Set display model:</text:p>
            <text:p>1 = <text:a xlink:href="https://learn.adafruit.com/i2c-spi-lcd-backpack" xlink:type="simple">I2C LCD Display</text:a> (default addresses 0x27, 0x3F)</text:p>
            <text:p>2 = <text:a xlink:href="https://learn.adafruit.com/monochrome-oled-breakouts/arduino-library-and-examples" xlink:type="simple">SSD1306</text:a> OLED 128x32/128x64/68x48 (default I2C addresses 0x3C, 0x3D)</text:p>
            <text:p>3 = <text:a xlink:href="https://www.adafruit.com/product/1427" xlink:type="simple">HT16K33</text:a> 8x8 Dot-Matrix</text:p>
            <text:p>4 = <text:a xlink:href="https://www.adafruit.com/product/1770" xlink:type="simple">ILI9341</text:a> TFT LCD</text:p>
            <text:p>5 = <text:a xlink:href="https://www.waveshare.com/wiki/2.9inch_e-Paper_Module" xlink:type="simple">2.9 inch E-Paper Display</text:a> 296x128 (software 3-wire SPI)</text:p>
            <text:p>6 = <text:a xlink:href="https://www.waveshare.com/wiki/4.2inch_e-Paper_Module" xlink:type="simple">4.2 inch E-Paper Display</text:a> 400x300 (software 3-wire SPI)</text:p>
            <text:p>7 = <text:a xlink:href="https://www.ebay.com/itm/1-3-SH1106-I2C-IIC-128X64-OLED-LCD-LED-Display-Module-Board-For-Arduino-BLUE/391701761596" xlink:type="simple">SH1106</text:a> OLED 128x64 (default I2C address 0x3c)</text:p>
            <text:p>8 = <text:a xlink:href="https://www.buydisplay.com/default/lcd-3-5-inch-320x480-tft-display-module-optl-touch-screen-w-breakout-board" xlink:type="simple">ILI9488</text:a> TFT 480x320 (capacitive touch, hardware 3-wire SPI)</text:p>
            <text:p>9 = <text:a xlink:href="https://www.ebay.com/itm/3-3V-5V-General-1-5inch-RGB-OLED-Display-Module-128x128-SSD1351-SPI-Interface/253655550921" xlink:type="simple">SSD1351</text:a> color OLED 128x128 (hardware 3-wire SPI)</text:p>
            <text:p>10 = <text:a xlink:href="https://www.buydisplay.com/default/spi-7-inch-tft-lcd-dislay-module-1024x600-ra8876-optl-touch-screen-panel" xlink:type="simple">RA8867</text:a> TFT LCD 1024x600 (capacitive touch, hardware 4-wire SPI)</text:p>
            <text:p>15 = <text:a xlink:href="https://wiki.seeedstudio.com/Grove-4-Digit_Display/" xlink:type="simple">TM1637</text:a> 7-segment, 4-,6- and 8-digit displays (TM1637, TM1638 and MAX7219), hardware 2- and 3-wire I2C-like interface</text:p>
            <text:p>16 = <text:a xlink:href="http://www.lilygo.cn/prod_view.aspx?TypeId=50061&amp;Id=1384&amp;FId=t3:50061:3" xlink:type="simple">LilyGO T5-4.7</text:a> E-Paper display board</text:p>
            <text:p>17 = <text:a xlink:href="https://tasmota.github.io/docs/Displays/#universal-display-driver" xlink:type="simple">Universal Display Driver</text:a> powered displays</text:p>
          </table:table-cell>
          <table:covered-table-cell table:number-columns-repeated="2"/>
        </table:table-row>
        <table:table-row table:style-name="ro1">
          <table:table-cell office:value-type="string" calcext:value-type="string" table:number-columns-spanned="3" table:number-rows-spanned="1">
            <text:p>DisplayRefresh</text:p>
          </table:table-cell>
          <table:covered-table-cell table:number-columns-repeated="2"/>
          <table:table-cell office:value-type="string" calcext:value-type="string" table:number-columns-spanned="3" table:number-rows-spanned="1">
            <text:p>1..7 Set time in seconds to update predefined content when using DisplayMode ≠ 0</text:p>
          </table:table-cell>
          <table:covered-table-cell table:number-columns-repeated="2"/>
        </table:table-row>
        <table:table-row table:style-name="ro1">
          <table:table-cell office:value-type="string" calcext:value-type="string" table:number-columns-spanned="3" table:number-rows-spanned="1">
            <text:p>DisplaySize</text:p>
          </table:table-cell>
          <table:covered-table-cell table:number-columns-repeated="2"/>
          <table:table-cell office:value-type="string" calcext:value-type="string" table:number-columns-spanned="3" table:number-rows-spanned="1">
            <text:p>1..4 Set display scale-up size (SSD1306 and ILI9341 only)</text:p>
          </table:table-cell>
          <table:covered-table-cell table:number-columns-repeated="2"/>
        </table:table-row>
        <table:table-row table:style-name="ro8">
          <table:table-cell office:value-type="string" calcext:value-type="string" table:number-columns-spanned="3" table:number-rows-spanned="1">
            <text:p>DisplayRotate</text:p>
          </table:table-cell>
          <table:covered-table-cell table:number-columns-repeated="2"/>
          <table:table-cell office:value-type="string" calcext:value-type="string" table:number-columns-spanned="3" table:number-rows-spanned="1">
            <text:p>Set rotation angle</text:p>
            <text:p>0 = 0°</text:p>
            <text:p>1 = 90°</text:p>
            <text:p>2 = 180°</text:p>
            <text:p>3 = 270°</text:p>
          </table:table-cell>
          <table:covered-table-cell table:number-columns-repeated="2"/>
        </table:table-row>
        <table:table-row table:style-name="ro26">
          <table:table-cell office:value-type="string" calcext:value-type="string" table:number-columns-spanned="3" table:number-rows-spanned="1">
            <text:p>DisplayText</text:p>
          </table:table-cell>
          <table:covered-table-cell table:number-columns-repeated="2"/>
          <table:table-cell office:value-type="string" calcext:value-type="string" table:number-columns-spanned="3" table:number-rows-spanned="1">
            <text:p>&lt;value&gt; = See <text:a xlink:href="https://tasmota.github.io/docs/Displays/#displaytext" xlink:type="simple">DisplayText use</text:a></text:p>
            <text:p>For TM1637, TM1638 and MAX7219, see below</text:p>
          </table:table-cell>
          <table:covered-table-cell table:number-columns-repeated="2"/>
        </table:table-row>
        <table:table-row table:style-name="ro10">
          <table:table-cell office:value-type="string" calcext:value-type="string" table:number-columns-spanned="3" table:number-rows-spanned="1">
            <text:p>DisplayText</text:p>
            <text:p>(TM1637, TM1638 and MAX7219)</text:p>
          </table:table-cell>
          <table:covered-table-cell table:number-columns-repeated="2"/>
          <table:table-cell office:value-type="string" calcext:value-type="string" table:number-columns-spanned="3" table:number-rows-spanned="1">
            <text:p>text[, position[, length]]</text:p>
            <text:p>Clears and then displays basic text on the 7-segment display.</text:p>
            <text:p/>
            <text:p>length can be 1 to NUM_DIGITS ,</text:p>
            <text:p>position can be 0 (left-most) to NUM_DIGITS-1 (right-most)</text:p>
            <text:p/>
            <text:p>A caret(^) symbol in the text input is displayed as the degrees(°) symbol. This is useful for displaying Temperature (or angle)!</text:p>
            <text:p>See <text:a xlink:href="https://tasmota.github.io/docs/TM163x/#commands-and-usage" xlink:type="simple">TM163x</text:a> for details.</text:p>
          </table:table-cell>
          <table:covered-table-cell table:number-columns-repeated="2"/>
        </table:table-row>
        <table:table-row table:style-name="ro25">
          <table:table-cell office:value-type="string" calcext:value-type="string" table:number-columns-spanned="3" table:number-rows-spanned="1">
            <text:p>DisplayTextNC</text:p>
            <text:p>(TM1637, TM1638 and MAX7219)</text:p>
          </table:table-cell>
          <table:covered-table-cell table:number-columns-repeated="2"/>
          <table:table-cell office:value-type="string" calcext:value-type="string" table:number-columns-spanned="3" table:number-rows-spanned="1">
            <text:p>text[, position[, length]]</text:p>
            <text:p>Clears first, then displays text. Usage is same as above.</text:p>
            <text:p>See <text:a xlink:href="https://tasmota.github.io/docs/TM163x/#commands-and-usage" xlink:type="simple">TM163x</text:a> for details.</text:p>
          </table:table-cell>
          <table:covered-table-cell table:number-columns-repeated="2"/>
        </table:table-row>
        <table:table-row table:style-name="ro26">
          <table:table-cell office:value-type="string" calcext:value-type="string" table:number-columns-spanned="3" table:number-rows-spanned="1">
            <text:p>DisplayType</text:p>
          </table:table-cell>
          <table:covered-table-cell table:number-columns-repeated="2"/>
          <table:table-cell office:value-type="string" calcext:value-type="string" table:number-columns-spanned="3" table:number-rows-spanned="1">
            <text:p>Select display sub-modules. <text:a xlink:href="https://tasmota.github.io/docs/Displays/" xlink:type="simple">More info...</text:a></text:p>
            <text:p>For usage of this command with TM163x, see <text:a xlink:href="https://tasmota.github.io/docs/TM163x/#displaytype" xlink:type="simple">TM163x</text:a> for details.</text:p>
          </table:table-cell>
          <table:covered-table-cell table:number-columns-repeated="2"/>
        </table:table-row>
        <table:table-row table:style-name="ro1">
          <table:table-cell office:value-type="string" calcext:value-type="string" table:number-columns-spanned="3" table:number-rows-spanned="1">
            <text:p>DisplayCols</text:p>
          </table:table-cell>
          <table:covered-table-cell table:number-columns-repeated="2"/>
          <table:table-cell office:value-type="string" calcext:value-type="string" table:number-columns-spanned="3" table:number-rows-spanned="1">
            <text:p>1..44 Set number of display columns (for display modes&gt;0)</text:p>
          </table:table-cell>
          <table:covered-table-cell table:number-columns-repeated="2"/>
        </table:table-row>
        <table:table-row table:style-name="ro1">
          <table:table-cell office:value-type="string" calcext:value-type="string" table:number-columns-spanned="3" table:number-rows-spanned="1">
            <text:p>DisplayRows</text:p>
          </table:table-cell>
          <table:covered-table-cell table:number-columns-repeated="2"/>
          <table:table-cell office:value-type="string" calcext:value-type="string" table:number-columns-spanned="3" table:number-rows-spanned="1">
            <text:p>1..32 Set number of display rows (for display modes&gt;0)</text:p>
          </table:table-cell>
          <table:covered-table-cell table:number-columns-repeated="2"/>
        </table:table-row>
        <table:table-row table:style-name="ro28">
          <table:table-cell office:value-type="string" calcext:value-type="string" table:number-columns-spanned="3" table:number-rows-spanned="1">
            <text:p>DisplayFont</text:p>
          </table:table-cell>
          <table:covered-table-cell table:number-columns-repeated="2"/>
          <table:table-cell office:value-type="string" calcext:value-type="string" table:number-columns-spanned="3" table:number-rows-spanned="1">
            <text:p>Specify the current font</text:p>
            <text:p>0 use classic GFX font</text:p>
            <text:p>1 = 12</text:p>
            <text:p>2 = 24</text:p>
            <text:p>3 = 8 (opt)</text:p>
            <text:p>7 use RA8876 internal font</text:p>
          </table:table-cell>
          <table:covered-table-cell table:number-columns-repeated="2"/>
        </table:table-row>
        <table:table-row table:style-name="ro25">
          <table:table-cell office:value-type="string" calcext:value-type="string" table:number-columns-spanned="3" table:number-rows-spanned="1">
            <text:p>DisplayWidth</text:p>
          </table:table-cell>
          <table:covered-table-cell table:number-columns-repeated="2"/>
          <table:table-cell office:value-type="string" calcext:value-type="string" table:number-columns-spanned="3" table:number-rows-spanned="1">
            <text:p>Specify the display width in pixels (SSD1306 only)</text:p>
            <text:p>-or-</text:p>
            <text:p>Specify number of digits in <text:a xlink:href="https://tasmota.github.io/docs/TM163x/#displaywidth" xlink:type="simple">TM163x</text:a> seven-segment display module</text:p>
          </table:table-cell>
          <table:covered-table-cell table:number-columns-repeated="2"/>
        </table:table-row>
        <table:table-row table:style-name="ro1">
          <table:table-cell office:value-type="string" calcext:value-type="string" table:number-columns-spanned="3" table:number-rows-spanned="1">
            <text:p>DisplayHeight</text:p>
          </table:table-cell>
          <table:covered-table-cell table:number-columns-repeated="2"/>
          <table:table-cell office:value-type="string" calcext:value-type="string" table:number-columns-spanned="3" table:number-rows-spanned="1">
            <text:p>Specify the display height in pixels (SSD1306 only)</text:p>
          </table:table-cell>
          <table:covered-table-cell table:number-columns-repeated="2"/>
        </table:table-row>
        <table:table-row table:style-name="ro26">
          <table:table-cell office:value-type="string" calcext:value-type="string" table:number-columns-spanned="3" table:number-rows-spanned="1">
            <text:p>DisplayClear</text:p>
            <text:p>(TM1637, TM1638 and MAX7219)</text:p>
          </table:table-cell>
          <table:covered-table-cell table:number-columns-repeated="2"/>
          <table:table-cell office:value-type="string" calcext:value-type="string" table:number-columns-spanned="3" table:number-rows-spanned="1">
            <text:p>Clears the display.</text:p>
            <text:p>See <text:a xlink:href="https://tasmota.github.io/docs/TM163x/#commands-and-usage" xlink:type="simple">TM163x</text:a> for details.</text:p>
          </table:table-cell>
          <table:covered-table-cell table:number-columns-repeated="2"/>
        </table:table-row>
        <table:table-row table:style-name="ro29">
          <table:table-cell office:value-type="string" calcext:value-type="string" table:number-columns-spanned="3" table:number-rows-spanned="1">
            <text:p>DisplayNumber</text:p>
            <text:p>(TM1637, TM1638 and MAX7219)</text:p>
          </table:table-cell>
          <table:covered-table-cell table:number-columns-repeated="2"/>
          <table:table-cell office:value-type="string" calcext:value-type="string" table:number-columns-spanned="3" table:number-rows-spanned="1">
            <text:p>num [, position[, leading_zeros[, length]]]</text:p>
            <text:p>Clears and then displays number num without decimal.</text:p>
            <text:p/>
            <text:p>leading zeros can be 1 or 0 (default),</text:p>
            <text:p>length can be 1 to NUM_DIGITS (4 or 6),</text:p>
            <text:p>position can be 0 (left-most) to NUM_DIGITS (right-most).</text:p>
            <text:p>See <text:a xlink:href="https://tasmota.github.io/docs/TM163x/#commands-and-usage" xlink:type="simple">TM163x</text:a> for details.</text:p>
          </table:table-cell>
          <table:covered-table-cell table:number-columns-repeated="2"/>
        </table:table-row>
        <table:table-row table:style-name="ro25">
          <table:table-cell office:value-type="string" calcext:value-type="string" table:number-columns-spanned="3" table:number-rows-spanned="1">
            <text:p>DisplayNumberNC</text:p>
            <text:p>(TM1637, TM1638 and MAX7219)</text:p>
          </table:table-cell>
          <table:covered-table-cell table:number-columns-repeated="2"/>
          <table:table-cell office:value-type="string" calcext:value-type="string" table:number-columns-spanned="3" table:number-rows-spanned="1">
            <text:p>num [, position[, leading_zeros[, length]]]</text:p>
            <text:p>Display integer number as above, but without clearing first. Usage is same as above.</text:p>
            <text:p>See <text:a xlink:href="https://tasmota.github.io/docs/TM163x/#commands-and-usage" xlink:type="simple">TM163x</text:a> for details.</text:p>
          </table:table-cell>
          <table:covered-table-cell table:number-columns-repeated="2"/>
        </table:table-row>
        <table:table-row table:style-name="ro29">
          <table:table-cell office:value-type="string" calcext:value-type="string" table:number-columns-spanned="3" table:number-rows-spanned="1">
            <text:p>DisplayFloat</text:p>
            <text:p>(TM1637, TM1638 and MAX7219)</text:p>
          </table:table-cell>
          <table:covered-table-cell table:number-columns-repeated="2"/>
          <table:table-cell office:value-type="string" calcext:value-type="string" table:number-columns-spanned="3" table:number-rows-spanned="1">
            <text:p>num[, position[, precision[, length]]]</text:p>
            <text:p>Clears and then displays float (with decimal point).</text:p>
            <text:p/>
            <text:p>precision can be 0 to NUM_DIGITS (default),</text:p>
            <text:p>length can be 1 to NUM_DIGITS (4 or 6),</text:p>
            <text:p>position can be 0 (left-most) to NUM_DIGITS (right-most).</text:p>
            <text:p>See <text:a xlink:href="https://tasmota.github.io/docs/TM163x/#commands-and-usage" xlink:type="simple">TM163x</text:a> for details.</text:p>
          </table:table-cell>
          <table:covered-table-cell table:number-columns-repeated="2"/>
        </table:table-row>
        <table:table-row table:style-name="ro25">
          <table:table-cell office:value-type="string" calcext:value-type="string" table:number-columns-spanned="3" table:number-rows-spanned="1">
            <text:p>DisplayFloatNC</text:p>
            <text:p>(TM1637, TM1638 and MAX7219)</text:p>
          </table:table-cell>
          <table:covered-table-cell table:number-columns-repeated="2"/>
          <table:table-cell office:value-type="string" calcext:value-type="string" table:number-columns-spanned="3" table:number-rows-spanned="1">
            <text:p>num[, position[, precision[, length]]]</text:p>
            <text:p>Displays float (with decimal point) as above, but without clearing first. Usage same as above.</text:p>
            <text:p>See <text:a xlink:href="https://tasmota.github.io/docs/TM163x/#commands-and-usage" xlink:type="simple">TM163x</text:a> for details.</text:p>
          </table:table-cell>
          <table:covered-table-cell table:number-columns-repeated="2"/>
        </table:table-row>
        <table:table-row table:style-name="ro12">
          <table:table-cell office:value-type="string" calcext:value-type="string" table:number-columns-spanned="3" table:number-rows-spanned="1">
            <text:p>DisplayRaw</text:p>
            <text:p>(TM1637, TM1638 and MAX7219)</text:p>
          </table:table-cell>
          <table:covered-table-cell table:number-columns-repeated="2"/>
          <table:table-cell office:value-type="string" calcext:value-type="string" table:number-columns-spanned="3" table:number-rows-spanned="1">
            <text:p>position, length, num1 [, num2[, num3[, num4[, ...upto NUM_DIGITS numbers]]...]</text:p>
            <text:p>Takes upto NUM_DIGITS comma-separated integers (0-255) and displays raw segments.</text:p>
            <text:p/>
            <text:p>length can be 1 to NUM_DIGITS (4 or 6),</text:p>
            <text:p>position can be 0 (left-most) to NUM_DIGITS (right-most).</text:p>
            <text:p>num1, num2, ... are numbers representing a 7-segment digit. Each number represents all segments of one digit.</text:p>
            <text:p>Segment a=1, b=2, c=4, d=8, e=16, f=32, g=64 and h (decimal point)=128.</text:p>
            <text:p>To turn on all segments, the number would be 1+2+4+8+16+32+64+128 = 255.</text:p>
            <text:p>See <text:a xlink:href="https://tasmota.github.io/docs/TM163x/#commands-and-usage" xlink:type="simple">TM163x</text:a> for details.</text:p>
          </table:table-cell>
          <table:covered-table-cell table:number-columns-repeated="2"/>
        </table:table-row>
        <table:table-row table:style-name="ro4">
          <table:table-cell office:value-type="string" calcext:value-type="string" table:number-columns-spanned="3" table:number-rows-spanned="1">
            <text:p>DisplayScrollText</text:p>
            <text:p>(TM1637, TM1638 and MAX7219)</text:p>
          </table:table-cell>
          <table:covered-table-cell table:number-columns-repeated="2"/>
          <table:table-cell office:value-type="string" calcext:value-type="string" table:number-columns-spanned="3" table:number-rows-spanned="1">
            <text:p>text [, num_iterations]</text:p>
            <text:p>Displays scrolling text, upto 50 characters.</text:p>
            <text:p>If num_iterations is not specified, it scrolls indefinitely, until another Display- command is issued. Optionally, specifying num_iterations causes the scrolling to stop after the specified number of iterations.</text:p>
            <text:p>See <text:a xlink:href="https://tasmota.github.io/docs/TM163x/#commands-and-usage" xlink:type="simple">TM163x</text:a> for details.</text:p>
          </table:table-cell>
          <table:covered-table-cell table:number-columns-repeated="2"/>
        </table:table-row>
        <table:table-row table:style-name="ro25">
          <table:table-cell office:value-type="string" calcext:value-type="string" table:number-columns-spanned="3" table:number-rows-spanned="1">
            <text:p>DisplayScrollDelay</text:p>
            <text:p>(TM1637, TM1638 and MAX7219)</text:p>
          </table:table-cell>
          <table:covered-table-cell table:number-columns-repeated="2"/>
          <table:table-cell office:value-type="string" calcext:value-type="string" table:number-columns-spanned="3" table:number-rows-spanned="1">
            <text:p>0..15 Sets the speed of text scroll. Smaller delay implies faster scrolling.</text:p>
            <text:p/>
            <text:p>See <text:a xlink:href="https://tasmota.github.io/docs/TM163x/#commands-and-usage" xlink:type="simple">TM163x</text:a> for details.</text:p>
          </table:table-cell>
          <table:covered-table-cell table:number-columns-repeated="2"/>
        </table:table-row>
        <table:table-row table:style-name="ro25">
          <table:table-cell office:value-type="string" calcext:value-type="string" table:number-columns-spanned="3" table:number-rows-spanned="1">
            <text:p>DisplayLevel</text:p>
            <text:p>(TM1637, TM1638 and MAX7219)</text:p>
          </table:table-cell>
          <table:covered-table-cell table:number-columns-repeated="2"/>
          <table:table-cell office:value-type="string" calcext:value-type="string" table:number-columns-spanned="3" table:number-rows-spanned="1">
            <text:p>0..100 Display a horizontal bar graph.</text:p>
            <text:p/>
            <text:p>See <text:a xlink:href="https://tasmota.github.io/docs/TM163x/#commands-and-usage" xlink:type="simple">TM163x</text:a> for details.</text:p>
          </table:table-cell>
          <table:covered-table-cell table:number-columns-repeated="2"/>
        </table:table-row>
        <table:table-row table:style-name="ro8">
          <table:table-cell office:value-type="string" calcext:value-type="string" table:number-columns-spanned="3" table:number-rows-spanned="1">
            <text:p>DisplayClock</text:p>
            <text:p>(TM1637, TM1638 and MAX7219)</text:p>
          </table:table-cell>
          <table:covered-table-cell table:number-columns-repeated="2"/>
          <table:table-cell office:value-type="string" calcext:value-type="string" table:number-columns-spanned="3" table:number-rows-spanned="1">
            <text:p>Displays a clock.</text:p>
            <text:p>1 = displays a clock in 12-hour format.</text:p>
            <text:p>2 = displays a clock in 24-hour format.</text:p>
            <text:p>0 = turns off the clock and clears the display</text:p>
            <text:p>See <text:a xlink:href="https://tasmota.github.io/docs/TM163x/#commands-and-usage" xlink:type="simple">TM163x</text:a> for details.</text:p>
          </table:table-cell>
          <table:covered-table-cell table:number-columns-repeated="2"/>
        </table:table-row>
        <table:table-row table:style-name="ro13">
          <table:table-cell table:style-name="ce3" office:value-type="string" calcext:value-type="string" table:number-columns-spanned="6" table:number-rows-spanned="1">
            <text:p>Shutters<text:a xlink:href="https://tasmota.github.io/docs/Commands/#shutters" xlink:type="simple">~</text:a></text:p>
          </table:table-cell>
          <table:covered-table-cell table:number-columns-repeated="2"/>
          <table:covered-table-cell table:style-name="Default"/>
          <table:covered-table-cell table:number-columns-repeated="2"/>
        </table:table-row>
        <table:table-row table:style-name="ro26">
          <table:table-cell table:style-name="ce1" office:value-type="string" calcext:value-type="string" table:number-columns-spanned="3" table:number-rows-spanned="1">
            <text:p>Command</text:p>
            <text:p>(x = 1..4)</text:p>
          </table:table-cell>
          <table:covered-table-cell table:number-columns-repeated="2"/>
          <table:table-cell table:style-name="ce1" office:value-type="string" calcext:value-type="string" table:number-columns-spanned="3" table:number-rows-spanned="1">
            <text:p>Parameters</text:p>
          </table:table-cell>
          <table:covered-table-cell table:number-columns-repeated="2"/>
        </table:table-row>
        <table:table-row table:style-name="ro3">
          <table:table-cell office:value-type="string" calcext:value-type="string" table:number-columns-spanned="3" table:number-rows-spanned="1">
            <text:p>ShutterMode&lt;x&gt;</text:p>
          </table:table-cell>
          <table:covered-table-cell table:number-columns-repeated="2"/>
          <table:table-cell office:value-type="string" calcext:value-type="string" table:number-columns-spanned="3" table:number-rows-spanned="1">
            <text:p>1..5 (default = 0)</text:p>
            <text:p>Defines the mode the shutter will operates the relays, steppers and/or servos. 0=autodetect based on INTERLOCK and GPIO defined. STATUS 13 show the mode. 1=normal two relay up/off down/off. 2=two relay on/off up/down. 3=one relay garage mode. 4=one relay plus stepper motor. 5=one relay and position servo.</text:p>
          </table:table-cell>
          <table:covered-table-cell table:number-columns-repeated="2"/>
        </table:table-row>
        <table:table-row table:style-name="ro20">
          <table:table-cell office:value-type="string" calcext:value-type="string" table:number-columns-spanned="3" table:number-rows-spanned="1">
            <text:p>ShutterButton&lt;x&gt;</text:p>
          </table:table-cell>
          <table:covered-table-cell table:number-columns-repeated="2"/>
          <table:table-cell office:value-type="string" calcext:value-type="string" table:number-columns-spanned="3" table:number-rows-spanned="1">
            <text:p>&lt;button&gt; &lt;func&gt; &lt;mqtt&gt;</text:p>
            <text:p/>
            <text:p>Assign a button to control the shutter. For more details please refer to <text:a xlink:href="https://tasmota.github.io/docs/Blinds-and-Shutters/" xlink:type="simple">Blinds and Shutters</text:a> support</text:p>
            <text:p/>
            <text:p>&lt;button&gt;</text:p>
            <text:p> 0: disable buttons for this shutter</text:p>
            <text:p> 1..4: Button number</text:p>
            <text:p>&lt;func&gt; up/down/updown/toggle: function to assign to the button</text:p>
            <text:p>&lt;mqtt&gt; 1/0: enable/disable MQTT publish for button hold action</text:p>
            <text:p/>
            <text:p>For example:</text:p>
            <text:p>To control shutter #1 by two buttons: Backlog ShutterButton1 1 up 1; ShutterButton1 2 down 1 assigns button #1 to act as an "up" button (1x press open, 2x press 50% position, 3x press 74% position) and button #2 to act as an "down" button (1x press close, 2x press 50% position, 3x press 24% position) for shutter #1 including MQTT publish.</text:p>
            <text:p>To control shutter #1 by a single button: ShutterButton1 1 updown 0 assigns button #1 to act as an "up and down" button (1x press up, 2x press down).</text:p>
            <text:p>To control shutter #1 by a single button: ShutterButton1 1 toggle 0 assigns button #1 to act as a "toggle" button (1x press toggle, 2x press 50% position).</text:p>
          </table:table-cell>
          <table:covered-table-cell table:number-columns-repeated="2"/>
        </table:table-row>
        <table:table-row table:style-name="ro1">
          <table:table-cell office:value-type="string" calcext:value-type="string" table:number-columns-spanned="3" table:number-rows-spanned="1">
            <text:p>ShutterCalibration&lt;x&gt;</text:p>
          </table:table-cell>
          <table:covered-table-cell table:number-columns-repeated="2"/>
          <table:table-cell office:value-type="string" calcext:value-type="string" table:number-columns-spanned="3" table:number-rows-spanned="1">
            <text:p>Granular shutter position calibration. The measured opening position of the shutter at the 30, 50, 70, 90, and 100 percent opened locations. For example: ShutterCalibration&lt;x&gt; 23 38 56 74 82</text:p>
          </table:table-cell>
          <table:covered-table-cell table:number-columns-repeated="2"/>
        </table:table-row>
        <table:table-row table:style-name="ro1">
          <table:table-cell office:value-type="string" calcext:value-type="string" table:number-columns-spanned="3" table:number-rows-spanned="1">
            <text:p>ShutterChange</text:p>
          </table:table-cell>
          <table:covered-table-cell table:number-columns-repeated="2"/>
          <table:table-cell office:value-type="string" calcext:value-type="string" table:number-columns-spanned="3" table:number-rows-spanned="1">
            <text:p>-100..100 Moves the shutter from the current position relatively in %. If the resulting position is below 0 or above 100 it will be capped. Command can also be executed during movement and will change the target position.</text:p>
          </table:table-cell>
          <table:covered-table-cell table:number-columns-repeated="2"/>
        </table:table-row>
        <table:table-row table:style-name="ro26">
          <table:table-cell office:value-type="string" calcext:value-type="string" table:number-columns-spanned="3" table:number-rows-spanned="1">
            <text:p>ShutterCloseDuration&lt;x&gt;</text:p>
          </table:table-cell>
          <table:covered-table-cell table:number-columns-repeated="2"/>
          <table:table-cell office:value-type="string" calcext:value-type="string" table:number-columns-spanned="3" table:number-rows-spanned="1">
            <text:p>1.0 ..240.0 (default = 10.0)</text:p>
            <text:p>time, in seconds, it takes to fully close the shutter. A fraction of a second can be specified (e.g. 45.7).</text:p>
          </table:table-cell>
          <table:covered-table-cell table:number-columns-repeated="2"/>
        </table:table-row>
        <table:table-row table:style-name="ro1">
          <table:table-cell office:value-type="string" calcext:value-type="string" table:number-columns-spanned="3" table:number-rows-spanned="1">
            <text:p>ShutterClose&lt;x&gt;</text:p>
          </table:table-cell>
          <table:covered-table-cell table:number-columns-repeated="2"/>
          <table:table-cell office:value-type="string" calcext:value-type="string" table:number-columns-spanned="3" table:number-rows-spanned="1">
            <text:p>Engage the relay to close the shutter. This action can be requested at any time. Number of shutter can be the index or the argument</text:p>
          </table:table-cell>
          <table:covered-table-cell table:number-columns-repeated="2"/>
        </table:table-row>
        <table:table-row table:style-name="ro2">
          <table:table-cell office:value-type="string" calcext:value-type="string" table:number-columns-spanned="3" table:number-rows-spanned="1">
            <text:p>ShutterFrequency&lt;x&gt;</text:p>
          </table:table-cell>
          <table:covered-table-cell table:number-columns-repeated="2"/>
          <table:table-cell office:value-type="string" calcext:value-type="string" table:number-columns-spanned="3" table:number-rows-spanned="1">
            <text:p>0..10,000Hz (default = 1000)</text:p>
            <text:p>the maximum frequency at which the stepper motor can operate reliably. Typically this is up to 2,000Hz with a 12V power supply and up to 5,000Hz with a 24V power supply.</text:p>
          </table:table-cell>
          <table:covered-table-cell table:number-columns-repeated="2"/>
        </table:table-row>
        <table:table-row table:style-name="ro2">
          <table:table-cell office:value-type="string" calcext:value-type="string" table:number-columns-spanned="3" table:number-rows-spanned="1">
            <text:p>ShutterEnableEndStopTime&lt;x&gt;</text:p>
          </table:table-cell>
          <table:covered-table-cell table:number-columns-repeated="2"/>
          <table:table-cell office:value-type="string" calcext:value-type="string" table:number-columns-spanned="3" table:number-rows-spanned="1">
            <text:p>0 = no additional shutter end stop time (default)</text:p>
            <text:p>1 = 1 s additional shutter end stop time</text:p>
          </table:table-cell>
          <table:covered-table-cell table:number-columns-repeated="2"/>
        </table:table-row>
        <table:table-row table:style-name="ro2">
          <table:table-cell office:value-type="string" calcext:value-type="string" table:number-columns-spanned="3" table:number-rows-spanned="1">
            <text:p>ShutterInvert&lt;x&gt;</text:p>
          </table:table-cell>
          <table:covered-table-cell table:number-columns-repeated="2"/>
          <table:table-cell office:value-type="string" calcext:value-type="string" table:number-columns-spanned="3" table:number-rows-spanned="1">
            <text:p>0 = use default shutter positioning (0 = Closed, 100 = Open)</text:p>
            <text:p>1 = invert shutter positioning (100 = Closed, 0 = Open) (e.g., if used with KNX)</text:p>
          </table:table-cell>
          <table:covered-table-cell table:number-columns-repeated="2"/>
        </table:table-row>
        <table:table-row table:style-name="ro2">
          <table:table-cell office:value-type="string" calcext:value-type="string" table:number-columns-spanned="3" table:number-rows-spanned="1">
            <text:p>ShutterInvertWebButtons&lt;x&gt;</text:p>
          </table:table-cell>
          <table:covered-table-cell table:number-columns-repeated="2"/>
          <table:table-cell office:value-type="string" calcext:value-type="string" table:number-columns-spanned="3" table:number-rows-spanned="1">
            <text:p>0 = use default button icons (▲ for open, ▼ for close)</text:p>
            <text:p>1 = invert button icons (▼ for open, ▲ for close) (e.g., if used with horizontal awning: where open means rolling-down fabric material and close rolling-up in a protect position)</text:p>
          </table:table-cell>
          <table:covered-table-cell table:number-columns-repeated="2"/>
        </table:table-row>
        <table:table-row table:style-name="ro2">
          <table:table-cell office:value-type="string" calcext:value-type="string" table:number-columns-spanned="3" table:number-rows-spanned="1">
            <text:p>ShutterLock&lt;x&gt;</text:p>
          </table:table-cell>
          <table:covered-table-cell table:number-columns-repeated="2"/>
          <table:table-cell office:value-type="string" calcext:value-type="string" table:number-columns-spanned="3" table:number-rows-spanned="1">
            <text:p>0 = unlock shutter positioning (default)</text:p>
            <text:p>1 = lock shutter positioning</text:p>
          </table:table-cell>
          <table:covered-table-cell table:number-columns-repeated="2"/>
        </table:table-row>
        <table:table-row table:style-name="ro4">
          <table:table-cell office:value-type="string" calcext:value-type="string" table:number-columns-spanned="3" table:number-rows-spanned="1">
            <text:p>ShutterMotorDelay&lt;x&gt;</text:p>
          </table:table-cell>
          <table:covered-table-cell table:number-columns-repeated="2"/>
          <table:table-cell office:value-type="string" calcext:value-type="string" table:number-columns-spanned="3" table:number-rows-spanned="1">
            <text:p>-12.75 .. 12.75 (default = 0)</text:p>
            <text:p>time, in seconds, it takes the motor to start moving once power is turned on; i.e., motor lag time. You can use negative numbers if your motor stops to late after power OFF</text:p>
            <text:p/>
            <text:p>When used with stepper motors, this setting defines the ramp up/down speed (i.e., acceleration/deceleration) before the motor reaches its target speed for gradual starting and stopping. In this case only positive numbers are allowed.</text:p>
          </table:table-cell>
          <table:covered-table-cell table:number-columns-repeated="2"/>
        </table:table-row>
        <table:table-row table:style-name="ro26">
          <table:table-cell office:value-type="string" calcext:value-type="string" table:number-columns-spanned="3" table:number-rows-spanned="1">
            <text:p>ShutterOpenDuration&lt;x&gt;</text:p>
          </table:table-cell>
          <table:covered-table-cell table:number-columns-repeated="2"/>
          <table:table-cell office:value-type="string" calcext:value-type="string" table:number-columns-spanned="3" table:number-rows-spanned="1">
            <text:p>1.0 ..240.0 (default = 10.0)</text:p>
            <text:p>time, in seconds, it takes to fully open the shutter. A fraction of a second can be specified (e.g. 45.7).</text:p>
          </table:table-cell>
          <table:covered-table-cell table:number-columns-repeated="2"/>
        </table:table-row>
        <table:table-row table:style-name="ro1">
          <table:table-cell office:value-type="string" calcext:value-type="string" table:number-columns-spanned="3" table:number-rows-spanned="1">
            <text:p>ShutterOpen&lt;x&gt;</text:p>
          </table:table-cell>
          <table:covered-table-cell table:number-columns-repeated="2"/>
          <table:table-cell office:value-type="string" calcext:value-type="string" table:number-columns-spanned="3" table:number-rows-spanned="1">
            <text:p>Engage the relay to open the shutter. This action can be requested at any time. Number of shutter can be index or the argument</text:p>
          </table:table-cell>
          <table:covered-table-cell table:number-columns-repeated="2"/>
        </table:table-row>
        <table:table-row table:style-name="ro3">
          <table:table-cell office:value-type="string" calcext:value-type="string" table:number-columns-spanned="3" table:number-rows-spanned="1">
            <text:p>ShutterPosition&lt;x&gt;</text:p>
          </table:table-cell>
          <table:covered-table-cell table:number-columns-repeated="2"/>
          <table:table-cell office:value-type="string" calcext:value-type="string" table:number-columns-spanned="3" table:number-rows-spanned="1">
            <text:p>0..100, UP, OPEN, DOWN, CLOSE, STOP, TOGGLE, TOGGLEDIR,,</text:p>
            <text:p>A shutter position change can be requested at any time. The shutter will stop and revert or update to the requested position. The shutter's actual position will be saved after the movement is completed. In this case, the position will be restored during reboot. An interruption during shutter movement (e.g., a device restart) will lose the current position.</text:p>
          </table:table-cell>
          <table:covered-table-cell table:number-columns-repeated="2"/>
        </table:table-row>
        <table:table-row table:style-name="ro3">
          <table:table-cell office:value-type="string" calcext:value-type="string" table:number-columns-spanned="3" table:number-rows-spanned="1">
            <text:p>ShutterPWMRange&lt;x&gt;</text:p>
          </table:table-cell>
          <table:covered-table-cell table:number-columns-repeated="2"/>
          <table:table-cell office:value-type="string" calcext:value-type="string" table:number-columns-spanned="3" table:number-rows-spanned="1">
            <text:p>0..1023,0..1023</text:p>
            <text:p>For servo motors the min and max position is defined by the length of the duty cycle signal. Because every servo is different the min and max PWM value must be set for each servo type. The value is also dependant on the PWMfrequency. Servos normally use 50..200 as PWMfrequency.</text:p>
          </table:table-cell>
          <table:covered-table-cell table:number-columns-repeated="2"/>
        </table:table-row>
        <table:table-row table:style-name="ro4">
          <table:table-cell office:value-type="string" calcext:value-type="string" table:number-columns-spanned="3" table:number-rows-spanned="1">
            <text:p>ShutterRelay&lt;x&gt;</text:p>
          </table:table-cell>
          <table:covered-table-cell table:number-columns-repeated="2"/>
          <table:table-cell office:value-type="string" calcext:value-type="string" table:number-columns-spanned="3" table:number-rows-spanned="1">
            <text:p>&lt;value&gt;</text:p>
            <text:p>0 = disable this and all higher numbered shutters</text:p>
            <text:p>Relay&lt;value&gt; component used to open the shutter. This relay's mate, the next higher numbered relay, closes the shutter. Depending on the shutter mode, the relays may need to be interlocked using the <text:a xlink:href="https://tasmota.github.io/docs/Commands/#interlock" xlink:type="simple">Interlock</text:a> command.</text:p>
            <text:p>The ShutterRelay command must be executed first before any other shutter commands for Shutter&lt;x&gt; can be executed.</text:p>
          </table:table-cell>
          <table:covered-table-cell table:number-columns-repeated="2"/>
        </table:table-row>
        <table:table-row table:style-name="ro1">
          <table:table-cell office:value-type="string" calcext:value-type="string" table:number-columns-spanned="3" table:number-rows-spanned="1">
            <text:p>ShutterSetClose&lt;x&gt;</text:p>
          </table:table-cell>
          <table:covered-table-cell table:number-columns-repeated="2"/>
          <table:table-cell office:value-type="string" calcext:value-type="string" table:number-columns-spanned="3" table:number-rows-spanned="1">
            <text:p>shutter closed position. ShutterPosition will be reset to fully closed value (e.g., 0 when ShutterInvert = 0, 100 otherwise). This does not work with Servos. min and max of servos are always defined through ShutterPWMRange.</text:p>
          </table:table-cell>
          <table:covered-table-cell table:number-columns-repeated="2"/>
        </table:table-row>
        <table:table-row table:style-name="ro1">
          <table:table-cell office:value-type="string" calcext:value-type="string" table:number-columns-spanned="3" table:number-rows-spanned="1">
            <text:p>ShutterSetOpen&lt;x&gt;</text:p>
          </table:table-cell>
          <table:covered-table-cell table:number-columns-repeated="2"/>
          <table:table-cell office:value-type="string" calcext:value-type="string" table:number-columns-spanned="3" table:number-rows-spanned="1">
            <text:p>shutter opened position. ShutterPosition will be reset to fully opened value (e.g., 100 when ShutterInvert = 0, 0 otherwise). This does not work with Servos. min and max of servos are always defined through ShutterPWMRange.</text:p>
          </table:table-cell>
          <table:covered-table-cell table:number-columns-repeated="2"/>
        </table:table-row>
        <table:table-row table:style-name="ro26">
          <table:table-cell office:value-type="string" calcext:value-type="string" table:number-columns-spanned="3" table:number-rows-spanned="1">
            <text:p>ShutterSetHalfway&lt;x&gt;</text:p>
          </table:table-cell>
          <table:covered-table-cell table:number-columns-repeated="2"/>
          <table:table-cell office:value-type="string" calcext:value-type="string" table:number-columns-spanned="3" table:number-rows-spanned="1">
            <text:p>0..100 (default = 50)</text:p>
            <text:p>Define shutter half open position (in percent)</text:p>
          </table:table-cell>
          <table:covered-table-cell table:number-columns-repeated="2"/>
        </table:table-row>
        <table:table-row table:style-name="ro1">
          <table:table-cell office:value-type="string" calcext:value-type="string" table:number-columns-spanned="3" table:number-rows-spanned="1">
            <text:p>ShutterStop&lt;x&gt;</text:p>
          </table:table-cell>
          <table:covered-table-cell table:number-columns-repeated="2"/>
          <table:table-cell office:value-type="string" calcext:value-type="string" table:number-columns-spanned="3" table:number-rows-spanned="1">
            <text:p>Disengage the relays to stop the shutter. Number of shutter can be the index or the argument</text:p>
          </table:table-cell>
          <table:covered-table-cell table:number-columns-repeated="2"/>
        </table:table-row>
        <table:table-row table:style-name="ro1">
          <table:table-cell office:value-type="string" calcext:value-type="string" table:number-columns-spanned="3" table:number-rows-spanned="1">
            <text:p>ShutterStopClose&lt;x&gt;</text:p>
          </table:table-cell>
          <table:covered-table-cell table:number-columns-repeated="2"/>
          <table:table-cell office:value-type="string" calcext:value-type="string" table:number-columns-spanned="3" table:number-rows-spanned="1">
            <text:p>Stop the shutter when currently moving, close it otherwise</text:p>
          </table:table-cell>
          <table:covered-table-cell table:number-columns-repeated="2"/>
        </table:table-row>
        <table:table-row table:style-name="ro1">
          <table:table-cell office:value-type="string" calcext:value-type="string" table:number-columns-spanned="3" table:number-rows-spanned="1">
            <text:p>ShutterStopOpen&lt;x&gt;</text:p>
          </table:table-cell>
          <table:covered-table-cell table:number-columns-repeated="2"/>
          <table:table-cell office:value-type="string" calcext:value-type="string" table:number-columns-spanned="3" table:number-rows-spanned="1">
            <text:p>Stop the shutter when currently moving, open it otherwise</text:p>
          </table:table-cell>
          <table:covered-table-cell table:number-columns-repeated="2"/>
        </table:table-row>
        <table:table-row table:style-name="ro1">
          <table:table-cell office:value-type="string" calcext:value-type="string" table:number-columns-spanned="3" table:number-rows-spanned="1">
            <text:p>ShutterStopPosition&lt;x&gt;</text:p>
          </table:table-cell>
          <table:covered-table-cell table:number-columns-repeated="2"/>
          <table:table-cell office:value-type="string" calcext:value-type="string" table:number-columns-spanned="3" table:number-rows-spanned="1">
            <text:p>Stop the shutter when currently moving, set it to position 0..100, UP, DOWN, STOP, TOGGLE otherwise</text:p>
          </table:table-cell>
          <table:covered-table-cell table:number-columns-repeated="2"/>
        </table:table-row>
        <table:table-row table:style-name="ro1">
          <table:table-cell office:value-type="string" calcext:value-type="string" table:number-columns-spanned="3" table:number-rows-spanned="1">
            <text:p>ShutterStopToggle&lt;x&gt;</text:p>
          </table:table-cell>
          <table:covered-table-cell table:number-columns-repeated="2"/>
          <table:table-cell office:value-type="string" calcext:value-type="string" table:number-columns-spanned="3" table:number-rows-spanned="1">
            <text:p>Stop the shutter when currently moving, do ShutterToggle otherwise</text:p>
          </table:table-cell>
          <table:covered-table-cell table:number-columns-repeated="2"/>
        </table:table-row>
        <table:table-row table:style-name="ro1">
          <table:table-cell office:value-type="string" calcext:value-type="string" table:number-columns-spanned="3" table:number-rows-spanned="1">
            <text:p>ShutterStopToggleDir&lt;x&gt;</text:p>
          </table:table-cell>
          <table:covered-table-cell table:number-columns-repeated="2"/>
          <table:table-cell office:value-type="string" calcext:value-type="string" table:number-columns-spanned="3" table:number-rows-spanned="1">
            <text:p>Stop the shutter when currently moving, do ShutterToggleDir otherwise</text:p>
          </table:table-cell>
          <table:covered-table-cell table:number-columns-repeated="2"/>
        </table:table-row>
        <table:table-row table:style-name="ro1">
          <table:table-cell office:value-type="string" calcext:value-type="string" table:number-columns-spanned="3" table:number-rows-spanned="1">
            <text:p>ShutterToggle&lt;x&gt;</text:p>
          </table:table-cell>
          <table:covered-table-cell table:number-columns-repeated="2"/>
          <table:table-cell office:value-type="string" calcext:value-type="string" table:number-columns-spanned="3" table:number-rows-spanned="1">
            <text:p>Toggle the shutter - close the shutter when its position is &gt;50, open it otherwise</text:p>
          </table:table-cell>
          <table:covered-table-cell table:number-columns-repeated="2"/>
        </table:table-row>
        <table:table-row table:style-name="ro1">
          <table:table-cell office:value-type="string" calcext:value-type="string" table:number-columns-spanned="3" table:number-rows-spanned="1">
            <text:p>ShutterToggleDir&lt;x&gt;</text:p>
          </table:table-cell>
          <table:covered-table-cell table:number-columns-repeated="2"/>
          <table:table-cell office:value-type="string" calcext:value-type="string" table:number-columns-spanned="3" table:number-rows-spanned="1">
            <text:p>Toggle the shutter - close the shutter when it previously moved to open, open it otherwise</text:p>
          </table:table-cell>
          <table:covered-table-cell table:number-columns-repeated="2"/>
        </table:table-row>
        <table:table-row table:style-name="ro3">
          <table:table-cell office:value-type="string" calcext:value-type="string" table:number-columns-spanned="3" table:number-rows-spanned="1">
            <text:p>ShutterTiltConfig&lt;x&gt;</text:p>
          </table:table-cell>
          <table:covered-table-cell table:number-columns-repeated="2"/>
          <table:table-cell office:value-type="string" calcext:value-type="string" table:number-columns-spanned="3" table:number-rows-spanned="1">
            <text:p>&lt;min&gt; &lt;max&gt; &lt;Tiltduration&gt; &lt;openposition&gt; &lt;closeposition&gt; (default = 0 0 0 0 0)</text:p>
            <text:p>Configure the tilt for venetian blinds. Min/man values must be in the range of -90° to 90°. Open and Close position must be part of the defined range between min and max. Tiltduration defines the time the shutter needs to change the tilt from min to max value. This time has to been multiplied by 20. E.g. 1.2sec = 1.2 x 20 = 24. Example defines tilt on shutter 2: shuttertiltconfig2 -90 90 24 0 90</text:p>
          </table:table-cell>
          <table:covered-table-cell table:number-columns-repeated="2"/>
        </table:table-row>
        <table:table-row table:style-name="ro1">
          <table:table-cell office:value-type="string" calcext:value-type="string" table:number-columns-spanned="3" table:number-rows-spanned="1">
            <text:p>ShutterTilt&lt;x&gt;</text:p>
          </table:table-cell>
          <table:covered-table-cell table:number-columns-repeated="2"/>
          <table:table-cell office:value-type="string" calcext:value-type="string" table:number-columns-spanned="3" table:number-rows-spanned="1">
            <text:p>Set the tilt position &lt;value&gt; (between min and max), OPEN, CLOSE. Definition please see shuttertiltconfig</text:p>
          </table:table-cell>
          <table:covered-table-cell table:number-columns-repeated="2"/>
        </table:table-row>
        <table:table-row table:style-name="ro1">
          <table:table-cell office:value-type="string" calcext:value-type="string" table:number-columns-spanned="3" table:number-rows-spanned="1">
            <text:p>ShutterTiltChange&lt;x&gt;</text:p>
          </table:table-cell>
          <table:covered-table-cell table:number-columns-repeated="2"/>
          <table:table-cell office:value-type="string" calcext:value-type="string" table:number-columns-spanned="3" table:number-rows-spanned="1">
            <text:p>-100..100 Moves the shuttertilt from the current position relatively in %. If the resulting tilt is below min or above max it will be capped. Command can also be executed during movement and will change the tilt at target position.</text:p>
          </table:table-cell>
          <table:covered-table-cell table:number-columns-repeated="2"/>
        </table:table-row>
        <table:table-row table:style-name="ro1">
          <table:table-cell office:value-type="string" calcext:value-type="string" table:number-columns-spanned="3" table:number-rows-spanned="1">
            <text:p>See also</text:p>
          </table:table-cell>
          <table:covered-table-cell table:number-columns-repeated="2"/>
          <table:table-cell office:value-type="string" calcext:value-type="string" table:number-columns-spanned="3" table:number-rows-spanned="1">
            <text:p><text:a xlink:href="https://tasmota.github.io/docs/Commands/#setoption80" xlink:type="simple">SetOption80</text:a> - Enable shutter support</text:p>
          </table:table-cell>
          <table:covered-table-cell table:number-columns-repeated="2"/>
        </table:table-row>
        <table:table-row table:style-name="ro13">
          <table:table-cell table:style-name="ce3" office:value-type="string" calcext:value-type="string" table:number-columns-spanned="6" table:number-rows-spanned="1">
            <text:p>Zigbee<text:a xlink:href="https://tasmota.github.io/docs/Commands/#zigbee" xlink:type="simple">~</text:a></text:p>
          </table:table-cell>
          <table:covered-table-cell table:number-columns-repeated="2"/>
          <table:covered-table-cell table:style-name="Default"/>
          <table:covered-table-cell table:number-columns-repeated="2"/>
        </table:table-row>
        <table:table-row table:style-name="ro1">
          <table:table-cell table:style-name="ce13" office:value-type="string" calcext:value-type="string" table:number-columns-spanned="6" table:number-rows-spanned="1">
            <text:p>See <text:a xlink:href="https://tasmota.github.io/docs/Zigbee/" xlink:type="simple">Zigbee article</text:a> for more information</text:p>
          </table:table-cell>
          <table:covered-table-cell table:number-columns-repeated="2"/>
          <table:covered-table-cell table:style-name="Default"/>
          <table:covered-table-cell table:number-columns-repeated="2"/>
        </table:table-row>
        <table:table-row table:style-name="ro1">
          <table:table-cell table:style-name="ce1" office:value-type="string" calcext:value-type="string" table:number-columns-spanned="3" table:number-rows-spanned="1">
            <text:p>Command</text:p>
          </table:table-cell>
          <table:covered-table-cell table:number-columns-repeated="2"/>
          <table:table-cell table:style-name="ce1" office:value-type="string" calcext:value-type="string" table:number-columns-spanned="3" table:number-rows-spanned="1">
            <text:p>Parameters</text:p>
          </table:table-cell>
          <table:covered-table-cell table:number-columns-repeated="2"/>
        </table:table-row>
        <table:table-row table:style-name="ro8">
          <table:table-cell office:value-type="string" calcext:value-type="string" table:number-columns-spanned="3" table:number-rows-spanned="1">
            <text:p>&lt;device&gt;</text:p>
          </table:table-cell>
          <table:covered-table-cell table:number-columns-repeated="2"/>
          <table:table-cell office:value-type="string" calcext:value-type="string" table:number-columns-spanned="3" table:number-rows-spanned="1">
            <text:p>As &lt;device&gt; in following commands you can use interchangeably:</text:p>
            <text:p>&lt;shortaddr&gt; = short address of the Zigbee device on the network, example: 0x1234</text:p>
            <text:p>&lt;longaddr&gt; = permanent IEEE address of the Zigbee device (64 bits), example: 0x00158D00041160C5</text:p>
            <text:p>&lt;index&gt; = number of the device in the internal list (starts at 1), ideal for enumerating devices, example: 3 for third device in the list</text:p>
            <text:p>&lt;name&gt; = friendly name. Only when previously set with <text:a xlink:href="https://tasmota.github.io/docs/Commands/#zbname" xlink:type="simple">ZbName</text:a></text:p>
          </table:table-cell>
          <table:covered-table-cell table:number-columns-repeated="2"/>
        </table:table-row>
        <table:table-row table:style-name="ro15">
          <table:table-cell office:value-type="string" calcext:value-type="string" table:number-columns-spanned="3" table:number-rows-spanned="1">
            <text:p>ZbBind</text:p>
          </table:table-cell>
          <table:covered-table-cell table:number-columns-repeated="2"/>
          <table:table-cell office:value-type="string" calcext:value-type="string" table:number-columns-spanned="3" table:number-rows-spanned="1">
            <text:p>Binds one Zigbee device to another device or to a group. This allows one device to directly send commands (f.e. a remote to a bulb) without any action on the coordinator.</text:p>
            <text:p>Command structure: {"Device":"&lt;device&gt;", "Endpoint":&lt;endpoint&gt;, "Cluster":&lt;cluster&gt;, "ToDevice":"&lt;to_device&gt;", "ToEndpoint":&lt;to_endpoint&gt;, "ToGroup":&lt;to_group&gt; }</text:p>
            <text:p>&lt;device&gt; = device sending messages (mandatory)</text:p>
            <text:p>&lt;endpoint&gt; = source endpoint (mandatory)</text:p>
            <text:p>&lt;cluster&gt; = source cluster id (mandatory)</text:p>
            <text:p>&lt;to_device&gt; = target device (optional)</text:p>
            <text:p>&lt;to_endpoint&gt; = target endpoint</text:p>
            <text:p> (optional if it can be inferred from ZbStatus3)</text:p>
            <text:p>&lt;to_group&gt; = target group id (optional)</text:p>
            <text:p> You must specify either "ToDevice" or "ToGroup" but not both</text:p>
            <text:p> Zigbee2Tasmota must know the IEEE address of target device, see ZbStatus2 to verify and ZbProbe to have Zigbee2Tasmota query the address</text:p>
            <text:p>(EZSP ZBBridge only) If you bind devices to groups you should also use ZbListen to that group, otherwise MQTT messages will not be published</text:p>
          </table:table-cell>
          <table:covered-table-cell table:number-columns-repeated="2"/>
        </table:table-row>
        <table:table-row table:style-name="ro3">
          <table:table-cell office:value-type="string" calcext:value-type="string" table:number-columns-spanned="3" table:number-rows-spanned="1">
            <text:p>ZbBindState&lt;n&gt;</text:p>
          </table:table-cell>
          <table:covered-table-cell table:number-columns-repeated="2"/>
          <table:table-cell office:value-type="string" calcext:value-type="string" table:number-columns-spanned="3" table:number-rows-spanned="1">
            <text:p>Asks the device for its internal binding states</text:p>
            <text:p>&lt;device&gt; the device to query</text:p>
            <text:p>&lt;n&gt; the start index for the request, 1 is the default. This is used to scan through all bindings.</text:p>
          </table:table-cell>
          <table:covered-table-cell table:number-columns-repeated="2"/>
        </table:table-row>
        <table:table-row table:style-name="ro8">
          <table:table-cell office:value-type="string" calcext:value-type="string" table:number-columns-spanned="3" table:number-rows-spanned="1">
            <text:p>ZbCIE</text:p>
          </table:table-cell>
          <table:covered-table-cell table:number-columns-repeated="2"/>
          <table:table-cell office:value-type="string" calcext:value-type="string" table:number-columns-spanned="3" table:number-rows-spanned="1">
            <text:p>Configure on the ZigBee device the CIE address using the IEEE address of the ZigBee Bridge. The ZigBee Bridge will act as the CIE device for the ZigBee Network. See IAS Cluster in the ZigBee specification for more information.</text:p>
            <text:p>Usage: ZbCIE &lt;device&gt;,&lt;endpoint&gt;</text:p>
            <text:p>&lt;device&gt; is the ZigBee device to configure</text:p>
            <text:p>&lt;endpoint&gt; is the endpoint in the ZigBee device where the IAS Cluster is.</text:p>
            <text:p>Example: ZbCIE 1,44</text:p>
          </table:table-cell>
          <table:covered-table-cell table:number-columns-repeated="2"/>
        </table:table-row>
        <table:table-row table:style-name="ro8">
          <table:table-cell office:value-type="string" calcext:value-type="string" table:number-columns-spanned="3" table:number-rows-spanned="1">
            <text:p>ZbEnroll</text:p>
          </table:table-cell>
          <table:covered-table-cell table:number-columns-repeated="2"/>
          <table:table-cell office:value-type="string" calcext:value-type="string" table:number-columns-spanned="3" table:number-rows-spanned="1">
            <text:p>Enroll the the ZigBee device to the ZigBee Bridge for reporting security sensors data, panels, etc. The ZigBee Bridge will act as the CIE device for the ZigBee Network.</text:p>
            <text:p>Usage: ZbEnroll &lt;device&gt;,&lt;endpoint&gt;</text:p>
            <text:p>&lt;device&gt; is the ZigBee device to configure</text:p>
            <text:p>&lt;endpoint&gt; is the endpoint in the ZigBee device where the IAS Cluster is.</text:p>
            <text:p>Example: ZbEnroll 1,44</text:p>
          </table:table-cell>
          <table:covered-table-cell table:number-columns-repeated="2"/>
        </table:table-row>
        <table:table-row table:style-name="ro2">
          <table:table-cell office:value-type="string" calcext:value-type="string" table:number-columns-spanned="3" table:number-rows-spanned="1">
            <text:p>ZbConfig</text:p>
          </table:table-cell>
          <table:covered-table-cell table:number-columns-repeated="2"/>
          <table:table-cell office:value-type="string" calcext:value-type="string" table:number-columns-spanned="3" table:number-rows-spanned="1">
            <text:p>display the current Zigbee configuration</text:p>
            <text:p>Example or result: {"ZbConfig":{"Channel":11,"PanID":"0x1A63","ExtPanID":"0xCCCCCCCCCCCCCCCC","KeyL":"0x0F0D0B0907050301","KeyH":"0x0D0C0A0806040200"}}</text:p>
          </table:table-cell>
          <table:covered-table-cell table:number-columns-repeated="2"/>
        </table:table-row>
        <table:table-row table:style-name="ro16">
          <table:table-cell office:value-type="string" calcext:value-type="string" table:number-columns-spanned="3" table:number-rows-spanned="1">
            <text:p>ZbConfig &lt;json&gt;</text:p>
          </table:table-cell>
          <table:covered-table-cell table:number-columns-repeated="2"/>
          <table:table-cell office:value-type="string" calcext:value-type="string" table:number-columns-spanned="3" table:number-rows-spanned="1">
            <text:p>change the configuration and restart if any change was applied. Warning: change in configuration causes a reset of the CC2530/ZBBridge and requires devices to be re-paired.</text:p>
            <text:p>"Channel":&lt;channel&gt;: Zigbee radio channel (11-26)</text:p>
            <text:p>"PanID":&lt;panid&gt;: identifier of the Zigbee Network</text:p>
            <text:p>"ExtPanID":&lt;extpanid&gt;: unique identifier of the Zigbee Network (ExtPanID features are not supported in Z2T but this parameter needs to be set)</text:p>
            <text:p>"KeyL":&lt;key_l&gt;,"KeyH":&lt;key_h&gt;: 128 bits encryption key, split into 2 64 bits values (Low and High)</text:p>
            <text:p>"TXRadio":&lt;txradio&gt;: radio power in dBm (1-20) only for ZBBridge</text:p>
            <text:p>All parameters are optional and only the ones specified are changed. The command always displays the complete configuration after the change</text:p>
            <text:p>Example of command: ZbConfig {"Channel":22,"PanID":"0x1A69","ExtPanID":"0xDDCCCCCCCCCCCCCC","KeyL":"0xFF0D0B0907050301","KeyH":"0xED0C0A0806040200"}</text:p>
            <text:p>The following command creates a highly secure Network key based on a hardware random generator:</text:p>
            <text:p>ZbConfig {"KeyL":"","KeyH":""}</text:p>
          </table:table-cell>
          <table:covered-table-cell table:number-columns-repeated="2"/>
        </table:table-row>
        <table:table-row table:style-name="ro1">
          <table:table-cell office:value-type="string" calcext:value-type="string" table:number-columns-spanned="3" table:number-rows-spanned="1">
            <text:p>ZbData</text:p>
          </table:table-cell>
          <table:covered-table-cell table:number-columns-repeated="2"/>
          <table:table-cell office:value-type="string" calcext:value-type="string" table:number-columns-spanned="3" table:number-rows-spanned="1">
            <text:p>feature in development</text:p>
          </table:table-cell>
          <table:covered-table-cell table:number-columns-repeated="2"/>
        </table:table-row>
        <table:table-row table:style-name="ro4">
          <table:table-cell office:value-type="string" calcext:value-type="string" table:number-columns-spanned="3" table:number-rows-spanned="1">
            <text:p>ZbDeviceTopic</text:p>
            <text:p>SetOption89</text:p>
          </table:table-cell>
          <table:covered-table-cell table:number-columns-repeated="2"/>
          <table:table-cell office:value-type="string" calcext:value-type="string" table:number-columns-spanned="3" table:number-rows-spanned="1">
            <text:p>Configure MQTT topic for Zigbee devices (also see SensorRetain)</text:p>
            <text:p>0 = single tele/%topic%/SENSOR topic (default)</text:p>
            <text:p>1 = unique device topic based on Zigbee device ShortAddr</text:p>
            <text:p>Example: tele/Zigbee/5ADF/SENSOR = {"ZbReceived":{"0x5ADF":{"Dimmer":254,"Endpoint":1,"LinkQuality":70}}}</text:p>
          </table:table-cell>
          <table:covered-table-cell table:number-columns-repeated="2"/>
        </table:table-row>
        <table:table-row table:style-name="ro4">
          <table:table-cell office:value-type="string" calcext:value-type="string" table:number-columns-spanned="3" table:number-rows-spanned="1">
            <text:p>EndpointTopic</text:p>
            <text:p>SetOption101</text:p>
          </table:table-cell>
          <table:covered-table-cell table:number-columns-repeated="2"/>
          <table:table-cell office:value-type="string" calcext:value-type="string" table:number-columns-spanned="3" table:number-rows-spanned="1">
            <text:p>Add Zigbee source endpoint as suffix to attributes</text:p>
            <text:p>0 = disable (default)</text:p>
            <text:p>1 = enable</text:p>
            <text:p>e.g. Power3 instead of Power if sent from endpoint 3.</text:p>
          </table:table-cell>
          <table:covered-table-cell table:number-columns-repeated="2"/>
        </table:table-row>
        <table:table-row table:style-name="ro3">
          <table:table-cell office:value-type="string" calcext:value-type="string" table:number-columns-spanned="3" table:number-rows-spanned="1">
            <text:p>ZbEndpointSuffix</text:p>
            <text:p>SetOption120</text:p>
          </table:table-cell>
          <table:covered-table-cell table:number-columns-repeated="2"/>
          <table:table-cell office:value-type="string" calcext:value-type="string" table:number-columns-spanned="3" table:number-rows-spanned="1">
            <text:p>Add the Zigbee endpoint as suffix in topic when using SetOption89 1</text:p>
            <text:p>0 = disable (default)</text:p>
            <text:p>1 = enable</text:p>
          </table:table-cell>
          <table:covered-table-cell table:number-columns-repeated="2"/>
        </table:table-row>
        <table:table-row table:style-name="ro2">
          <table:table-cell office:value-type="string" calcext:value-type="string" table:number-columns-spanned="3" table:number-rows-spanned="1">
            <text:p>ZbForget</text:p>
          </table:table-cell>
          <table:covered-table-cell table:number-columns-repeated="2"/>
          <table:table-cell office:value-type="string" calcext:value-type="string" table:number-columns-spanned="3" table:number-rows-spanned="1">
            <text:p>Used for devices that are unused but still visible in ZbStatus</text:p>
            <text:p>&lt;device&gt; = Remove a device from the Tasmota flash memory. It does not un-pair the device nor deleting the device information in the CC2530/ZBBridge.</text:p>
          </table:table-cell>
          <table:covered-table-cell table:number-columns-repeated="2"/>
        </table:table-row>
        <table:table-row table:style-name="ro4">
          <table:table-cell office:value-type="string" calcext:value-type="string" table:number-columns-spanned="3" table:number-rows-spanned="1">
            <text:p>ZbLight</text:p>
          </table:table-cell>
          <table:covered-table-cell table:number-columns-repeated="2"/>
          <table:table-cell office:value-type="string" calcext:value-type="string" table:number-columns-spanned="3" table:number-rows-spanned="1">
            <text:p>Sets or reads the light type to be emulated in Zigbee Hue Emulation with Alexa.</text:p>
            <text:p>&lt;device&gt;,&lt;light_type&gt; sets the light type using an integer 0..5 corresponding to the number of channels (from one channel (on/off) to 5 channel (RGBCCT) lights)</text:p>
            <text:p>&lt;device&gt;,-1 removes the device from Philips Hue emulation</text:p>
            <text:p>&lt;device&gt; displays the current status of the Light (Zigbee2Tasmota tracks all changes to the light)</text:p>
          </table:table-cell>
          <table:covered-table-cell table:number-columns-repeated="2"/>
        </table:table-row>
        <table:table-row table:style-name="ro8">
          <table:table-cell office:value-type="string" calcext:value-type="string" table:number-columns-spanned="3" table:number-rows-spanned="1">
            <text:p>ZbListen&lt;x&gt; &lt;group&gt;</text:p>
          </table:table-cell>
          <table:covered-table-cell table:number-columns-repeated="2"/>
          <table:table-cell office:value-type="string" calcext:value-type="string" table:number-columns-spanned="3" table:number-rows-spanned="1">
            <text:p>(EZSP ZBBridge only)Listens to a multicast group address. By default EZSP will not report group messages unless you subscribe to the group.</text:p>
            <text:p>&lt;x&gt;: slot in the array of group addresses, 1..15</text:p>
            <text:p>&lt;group&gt;: group address to listen to, 0..0xFFFF</text:p>
            <text:p>At start-up, Z2T automatically listens to group 0 in slot 0.</text:p>
            <text:p>CC2530 does not need this command and always report all group messages.</text:p>
          </table:table-cell>
          <table:covered-table-cell table:number-columns-repeated="2"/>
        </table:table-row>
        <table:table-row table:style-name="ro2">
          <table:table-cell office:value-type="string" calcext:value-type="string" table:number-columns-spanned="3" table:number-rows-spanned="1">
            <text:p>ZbLeave</text:p>
          </table:table-cell>
          <table:covered-table-cell table:number-columns-repeated="2"/>
          <table:table-cell office:value-type="string" calcext:value-type="string" table:number-columns-spanned="3" table:number-rows-spanned="1">
            <text:p>&lt;device&gt; = request a device to leave the network.</text:p>
            <text:p>If the device is offline or sleeping, this will have no effect. It is not 100% guaranteed that the device will never connect again</text:p>
          </table:table-cell>
          <table:covered-table-cell table:number-columns-repeated="2"/>
        </table:table-row>
        <table:table-row table:style-name="ro1">
          <table:table-cell office:value-type="string" calcext:value-type="string" table:number-columns-spanned="3" table:number-rows-spanned="1">
            <text:p>ZbInfo</text:p>
          </table:table-cell>
          <table:covered-table-cell table:number-columns-repeated="2"/>
          <table:table-cell office:value-type="string" calcext:value-type="string" table:number-columns-spanned="3" table:number-rows-spanned="1">
            <text:p>&lt;device&gt; = display all information known about a device, equivalent to ZbStatus3 with a simpler JSON output</text:p>
          </table:table-cell>
          <table:covered-table-cell table:number-columns-repeated="2"/>
        </table:table-row>
        <table:table-row table:style-name="ro3">
          <table:table-cell office:value-type="string" calcext:value-type="string" table:number-columns-spanned="3" table:number-rows-spanned="1">
            <text:p>ZbMap&lt;n&gt;</text:p>
          </table:table-cell>
          <table:covered-table-cell table:number-columns-repeated="2"/>
          <table:table-cell office:value-type="string" calcext:value-type="string" table:number-columns-spanned="3" table:number-rows-spanned="1">
            <text:p>Asks the device for its view of the Zigbee topology</text:p>
            <text:p>&lt;device&gt; the device to query</text:p>
            <text:p>&lt;n&gt; the start index for the request, 1 is the default. This is used to scan through all values since devices usually return only 3 values per request.</text:p>
          </table:table-cell>
          <table:covered-table-cell table:number-columns-repeated="2"/>
        </table:table-row>
        <table:table-row table:style-name="ro8">
          <table:table-cell office:value-type="string" calcext:value-type="string" table:number-columns-spanned="3" table:number-rows-spanned="1">
            <text:p>ZbName</text:p>
          </table:table-cell>
          <table:covered-table-cell table:number-columns-repeated="2"/>
          <table:table-cell office:value-type="string" calcext:value-type="string" table:number-columns-spanned="3" table:number-rows-spanned="1">
            <text:p>Sets or reads the Zigbee device friendly name (up to 32 characters).</text:p>
            <text:p>&lt;device&gt;,&lt;name&gt; sets the new friendly name</text:p>
            <text:p>&lt;device&gt;, (empty name) clears the friendly name</text:p>
            <text:p>&lt;device&gt; displays the current friendly name</text:p>
            <text:p>Also see <text:a xlink:href="https://tasmota.github.io/docs/Commands/#setoption83" xlink:type="simple">SetOption83 1</text:a> to enable friendly names as JSON keys instead of ShortAddr.</text:p>
          </table:table-cell>
          <table:covered-table-cell table:number-columns-repeated="2"/>
        </table:table-row>
        <table:table-row table:style-name="ro4">
          <table:table-cell office:value-type="string" calcext:value-type="string" table:number-columns-spanned="3" table:number-rows-spanned="1">
            <text:p>ZbNameKey</text:p>
            <text:p>SetOption83</text:p>
          </table:table-cell>
          <table:covered-table-cell table:number-columns-repeated="2"/>
          <table:table-cell office:value-type="string" calcext:value-type="string" table:number-columns-spanned="3" table:number-rows-spanned="1">
            <text:p>Uses Zigbee device friendly name instead of 16 bits short addresses as JSON key when reporting values and commands</text:p>
            <text:p>0 = JSON key as short address</text:p>
            <text:p>1 = JSON key as friendly name</text:p>
            <text:p>See <text:a xlink:href="https://tasmota.github.io/docs/Commands/#zbname" xlink:type="simple">ZbName &lt;device&gt;,&lt;name&gt;</text:a></text:p>
          </table:table-cell>
          <table:covered-table-cell table:number-columns-repeated="2"/>
        </table:table-row>
        <table:table-row table:style-name="ro2">
          <table:table-cell office:value-type="string" calcext:value-type="string" table:number-columns-spanned="3" table:number-rows-spanned="1">
            <text:p>ZbNameTopic</text:p>
            <text:p>SetOption112</text:p>
          </table:table-cell>
          <table:covered-table-cell table:number-columns-repeated="2"/>
          <table:table-cell office:value-type="string" calcext:value-type="string" table:number-columns-spanned="3" table:number-rows-spanned="1">
            <text:p>0 = (default)</text:p>
            <text:p>1 = use friendly name in Zigbee topic (use with <text:a xlink:href="https://tasmota.github.io/docs/Commands/#zbdevicetopic" xlink:type="simple">ZbDeviceTopic</text:a>)</text:p>
          </table:table-cell>
          <table:covered-table-cell table:number-columns-repeated="2"/>
        </table:table-row>
        <table:table-row table:style-name="ro2">
          <table:table-cell office:value-type="string" calcext:value-type="string" table:number-columns-spanned="3" table:number-rows-spanned="1">
            <text:p>ZbNoAutoBind</text:p>
            <text:p>SetOption110</text:p>
          </table:table-cell>
          <table:covered-table-cell table:number-columns-repeated="2"/>
          <table:table-cell office:value-type="string" calcext:value-type="string" table:number-columns-spanned="3" table:number-rows-spanned="1">
            <text:p>0 = (default)</text:p>
            <text:p>1 = disable Zigbee auto-binding and auto-attribute reporting when pairing a new device. Use only if you want to manually configure devices</text:p>
          </table:table-cell>
          <table:covered-table-cell table:number-columns-repeated="2"/>
        </table:table-row>
        <table:table-row table:style-name="ro3">
          <table:table-cell office:value-type="string" calcext:value-type="string" table:number-columns-spanned="3" table:number-rows-spanned="1">
            <text:p>ZbNoPrefix</text:p>
            <text:p>SetOption100</text:p>
          </table:table-cell>
          <table:covered-table-cell table:number-columns-repeated="2"/>
          <table:table-cell office:value-type="string" calcext:value-type="string" table:number-columns-spanned="3" table:number-rows-spanned="1">
            <text:p>remove Zigbee ZbReceived value from {"ZbReceived":{xxx:yyy}} JSON message</text:p>
            <text:p>0 = disable (default)</text:p>
            <text:p>1 = enable</text:p>
          </table:table-cell>
          <table:covered-table-cell table:number-columns-repeated="2"/>
        </table:table-row>
        <table:table-row table:style-name="ro9">
          <table:table-cell office:value-type="string" calcext:value-type="string" table:number-columns-spanned="3" table:number-rows-spanned="1">
            <text:p>ZbOccupancy</text:p>
          </table:table-cell>
          <table:covered-table-cell table:number-columns-repeated="2"/>
          <table:table-cell office:value-type="string" calcext:value-type="string" table:number-columns-spanned="3" table:number-rows-spanned="1">
            <text:p>Configure the time-out after "Occupancy":1 to send a synthetic "Occupancy":0 for Zigbee motion sensors</text:p>
            <text:p>&lt;device&gt;,&lt;x&gt; - set occupancy timeout for &lt;device&gt;</text:p>
            <text:p>Possible values for &lt;x&gt;</text:p>
            <text:p>0: no time-out, the device actually generates "Occupancy":0</text:p>
            <text:p>n: the number of seconds. The possible values are 15, 30, 45, 60, 75, 90, 105, 120. If the number is different, it is rounded up</text:p>
            <text:p>-1: apply the default of 90 seconds</text:p>
          </table:table-cell>
          <table:covered-table-cell table:number-columns-repeated="2"/>
        </table:table-row>
        <table:table-row table:style-name="ro3">
          <table:table-cell office:value-type="string" calcext:value-type="string" table:number-columns-spanned="3" table:number-rows-spanned="1">
            <text:p>ZbOmitDevice</text:p>
            <text:p>SetOption119</text:p>
          </table:table-cell>
          <table:covered-table-cell table:number-columns-repeated="2"/>
          <table:table-cell office:value-type="string" calcext:value-type="string" table:number-columns-spanned="3" table:number-rows-spanned="1">
            <text:p>Remove device addr from JSON payload</text:p>
            <text:p>0 = disable (default)</text:p>
            <text:p>1 = enable</text:p>
          </table:table-cell>
          <table:covered-table-cell table:number-columns-repeated="2"/>
        </table:table-row>
        <table:table-row table:style-name="ro8">
          <table:table-cell office:value-type="string" calcext:value-type="string" table:number-columns-spanned="3" table:number-rows-spanned="1">
            <text:p>ZbPermitJoin</text:p>
          </table:table-cell>
          <table:covered-table-cell table:number-columns-repeated="2"/>
          <table:table-cell office:value-type="string" calcext:value-type="string" table:number-columns-spanned="3" table:number-rows-spanned="1">
            <text:p>Sets pairing mode for new device discovery</text:p>
            <text:p>0 = disable pairing mode</text:p>
            <text:p>1 = enable pairing mode for 60 seconds</text:p>
            <text:p>99 = enable pairing until device reboots (CC2530 only)</text:p>
            <text:p> Leaving Zigbee network open to join will allow any Zigbee device to connect and retrieve your network encryption key. This can lead to a compromise of your Zigbee network.</text:p>
          </table:table-cell>
          <table:covered-table-cell table:number-columns-repeated="2"/>
        </table:table-row>
        <table:table-row table:style-name="ro3">
          <table:table-cell office:value-type="string" calcext:value-type="string" table:number-columns-spanned="3" table:number-rows-spanned="1">
            <text:p>ZbPing</text:p>
          </table:table-cell>
          <table:covered-table-cell table:number-columns-repeated="2"/>
          <table:table-cell office:value-type="string" calcext:value-type="string" table:number-columns-spanned="3" table:number-rows-spanned="1">
            <text:p>&lt;device&gt; = test availability of Zigbee device. If the device is connected and not sleeping, you should receive a ZbPing message within the next second.</text:p>
            <text:p>Example: ZbPing 0x5ADF responds with:</text:p>
            <text:p>{"ZbPing":{"Device":"0x5ADF","IEEEAddr":"0x90FD9FFFFE03B051"}}</text:p>
          </table:table-cell>
          <table:covered-table-cell table:number-columns-repeated="2"/>
        </table:table-row>
        <table:table-row table:style-name="ro3">
          <table:table-cell office:value-type="string" calcext:value-type="string" table:number-columns-spanned="3" table:number-rows-spanned="1">
            <text:p>ZbReceivedTopic</text:p>
            <text:p>SetOption118</text:p>
          </table:table-cell>
          <table:covered-table-cell table:number-columns-repeated="2"/>
          <table:table-cell office:value-type="string" calcext:value-type="string" table:number-columns-spanned="3" table:number-rows-spanned="1">
            <text:p>Move ZbReceived from JSON message into the subtopic replacing "SENSOR" default</text:p>
            <text:p>0 = disable (default)</text:p>
            <text:p>1 = enable</text:p>
          </table:table-cell>
          <table:covered-table-cell table:number-columns-repeated="2"/>
        </table:table-row>
        <table:table-row table:style-name="ro5">
          <table:table-cell office:value-type="string" calcext:value-type="string" table:number-columns-spanned="3" table:number-rows-spanned="1">
            <text:p>ZbSend</text:p>
          </table:table-cell>
          <table:covered-table-cell table:number-columns-repeated="2"/>
          <table:table-cell office:value-type="string" calcext:value-type="string" table:number-columns-spanned="3" table:number-rows-spanned="1">
            <text:p>Command structure: {"Device":"&lt;shortaddr&gt;", "Endpoint":"&lt;endpoint&gt;", "Manuf":&lt;manuf&gt;, "Send":{"&lt;sendcmd&gt;":&lt;sendparam&gt;}}</text:p>
            <text:p>&lt;shortaddr&gt; = short address of the Zigbee device on the network</text:p>
            <text:p>&lt;endpoint&gt; = target endpoint on the device (<text:a xlink:href="https://tasmota.github.io/docs/Zigbee/#understanding-endpoints-and-clusters" xlink:type="simple">understanding endpoints</text:a>)</text:p>
            <text:p>&lt;manuf&gt; = (optional) forces a specific ManufacturerId in the ZCL frame (required by some Xiaomi devices)</text:p>
            <text:p>"&lt;sendcmd&gt;":&lt;sendparam&gt; = command and parameters to send (<text:a xlink:href="https://tasmota.github.io/docs/Zigbee/#sending-device-commands" xlink:type="simple">Zigbee Device Commands</text:a>)</text:p>
            <text:p> _Use <text:a xlink:href="https://tasmota.github.io/docs/Commands/#zbznpsend" xlink:type="simple">ZbZNPSend</text:a> to send a raw form low-level message on CC253x gateways _</text:p>
            <text:p>Example: ZbSend { "Device":"0x1234", "Endpoint":"0x03", "Send":{"Power":"on"} }</text:p>
          </table:table-cell>
          <table:covered-table-cell table:number-columns-repeated="2"/>
        </table:table-row>
        <table:table-row table:style-name="ro1">
          <table:table-cell office:value-type="string" calcext:value-type="string" table:number-columns-spanned="3" table:number-rows-spanned="1">
            <text:p>ZbScan</text:p>
          </table:table-cell>
          <table:covered-table-cell table:number-columns-repeated="2"/>
          <table:table-cell office:value-type="string" calcext:value-type="string" table:number-columns-spanned="3" table:number-rows-spanned="1">
            <text:p>Do an energy scan on each radio channel</text:p>
          </table:table-cell>
          <table:covered-table-cell table:number-columns-repeated="2"/>
        </table:table-row>
        <table:table-row table:style-name="ro12">
          <table:table-cell office:value-type="string" calcext:value-type="string" table:number-columns-spanned="3" table:number-rows-spanned="1">
            <text:p>ZbStatus&lt;x&gt;</text:p>
          </table:table-cell>
          <table:covered-table-cell table:number-columns-repeated="2"/>
          <table:table-cell office:value-type="string" calcext:value-type="string" table:number-columns-spanned="3" table:number-rows-spanned="1">
            <text:p>Display Zigbee devices seen on the network since boot</text:p>
            <text:p>&lt;device&gt; (optional)</text:p>
            <text:p>= all devices</text:p>
            <text:p>This command provides three levels of increasing detail according to &lt;x&gt;</text:p>
            <text:p>ZbStatus1 Display Short Address, and Friendly Name</text:p>
            <text:p>ZbStatus2 Also include Manufacturer ID and Model ID</text:p>
            <text:p>ZbStatus3 Also include a list of endpoints and the clusterIds supported by each endpoint</text:p>
            <text:p>Example: ZbStatus3 1 requests all details for device number 1</text:p>
            <text:p> Requested information may exceed maximum result size allowed by Tasmota. In this case, the output will be truncated. To get all of the desired information, request results for a specific device individually.</text:p>
          </table:table-cell>
          <table:covered-table-cell table:number-columns-repeated="2"/>
        </table:table-row>
        <table:table-row table:style-name="ro16">
          <table:table-cell office:value-type="string" calcext:value-type="string" table:number-columns-spanned="3" table:number-rows-spanned="1">
            <text:p>ZbUnbind</text:p>
          </table:table-cell>
          <table:covered-table-cell table:number-columns-repeated="2"/>
          <table:table-cell office:value-type="string" calcext:value-type="string" table:number-columns-spanned="3" table:number-rows-spanned="1">
            <text:p>Unbinds one Zigbee device from another or from a group.</text:p>
            <text:p>{"Device":"&lt;device&gt;", "Endpoint":&lt;endpoint&gt;, "Cluster":&lt;cluster&gt;, "ToDevice":"&lt;to_device&gt;", "ToEndpoint":&lt;to_endpoint&gt;, "ToGroup":&lt;to_group&gt; }</text:p>
            <text:p>&lt;device&gt; = the device sending the messages (mandatory)</text:p>
            <text:p>&lt;endpoint&gt; = the source endpoint (mandatory)</text:p>
            <text:p>&lt;cluster&gt; = the source cluster id (mandatory)</text:p>
            <text:p>&lt;to_device&gt; = the target device (optional)</text:p>
            <text:p>&lt;to_endpoint&gt; = the target endpoint (optional if it can be inferred from ZbStatus3)</text:p>
            <text:p>&lt;to_group&gt; = the target group id (optional)</text:p>
            <text:p> You must specify either "ToDevice" or "ToGroup" but not both</text:p>
            <text:p> Zigbee2Tasmota must know the IEEE address of the target device, use ZbStatus2 to verify and ZbProbe to query the address.</text:p>
          </table:table-cell>
          <table:covered-table-cell table:number-columns-repeated="2"/>
        </table:table-row>
        <table:table-row table:style-name="ro1">
          <table:table-cell office:value-type="string" calcext:value-type="string" table:number-columns-spanned="3" table:number-rows-spanned="1">
            <text:p>See also</text:p>
          </table:table-cell>
          <table:covered-table-cell table:number-columns-repeated="2"/>
          <table:table-cell office:value-type="string" calcext:value-type="string" table:number-columns-spanned="3" table:number-rows-spanned="1">
            <text:p><text:a xlink:href="https://tasmota.github.io/docs/Commands/#setoption83" xlink:type="simple">SetOption83</text:a>, <text:a xlink:href="https://tasmota.github.io/docs/Commands/#setoption89" xlink:type="simple">SetOption89</text:a>, <text:a xlink:href="https://tasmota.github.io/docs/Commands/#setoption100" xlink:type="simple">SetOption100</text:a>, <text:a xlink:href="https://tasmota.github.io/docs/Commands/#setoption101" xlink:type="simple">SetOption101</text:a></text:p>
          </table:table-cell>
          <table:covered-table-cell table:number-columns-repeated="2"/>
        </table:table-row>
        <table:table-row table:style-name="ro30">
          <table:table-cell table:style-name="ce8" office:value-type="string" calcext:value-type="string" table:number-columns-spanned="6" table:number-rows-spanned="1">
            <text:p>Zigbee Debug Functions<text:a xlink:href="https://tasmota.github.io/docs/Commands/#zigbee-debug-functions" xlink:type="simple">~</text:a></text:p>
          </table:table-cell>
          <table:covered-table-cell table:number-columns-repeated="2"/>
          <table:covered-table-cell table:style-name="Default"/>
          <table:covered-table-cell table:number-columns-repeated="2"/>
        </table:table-row>
        <table:table-row table:style-name="ro1">
          <table:table-cell table:style-name="ce13" office:value-type="string" calcext:value-type="string" table:number-columns-spanned="6" table:number-rows-spanned="1">
            <text:p>   Do not use unless you know exactly what you are doing.   </text:p>
          </table:table-cell>
          <table:covered-table-cell table:number-columns-repeated="2"/>
          <table:covered-table-cell table:style-name="Default"/>
          <table:covered-table-cell table:number-columns-repeated="2"/>
        </table:table-row>
        <table:table-row table:style-name="ro1">
          <table:table-cell table:style-name="ce1" office:value-type="string" calcext:value-type="string" table:number-columns-spanned="3" table:number-rows-spanned="1">
            <text:p>Command</text:p>
          </table:table-cell>
          <table:covered-table-cell table:number-columns-repeated="2"/>
          <table:table-cell table:style-name="ce1" office:value-type="string" calcext:value-type="string" table:number-columns-spanned="3" table:number-rows-spanned="1">
            <text:p>Parameters</text:p>
          </table:table-cell>
          <table:covered-table-cell table:number-columns-repeated="2"/>
        </table:table-row>
        <table:table-row table:style-name="ro4">
          <table:table-cell office:value-type="string" calcext:value-type="string" table:number-columns-spanned="3" table:number-rows-spanned="1">
            <text:p>ZbModelId</text:p>
          </table:table-cell>
          <table:covered-table-cell table:number-columns-repeated="2"/>
          <table:table-cell office:value-type="string" calcext:value-type="string" table:number-columns-spanned="3" table:number-rows-spanned="1">
            <text:p>Manually force the ModelId field of a Zigbee device. This is used to simulate devices not physically present on the network, for debugging only.</text:p>
            <text:p>&lt;device&gt;,&lt;modelid&gt; = set new ModelId</text:p>
            <text:p>&lt;device&gt;, = (empty ModelId) clear ModelId</text:p>
            <text:p>&lt;device&gt; = display current ModelId (also displayed in ZbStatus2)</text:p>
          </table:table-cell>
          <table:covered-table-cell table:number-columns-repeated="2"/>
        </table:table-row>
        <table:table-row table:style-name="ro3">
          <table:table-cell office:value-type="string" calcext:value-type="string" table:number-columns-spanned="3" table:number-rows-spanned="1">
            <text:p>ZbProbe</text:p>
          </table:table-cell>
          <table:covered-table-cell table:number-columns-repeated="2"/>
          <table:table-cell office:value-type="string" calcext:value-type="string" table:number-columns-spanned="3" table:number-rows-spanned="1">
            <text:p>&lt;device&gt;= probe a Zigbee device to get additional information including its IEEEaddress, vendor and model names, endpoints, and supported clusters per endpoint.</text:p>
            <text:p>Device probe is performed automatically when a new Zigbee device connects.</text:p>
            <text:p>Battery powered Zigbee devices can not be probed in general because they are usually in sleep mode.</text:p>
          </table:table-cell>
          <table:covered-table-cell table:number-columns-repeated="2"/>
        </table:table-row>
        <table:table-row table:style-name="ro1">
          <table:table-cell office:value-type="string" calcext:value-type="string" table:number-columns-spanned="3" table:number-rows-spanned="1">
            <text:p>ZbRead</text:p>
          </table:table-cell>
          <table:covered-table-cell table:number-columns-repeated="2"/>
          <table:table-cell office:value-type="string" calcext:value-type="string" table:number-columns-spanned="3" table:number-rows-spanned="1">
            <text:p><text:a xlink:href="https://github.com/arendst/Tasmota/pull/8572" xlink:type="simple">Removed</text:a> in favor of ZbSend with "Read" attribute.</text:p>
          </table:table-cell>
          <table:covered-table-cell table:number-columns-repeated="2"/>
        </table:table-row>
        <table:table-row table:style-name="ro2">
          <table:table-cell office:value-type="string" calcext:value-type="string" table:number-columns-spanned="3" table:number-rows-spanned="1">
            <text:p>ZbReset</text:p>
          </table:table-cell>
          <table:covered-table-cell table:number-columns-repeated="2"/>
          <table:table-cell office:value-type="string" calcext:value-type="string" table:number-columns-spanned="3" table:number-rows-spanned="1">
            <text:p>1 = perform a factory reset and reconfiguration of the CC2530 chip.</text:p>
            <text:p> You will need to re-pair all Zigbee devices</text:p>
          </table:table-cell>
          <table:covered-table-cell table:number-columns-repeated="2"/>
        </table:table-row>
        <table:table-row table:style-name="ro2">
          <table:table-cell office:value-type="string" calcext:value-type="string" table:number-columns-spanned="3" table:number-rows-spanned="1">
            <text:p>ZbRestore</text:p>
          </table:table-cell>
          <table:covered-table-cell table:number-columns-repeated="2"/>
          <table:table-cell office:value-type="string" calcext:value-type="string" table:number-columns-spanned="3" table:number-rows-spanned="1">
            <text:p>Restores a device configuration previously dumped with ZbStatus2. This command does not pair a device, but lets you get back device configuration like ModelId or IEEEAddress.</text:p>
            <text:p>&lt;json&gt; = json contains the fields dumped with ZbStatus2. &lt;json&gt; can contain multiple devices (if they fit).</text:p>
          </table:table-cell>
          <table:covered-table-cell table:number-columns-repeated="2"/>
        </table:table-row>
        <table:table-row table:style-name="ro1">
          <table:table-cell office:value-type="string" calcext:value-type="string" table:number-columns-spanned="3" table:number-rows-spanned="1">
            <text:p>ZbSave &lt;hex&gt;</text:p>
          </table:table-cell>
          <table:covered-table-cell table:number-columns-repeated="2"/>
          <table:table-cell office:value-type="string" calcext:value-type="string" table:number-columns-spanned="3" table:number-rows-spanned="1">
            <text:p>Forces saving the Zigbee device information to Flash. Auto-saving happens 10 seconds after a new Device parameter was changed, this command is normally not useful</text:p>
          </table:table-cell>
          <table:covered-table-cell table:number-columns-repeated="2"/>
        </table:table-row>
        <table:table-row table:style-name="ro1">
          <table:table-cell office:value-type="string" calcext:value-type="string" table:number-columns-spanned="3" table:number-rows-spanned="1">
            <text:p>ZbZNPSend &lt;hex&gt;</text:p>
          </table:table-cell>
          <table:covered-table-cell table:number-columns-repeated="2"/>
          <table:table-cell office:value-type="string" calcext:value-type="string" table:number-columns-spanned="3" table:number-rows-spanned="1">
            <text:p>(CC2530 only) Send a raw ZCL message to a Zigbee device. This is a low-level command, and requires to manually build the ZCL parameters. Most common usage will be provided as high-level functions.</text:p>
          </table:table-cell>
          <table:covered-table-cell table:number-columns-repeated="2"/>
        </table:table-row>
        <table:table-row table:style-name="ro2">
          <table:table-cell office:value-type="string" calcext:value-type="string" table:number-columns-spanned="3" table:number-rows-spanned="1">
            <text:p>ZbZNPReceive</text:p>
          </table:table-cell>
          <table:covered-table-cell table:number-columns-repeated="2"/>
          <table:table-cell office:value-type="string" calcext:value-type="string" table:number-columns-spanned="3" table:number-rows-spanned="1">
            <text:p>(CC2530 only) Simulates a received message</text:p>
            <text:p>&lt;hex&gt; = hex string of the simulated message, same format as ZbZNPReceived debug logs</text:p>
          </table:table-cell>
          <table:covered-table-cell table:number-columns-repeated="2"/>
        </table:table-row>
        <table:table-row table:style-name="ro3">
          <table:table-cell office:value-type="string" calcext:value-type="string" table:number-columns-spanned="3" table:number-rows-spanned="1">
            <text:p>ZbEZSPSend&lt;x&gt; &lt;hex&gt;</text:p>
          </table:table-cell>
          <table:covered-table-cell table:number-columns-repeated="2"/>
          <table:table-cell office:value-type="string" calcext:value-type="string" table:number-columns-spanned="3" table:number-rows-spanned="1">
            <text:p>(EZSP only) Send a raw EZSP message. This is a low-level command, and requires to manually build the ZCL parameters. Most common usage will be provided as high-level functions.</text:p>
            <text:p>&lt;x&gt;: 1=high-level EZSP command, 2=low-level EZSP frame, 3=low-level EZSP/ASH frame</text:p>
            <text:p>&lt;hex&gt; = hex string of the message</text:p>
          </table:table-cell>
          <table:covered-table-cell table:number-columns-repeated="2"/>
        </table:table-row>
        <table:table-row table:style-name="ro3">
          <table:table-cell office:value-type="string" calcext:value-type="string" table:number-columns-spanned="3" table:number-rows-spanned="1">
            <text:p>ZbEZSPReceive&lt;x&gt; &lt;hex&gt;</text:p>
          </table:table-cell>
          <table:covered-table-cell table:number-columns-repeated="2"/>
          <table:table-cell office:value-type="string" calcext:value-type="string" table:number-columns-spanned="3" table:number-rows-spanned="1">
            <text:p>(EZSP only) Simulates a received message</text:p>
            <text:p>&lt;x&gt;: 1=high-level EZSP command, 2=low-level EZSP frame, 3=low-level EZSP/ASH frame</text:p>
            <text:p>&lt;hex&gt; = hex string of the simulated message, same format as ZbZNPReceived debug logs</text:p>
          </table:table-cell>
          <table:covered-table-cell table:number-columns-repeated="2"/>
        </table:table-row>
        <table:table-row table:style-name="ro13">
          <table:table-cell table:style-name="ce3" office:value-type="string" calcext:value-type="string" table:number-columns-spanned="6" table:number-rows-spanned="1">
            <text:p>Bluetooth<text:a xlink:href="https://tasmota.github.io/docs/Commands/#bluetooth" xlink:type="simple">~</text:a></text:p>
          </table:table-cell>
          <table:covered-table-cell table:number-columns-repeated="2"/>
          <table:covered-table-cell table:style-name="Default"/>
          <table:covered-table-cell table:number-columns-repeated="2"/>
        </table:table-row>
        <table:table-row table:style-name="ro1">
          <table:table-cell table:style-name="ce1" office:value-type="string" calcext:value-type="string" table:number-columns-spanned="3" table:number-rows-spanned="1">
            <text:p>Command</text:p>
          </table:table-cell>
          <table:covered-table-cell table:number-columns-repeated="2"/>
          <table:table-cell table:style-name="ce1" office:value-type="string" calcext:value-type="string" table:number-columns-spanned="3" table:number-rows-spanned="1">
            <text:p>Parameters</text:p>
          </table:table-cell>
          <table:covered-table-cell table:number-columns-repeated="2"/>
        </table:table-row>
        <table:table-row table:style-name="ro1">
          <table:table-cell office:value-type="string" calcext:value-type="string" table:number-columns-spanned="3" table:number-rows-spanned="1">
            <text:p>HM10Scan</text:p>
          </table:table-cell>
          <table:covered-table-cell table:number-columns-repeated="2"/>
          <table:table-cell office:value-type="string" calcext:value-type="string" table:number-columns-spanned="3" table:number-rows-spanned="1">
            <text:p>Start a new device discovery scan</text:p>
          </table:table-cell>
          <table:covered-table-cell table:number-columns-repeated="2"/>
        </table:table-row>
        <table:table-row table:style-name="ro1">
          <table:table-cell office:value-type="string" calcext:value-type="string" table:number-columns-spanned="3" table:number-rows-spanned="1">
            <text:p>HM10Period</text:p>
          </table:table-cell>
          <table:covered-table-cell table:number-columns-repeated="2"/>
          <table:table-cell office:value-type="string" calcext:value-type="string" table:number-columns-spanned="3" table:number-rows-spanned="1">
            <text:p>Show interval in seconds between sensor read cycles. Set to TelePeriod value at boot.</text:p>
          </table:table-cell>
          <table:covered-table-cell table:number-columns-repeated="2"/>
        </table:table-row>
        <table:table-row table:style-name="ro2">
          <table:table-cell office:value-type="string" calcext:value-type="string" table:number-columns-spanned="3" table:number-rows-spanned="1">
            <text:p>HM10Baud</text:p>
          </table:table-cell>
          <table:covered-table-cell table:number-columns-repeated="2"/>
          <table:table-cell office:value-type="string" calcext:value-type="string" table:number-columns-spanned="3" table:number-rows-spanned="1">
            <text:p>Show ESP8266 serial interface baudrate (Not HM-10 baudrate)</text:p>
            <text:p>&lt;value&gt; = set baudrate</text:p>
          </table:table-cell>
          <table:covered-table-cell table:number-columns-repeated="2"/>
        </table:table-row>
        <table:table-row table:style-name="ro1">
          <table:table-cell office:value-type="string" calcext:value-type="string" table:number-columns-spanned="3" table:number-rows-spanned="1">
            <text:p>HM10AT</text:p>
          </table:table-cell>
          <table:covered-table-cell table:number-columns-repeated="2"/>
          <table:table-cell office:value-type="string" calcext:value-type="string" table:number-columns-spanned="3" table:number-rows-spanned="1">
            <text:p>&lt;command&gt; = send AT commands to HM-10. See <text:a xlink:href="http://www.martyncurrey.com/hm-10-bluetooth-4ble-modules/#HM-10%20-%20AT%20commands" xlink:type="simple">list</text:a></text:p>
          </table:table-cell>
          <table:covered-table-cell table:number-columns-repeated="2"/>
        </table:table-row>
        <table:table-row table:style-name="ro1">
          <table:table-cell office:value-type="string" calcext:value-type="string" table:number-columns-spanned="3" table:number-rows-spanned="1">
            <text:p>HM10Time</text:p>
          </table:table-cell>
          <table:covered-table-cell table:number-columns-repeated="2"/>
          <table:table-cell office:value-type="string" calcext:value-type="string" table:number-columns-spanned="3" table:number-rows-spanned="1">
            <text:p>&lt;n&gt; = set time time of a LYWSD02 only sensor to Tasmota UTC time and time zone. &lt;n&gt; is the sensor number in order of discovery starting with 0 (topmost sensor in the webUI list).</text:p>
          </table:table-cell>
          <table:covered-table-cell table:number-columns-repeated="2"/>
        </table:table-row>
        <table:table-row table:style-name="ro2">
          <table:table-cell office:value-type="string" calcext:value-type="string" table:number-columns-spanned="3" table:number-rows-spanned="1">
            <text:p>HM10Auto</text:p>
          </table:table-cell>
          <table:covered-table-cell table:number-columns-repeated="2"/>
          <table:table-cell office:value-type="string" calcext:value-type="string" table:number-columns-spanned="3" table:number-rows-spanned="1">
            <text:p>&lt;value&gt; = start an automatic discovery scan with an interval of &lt;value&gt; seconds to receive data in BLE advertisements periodically.</text:p>
            <text:p>This is an active scan and it should be used only if necessary. At the moment that is the case just with MJ_HT_V1. This can change if a future HM-10 firmware starts supporting passive scan.</text:p>
          </table:table-cell>
          <table:covered-table-cell table:number-columns-repeated="2"/>
        </table:table-row>
        <table:table-row table:style-name="ro3">
          <table:table-cell office:value-type="string" calcext:value-type="string" table:number-columns-spanned="3" table:number-rows-spanned="1">
            <text:p>NRFBeacon</text:p>
          </table:table-cell>
          <table:covered-table-cell table:number-columns-repeated="2"/>
          <table:table-cell office:value-type="string" calcext:value-type="string" table:number-columns-spanned="3" table:number-rows-spanned="1">
            <text:p>Set a BLE device as a beacon using the (fixed) MAC-address</text:p>
            <text:p>&lt;value&gt; (1-3 digits) = use beacon from scan list</text:p>
            <text:p>&lt;value&gt; (12 characters) = use beacon given the MAC interpreted as an uppercase string AABBCCDDEEFF</text:p>
          </table:table-cell>
          <table:covered-table-cell table:number-columns-repeated="2"/>
        </table:table-row>
        <table:table-row table:style-name="ro2">
          <table:table-cell office:value-type="string" calcext:value-type="string" table:number-columns-spanned="3" table:number-rows-spanned="1">
            <text:p>NRFIgnore</text:p>
          </table:table-cell>
          <table:covered-table-cell table:number-columns-repeated="2"/>
          <table:table-cell office:value-type="string" calcext:value-type="string" table:number-columns-spanned="3" table:number-rows-spanned="1">
            <text:p>0 = all known sensor types active_(default)_</text:p>
            <text:p>&lt;value&gt; = ignore certain sensor type (1 = Flora, 2 = MJ_HT_V1, 3 = LYWSD02, 4 = LYWSD03, 5 = CGG1, 6 = CGD1</text:p>
          </table:table-cell>
          <table:covered-table-cell table:number-columns-repeated="2"/>
        </table:table-row>
        <table:table-row table:style-name="ro4">
          <table:table-cell office:value-type="string" calcext:value-type="string" table:number-columns-spanned="3" table:number-rows-spanned="1">
            <text:p>NRFKey</text:p>
          </table:table-cell>
          <table:covered-table-cell table:number-columns-repeated="2"/>
          <table:table-cell office:value-type="string" calcext:value-type="string" table:number-columns-spanned="3" table:number-rows-spanned="1">
            <text:p>Set a "bind_key" for a MAC-address to decrypt (LYWSD03MMC &amp; MHO-C401). The argument is a 44 uppercase characters long string, which is the concatenation of the bind_key and the corresponding MAC.</text:p>
            <text:p>&lt;00112233445566778899AABBCCDDEEFF&gt; (32 characters) = bind_key</text:p>
            <text:p>&lt;112233445566&gt; (12 characters) = MAC of the sensor</text:p>
            <text:p>&lt;00112233445566778899AABBCCDDEEFF112233445566&gt; (44 characters)= final string</text:p>
          </table:table-cell>
          <table:covered-table-cell table:number-columns-repeated="2"/>
        </table:table-row>
        <table:table-row table:style-name="ro4">
          <table:table-cell office:value-type="string" calcext:value-type="string" table:number-columns-spanned="3" table:number-rows-spanned="1">
            <text:p>NRFMjyd2s</text:p>
          </table:table-cell>
          <table:covered-table-cell table:number-columns-repeated="2"/>
          <table:table-cell office:value-type="string" calcext:value-type="string" table:number-columns-spanned="3" table:number-rows-spanned="1">
            <text:p>Set a "bind_key" for a MAC-address to decrypt sensor data of the MJYD2S. The argument is a 44 characters long string, which is the concatenation of the bind_key and the corresponding MAC.</text:p>
            <text:p>&lt;00112233445566778899AABBCCDDEEFF&gt; (32 characters) = bind_key</text:p>
            <text:p>&lt;112233445566&gt; (12 characters) = MAC of the sensor</text:p>
            <text:p>&lt;00112233445566778899AABBCCDDEEFF112233445566&gt; (44 characters)= final string</text:p>
          </table:table-cell>
          <table:covered-table-cell table:number-columns-repeated="2"/>
        </table:table-row>
        <table:table-row table:style-name="ro2">
          <table:table-cell office:value-type="string" calcext:value-type="string" table:number-columns-spanned="3" table:number-rows-spanned="1">
            <text:p>NRFNlight</text:p>
          </table:table-cell>
          <table:covered-table-cell table:number-columns-repeated="2"/>
          <table:table-cell office:value-type="string" calcext:value-type="string" table:number-columns-spanned="3" table:number-rows-spanned="1">
            <text:p>Set the MAC of an NLIGHT</text:p>
            <text:p>&lt;value&gt; (12 characters) = MAC interpreted as an uppercase string AABBCCDDEEFF</text:p>
          </table:table-cell>
          <table:covered-table-cell table:number-columns-repeated="2"/>
        </table:table-row>
        <table:table-row table:style-name="ro2">
          <table:table-cell office:value-type="string" calcext:value-type="string" table:number-columns-spanned="3" table:number-rows-spanned="1">
            <text:p>NRFPage</text:p>
          </table:table-cell>
          <table:covered-table-cell table:number-columns-repeated="2"/>
          <table:table-cell office:value-type="string" calcext:value-type="string" table:number-columns-spanned="3" table:number-rows-spanned="1">
            <text:p>Show the maximum number of sensors shown per page in the webUI list.</text:p>
            <text:p>&lt;value&gt; = set number of sensors (default = 4)</text:p>
          </table:table-cell>
          <table:covered-table-cell table:number-columns-repeated="2"/>
        </table:table-row>
        <table:table-row table:style-name="ro4">
          <table:table-cell office:value-type="string" calcext:value-type="string" table:number-columns-spanned="3" table:number-rows-spanned="1">
            <text:p>NRFScan</text:p>
          </table:table-cell>
          <table:covered-table-cell table:number-columns-repeated="2"/>
          <table:table-cell office:value-type="string" calcext:value-type="string" table:number-columns-spanned="3" table:number-rows-spanned="1">
            <text:p>Scan for regular BLE-advertisements and show a list in the console</text:p>
            <text:p>0 = start a new scan list</text:p>
            <text:p>1 = append to the scan list</text:p>
            <text:p>2 = stop running scan</text:p>
          </table:table-cell>
          <table:covered-table-cell table:number-columns-repeated="2"/>
        </table:table-row>
        <table:table-row table:style-name="ro13">
          <table:table-cell table:style-name="ce3" office:value-type="string" calcext:value-type="string" table:number-columns-spanned="6" table:number-rows-spanned="1">
            <text:p>Stepper Motors<text:a xlink:href="https://tasmota.github.io/docs/Commands/#stepper-motors" xlink:type="simple">~</text:a></text:p>
          </table:table-cell>
          <table:covered-table-cell table:number-columns-repeated="2"/>
          <table:covered-table-cell table:style-name="Default"/>
          <table:covered-table-cell table:number-columns-repeated="2"/>
        </table:table-row>
        <table:table-row table:style-name="ro1">
          <table:table-cell table:style-name="ce1" office:value-type="string" calcext:value-type="string" table:number-columns-spanned="3" table:number-rows-spanned="1">
            <text:p>Command</text:p>
          </table:table-cell>
          <table:covered-table-cell table:number-columns-repeated="2"/>
          <table:table-cell table:style-name="ce1" office:value-type="string" calcext:value-type="string" table:number-columns-spanned="3" table:number-rows-spanned="1">
            <text:p>Parameters</text:p>
          </table:table-cell>
          <table:covered-table-cell table:number-columns-repeated="2"/>
        </table:table-row>
        <table:table-row table:style-name="ro1">
          <table:table-cell office:value-type="string" calcext:value-type="string" table:number-columns-spanned="3" table:number-rows-spanned="1">
            <text:p>MotorMIS</text:p>
          </table:table-cell>
          <table:covered-table-cell table:number-columns-repeated="2"/>
          <table:table-cell office:value-type="string" calcext:value-type="string" table:number-columns-spanned="3" table:number-rows-spanned="1">
            <text:p>1,2,4,8,16 Set micro stepping increment - 1/1 (full steps) to 1/16 (default = 1)</text:p>
          </table:table-cell>
          <table:covered-table-cell table:number-columns-repeated="2"/>
        </table:table-row>
        <table:table-row table:style-name="ro2">
          <table:table-cell office:value-type="string" calcext:value-type="string" table:number-columns-spanned="3" table:number-rows-spanned="1">
            <text:p>MotorSPR</text:p>
          </table:table-cell>
          <table:covered-table-cell table:number-columns-repeated="2"/>
          <table:table-cell office:value-type="string" calcext:value-type="string" table:number-columns-spanned="3" table:number-rows-spanned="1">
            <text:p>integer Set the number of steps the given motor needs for one revolution (default = 200)</text:p>
            <text:p>This is dependent on the type of motor and micro stepping. Most common motors are 1.8° per step.</text:p>
          </table:table-cell>
          <table:covered-table-cell table:number-columns-repeated="2"/>
        </table:table-row>
        <table:table-row table:style-name="ro1">
          <table:table-cell office:value-type="string" calcext:value-type="string" table:number-columns-spanned="3" table:number-rows-spanned="1">
            <text:p>MotorRPM</text:p>
          </table:table-cell>
          <table:covered-table-cell table:number-columns-repeated="2"/>
          <table:table-cell office:value-type="string" calcext:value-type="string" table:number-columns-spanned="3" table:number-rows-spanned="1">
            <text:p>1..300 Set revolutions per minute (default = 30)</text:p>
          </table:table-cell>
          <table:covered-table-cell table:number-columns-repeated="2"/>
        </table:table-row>
        <table:table-row table:style-name="ro1">
          <table:table-cell office:value-type="string" calcext:value-type="string" table:number-columns-spanned="3" table:number-rows-spanned="1">
            <text:p>MotorMove</text:p>
          </table:table-cell>
          <table:covered-table-cell table:number-columns-repeated="2"/>
          <table:table-cell office:value-type="string" calcext:value-type="string" table:number-columns-spanned="3" table:number-rows-spanned="1">
            <text:p>integer Move the motor the given number of steps (positive values: clockwise, negative values: counterclockwise)</text:p>
          </table:table-cell>
          <table:covered-table-cell table:number-columns-repeated="2"/>
        </table:table-row>
        <table:table-row table:style-name="ro1">
          <table:table-cell office:value-type="string" calcext:value-type="string" table:number-columns-spanned="3" table:number-rows-spanned="1">
            <text:p>MotorRotate</text:p>
          </table:table-cell>
          <table:covered-table-cell table:number-columns-repeated="2"/>
          <table:table-cell office:value-type="string" calcext:value-type="string" table:number-columns-spanned="3" table:number-rows-spanned="1">
            <text:p>integer Rotate the motor the given number of degrees (positive values: clockwise, negative values: counterclockwise)</text:p>
          </table:table-cell>
          <table:covered-table-cell table:number-columns-repeated="2"/>
        </table:table-row>
        <table:table-row table:style-name="ro1">
          <table:table-cell office:value-type="string" calcext:value-type="string" table:number-columns-spanned="3" table:number-rows-spanned="1">
            <text:p>MotorTurn</text:p>
          </table:table-cell>
          <table:covered-table-cell table:number-columns-repeated="2"/>
          <table:table-cell office:value-type="string" calcext:value-type="string" table:number-columns-spanned="3" table:number-rows-spanned="1">
            <text:p>float Spin the motor the given number of turns (positive values: clockwise, negative values: counterclockwise)</text:p>
          </table:table-cell>
          <table:covered-table-cell table:number-columns-repeated="2"/>
        </table:table-row>
        <table:table-row table:style-name="ro13">
          <table:table-cell table:style-name="ce3" office:value-type="string" calcext:value-type="string" table:number-columns-spanned="6" table:number-rows-spanned="1">
            <text:p>MP3 Player<text:a xlink:href="https://tasmota.github.io/docs/Commands/#mp3-player" xlink:type="simple">~</text:a></text:p>
          </table:table-cell>
          <table:covered-table-cell table:number-columns-repeated="2"/>
          <table:covered-table-cell table:style-name="Default"/>
          <table:covered-table-cell table:number-columns-repeated="2"/>
        </table:table-row>
        <table:table-row table:style-name="ro1">
          <table:table-cell table:style-name="ce13" office:value-type="string" calcext:value-type="string" table:number-columns-spanned="6" table:number-rows-spanned="1">
            <text:p>The MP3 Player driver is based on the one from DFRobot. They named it <text:a xlink:href="https://www.dfrobot.com/wiki/index.php/DFPlayer_Mini_SKU:DFR0299" xlink:type="simple">DFPlayer mini</text:a>. All MP3 Players with the identical Serial Control Command structure can be used.</text:p>
          </table:table-cell>
          <table:covered-table-cell table:number-columns-repeated="2"/>
          <table:covered-table-cell table:style-name="Default"/>
          <table:covered-table-cell table:number-columns-repeated="2"/>
        </table:table-row>
        <table:table-row table:style-name="ro1">
          <table:table-cell table:style-name="ce13" office:value-type="string" calcext:value-type="string" table:number-columns-spanned="6" table:number-rows-spanned="1">
            <text:p>Note</text:p>
          </table:table-cell>
          <table:covered-table-cell table:number-columns-repeated="2"/>
          <table:covered-table-cell table:style-name="Default"/>
          <table:covered-table-cell table:number-columns-repeated="2"/>
        </table:table-row>
        <table:table-row table:style-name="ro1">
          <table:table-cell table:style-name="ce13" office:value-type="string" calcext:value-type="string" table:number-columns-spanned="6" table:number-rows-spanned="1">
            <text:p>Player module pin RX should be connected to a GPIO defined as "MP3 Player" from the drop-down list. The driver uses a Software Serial and do not requires usage of hardware TX/RX pins.</text:p>
          </table:table-cell>
          <table:covered-table-cell table:number-columns-repeated="2"/>
          <table:covered-table-cell table:style-name="Default"/>
          <table:covered-table-cell table:number-columns-repeated="2"/>
        </table:table-row>
        <table:table-row table:style-name="ro1">
          <table:table-cell table:style-name="ce1" office:value-type="string" calcext:value-type="string" table:number-columns-spanned="3" table:number-rows-spanned="1">
            <text:p>Command</text:p>
          </table:table-cell>
          <table:covered-table-cell table:number-columns-repeated="2"/>
          <table:table-cell table:style-name="ce1" office:value-type="string" calcext:value-type="string" table:number-columns-spanned="3" table:number-rows-spanned="1">
            <text:p>Parameters</text:p>
          </table:table-cell>
          <table:covered-table-cell table:number-columns-repeated="2"/>
        </table:table-row>
        <table:table-row table:style-name="ro2">
          <table:table-cell office:value-type="string" calcext:value-type="string" table:number-columns-spanned="3" table:number-rows-spanned="1">
            <text:p>MP3DAC</text:p>
          </table:table-cell>
          <table:covered-table-cell table:number-columns-repeated="2"/>
          <table:table-cell office:value-type="string" calcext:value-type="string" table:number-columns-spanned="3" table:number-rows-spanned="1">
            <text:p>0 = DAC on (default)</text:p>
            <text:p>1 = DAC off</text:p>
          </table:table-cell>
          <table:covered-table-cell table:number-columns-repeated="2"/>
        </table:table-row>
        <table:table-row table:style-name="ro3">
          <table:table-cell office:value-type="string" calcext:value-type="string" table:number-columns-spanned="3" table:number-rows-spanned="1">
            <text:p>MP3Device</text:p>
          </table:table-cell>
          <table:covered-table-cell table:number-columns-repeated="2"/>
          <table:table-cell office:value-type="string" calcext:value-type="string" table:number-columns-spanned="3" table:number-rows-spanned="1">
            <text:p>Specify playback device</text:p>
            <text:p>1 = USB</text:p>
            <text:p>2 = SD Card (default (also defaults on reset or power cycle))</text:p>
          </table:table-cell>
          <table:covered-table-cell table:number-columns-repeated="2"/>
        </table:table-row>
        <table:table-row table:style-name="ro5">
          <table:table-cell office:value-type="string" calcext:value-type="string" table:number-columns-spanned="3" table:number-rows-spanned="1">
            <text:p>MP3EQ</text:p>
          </table:table-cell>
          <table:covered-table-cell table:number-columns-repeated="2"/>
          <table:table-cell office:value-type="string" calcext:value-type="string" table:number-columns-spanned="3" table:number-rows-spanned="1">
            <text:p>Set equalizer mode:</text:p>
            <text:p>0 = normal</text:p>
            <text:p>1 = pop</text:p>
            <text:p>2 = rock</text:p>
            <text:p>3 = jazz</text:p>
            <text:p>4 = classic</text:p>
            <text:p>5 = bass)</text:p>
          </table:table-cell>
          <table:covered-table-cell table:number-columns-repeated="2"/>
        </table:table-row>
        <table:table-row table:style-name="ro1">
          <table:table-cell office:value-type="string" calcext:value-type="string" table:number-columns-spanned="3" table:number-rows-spanned="1">
            <text:p>MP3Pause</text:p>
          </table:table-cell>
          <table:covered-table-cell table:number-columns-repeated="2"/>
          <table:table-cell office:value-type="string" calcext:value-type="string" table:number-columns-spanned="3" table:number-rows-spanned="1">
            <text:p>Pause</text:p>
          </table:table-cell>
          <table:covered-table-cell table:number-columns-repeated="2"/>
        </table:table-row>
        <table:table-row table:style-name="ro1">
          <table:table-cell office:value-type="string" calcext:value-type="string" table:number-columns-spanned="3" table:number-rows-spanned="1">
            <text:p>MP3Play</text:p>
          </table:table-cell>
          <table:covered-table-cell table:number-columns-repeated="2"/>
          <table:table-cell office:value-type="string" calcext:value-type="string" table:number-columns-spanned="3" table:number-rows-spanned="1">
            <text:p>Play, works as a normal play on a real MP3 Player, starts at first MP3 file</text:p>
          </table:table-cell>
          <table:covered-table-cell table:number-columns-repeated="2"/>
        </table:table-row>
        <table:table-row table:style-name="ro1">
          <table:table-cell office:value-type="string" calcext:value-type="string" table:number-columns-spanned="3" table:number-rows-spanned="1">
            <text:p>MP3Reset</text:p>
          </table:table-cell>
          <table:covered-table-cell table:number-columns-repeated="2"/>
          <table:table-cell office:value-type="string" calcext:value-type="string" table:number-columns-spanned="3" table:number-rows-spanned="1">
            <text:p>Reset the MP3 player to defaults</text:p>
          </table:table-cell>
          <table:covered-table-cell table:number-columns-repeated="2"/>
        </table:table-row>
        <table:table-row table:style-name="ro1">
          <table:table-cell office:value-type="string" calcext:value-type="string" table:number-columns-spanned="3" table:number-rows-spanned="1">
            <text:p>MP3Stop</text:p>
          </table:table-cell>
          <table:covered-table-cell table:number-columns-repeated="2"/>
          <table:table-cell office:value-type="string" calcext:value-type="string" table:number-columns-spanned="3" table:number-rows-spanned="1">
            <text:p>Stop</text:p>
          </table:table-cell>
          <table:covered-table-cell table:number-columns-repeated="2"/>
        </table:table-row>
        <table:table-row table:style-name="ro1">
          <table:table-cell office:value-type="string" calcext:value-type="string" table:number-columns-spanned="3" table:number-rows-spanned="1">
            <text:p>MP3Track</text:p>
          </table:table-cell>
          <table:covered-table-cell table:number-columns-repeated="2"/>
          <table:table-cell office:value-type="string" calcext:value-type="string" table:number-columns-spanned="3" table:number-rows-spanned="1">
            <text:p>x = play track &lt;x&gt;</text:p>
          </table:table-cell>
          <table:covered-table-cell table:number-columns-repeated="2"/>
        </table:table-row>
        <table:table-row table:style-name="ro1">
          <table:table-cell office:value-type="string" calcext:value-type="string" table:number-columns-spanned="3" table:number-rows-spanned="1">
            <text:p>MP3Volume</text:p>
          </table:table-cell>
          <table:covered-table-cell table:number-columns-repeated="2"/>
          <table:table-cell office:value-type="string" calcext:value-type="string" table:number-columns-spanned="3" table:number-rows-spanned="1">
            <text:p>0..100 = set Volume</text:p>
          </table:table-cell>
          <table:covered-table-cell table:number-columns-repeated="2"/>
        </table:table-row>
        <table:table-row table:style-name="ro13">
          <table:table-cell table:style-name="ce3" office:value-type="string" calcext:value-type="string" table:number-columns-spanned="6" table:number-rows-spanned="1">
            <text:p>Thermostat<text:a xlink:href="https://tasmota.github.io/docs/Commands/#thermostat" xlink:type="simple">~</text:a></text:p>
          </table:table-cell>
          <table:covered-table-cell table:number-columns-repeated="2"/>
          <table:covered-table-cell table:style-name="Default"/>
          <table:covered-table-cell table:number-columns-repeated="2"/>
        </table:table-row>
        <table:table-row table:style-name="ro1">
          <table:table-cell table:style-name="ce1" office:value-type="string" calcext:value-type="string" table:number-columns-spanned="3" table:number-rows-spanned="1">
            <text:p>Command</text:p>
          </table:table-cell>
          <table:covered-table-cell table:number-columns-repeated="2"/>
          <table:table-cell table:style-name="ce1" office:value-type="string" calcext:value-type="string" table:number-columns-spanned="3" table:number-rows-spanned="1">
            <text:p>Parameters</text:p>
          </table:table-cell>
          <table:covered-table-cell table:number-columns-repeated="2"/>
        </table:table-row>
        <table:table-row table:style-name="ro4">
          <table:table-cell office:value-type="string" calcext:value-type="string" table:number-columns-spanned="3" table:number-rows-spanned="1">
            <text:p>ThermostatModeSet</text:p>
          </table:table-cell>
          <table:covered-table-cell table:number-columns-repeated="2"/>
          <table:table-cell office:value-type="string" calcext:value-type="string" table:number-columns-spanned="3" table:number-rows-spanned="1">
            <text:p>Sets the thermostat mode</text:p>
            <text:p>0 = Thermostat Off (controller inactive, default)</text:p>
            <text:p>1 = Thermostat in automatic mode (controller active)</text:p>
            <text:p>2 = Thermostat in manual mode (output switch follows the input switch, used to follow an existing wall thermostat)</text:p>
          </table:table-cell>
          <table:covered-table-cell table:number-columns-repeated="2"/>
        </table:table-row>
        <table:table-row table:style-name="ro3">
          <table:table-cell office:value-type="string" calcext:value-type="string" table:number-columns-spanned="3" table:number-rows-spanned="1">
            <text:p>ClimateModeSet</text:p>
          </table:table-cell>
          <table:covered-table-cell table:number-columns-repeated="2"/>
          <table:table-cell office:value-type="string" calcext:value-type="string" table:number-columns-spanned="3" table:number-rows-spanned="1">
            <text:p>Sets the climate mode</text:p>
            <text:p>0 = Heating mode (default)</text:p>
            <text:p>1 = Cooling mode</text:p>
          </table:table-cell>
          <table:covered-table-cell table:number-columns-repeated="2"/>
        </table:table-row>
        <table:table-row table:style-name="ro4">
          <table:table-cell office:value-type="string" calcext:value-type="string" table:number-columns-spanned="3" table:number-rows-spanned="1">
            <text:p>ControllerModeSet</text:p>
          </table:table-cell>
          <table:covered-table-cell table:number-columns-repeated="2"/>
          <table:table-cell office:value-type="string" calcext:value-type="string" table:number-columns-spanned="3" table:number-rows-spanned="1">
            <text:p>Sets the controller mode (used for thermostat in automatic mode)</text:p>
            <text:p>0 = Hybrid controller (Predictive ramp-up controller and PI, default)</text:p>
            <text:p>1 = PI controller</text:p>
            <text:p>2 = Predictive ramp-up controller</text:p>
          </table:table-cell>
          <table:covered-table-cell table:number-columns-repeated="2"/>
        </table:table-row>
        <table:table-row table:style-name="ro2">
          <table:table-cell office:value-type="string" calcext:value-type="string" table:number-columns-spanned="3" table:number-rows-spanned="1">
            <text:p>TempFrostProtectSet</text:p>
          </table:table-cell>
          <table:covered-table-cell table:number-columns-repeated="2"/>
          <table:table-cell office:value-type="string" calcext:value-type="string" table:number-columns-spanned="3" table:number-rows-spanned="1">
            <text:p>Sets the frost protection temperature. The controller, if in automatic mode, will never allow the temperature to sink below this value</text:p>
            <text:p>&lt;0..12&gt; = Temperature value in degrees Celsius/Fahrenheit (default 4.0° Celsius)</text:p>
          </table:table-cell>
          <table:covered-table-cell table:number-columns-repeated="2"/>
        </table:table-row>
        <table:table-row table:style-name="ro2">
          <table:table-cell office:value-type="string" calcext:value-type="string" table:number-columns-spanned="3" table:number-rows-spanned="1">
            <text:p>InputSwitchSet</text:p>
          </table:table-cell>
          <table:covered-table-cell table:number-columns-repeated="2"/>
          <table:table-cell office:value-type="string" calcext:value-type="string" table:number-columns-spanned="3" table:number-rows-spanned="1">
            <text:p>Sets the number of the input used in case in manual control</text:p>
            <text:p>&lt;1..4&gt; = Number of the input (default 1)</text:p>
          </table:table-cell>
          <table:covered-table-cell table:number-columns-repeated="2"/>
        </table:table-row>
        <table:table-row table:style-name="ro3">
          <table:table-cell office:value-type="string" calcext:value-type="string" table:number-columns-spanned="3" table:number-rows-spanned="1">
            <text:p>InputSwitchUse</text:p>
          </table:table-cell>
          <table:covered-table-cell table:number-columns-repeated="2"/>
          <table:table-cell office:value-type="string" calcext:value-type="string" table:number-columns-spanned="3" table:number-rows-spanned="1">
            <text:p>Switch to decide if the input shall be used to automatically switch to manual mode and assign it to the output (useful if using a serially connected wall thermostat)</text:p>
            <text:p>0 = Input not used (default)</text:p>
            <text:p>1 = Input used</text:p>
          </table:table-cell>
          <table:covered-table-cell table:number-columns-repeated="2"/>
        </table:table-row>
        <table:table-row table:style-name="ro3">
          <table:table-cell office:value-type="string" calcext:value-type="string" table:number-columns-spanned="3" table:number-rows-spanned="1">
            <text:p>SensorInputSet</text:p>
          </table:table-cell>
          <table:covered-table-cell table:number-columns-repeated="2"/>
          <table:table-cell office:value-type="string" calcext:value-type="string" table:number-columns-spanned="3" table:number-rows-spanned="1">
            <text:p>Sets the temperature sensor to be used</text:p>
            <text:p>0 = MQTT (default)</text:p>
            <text:p>1 = Local sensor (can be changed by define, default DS18B20)</text:p>
          </table:table-cell>
          <table:covered-table-cell table:number-columns-repeated="2"/>
        </table:table-row>
        <table:table-row table:style-name="ro2">
          <table:table-cell office:value-type="string" calcext:value-type="string" table:number-columns-spanned="3" table:number-rows-spanned="1">
            <text:p>OutputRelaySet</text:p>
          </table:table-cell>
          <table:covered-table-cell table:number-columns-repeated="2"/>
          <table:table-cell office:value-type="string" calcext:value-type="string" table:number-columns-spanned="3" table:number-rows-spanned="1">
            <text:p>Sets the output switch to be used for the thermostat</text:p>
            <text:p>&lt;1..8&gt; = Number of the output (default 1)</text:p>
          </table:table-cell>
          <table:covered-table-cell table:number-columns-repeated="2"/>
        </table:table-row>
        <table:table-row table:style-name="ro3">
          <table:table-cell office:value-type="string" calcext:value-type="string" table:number-columns-spanned="3" table:number-rows-spanned="1">
            <text:p>EnableOutputSet</text:p>
          </table:table-cell>
          <table:covered-table-cell table:number-columns-repeated="2"/>
          <table:table-cell office:value-type="string" calcext:value-type="string" table:number-columns-spanned="3" table:number-rows-spanned="1">
            <text:p>Enables or disables the physical output</text:p>
            <text:p>0 = Output disabled</text:p>
            <text:p>1 = Output enabled (default)</text:p>
          </table:table-cell>
          <table:covered-table-cell table:number-columns-repeated="2"/>
        </table:table-row>
        <table:table-row table:style-name="ro2">
          <table:table-cell office:value-type="string" calcext:value-type="string" table:number-columns-spanned="3" table:number-rows-spanned="1">
            <text:p>TimeAllowRampupSet</text:p>
          </table:table-cell>
          <table:covered-table-cell table:number-columns-repeated="2"/>
          <table:table-cell office:value-type="string" calcext:value-type="string" table:number-columns-spanned="3" table:number-rows-spanned="1">
            <text:p>Sets the minimum time in minutes since the last control action to be able to switch to the predictive ramp-up controller phase (applicable just in case of Hybrid controller, used normally in case of big deltas between the setpoint and the room temperature)</text:p>
            <text:p>&lt;value&gt; = Minutes (default 300 minutes)</text:p>
          </table:table-cell>
          <table:covered-table-cell table:number-columns-repeated="2"/>
        </table:table-row>
        <table:table-row table:style-name="ro3">
          <table:table-cell office:value-type="string" calcext:value-type="string" table:number-columns-spanned="3" table:number-rows-spanned="1">
            <text:p>TempFormatSet</text:p>
          </table:table-cell>
          <table:covered-table-cell table:number-columns-repeated="2"/>
          <table:table-cell office:value-type="string" calcext:value-type="string" table:number-columns-spanned="3" table:number-rows-spanned="1">
            <text:p>Sets the temperature format</text:p>
            <text:p>0 = Degrees Celsius (default)</text:p>
            <text:p>1 = Degrees Fahrenheit</text:p>
          </table:table-cell>
          <table:covered-table-cell table:number-columns-repeated="2"/>
        </table:table-row>
        <table:table-row table:style-name="ro2">
          <table:table-cell office:value-type="string" calcext:value-type="string" table:number-columns-spanned="3" table:number-rows-spanned="1">
            <text:p>TempMeasuredSet</text:p>
          </table:table-cell>
          <table:covered-table-cell table:number-columns-repeated="2"/>
          <table:table-cell office:value-type="string" calcext:value-type="string" table:number-columns-spanned="3" table:number-rows-spanned="1">
            <text:p>Sets the temperature measured by the sensor (for MQTT sensor mode)</text:p>
            <text:p>&lt;TempFrostProtectSet..100&gt; = Temperature (default 18.0° Celsius)</text:p>
          </table:table-cell>
          <table:covered-table-cell table:number-columns-repeated="2"/>
        </table:table-row>
        <table:table-row table:style-name="ro2">
          <table:table-cell office:value-type="string" calcext:value-type="string" table:number-columns-spanned="3" table:number-rows-spanned="1">
            <text:p>TempTargetSet</text:p>
          </table:table-cell>
          <table:covered-table-cell table:number-columns-repeated="2"/>
          <table:table-cell office:value-type="string" calcext:value-type="string" table:number-columns-spanned="3" table:number-rows-spanned="1">
            <text:p>Sets the target temperature for the controller (setpoint)</text:p>
            <text:p>&lt;TempFrostProtectSet..100&gt; = Temperature (default 18.0° Celsius)</text:p>
          </table:table-cell>
          <table:covered-table-cell table:number-columns-repeated="2"/>
        </table:table-row>
        <table:table-row table:style-name="ro2">
          <table:table-cell office:value-type="string" calcext:value-type="string" table:number-columns-spanned="3" table:number-rows-spanned="1">
            <text:p>TempMeasuredGrdRead</text:p>
          </table:table-cell>
          <table:covered-table-cell table:number-columns-repeated="2"/>
          <table:table-cell office:value-type="string" calcext:value-type="string" table:number-columns-spanned="3" table:number-rows-spanned="1">
            <text:p>Returns the calculated temperature gradient</text:p>
            <text:p>&lt;value&gt; = Temperature gradient in degrees Celsius/Fahrenheit</text:p>
          </table:table-cell>
          <table:covered-table-cell table:number-columns-repeated="2"/>
        </table:table-row>
        <table:table-row table:style-name="ro3">
          <table:table-cell office:value-type="string" calcext:value-type="string" table:number-columns-spanned="3" table:number-rows-spanned="1">
            <text:p>StateEmergencySet</text:p>
          </table:table-cell>
          <table:covered-table-cell table:number-columns-repeated="2"/>
          <table:table-cell office:value-type="string" calcext:value-type="string" table:number-columns-spanned="3" table:number-rows-spanned="1">
            <text:p>Sets the thermostat emergency flag</text:p>
            <text:p>0 = Emergency flag off (default)</text:p>
            <text:p>1 = Emergency flag on (thermostat switches to off state)</text:p>
          </table:table-cell>
          <table:covered-table-cell table:number-columns-repeated="2"/>
        </table:table-row>
        <table:table-row table:style-name="ro2">
          <table:table-cell office:value-type="string" calcext:value-type="string" table:number-columns-spanned="3" table:number-rows-spanned="1">
            <text:p>TimeManualToAutoSet</text:p>
          </table:table-cell>
          <table:covered-table-cell table:number-columns-repeated="2"/>
          <table:table-cell office:value-type="string" calcext:value-type="string" table:number-columns-spanned="3" table:number-rows-spanned="1">
            <text:p>Sets the time in manual mode after the last active input action (f.e. last action from serial connected wall thermostat) to switch to automatic mode</text:p>
            <text:p>0..1440 = time in minutes (default 60 minutes)</text:p>
          </table:table-cell>
          <table:covered-table-cell table:number-columns-repeated="2"/>
        </table:table-row>
        <table:table-row table:style-name="ro2">
          <table:table-cell office:value-type="string" calcext:value-type="string" table:number-columns-spanned="3" table:number-rows-spanned="1">
            <text:p>PropBandSet</text:p>
          </table:table-cell>
          <table:covered-table-cell table:number-columns-repeated="2"/>
          <table:table-cell office:value-type="string" calcext:value-type="string" table:number-columns-spanned="3" table:number-rows-spanned="1">
            <text:p>Sets the value of the proportional band of the PI controller</text:p>
            <text:p>0..20 = value in degrees Celsius (default 4 degrees Celsius)</text:p>
          </table:table-cell>
          <table:covered-table-cell table:number-columns-repeated="2"/>
        </table:table-row>
        <table:table-row table:style-name="ro2">
          <table:table-cell office:value-type="string" calcext:value-type="string" table:number-columns-spanned="3" table:number-rows-spanned="1">
            <text:p>TimeResetSet</text:p>
          </table:table-cell>
          <table:covered-table-cell table:number-columns-repeated="2"/>
          <table:table-cell office:value-type="string" calcext:value-type="string" table:number-columns-spanned="3" table:number-rows-spanned="1">
            <text:p>Sets the value of the reset time of the PI controller</text:p>
            <text:p>0..86400 = value in seconds (default 12000 seconds)</text:p>
          </table:table-cell>
          <table:covered-table-cell table:number-columns-repeated="2"/>
        </table:table-row>
        <table:table-row table:style-name="ro2">
          <table:table-cell office:value-type="string" calcext:value-type="string" table:number-columns-spanned="3" table:number-rows-spanned="1">
            <text:p>TimePiProportRead</text:p>
          </table:table-cell>
          <table:covered-table-cell table:number-columns-repeated="2"/>
          <table:table-cell office:value-type="string" calcext:value-type="string" table:number-columns-spanned="3" table:number-rows-spanned="1">
            <text:p>Returns the proportional part of the PI controller calculation in seconds</text:p>
            <text:p>value = value in seconds</text:p>
          </table:table-cell>
          <table:covered-table-cell table:number-columns-repeated="2"/>
        </table:table-row>
        <table:table-row table:style-name="ro2">
          <table:table-cell office:value-type="string" calcext:value-type="string" table:number-columns-spanned="3" table:number-rows-spanned="1">
            <text:p>TimePiIntegrRead</text:p>
          </table:table-cell>
          <table:covered-table-cell table:number-columns-repeated="2"/>
          <table:table-cell office:value-type="string" calcext:value-type="string" table:number-columns-spanned="3" table:number-rows-spanned="1">
            <text:p>Returns the integral part of the PI controller calculation in seconds</text:p>
            <text:p>value = value in seconds</text:p>
          </table:table-cell>
          <table:covered-table-cell table:number-columns-repeated="2"/>
        </table:table-row>
        <table:table-row table:style-name="ro2">
          <table:table-cell office:value-type="string" calcext:value-type="string" table:number-columns-spanned="3" table:number-rows-spanned="1">
            <text:p>TimePiCycleSet</text:p>
          </table:table-cell>
          <table:covered-table-cell table:number-columns-repeated="2"/>
          <table:table-cell office:value-type="string" calcext:value-type="string" table:number-columns-spanned="3" table:number-rows-spanned="1">
            <text:p>Sets the value of the cycle for the PI controller</text:p>
            <text:p>0..1440 = value in minutes (default 30 minutes)</text:p>
          </table:table-cell>
          <table:covered-table-cell table:number-columns-repeated="2"/>
        </table:table-row>
        <table:table-row table:style-name="ro2">
          <table:table-cell office:value-type="string" calcext:value-type="string" table:number-columns-spanned="3" table:number-rows-spanned="1">
            <text:p>TempAntiWindupResetSet</text:p>
          </table:table-cell>
          <table:covered-table-cell table:number-columns-repeated="2"/>
          <table:table-cell office:value-type="string" calcext:value-type="string" table:number-columns-spanned="3" table:number-rows-spanned="1">
            <text:p>Sets the value of the delta between controlled temperature and setpoint above which the integral part of the PI controller will be set to 0, in degrees Celsius/Fahrenheit</text:p>
            <text:p>0..10 = value in degrees (default 0.8° Celsius)</text:p>
          </table:table-cell>
          <table:covered-table-cell table:number-columns-repeated="2"/>
        </table:table-row>
        <table:table-row table:style-name="ro2">
          <table:table-cell office:value-type="string" calcext:value-type="string" table:number-columns-spanned="3" table:number-rows-spanned="1">
            <text:p>TempHystSet</text:p>
          </table:table-cell>
          <table:covered-table-cell table:number-columns-repeated="2"/>
          <table:table-cell office:value-type="string" calcext:value-type="string" table:number-columns-spanned="3" table:number-rows-spanned="1">
            <text:p>Sets the value of the temperature hysteresis for the PI controller, in degrees Celsius/Fahrenheit</text:p>
            <text:p>-10..10 = value in degrees (default 0.1° Celsius)</text:p>
          </table:table-cell>
          <table:covered-table-cell table:number-columns-repeated="2"/>
        </table:table-row>
        <table:table-row table:style-name="ro2">
          <table:table-cell office:value-type="string" calcext:value-type="string" table:number-columns-spanned="3" table:number-rows-spanned="1">
            <text:p>TimeMaxActionSet</text:p>
          </table:table-cell>
          <table:covered-table-cell table:number-columns-repeated="2"/>
          <table:table-cell office:value-type="string" calcext:value-type="string" table:number-columns-spanned="3" table:number-rows-spanned="1">
            <text:p>Sets the maximum duty cycle of the PI controller in minutes</text:p>
            <text:p>0..1440 = value in minutes (default 20 minutes)</text:p>
          </table:table-cell>
          <table:covered-table-cell table:number-columns-repeated="2"/>
        </table:table-row>
        <table:table-row table:style-name="ro2">
          <table:table-cell office:value-type="string" calcext:value-type="string" table:number-columns-spanned="3" table:number-rows-spanned="1">
            <text:p>TimeMinActionSet</text:p>
          </table:table-cell>
          <table:covered-table-cell table:number-columns-repeated="2"/>
          <table:table-cell office:value-type="string" calcext:value-type="string" table:number-columns-spanned="3" table:number-rows-spanned="1">
            <text:p>Sets the minimum duty cycle of the PI controller in minutes</text:p>
            <text:p>0..1440 = value in minutes (default 4 minutes)</text:p>
          </table:table-cell>
          <table:covered-table-cell table:number-columns-repeated="2"/>
        </table:table-row>
        <table:table-row table:style-name="ro2">
          <table:table-cell office:value-type="string" calcext:value-type="string" table:number-columns-spanned="3" table:number-rows-spanned="1">
            <text:p>TimeSensLostSet</text:p>
          </table:table-cell>
          <table:covered-table-cell table:number-columns-repeated="2"/>
          <table:table-cell office:value-type="string" calcext:value-type="string" table:number-columns-spanned="3" table:number-rows-spanned="1">
            <text:p>Sets the maximum time without a temperature sensor update to mark it as lost in minutes</text:p>
            <text:p>0..1440 = value in minutes (default 30 minutes)</text:p>
          </table:table-cell>
          <table:covered-table-cell table:number-columns-repeated="2"/>
        </table:table-row>
        <table:table-row table:style-name="ro2">
          <table:table-cell office:value-type="string" calcext:value-type="string" table:number-columns-spanned="3" table:number-rows-spanned="1">
            <text:p>TimeMinTurnoffActionSet</text:p>
          </table:table-cell>
          <table:covered-table-cell table:number-columns-repeated="2"/>
          <table:table-cell office:value-type="string" calcext:value-type="string" table:number-columns-spanned="3" table:number-rows-spanned="1">
            <text:p>Sets the minimum time in minutes within a cycle for the PI controller to switch off the output, below it, it will stay on</text:p>
            <text:p>0..1440 = value in minutes (default 3 minutes)</text:p>
          </table:table-cell>
          <table:covered-table-cell table:number-columns-repeated="2"/>
        </table:table-row>
        <table:table-row table:style-name="ro2">
          <table:table-cell office:value-type="string" calcext:value-type="string" table:number-columns-spanned="3" table:number-rows-spanned="1">
            <text:p>TempRupDeltInSet</text:p>
          </table:table-cell>
          <table:covered-table-cell table:number-columns-repeated="2"/>
          <table:table-cell office:value-type="string" calcext:value-type="string" table:number-columns-spanned="3" table:number-rows-spanned="1">
            <text:p>Sets the minimum delta between controlled temperature and setpoint for the controller to switch to ramp-up controller phase (applicable just in Hybrid controller mode)</text:p>
            <text:p>0..10 = value in degrees Celsius/Fahrenheit (default 0.4° Celsius)</text:p>
          </table:table-cell>
          <table:covered-table-cell table:number-columns-repeated="2"/>
        </table:table-row>
        <table:table-row table:style-name="ro2">
          <table:table-cell office:value-type="string" calcext:value-type="string" table:number-columns-spanned="3" table:number-rows-spanned="1">
            <text:p>TempRupDeltOutSet</text:p>
          </table:table-cell>
          <table:covered-table-cell table:number-columns-repeated="2"/>
          <table:table-cell office:value-type="string" calcext:value-type="string" table:number-columns-spanned="3" table:number-rows-spanned="1">
            <text:p>Sets the maximum delta between controlled temperature and setpoint for the controller to switch to the PI controller phase (applicable just in Hybrid controller mode)</text:p>
            <text:p>0..10 = value in degrees Celsius/Fahrenheit (default 0.2° Celsius)</text:p>
          </table:table-cell>
          <table:covered-table-cell table:number-columns-repeated="2"/>
        </table:table-row>
        <table:table-row table:style-name="ro2">
          <table:table-cell office:value-type="string" calcext:value-type="string" table:number-columns-spanned="3" table:number-rows-spanned="1">
            <text:p>TimeRampupMaxSet</text:p>
          </table:table-cell>
          <table:covered-table-cell table:number-columns-repeated="2"/>
          <table:table-cell office:value-type="string" calcext:value-type="string" table:number-columns-spanned="3" table:number-rows-spanned="1">
            <text:p>Sets the maximum time in minutes for the controller to stay in the ramp-up phase (applicable just in Hybrid controller mode</text:p>
            <text:p>0..1440 = value in minutes (default 960 minutes)</text:p>
          </table:table-cell>
          <table:covered-table-cell table:number-columns-repeated="2"/>
        </table:table-row>
        <table:table-row table:style-name="ro2">
          <table:table-cell office:value-type="string" calcext:value-type="string" table:number-columns-spanned="3" table:number-rows-spanned="1">
            <text:p>TimeRampupCycleSet</text:p>
          </table:table-cell>
          <table:covered-table-cell table:number-columns-repeated="2"/>
          <table:table-cell office:value-type="string" calcext:value-type="string" table:number-columns-spanned="3" table:number-rows-spanned="1">
            <text:p>Sets the value of the cycle for the ramp-up controller</text:p>
            <text:p>0..1440 = value in minutes (default 30 minutes)</text:p>
          </table:table-cell>
          <table:covered-table-cell table:number-columns-repeated="2"/>
        </table:table-row>
        <table:table-row table:style-name="ro2">
          <table:table-cell office:value-type="string" calcext:value-type="string" table:number-columns-spanned="3" table:number-rows-spanned="1">
            <text:p>TempRampupPiAccErrSet</text:p>
          </table:table-cell>
          <table:covered-table-cell table:number-columns-repeated="2"/>
          <table:table-cell office:value-type="string" calcext:value-type="string" table:number-columns-spanned="3" table:number-rows-spanned="1">
            <text:p>Sets the initial accumulated error when switching from ramp-up to the PI controller phase if the target temperature has not been reached (applicable just in Hybrid controller mode)</text:p>
            <text:p>0..25 = value in degrees Celsius/Fahrenheit (default 2° Celsius)</text:p>
          </table:table-cell>
          <table:covered-table-cell table:number-columns-repeated="2"/>
        </table:table-row>
        <table:table-row table:style-name="ro2">
          <table:table-cell office:value-type="string" calcext:value-type="string" table:number-columns-spanned="3" table:number-rows-spanned="1">
            <text:p>CtrDutyCycleRead</text:p>
          </table:table-cell>
          <table:covered-table-cell table:number-columns-repeated="2"/>
          <table:table-cell office:value-type="string" calcext:value-type="string" table:number-columns-spanned="3" table:number-rows-spanned="1">
            <text:p>Returns the duty cycle of the controller</text:p>
            <text:p>0..100 = value in %</text:p>
          </table:table-cell>
          <table:covered-table-cell table:number-columns-repeated="2"/>
        </table:table-row>
        <table:table-row table:style-name="ro3">
          <table:table-cell office:value-type="string" calcext:value-type="string" table:number-columns-spanned="3" table:number-rows-spanned="1">
            <text:p>DiagnosticModeSet</text:p>
          </table:table-cell>
          <table:covered-table-cell table:number-columns-repeated="2"/>
          <table:table-cell office:value-type="string" calcext:value-type="string" table:number-columns-spanned="3" table:number-rows-spanned="1">
            <text:p>Enables/disables the diagnostics flag</text:p>
            <text:p>0 = Diagnostics disabled</text:p>
            <text:p>1 = Diagnostics enabled (default)</text:p>
          </table:table-cell>
          <table:covered-table-cell table:number-columns-repeated="2"/>
        </table:table-row>
        <table:table-row table:style-name="ro13">
          <table:table-cell table:style-name="ce3" office:value-type="string" calcext:value-type="string" table:number-columns-spanned="6" table:number-rows-spanned="1">
            <text:p>Domoticz<text:a xlink:href="https://tasmota.github.io/docs/Commands/#domoticz" xlink:type="simple">~</text:a></text:p>
          </table:table-cell>
          <table:covered-table-cell table:number-columns-repeated="2"/>
          <table:covered-table-cell table:style-name="Default"/>
          <table:covered-table-cell table:number-columns-repeated="2"/>
        </table:table-row>
        <table:table-row table:style-name="ro1">
          <table:table-cell table:style-name="ce1" office:value-type="string" calcext:value-type="string" table:number-columns-spanned="3" table:number-rows-spanned="1">
            <text:p>Command</text:p>
          </table:table-cell>
          <table:covered-table-cell table:number-columns-repeated="2"/>
          <table:table-cell table:style-name="ce1" office:value-type="string" calcext:value-type="string" table:number-columns-spanned="3" table:number-rows-spanned="1">
            <text:p>Parameters</text:p>
          </table:table-cell>
          <table:covered-table-cell table:number-columns-repeated="2"/>
        </table:table-row>
        <table:table-row table:style-name="ro3">
          <table:table-cell office:value-type="string" calcext:value-type="string" table:number-columns-spanned="3" table:number-rows-spanned="1">
            <text:p>DzIdx&lt;x&gt;</text:p>
          </table:table-cell>
          <table:covered-table-cell table:number-columns-repeated="2"/>
          <table:table-cell office:value-type="string" calcext:value-type="string" table:number-columns-spanned="3" table:number-rows-spanned="1">
            <text:p>Show Domoticz Relay idx &lt;x&gt; (x = 1..4)</text:p>
            <text:p>0 = disable use of Relay idx &lt;x&gt; (default)</text:p>
            <text:p>&lt;value&gt; = Show Relay idx &lt;x&gt;</text:p>
          </table:table-cell>
          <table:covered-table-cell table:number-columns-repeated="2"/>
        </table:table-row>
        <table:table-row table:style-name="ro3">
          <table:table-cell office:value-type="string" calcext:value-type="string" table:number-columns-spanned="3" table:number-rows-spanned="1">
            <text:p>DzKeyIdx&lt;x&gt;</text:p>
          </table:table-cell>
          <table:covered-table-cell table:number-columns-repeated="2"/>
          <table:table-cell office:value-type="string" calcext:value-type="string" table:number-columns-spanned="3" table:number-rows-spanned="1">
            <text:p>Show Domoticz Key idx &lt;x&gt; (x = 1..4)</text:p>
            <text:p>0 = disable use of Key idx &lt;x&gt; (default)</text:p>
            <text:p>&lt;value&gt; = Show Key idx &lt;x&gt; (to use enable <text:a xlink:href="https://tasmota.github.io/docs/Commands/#buttontopic" xlink:type="simple">ButtonTopic</text:a>)</text:p>
          </table:table-cell>
          <table:covered-table-cell table:number-columns-repeated="2"/>
        </table:table-row>
        <table:table-row table:style-name="ro2">
          <table:table-cell office:value-type="string" calcext:value-type="string" table:number-columns-spanned="3" table:number-rows-spanned="1">
            <text:p>DzSend&lt;type&gt;</text:p>
          </table:table-cell>
          <table:covered-table-cell table:number-columns-repeated="2"/>
          <table:table-cell office:value-type="string" calcext:value-type="string" table:number-columns-spanned="3" table:number-rows-spanned="1">
            <text:p>send values or state to Domoticz</text:p>
            <text:p>&lt;index&gt;,&lt;value1(;value2)|state&gt;</text:p>
          </table:table-cell>
          <table:covered-table-cell table:number-columns-repeated="2"/>
        </table:table-row>
        <table:table-row table:style-name="ro3">
          <table:table-cell office:value-type="string" calcext:value-type="string" table:number-columns-spanned="3" table:number-rows-spanned="1">
            <text:p>DzSensorIdx&lt;x&gt;</text:p>
          </table:table-cell>
          <table:covered-table-cell table:number-columns-repeated="2"/>
          <table:table-cell office:value-type="string" calcext:value-type="string" table:number-columns-spanned="3" table:number-rows-spanned="1">
            <text:p>Show Domoticz Sensor idx &lt;x&gt; (x = 1..5)</text:p>
            <text:p>0 = disable use of Sensor idx &lt;x&gt; (default)</text:p>
            <text:p>&lt;value&gt; = Show Sensor idx &lt;x&gt;</text:p>
          </table:table-cell>
          <table:covered-table-cell table:number-columns-repeated="2"/>
        </table:table-row>
        <table:table-row table:style-name="ro3">
          <table:table-cell office:value-type="string" calcext:value-type="string" table:number-columns-spanned="3" table:number-rows-spanned="1">
            <text:p>DzSwitchIdx&lt;x&gt;</text:p>
          </table:table-cell>
          <table:covered-table-cell table:number-columns-repeated="2"/>
          <table:table-cell office:value-type="string" calcext:value-type="string" table:number-columns-spanned="3" table:number-rows-spanned="1">
            <text:p>Show Domoticz Switch idx &lt;x&gt; (x = 1..4)</text:p>
            <text:p>0 = disable use of Switch idx &lt;x&gt; (default)</text:p>
            <text:p>&lt;value&gt; = Show Switch idx &lt;x&gt; (to use enable <text:a xlink:href="https://tasmota.github.io/docs/Commands/#switchtopic" xlink:type="simple">SwitchTopic</text:a>)</text:p>
          </table:table-cell>
          <table:covered-table-cell table:number-columns-repeated="2"/>
        </table:table-row>
        <table:table-row table:style-name="ro3">
          <table:table-cell office:value-type="string" calcext:value-type="string" table:number-columns-spanned="3" table:number-rows-spanned="1">
            <text:p>DzUpdateTimer</text:p>
          </table:table-cell>
          <table:covered-table-cell table:number-columns-repeated="2"/>
          <table:table-cell office:value-type="string" calcext:value-type="string" table:number-columns-spanned="3" table:number-rows-spanned="1">
            <text:p>Show current update timer value in seconds</text:p>
            <text:p>0 = disable sending interim Domoticz status (default)</text:p>
            <text:p>1..3600 = send status to Domoticz in defined intervals</text:p>
          </table:table-cell>
          <table:covered-table-cell table:number-columns-repeated="2"/>
        </table:table-row>
        <table:table-row table:style-name="ro13">
          <table:table-cell table:style-name="ce3" office:value-type="string" calcext:value-type="string" table:number-columns-spanned="6" table:number-rows-spanned="1">
            <text:p>InfluxDB<text:a xlink:href="https://tasmota.github.io/docs/Commands/#influxdb" xlink:type="simple">~</text:a></text:p>
          </table:table-cell>
          <table:covered-table-cell table:number-columns-repeated="2"/>
          <table:covered-table-cell table:style-name="Default"/>
          <table:covered-table-cell table:number-columns-repeated="2"/>
        </table:table-row>
        <table:table-row table:style-name="ro1">
          <table:table-cell table:style-name="ce1" office:value-type="string" calcext:value-type="string" table:number-columns-spanned="3" table:number-rows-spanned="1">
            <text:p>Command</text:p>
          </table:table-cell>
          <table:covered-table-cell table:number-columns-repeated="2"/>
          <table:table-cell table:style-name="ce1" office:value-type="string" calcext:value-type="string" table:number-columns-spanned="3" table:number-rows-spanned="1">
            <text:p>Parameters</text:p>
          </table:table-cell>
          <table:covered-table-cell table:number-columns-repeated="2"/>
        </table:table-row>
        <table:table-row table:style-name="ro3">
          <table:table-cell office:value-type="string" calcext:value-type="string" table:number-columns-spanned="3" table:number-rows-spanned="1">
            <text:p>Ifx</text:p>
          </table:table-cell>
          <table:covered-table-cell table:number-columns-repeated="2"/>
          <table:table-cell office:value-type="string" calcext:value-type="string" table:number-columns-spanned="3" table:number-rows-spanned="1">
            <text:p>InfluxDB state</text:p>
            <text:p>0 = off</text:p>
            <text:p>1 = on</text:p>
          </table:table-cell>
          <table:covered-table-cell table:number-columns-repeated="2"/>
        </table:table-row>
        <table:table-row table:style-name="ro1">
          <table:table-cell office:value-type="string" calcext:value-type="string" table:number-columns-spanned="3" table:number-rows-spanned="1">
            <text:p>IfxHost</text:p>
          </table:table-cell>
          <table:covered-table-cell table:number-columns-repeated="2"/>
          <table:table-cell office:value-type="string" calcext:value-type="string" table:number-columns-spanned="3" table:number-rows-spanned="1">
            <text:p>&lt;value&gt; = set Influxdb host name or IP address</text:p>
          </table:table-cell>
          <table:covered-table-cell table:number-columns-repeated="2"/>
        </table:table-row>
        <table:table-row table:style-name="ro1">
          <table:table-cell office:value-type="string" calcext:value-type="string" table:number-columns-spanned="3" table:number-rows-spanned="1">
            <text:p>IfxPort</text:p>
          </table:table-cell>
          <table:covered-table-cell table:number-columns-repeated="2"/>
          <table:table-cell office:value-type="string" calcext:value-type="string" table:number-columns-spanned="3" table:number-rows-spanned="1">
            <text:p>&lt;value&gt; = set Influxdb port</text:p>
          </table:table-cell>
          <table:covered-table-cell table:number-columns-repeated="2"/>
        </table:table-row>
        <table:table-row table:style-name="ro1">
          <table:table-cell office:value-type="string" calcext:value-type="string" table:number-columns-spanned="3" table:number-rows-spanned="1">
            <text:p>IfxDatabase</text:p>
          </table:table-cell>
          <table:covered-table-cell table:number-columns-repeated="2"/>
          <table:table-cell office:value-type="string" calcext:value-type="string" table:number-columns-spanned="3" table:number-rows-spanned="1">
            <text:p>&lt;value&gt; = set Influxdb V1 and database name</text:p>
          </table:table-cell>
          <table:covered-table-cell table:number-columns-repeated="2"/>
        </table:table-row>
        <table:table-row table:style-name="ro1">
          <table:table-cell office:value-type="string" calcext:value-type="string" table:number-columns-spanned="3" table:number-rows-spanned="1">
            <text:p>IfxUser</text:p>
          </table:table-cell>
          <table:covered-table-cell table:number-columns-repeated="2"/>
          <table:table-cell office:value-type="string" calcext:value-type="string" table:number-columns-spanned="3" table:number-rows-spanned="1">
            <text:p>&lt;value&gt; = set Influxdb V1 and userid</text:p>
          </table:table-cell>
          <table:covered-table-cell table:number-columns-repeated="2"/>
        </table:table-row>
        <table:table-row table:style-name="ro1">
          <table:table-cell office:value-type="string" calcext:value-type="string" table:number-columns-spanned="3" table:number-rows-spanned="1">
            <text:p>IfxPassword</text:p>
          </table:table-cell>
          <table:covered-table-cell table:number-columns-repeated="2"/>
          <table:table-cell office:value-type="string" calcext:value-type="string" table:number-columns-spanned="3" table:number-rows-spanned="1">
            <text:p>&lt;value&gt; = set Influxdb V1 and password</text:p>
          </table:table-cell>
          <table:covered-table-cell table:number-columns-repeated="2"/>
        </table:table-row>
        <table:table-row table:style-name="ro1">
          <table:table-cell office:value-type="string" calcext:value-type="string" table:number-columns-spanned="3" table:number-rows-spanned="1">
            <text:p>IfxBucket</text:p>
          </table:table-cell>
          <table:covered-table-cell table:number-columns-repeated="2"/>
          <table:table-cell office:value-type="string" calcext:value-type="string" table:number-columns-spanned="3" table:number-rows-spanned="1">
            <text:p>&lt;value&gt; = set Influxdb V2 and bucket name</text:p>
          </table:table-cell>
          <table:covered-table-cell table:number-columns-repeated="2"/>
        </table:table-row>
        <table:table-row table:style-name="ro1">
          <table:table-cell office:value-type="string" calcext:value-type="string" table:number-columns-spanned="3" table:number-rows-spanned="1">
            <text:p>IfxOrg</text:p>
          </table:table-cell>
          <table:covered-table-cell table:number-columns-repeated="2"/>
          <table:table-cell office:value-type="string" calcext:value-type="string" table:number-columns-spanned="3" table:number-rows-spanned="1">
            <text:p>&lt;value&gt; = set Influxdb V2 and organization</text:p>
          </table:table-cell>
          <table:covered-table-cell table:number-columns-repeated="2"/>
        </table:table-row>
        <table:table-row table:style-name="ro3">
          <table:table-cell office:value-type="string" calcext:value-type="string" table:number-columns-spanned="3" table:number-rows-spanned="1">
            <text:p>IfxSensor</text:p>
          </table:table-cell>
          <table:covered-table-cell table:number-columns-repeated="2"/>
          <table:table-cell office:value-type="string" calcext:value-type="string" table:number-columns-spanned="3" table:number-rows-spanned="1">
            <text:p>Set Influxdb sensor logging</text:p>
            <text:p>0 = off</text:p>
            <text:p>1 = on</text:p>
          </table:table-cell>
          <table:covered-table-cell table:number-columns-repeated="2"/>
        </table:table-row>
        <table:table-row table:style-name="ro1">
          <table:table-cell office:value-type="string" calcext:value-type="string" table:number-columns-spanned="3" table:number-rows-spanned="1">
            <text:p>IfxToken</text:p>
          </table:table-cell>
          <table:covered-table-cell table:number-columns-repeated="2"/>
          <table:table-cell office:value-type="string" calcext:value-type="string" table:number-columns-spanned="3" table:number-rows-spanned="1">
            <text:p>&lt;value&gt; = set Influxdb V2 and token</text:p>
          </table:table-cell>
          <table:covered-table-cell table:number-columns-repeated="2"/>
        </table:table-row>
        <table:table-row table:style-name="ro4">
          <table:table-cell office:value-type="string" calcext:value-type="string" table:number-columns-spanned="3" table:number-rows-spanned="1">
            <text:p>IfxPeriod</text:p>
          </table:table-cell>
          <table:covered-table-cell table:number-columns-repeated="2"/>
          <table:table-cell office:value-type="string" calcext:value-type="string" table:number-columns-spanned="3" table:number-rows-spanned="1">
            <text:p>&lt;value&gt;</text:p>
            <text:p>= 0 = use Teleperiod value as publication interval (default)</text:p>
            <text:p>10..3600 = set a different publication interval</text:p>
            <text:p>Even when IfxPeriod 0 is used, publication is not necessarily performed at the same time as the telemetry message.</text:p>
          </table:table-cell>
          <table:covered-table-cell table:number-columns-repeated="2"/>
        </table:table-row>
        <table:table-row table:style-name="ro2">
          <table:table-cell office:value-type="string" calcext:value-type="string" table:number-columns-spanned="3" table:number-rows-spanned="1">
            <text:p>IfxRp</text:p>
          </table:table-cell>
          <table:covered-table-cell table:number-columns-repeated="2"/>
          <table:table-cell office:value-type="string" calcext:value-type="string" table:number-columns-spanned="3" table:number-rows-spanned="1">
            <text:p>&lt;value&gt; = set Influxdb retention policy (optional)</text:p>
            <text:p>If blank, default is used as defined by the InfluxDB service. Retention policy must exist in InfluxDB, otherwise http post will fail.</text:p>
          </table:table-cell>
          <table:covered-table-cell table:number-columns-repeated="2"/>
        </table:table-row>
        <table:table-row table:style-name="ro13">
          <table:table-cell table:style-name="ce3" office:value-type="string" calcext:value-type="string" table:number-columns-spanned="6" table:number-rows-spanned="1">
            <text:p>KNX<text:a xlink:href="https://tasmota.github.io/docs/Commands/#knx" xlink:type="simple">~</text:a></text:p>
          </table:table-cell>
          <table:covered-table-cell table:number-columns-repeated="2"/>
          <table:covered-table-cell table:style-name="Default"/>
          <table:covered-table-cell table:number-columns-repeated="2"/>
        </table:table-row>
        <table:table-row table:style-name="ro1">
          <table:table-cell table:style-name="ce1" office:value-type="string" calcext:value-type="string" table:number-columns-spanned="3" table:number-rows-spanned="1">
            <text:p>Command</text:p>
          </table:table-cell>
          <table:covered-table-cell table:number-columns-repeated="2"/>
          <table:table-cell table:style-name="ce1" office:value-type="string" calcext:value-type="string" table:number-columns-spanned="3" table:number-rows-spanned="1">
            <text:p>Parameters</text:p>
          </table:table-cell>
          <table:covered-table-cell table:number-columns-repeated="2"/>
        </table:table-row>
        <table:table-row table:style-name="ro1">
          <table:table-cell office:value-type="string" calcext:value-type="string" table:number-columns-spanned="3" table:number-rows-spanned="1">
            <text:p>KnxTx_Cmnd&lt;x&gt;</text:p>
          </table:table-cell>
          <table:covered-table-cell table:number-columns-repeated="2"/>
          <table:table-cell office:value-type="string" calcext:value-type="string" table:number-columns-spanned="3" table:number-rows-spanned="1">
            <text:p>0 or 1 = send command using slot &lt;x&gt; set in KNX Menu at KNX_TX</text:p>
          </table:table-cell>
          <table:covered-table-cell table:number-columns-repeated="2"/>
        </table:table-row>
        <table:table-row table:style-name="ro1">
          <table:table-cell office:value-type="string" calcext:value-type="string" table:number-columns-spanned="3" table:number-rows-spanned="1">
            <text:p>KnxTx_Val&lt;x&gt;</text:p>
          </table:table-cell>
          <table:covered-table-cell table:number-columns-repeated="2"/>
          <table:table-cell office:value-type="string" calcext:value-type="string" table:number-columns-spanned="3" table:number-rows-spanned="1">
            <text:p>&lt;value&gt; = send float value using slot &lt;x&gt; set in KNX Menu at KNX_TX</text:p>
          </table:table-cell>
          <table:covered-table-cell table:number-columns-repeated="2"/>
        </table:table-row>
        <table:table-row table:style-name="ro1">
          <table:table-cell office:value-type="string" calcext:value-type="string" table:number-columns-spanned="3" table:number-rows-spanned="1">
            <text:p>KnxTx_Scene</text:p>
          </table:table-cell>
          <table:covered-table-cell table:number-columns-repeated="2"/>
          <table:table-cell office:value-type="string" calcext:value-type="string" table:number-columns-spanned="3" table:number-rows-spanned="1">
            <text:p>&lt;value&gt; = send scene number to the GA set in KNX Menu</text:p>
          </table:table-cell>
          <table:covered-table-cell table:number-columns-repeated="2"/>
        </table:table-row>
        <table:table-row table:style-name="ro3">
          <table:table-cell office:value-type="string" calcext:value-type="string" table:number-columns-spanned="3" table:number-rows-spanned="1">
            <text:p>KNX_ENABLED</text:p>
          </table:table-cell>
          <table:covered-table-cell table:number-columns-repeated="2"/>
          <table:table-cell office:value-type="string" calcext:value-type="string" table:number-columns-spanned="3" table:number-rows-spanned="1">
            <text:p>Status of KNX Communications</text:p>
            <text:p>0 = set to Disable</text:p>
            <text:p>1 = set to Enable</text:p>
          </table:table-cell>
          <table:covered-table-cell table:number-columns-repeated="2"/>
        </table:table-row>
        <table:table-row table:style-name="ro3">
          <table:table-cell office:value-type="string" calcext:value-type="string" table:number-columns-spanned="3" table:number-rows-spanned="1">
            <text:p>KNX_ENHANCED</text:p>
          </table:table-cell>
          <table:covered-table-cell table:number-columns-repeated="2"/>
          <table:table-cell office:value-type="string" calcext:value-type="string" table:number-columns-spanned="3" table:number-rows-spanned="1">
            <text:p>Status of Enhanced mode for KNX Communications</text:p>
            <text:p>0 = set to Disable</text:p>
            <text:p>1 = set to Enable</text:p>
          </table:table-cell>
          <table:covered-table-cell table:number-columns-repeated="2"/>
        </table:table-row>
        <table:table-row table:style-name="ro3">
          <table:table-cell office:value-type="string" calcext:value-type="string" table:number-columns-spanned="3" table:number-rows-spanned="1">
            <text:p>KNX_PA</text:p>
          </table:table-cell>
          <table:covered-table-cell table:number-columns-repeated="2"/>
          <table:table-cell office:value-type="string" calcext:value-type="string" table:number-columns-spanned="3" table:number-rows-spanned="1">
            <text:p>KNX Physical Address</text:p>
            <text:p>0.0.0 = address not set</text:p>
            <text:p>x.x.x = set the device address (example 1.1.0)</text:p>
          </table:table-cell>
          <table:covered-table-cell table:number-columns-repeated="2"/>
        </table:table-row>
        <table:table-row table:style-name="ro1">
          <table:table-cell office:value-type="string" calcext:value-type="string" table:number-columns-spanned="3" table:number-rows-spanned="1">
            <text:p>KNX_GA</text:p>
          </table:table-cell>
          <table:covered-table-cell table:number-columns-repeated="2"/>
          <table:table-cell office:value-type="string" calcext:value-type="string" table:number-columns-spanned="3" table:number-rows-spanned="1">
            <text:p>Return the amount of Group Address to Send Data/Commands configured</text:p>
          </table:table-cell>
          <table:covered-table-cell table:number-columns-repeated="2"/>
        </table:table-row>
        <table:table-row table:style-name="ro8">
          <table:table-cell office:value-type="string" calcext:value-type="string" table:number-columns-spanned="3" table:number-rows-spanned="1">
            <text:p>KNX_GA&lt;x&gt;</text:p>
          </table:table-cell>
          <table:covered-table-cell table:number-columns-repeated="2"/>
          <table:table-cell office:value-type="string" calcext:value-type="string" table:number-columns-spanned="3" table:number-rows-spanned="1">
            <text:p>Setup Group Address to Send Data/Commands (&lt;x&gt; = KNX Group Address number)</text:p>
            <text:p>1 = return configuration of GA&lt;x&gt;</text:p>
            <text:p>&lt;option&gt;, &lt;area&gt;, &lt;line&gt;, &lt;member&gt; to set configuration of GA&lt;x&gt;</text:p>
            <text:p>     &lt;option&gt; = see table below for OPTION list</text:p>
            <text:p>     &lt;area&gt;, &lt;line&gt;, &lt;member&gt; = KNX Address to Send Data/Commands</text:p>
          </table:table-cell>
          <table:covered-table-cell table:number-columns-repeated="2"/>
        </table:table-row>
        <table:table-row table:style-name="ro1">
          <table:table-cell office:value-type="string" calcext:value-type="string" table:number-columns-spanned="3" table:number-rows-spanned="1">
            <text:p>KNX_CB</text:p>
          </table:table-cell>
          <table:covered-table-cell table:number-columns-repeated="2"/>
          <table:table-cell office:value-type="string" calcext:value-type="string" table:number-columns-spanned="3" table:number-rows-spanned="1">
            <text:p>Return the amount of Group Address to Receive Data/Commands configured</text:p>
          </table:table-cell>
          <table:covered-table-cell table:number-columns-repeated="2"/>
        </table:table-row>
        <table:table-row table:style-name="ro8">
          <table:table-cell office:value-type="string" calcext:value-type="string" table:number-columns-spanned="3" table:number-rows-spanned="1">
            <text:p>KNX_CB&lt;x&gt;</text:p>
          </table:table-cell>
          <table:covered-table-cell table:number-columns-repeated="2"/>
          <table:table-cell office:value-type="string" calcext:value-type="string" table:number-columns-spanned="3" table:number-rows-spanned="1">
            <text:p>Setup Group Address to Receive Data/Commands</text:p>
            <text:p>1 = return configuration of CB&lt;x&gt;</text:p>
            <text:p>&lt;option&gt;, &lt;area&gt;, &lt;line&gt;, &lt;member&gt; to set configuration of CB&lt;x&gt;</text:p>
            <text:p>     &lt;option&gt; = see table below for OPTION list</text:p>
            <text:p>     &lt;area&gt;, &lt;line&gt;, &lt;member&gt; = KNX Address to Receive Data/Commands</text:p>
          </table:table-cell>
          <table:covered-table-cell table:number-columns-repeated="2"/>
        </table:table-row>
        <table:table-row table:style-name="ro2">
          <table:table-cell table:style-name="ce1" office:value-type="string" calcext:value-type="string">
            <text:p>OPTION</text:p>
          </table:table-cell>
          <table:table-cell table:style-name="ce15" office:value-type="string" calcext:value-type="string">
            <text:p>OPTION</text:p>
            <text:p>Value</text:p>
          </table:table-cell>
          <table:table-cell table:style-name="ce1" office:value-type="string" calcext:value-type="string" table:number-columns-spanned="2" table:number-rows-spanned="1">
            <text:p>OPTION</text:p>
          </table:table-cell>
          <table:covered-table-cell table:style-name="Default"/>
          <table:table-cell table:style-name="ce15" office:value-type="string" calcext:value-type="string">
            <text:p>OPTION</text:p>
            <text:p>Value</text:p>
          </table:table-cell>
          <table:table-cell/>
        </table:table-row>
        <table:table-row table:style-name="ro2">
          <table:table-cell office:value-type="float" office:value="1" calcext:value-type="float">
            <text:p>1</text:p>
          </table:table-cell>
          <table:table-cell table:style-name="ce13" office:value-type="string" calcext:value-type="string">
            <text:p>Relay 1</text:p>
          </table:table-cell>
          <table:table-cell table:style-name="ce2" office:value-type="float" office:value="17" calcext:value-type="float" table:number-columns-spanned="2" table:number-rows-spanned="1">
            <text:p>17</text:p>
          </table:table-cell>
          <table:covered-table-cell table:style-name="Default"/>
          <table:table-cell table:style-name="ce13" office:value-type="string" calcext:value-type="string">
            <text:p>TEMPERATURE</text:p>
          </table:table-cell>
          <table:table-cell/>
        </table:table-row>
        <table:table-row table:style-name="ro1">
          <table:table-cell office:value-type="float" office:value="2" calcext:value-type="float">
            <text:p>2</text:p>
          </table:table-cell>
          <table:table-cell table:style-name="ce13" office:value-type="string" calcext:value-type="string">
            <text:p>Relay 2</text:p>
          </table:table-cell>
          <table:table-cell table:style-name="ce2" office:value-type="float" office:value="18" calcext:value-type="float" table:number-columns-spanned="2" table:number-rows-spanned="1">
            <text:p>18</text:p>
          </table:table-cell>
          <table:covered-table-cell table:style-name="Default"/>
          <table:table-cell table:style-name="ce13" office:value-type="string" calcext:value-type="string">
            <text:p>HUMIDITY</text:p>
          </table:table-cell>
          <table:table-cell/>
        </table:table-row>
        <table:table-row table:style-name="ro2">
          <table:table-cell office:value-type="float" office:value="3" calcext:value-type="float">
            <text:p>3</text:p>
          </table:table-cell>
          <table:table-cell table:style-name="ce13" office:value-type="string" calcext:value-type="string">
            <text:p>Relay 3</text:p>
          </table:table-cell>
          <table:table-cell table:style-name="ce2" office:value-type="float" office:value="19" calcext:value-type="float" table:number-columns-spanned="2" table:number-rows-spanned="1">
            <text:p>19</text:p>
          </table:table-cell>
          <table:covered-table-cell table:style-name="Default"/>
          <table:table-cell table:style-name="ce13" office:value-type="string" calcext:value-type="string">
            <text:p>ENERGY_VOLTAGE</text:p>
          </table:table-cell>
          <table:table-cell/>
        </table:table-row>
        <table:table-row table:style-name="ro2">
          <table:table-cell office:value-type="float" office:value="4" calcext:value-type="float">
            <text:p>4</text:p>
          </table:table-cell>
          <table:table-cell table:style-name="ce13" office:value-type="string" calcext:value-type="string">
            <text:p>Relay 4</text:p>
          </table:table-cell>
          <table:table-cell table:style-name="ce2" office:value-type="float" office:value="20" calcext:value-type="float" table:number-columns-spanned="2" table:number-rows-spanned="1">
            <text:p>20</text:p>
          </table:table-cell>
          <table:covered-table-cell table:style-name="Default"/>
          <table:table-cell table:style-name="ce13" office:value-type="string" calcext:value-type="string">
            <text:p>ENERGY_CURRENT</text:p>
          </table:table-cell>
          <table:table-cell/>
        </table:table-row>
        <table:table-row table:style-name="ro2">
          <table:table-cell office:value-type="float" office:value="5" calcext:value-type="float">
            <text:p>5</text:p>
          </table:table-cell>
          <table:table-cell table:style-name="ce13" office:value-type="string" calcext:value-type="string">
            <text:p>Relay 5</text:p>
          </table:table-cell>
          <table:table-cell table:style-name="ce2" office:value-type="float" office:value="21" calcext:value-type="float" table:number-columns-spanned="2" table:number-rows-spanned="1">
            <text:p>21</text:p>
          </table:table-cell>
          <table:covered-table-cell table:style-name="Default"/>
          <table:table-cell table:style-name="ce13" office:value-type="string" calcext:value-type="string">
            <text:p>ENERGY_POWER</text:p>
          </table:table-cell>
          <table:table-cell/>
        </table:table-row>
        <table:table-row table:style-name="ro3">
          <table:table-cell office:value-type="float" office:value="6" calcext:value-type="float">
            <text:p>6</text:p>
          </table:table-cell>
          <table:table-cell table:style-name="ce13" office:value-type="string" calcext:value-type="string">
            <text:p>Relay 6</text:p>
          </table:table-cell>
          <table:table-cell table:style-name="ce2" office:value-type="float" office:value="22" calcext:value-type="float" table:number-columns-spanned="2" table:number-rows-spanned="1">
            <text:p>22</text:p>
          </table:table-cell>
          <table:covered-table-cell table:style-name="Default"/>
          <table:table-cell table:style-name="ce13" office:value-type="string" calcext:value-type="string">
            <text:p>ENERGY_POWERFACTOR</text:p>
          </table:table-cell>
          <table:table-cell/>
        </table:table-row>
        <table:table-row table:style-name="ro2">
          <table:table-cell office:value-type="float" office:value="7" calcext:value-type="float">
            <text:p>7</text:p>
          </table:table-cell>
          <table:table-cell table:style-name="ce13" office:value-type="string" calcext:value-type="string">
            <text:p>Relay 7</text:p>
          </table:table-cell>
          <table:table-cell table:style-name="ce2" office:value-type="float" office:value="23" calcext:value-type="float" table:number-columns-spanned="2" table:number-rows-spanned="1">
            <text:p>23</text:p>
          </table:table-cell>
          <table:covered-table-cell table:style-name="Default"/>
          <table:table-cell table:style-name="ce13" office:value-type="string" calcext:value-type="string">
            <text:p>ENERGY_DAILY</text:p>
          </table:table-cell>
          <table:table-cell/>
        </table:table-row>
        <table:table-row table:style-name="ro2">
          <table:table-cell office:value-type="float" office:value="8" calcext:value-type="float">
            <text:p>8</text:p>
          </table:table-cell>
          <table:table-cell table:style-name="ce13" office:value-type="string" calcext:value-type="string">
            <text:p>Relay 8</text:p>
          </table:table-cell>
          <table:table-cell table:style-name="ce2" office:value-type="float" office:value="24" calcext:value-type="float" table:number-columns-spanned="2" table:number-rows-spanned="1">
            <text:p>24</text:p>
          </table:table-cell>
          <table:covered-table-cell table:style-name="Default"/>
          <table:table-cell table:style-name="ce13" office:value-type="string" calcext:value-type="string">
            <text:p>ENERGY_START</text:p>
          </table:table-cell>
          <table:table-cell/>
        </table:table-row>
        <table:table-row table:style-name="ro2">
          <table:table-cell office:value-type="float" office:value="9" calcext:value-type="float">
            <text:p>9</text:p>
          </table:table-cell>
          <table:table-cell table:style-name="ce13" office:value-type="string" calcext:value-type="string">
            <text:p>Button 1</text:p>
          </table:table-cell>
          <table:table-cell table:style-name="ce2" office:value-type="float" office:value="25" calcext:value-type="float" table:number-columns-spanned="2" table:number-rows-spanned="1">
            <text:p>25</text:p>
          </table:table-cell>
          <table:covered-table-cell table:style-name="Default"/>
          <table:table-cell table:style-name="ce13" office:value-type="string" calcext:value-type="string">
            <text:p>ENERGY_TOTAL</text:p>
          </table:table-cell>
          <table:table-cell/>
        </table:table-row>
        <table:table-row table:style-name="ro1">
          <table:table-cell office:value-type="float" office:value="10" calcext:value-type="float">
            <text:p>10</text:p>
          </table:table-cell>
          <table:table-cell table:style-name="ce13" office:value-type="string" calcext:value-type="string">
            <text:p>Button 2</text:p>
          </table:table-cell>
          <table:table-cell table:style-name="ce2" office:value-type="float" office:value="26" calcext:value-type="float" table:number-columns-spanned="2" table:number-rows-spanned="1">
            <text:p>26</text:p>
          </table:table-cell>
          <table:covered-table-cell table:style-name="Default"/>
          <table:table-cell table:style-name="ce13" office:value-type="string" calcext:value-type="string">
            <text:p>KNX_SLOT1</text:p>
          </table:table-cell>
          <table:table-cell/>
        </table:table-row>
        <table:table-row table:style-name="ro1">
          <table:table-cell office:value-type="float" office:value="11" calcext:value-type="float">
            <text:p>11</text:p>
          </table:table-cell>
          <table:table-cell table:style-name="ce13" office:value-type="string" calcext:value-type="string">
            <text:p>Button 3</text:p>
          </table:table-cell>
          <table:table-cell table:style-name="ce2" office:value-type="float" office:value="27" calcext:value-type="float" table:number-columns-spanned="2" table:number-rows-spanned="1">
            <text:p>27</text:p>
          </table:table-cell>
          <table:covered-table-cell table:style-name="Default"/>
          <table:table-cell table:style-name="ce13" office:value-type="string" calcext:value-type="string">
            <text:p>KNX_SLOT2</text:p>
          </table:table-cell>
          <table:table-cell/>
        </table:table-row>
        <table:table-row table:style-name="ro1">
          <table:table-cell office:value-type="float" office:value="12" calcext:value-type="float">
            <text:p>12</text:p>
          </table:table-cell>
          <table:table-cell table:style-name="ce13" office:value-type="string" calcext:value-type="string">
            <text:p>Button 4</text:p>
          </table:table-cell>
          <table:table-cell table:style-name="ce2" office:value-type="float" office:value="28" calcext:value-type="float" table:number-columns-spanned="2" table:number-rows-spanned="1">
            <text:p>28</text:p>
          </table:table-cell>
          <table:covered-table-cell table:style-name="Default"/>
          <table:table-cell table:style-name="ce13" office:value-type="string" calcext:value-type="string">
            <text:p>KNX_SLOT3</text:p>
          </table:table-cell>
          <table:table-cell/>
        </table:table-row>
        <table:table-row table:style-name="ro1">
          <table:table-cell office:value-type="float" office:value="13" calcext:value-type="float">
            <text:p>13</text:p>
          </table:table-cell>
          <table:table-cell table:style-name="ce13" office:value-type="string" calcext:value-type="string">
            <text:p>Button 5</text:p>
          </table:table-cell>
          <table:table-cell table:style-name="ce2" office:value-type="float" office:value="29" calcext:value-type="float" table:number-columns-spanned="2" table:number-rows-spanned="1">
            <text:p>29</text:p>
          </table:table-cell>
          <table:covered-table-cell table:style-name="Default"/>
          <table:table-cell table:style-name="ce13" office:value-type="string" calcext:value-type="string">
            <text:p>KNX_SLOT4</text:p>
          </table:table-cell>
          <table:table-cell/>
        </table:table-row>
        <table:table-row table:style-name="ro1">
          <table:table-cell office:value-type="float" office:value="14" calcext:value-type="float">
            <text:p>14</text:p>
          </table:table-cell>
          <table:table-cell table:style-name="ce13" office:value-type="string" calcext:value-type="string">
            <text:p>Button 6</text:p>
          </table:table-cell>
          <table:table-cell table:style-name="ce2" office:value-type="float" office:value="30" calcext:value-type="float" table:number-columns-spanned="2" table:number-rows-spanned="1">
            <text:p>30</text:p>
          </table:table-cell>
          <table:covered-table-cell table:style-name="Default"/>
          <table:table-cell table:style-name="ce13" office:value-type="string" calcext:value-type="string">
            <text:p>KNX_SLOT5</text:p>
          </table:table-cell>
          <table:table-cell/>
        </table:table-row>
        <table:table-row table:style-name="ro1">
          <table:table-cell office:value-type="float" office:value="15" calcext:value-type="float">
            <text:p>15</text:p>
          </table:table-cell>
          <table:table-cell table:style-name="ce13" office:value-type="string" calcext:value-type="string">
            <text:p>Button 7</text:p>
          </table:table-cell>
          <table:table-cell table:style-name="ce2" office:value-type="float" office:value="255" calcext:value-type="float" table:number-columns-spanned="2" table:number-rows-spanned="1">
            <text:p>255</text:p>
          </table:table-cell>
          <table:covered-table-cell table:style-name="Default"/>
          <table:table-cell table:style-name="ce13" office:value-type="string" calcext:value-type="string">
            <text:p>EMPTY</text:p>
          </table:table-cell>
          <table:table-cell/>
        </table:table-row>
        <table:table-row table:style-name="ro31">
          <table:table-cell office:value-type="float" office:value="16" calcext:value-type="float">
            <text:p>16</text:p>
          </table:table-cell>
          <table:table-cell table:style-name="ce13" office:value-type="string" calcext:value-type="string">
            <text:p>Button 8</text:p>
          </table:table-cell>
          <table:table-cell table:style-name="ce10" table:number-columns-spanned="2" table:number-rows-spanned="1"/>
          <table:covered-table-cell table:style-name="Default"/>
          <table:table-cell table:style-name="ce12"/>
          <table:table-cell/>
        </table:table-row>
        <table:table-row table:style-name="ro31">
          <table:table-cell table:style-name="ce9" office:value-type="string" calcext:value-type="string" table:number-columns-spanned="6" table:number-rows-spanned="1">
            <text:p>ESP32<text:a xlink:href="https://tasmota.github.io/docs/Commands/#esp32" xlink:type="simple">~</text:a></text:p>
          </table:table-cell>
          <table:covered-table-cell table:number-columns-repeated="2"/>
          <table:covered-table-cell table:style-name="Default"/>
          <table:covered-table-cell table:number-columns-repeated="2"/>
        </table:table-row>
        <table:table-row table:style-name="ro13">
          <table:table-cell table:style-name="ce3" office:value-type="string" calcext:value-type="string" table:number-columns-spanned="6" table:number-rows-spanned="1">
            <text:p>BLE ESP32<text:a xlink:href="https://tasmota.github.io/docs/Commands/#ble-esp32" xlink:type="simple">~</text:a></text:p>
          </table:table-cell>
          <table:covered-table-cell table:number-columns-repeated="2"/>
          <table:covered-table-cell table:style-name="Default"/>
          <table:covered-table-cell table:number-columns-repeated="2"/>
        </table:table-row>
        <table:table-row table:style-name="ro1">
          <table:table-cell table:style-name="ce1" office:value-type="string" calcext:value-type="string" table:number-columns-spanned="3" table:number-rows-spanned="1">
            <text:p>Command</text:p>
          </table:table-cell>
          <table:covered-table-cell table:number-columns-repeated="2"/>
          <table:table-cell table:style-name="ce1" office:value-type="string" calcext:value-type="string" table:number-columns-spanned="3" table:number-rows-spanned="1">
            <text:p>Parameters</text:p>
          </table:table-cell>
          <table:covered-table-cell table:number-columns-repeated="2"/>
        </table:table-row>
        <table:table-row table:style-name="ro3">
          <table:table-cell office:value-type="string" calcext:value-type="string" table:number-columns-spanned="3" table:number-rows-spanned="1">
            <text:p>BLEAddrFilter</text:p>
          </table:table-cell>
          <table:covered-table-cell table:number-columns-repeated="2"/>
          <table:table-cell office:value-type="string" calcext:value-type="string" table:number-columns-spanned="3" table:number-rows-spanned="1">
            <text:p>Set BLE Address type filter.</text:p>
            <text:p>BLEAddrFilter = show filter level</text:p>
            <text:p>BLEAddrFilter n = set BLE address type filter 0..3 - default 3. Ignores BLE address types &gt; filter value. Set 0 to ONLY see public addresses.</text:p>
          </table:table-cell>
          <table:covered-table-cell table:number-columns-repeated="2"/>
        </table:table-row>
        <table:table-row table:style-name="ro3">
          <table:table-cell office:value-type="string" calcext:value-type="string" table:number-columns-spanned="3" table:number-rows-spanned="1">
            <text:p>BLEAlias</text:p>
          </table:table-cell>
          <table:covered-table-cell table:number-columns-repeated="2"/>
          <table:table-cell office:value-type="string" calcext:value-type="string" table:number-columns-spanned="3" table:number-rows-spanned="1">
            <text:p>Set Alias names for devices. A device may be referred to by it's alias in subsequent commands</text:p>
            <text:p>BLEAlias mac=alias mac=alias ... = set one or more aliases from devices.</text:p>
            <text:p>BLEAlias2 = clear all aliases.</text:p>
          </table:table-cell>
          <table:covered-table-cell table:number-columns-repeated="2"/>
        </table:table-row>
        <table:table-row table:style-name="ro3">
          <table:table-cell office:value-type="string" calcext:value-type="string" table:number-columns-spanned="3" table:number-rows-spanned="1">
            <text:p>BLEDebug</text:p>
          </table:table-cell>
          <table:covered-table-cell table:number-columns-repeated="2"/>
          <table:table-cell office:value-type="string" calcext:value-type="string" table:number-columns-spanned="3" table:number-rows-spanned="1">
            <text:p>Set BLE debug level.</text:p>
            <text:p>BLEDebug = show extra debug information</text:p>
            <text:p>BLEDebug0 = suppress extra debug</text:p>
          </table:table-cell>
          <table:covered-table-cell table:number-columns-repeated="2"/>
        </table:table-row>
        <table:table-row table:style-name="ro4">
          <table:table-cell office:value-type="string" calcext:value-type="string" table:number-columns-spanned="3" table:number-rows-spanned="1">
            <text:p>BLEDetails</text:p>
          </table:table-cell>
          <table:covered-table-cell table:number-columns-repeated="2"/>
          <table:table-cell office:value-type="string" calcext:value-type="string" table:number-columns-spanned="3" table:number-rows-spanned="1">
            <text:p>Display details about received adverts</text:p>
            <text:p>BLEDetails0 = disable showing of details.</text:p>
            <text:p>BLEDetails1 mac/alias = show the next advert from device mac/alias</text:p>
            <text:p>BLEDetails2 mac/alias = show all advert from device mac</text:p>
          </table:table-cell>
          <table:covered-table-cell table:number-columns-repeated="2"/>
        </table:table-row>
        <table:table-row table:style-name="ro3">
          <table:table-cell office:value-type="string" calcext:value-type="string" table:number-columns-spanned="3" table:number-rows-spanned="1">
            <text:p>BLEDevices</text:p>
          </table:table-cell>
          <table:covered-table-cell table:number-columns-repeated="2"/>
          <table:table-cell office:value-type="string" calcext:value-type="string" table:number-columns-spanned="3" table:number-rows-spanned="1">
            <text:p>Cause a list of known devices to be sent on MQTT, or Empty the list of known devices.</text:p>
            <text:p>BLEDevices0 = clear the known devices list.</text:p>
            <text:p>BLEDevices = Cause the known devices list to be published on stat/TASName/BLE.</text:p>
          </table:table-cell>
          <table:covered-table-cell table:number-columns-repeated="2"/>
        </table:table-row>
        <table:table-row table:style-name="ro3">
          <table:table-cell office:value-type="string" calcext:value-type="string" table:number-columns-spanned="3" table:number-rows-spanned="1">
            <text:p>BLEMaxAge</text:p>
          </table:table-cell>
          <table:covered-table-cell table:number-columns-repeated="2"/>
          <table:table-cell office:value-type="string" calcext:value-type="string" table:number-columns-spanned="3" table:number-rows-spanned="1">
            <text:p>Set the timeout for device adverts.</text:p>
            <text:p>BLEMaxAge n = set the devices timeout to n seconds.</text:p>
            <text:p>BLEMaxAge = display the device timeout.</text:p>
          </table:table-cell>
          <table:covered-table-cell table:number-columns-repeated="2"/>
        </table:table-row>
        <table:table-row table:style-name="ro4">
          <table:table-cell office:value-type="string" calcext:value-type="string" table:number-columns-spanned="3" table:number-rows-spanned="1">
            <text:p>BLEMode</text:p>
          </table:table-cell>
          <table:covered-table-cell table:number-columns-repeated="2"/>
          <table:table-cell office:value-type="string" calcext:value-type="string" table:number-columns-spanned="3" table:number-rows-spanned="1">
            <text:p>Change the operational mode of the BLE driver.</text:p>
            <text:p>BLEMode0 = disable regular BLE scans.</text:p>
            <text:p>BLEMode1 = BLE scan on command only.</text:p>
            <text:p>BLEMode2 = regular BLE scanning (default).</text:p>
          </table:table-cell>
          <table:covered-table-cell table:number-columns-repeated="2"/>
        </table:table-row>
        <table:table-row table:style-name="ro3">
          <table:table-cell office:value-type="string" calcext:value-type="string" table:number-columns-spanned="3" table:number-rows-spanned="1">
            <text:p>BLEName</text:p>
          </table:table-cell>
          <table:covered-table-cell table:number-columns-repeated="2"/>
          <table:table-cell office:value-type="string" calcext:value-type="string" table:number-columns-spanned="3" table:number-rows-spanned="1">
            <text:p>Read or write the name of a BLE device.</text:p>
            <text:p>BLEName mac|alias = read the name of a device using 1800/2A00.</text:p>
            <text:p>BLEName mac|alias = write the name of a device using 1800/2A00 - many devices are read only.</text:p>
          </table:table-cell>
          <table:covered-table-cell table:number-columns-repeated="2"/>
        </table:table-row>
        <table:table-row table:style-name="ro2">
          <table:table-cell office:value-type="string" calcext:value-type="string" table:number-columns-spanned="3" table:number-rows-spanned="1">
            <text:p>BLEOp</text:p>
          </table:table-cell>
          <table:covered-table-cell table:number-columns-repeated="2"/>
          <table:table-cell office:value-type="string" calcext:value-type="string" table:number-columns-spanned="3" table:number-rows-spanned="1">
            <text:p>Perform a simple active BLE operation (read/write/notify).</text:p>
            <text:p>see separate description in source code</text:p>
          </table:table-cell>
          <table:covered-table-cell table:number-columns-repeated="2"/>
        </table:table-row>
        <table:table-row table:style-name="ro2">
          <table:table-cell office:value-type="string" calcext:value-type="string" table:number-columns-spanned="3" table:number-rows-spanned="1">
            <text:p>BLEPeriod</text:p>
          </table:table-cell>
          <table:covered-table-cell table:number-columns-repeated="2"/>
          <table:table-cell office:value-type="string" calcext:value-type="string" table:number-columns-spanned="3" table:number-rows-spanned="1">
            <text:p>Set the period for publish of BLE data</text:p>
            <text:p>&lt;value&gt; = set interval in seconds</text:p>
          </table:table-cell>
          <table:covered-table-cell table:number-columns-repeated="2"/>
        </table:table-row>
        <table:table-row table:style-name="ro4">
          <table:table-cell office:value-type="string" calcext:value-type="string" table:number-columns-spanned="3" table:number-rows-spanned="1">
            <text:p>BLEScan</text:p>
          </table:table-cell>
          <table:covered-table-cell table:number-columns-repeated="2"/>
          <table:table-cell office:value-type="string" calcext:value-type="string" table:number-columns-spanned="3" table:number-rows-spanned="1">
            <text:p>Cause/Configure BLE a scan</text:p>
            <text:p>BLEScan0 0..1 = enable or disable Active scanning. (an active scan will gather extra data from devices, including name)</text:p>
            <text:p>BLEScan = Trigger a 20s scan now if in BLEMode1</text:p>
            <text:p>BLEScan n = Trigger a scan now for n seconds if in BLEMode1</text:p>
          </table:table-cell>
          <table:covered-table-cell table:number-columns-repeated="2"/>
        </table:table-row>
        <table:table-row table:style-name="ro2">
          <table:table-cell office:value-type="string" calcext:value-type="string" table:number-columns-spanned="3" table:number-rows-spanned="1">
            <text:p>iBeacon</text:p>
          </table:table-cell>
          <table:covered-table-cell table:number-columns-repeated="2"/>
          <table:table-cell office:value-type="string" calcext:value-type="string" table:number-columns-spanned="3" table:number-rows-spanned="1">
            <text:p>Show or set enable for the iBeacon driver</text:p>
            <text:p>iBeacon = Display 0</text:p>
          </table:table-cell>
          <table:covered-table-cell table:number-columns-repeated="2"/>
        </table:table-row>
        <table:table-row table:style-name="ro1">
          <table:table-cell office:value-type="string" calcext:value-type="string" table:number-columns-spanned="3" table:number-rows-spanned="1">
            <text:p>iBeaconClear</text:p>
          </table:table-cell>
          <table:covered-table-cell table:number-columns-repeated="2"/>
          <table:table-cell office:value-type="string" calcext:value-type="string" table:number-columns-spanned="3" table:number-rows-spanned="1">
            <text:p>Clear iBeacon list</text:p>
          </table:table-cell>
          <table:covered-table-cell table:number-columns-repeated="2"/>
        </table:table-row>
        <table:table-row table:style-name="ro2">
          <table:table-cell office:value-type="string" calcext:value-type="string" table:number-columns-spanned="3" table:number-rows-spanned="1">
            <text:p>iBeaconOnlyAliased</text:p>
          </table:table-cell>
          <table:covered-table-cell table:number-columns-repeated="2"/>
          <table:table-cell office:value-type="string" calcext:value-type="string" table:number-columns-spanned="3" table:number-rows-spanned="1">
            <text:p>Show or set OnlyAliased for the iBeacon driver</text:p>
            <text:p>iBeaconOnlyAliased = Display 0</text:p>
          </table:table-cell>
          <table:covered-table-cell table:number-columns-repeated="2"/>
        </table:table-row>
        <table:table-row table:style-name="ro3">
          <table:table-cell office:value-type="string" calcext:value-type="string" table:number-columns-spanned="3" table:number-rows-spanned="1">
            <text:p>iBeaconPeriod</text:p>
          </table:table-cell>
          <table:covered-table-cell table:number-columns-repeated="2"/>
          <table:table-cell office:value-type="string" calcext:value-type="string" table:number-columns-spanned="3" table:number-rows-spanned="1">
            <text:p>Display or Set the period for publish of iBeacon data</text:p>
            <text:p>iBeaconPeriod = display interval</text:p>
            <text:p>iBeaconPeriod ss = set interval in seconds</text:p>
          </table:table-cell>
          <table:covered-table-cell table:number-columns-repeated="2"/>
        </table:table-row>
        <table:table-row table:style-name="ro3">
          <table:table-cell office:value-type="string" calcext:value-type="string" table:number-columns-spanned="3" table:number-rows-spanned="1">
            <text:p>iBeaconTimeout</text:p>
          </table:table-cell>
          <table:covered-table-cell table:number-columns-repeated="2"/>
          <table:table-cell office:value-type="string" calcext:value-type="string" table:number-columns-spanned="3" table:number-rows-spanned="1">
            <text:p>Display or Set the timeout for iBeacon devices</text:p>
            <text:p>iBeaconTimeout = display timeout</text:p>
            <text:p>iBeaconTimeout ss = set timeout in seconds</text:p>
          </table:table-cell>
          <table:covered-table-cell table:number-columns-repeated="2"/>
        </table:table-row>
        <table:table-row table:style-name="ro13">
          <table:table-cell table:style-name="ce3" office:value-type="string" calcext:value-type="string" table:number-columns-spanned="6" table:number-rows-spanned="1">
            <text:p>BLE MI Sensors<text:a xlink:href="https://tasmota.github.io/docs/Commands/#ble-mi-sensors" xlink:type="simple">~</text:a></text:p>
          </table:table-cell>
          <table:covered-table-cell table:number-columns-repeated="2"/>
          <table:covered-table-cell table:style-name="Default"/>
          <table:covered-table-cell table:number-columns-repeated="2"/>
        </table:table-row>
        <table:table-row table:style-name="ro1">
          <table:table-cell table:style-name="ce1" office:value-type="string" calcext:value-type="string" table:number-columns-spanned="3" table:number-rows-spanned="1">
            <text:p>Command</text:p>
          </table:table-cell>
          <table:covered-table-cell table:number-columns-repeated="2"/>
          <table:table-cell table:style-name="ce1" office:value-type="string" calcext:value-type="string" table:number-columns-spanned="3" table:number-rows-spanned="1">
            <text:p>Parameters</text:p>
          </table:table-cell>
          <table:covered-table-cell table:number-columns-repeated="2"/>
        </table:table-row>
        <table:table-row table:style-name="ro2">
          <table:table-cell office:value-type="string" calcext:value-type="string" table:number-columns-spanned="3" table:number-rows-spanned="1">
            <text:p>MI32Battery</text:p>
          </table:table-cell>
          <table:covered-table-cell table:number-columns-repeated="2"/>
          <table:table-cell office:value-type="string" calcext:value-type="string" table:number-columns-spanned="3" table:number-rows-spanned="1">
            <text:p>Trigger an active read of battery values.</text:p>
            <text:p>MI32Battery = request the driver read the battery from all sensors which have active battery read requirements.</text:p>
          </table:table-cell>
          <table:covered-table-cell table:number-columns-repeated="2"/>
        </table:table-row>
        <table:table-row table:style-name="ro3">
          <table:table-cell office:value-type="string" calcext:value-type="string" table:number-columns-spanned="3" table:number-rows-spanned="1">
            <text:p>MI32Block</text:p>
          </table:table-cell>
          <table:covered-table-cell table:number-columns-repeated="2"/>
          <table:table-cell office:value-type="string" calcext:value-type="string" table:number-columns-spanned="3" table:number-rows-spanned="1">
            <text:p>Block or unblock a sensor device.</text:p>
            <text:p>MI32Block = list blocked devices by mac.</text:p>
            <text:p>MI32Block &lt;mac or blealias&gt; = Block one mac/alias.</text:p>
          </table:table-cell>
          <table:covered-table-cell table:number-columns-repeated="2"/>
        </table:table-row>
        <table:table-row table:style-name="ro2">
          <table:table-cell office:value-type="string" calcext:value-type="string" table:number-columns-spanned="3" table:number-rows-spanned="1">
            <text:p>MI32Key</text:p>
          </table:table-cell>
          <table:covered-table-cell table:number-columns-repeated="2"/>
          <table:table-cell office:value-type="string" calcext:value-type="string" table:number-columns-spanned="3" table:number-rows-spanned="1">
            <text:p>Add a decryption key.</text:p>
            <text:p>MI32Key hexkey = add a 44 character decryption key to the keys list.</text:p>
          </table:table-cell>
          <table:covered-table-cell table:number-columns-repeated="2"/>
        </table:table-row>
        <table:table-row table:style-name="ro4">
          <table:table-cell office:value-type="string" calcext:value-type="string" table:number-columns-spanned="3" table:number-rows-spanned="1">
            <text:p>MI32Keys</text:p>
          </table:table-cell>
          <table:covered-table-cell table:number-columns-repeated="2"/>
          <table:table-cell office:value-type="string" calcext:value-type="string" table:number-columns-spanned="3" table:number-rows-spanned="1">
            <text:p>Add one or more decryption keys by mac or alias.</text:p>
            <text:p>MI32Keys = list keys.</text:p>
            <text:p>MI32Keys &lt;mac or blealias&gt;=&lt;bind_key&gt; &lt;mac or blealias&gt;=&lt;bind_key&gt; ... = add keys for MAC or ble_alias.</text:p>
            <text:p>MI32Keys &lt;mac or blealias&gt;= - remove keys for one mac</text:p>
          </table:table-cell>
          <table:covered-table-cell table:number-columns-repeated="2"/>
        </table:table-row>
        <table:table-row table:style-name="ro9">
          <table:table-cell office:value-type="string" calcext:value-type="string" table:number-columns-spanned="3" table:number-rows-spanned="1">
            <text:p>MI32Option&lt;x&gt; n</text:p>
          </table:table-cell>
          <table:covered-table-cell table:number-columns-repeated="2"/>
          <table:table-cell office:value-type="string" calcext:value-type="string" table:number-columns-spanned="3" table:number-rows-spanned="1">
            <text:p>Set driver options at runtime</text:p>
            <text:p>x=0 - 0 -&gt; sends only recently received sensor data, 1 -&gt; aggregates all recent sensors data types</text:p>
            <text:p>x=1 - 0 -&gt; shows full sensor data at TELEPERIOD, 1 -&gt; shows no sensor data at TELEPERIOD</text:p>
            <text:p>x=2 - 0 -&gt; sensor data only at TELEPERIOD (default and "usual" Tasmota style), 1 -&gt; direct bridging of BLE-data to mqtt-messages</text:p>
            <text:p>x=5 - 0 -&gt; show all relevant BLE sensors, 1 -&gt; show only sensors with a BLEAlias</text:p>
            <text:p>x=6 (from v 9.0.2.1) 1 -&gt; always use MQTT Topic like tele/tasmota_ble/&lt;name&gt; containing only one sensor</text:p>
          </table:table-cell>
          <table:covered-table-cell table:number-columns-repeated="2"/>
        </table:table-row>
        <table:table-row table:style-name="ro3">
          <table:table-cell office:value-type="string" calcext:value-type="string" table:number-columns-spanned="3" table:number-rows-spanned="1">
            <text:p>MI32Page</text:p>
          </table:table-cell>
          <table:covered-table-cell table:number-columns-repeated="2"/>
          <table:table-cell office:value-type="string" calcext:value-type="string" table:number-columns-spanned="3" table:number-rows-spanned="1">
            <text:p>Display/Set the sensors per page in the web view.</text:p>
            <text:p>MI32page = show sensors per page.</text:p>
            <text:p>MI32page n = Set sensors per page to n.</text:p>
          </table:table-cell>
          <table:covered-table-cell table:number-columns-repeated="2"/>
        </table:table-row>
        <table:table-row table:style-name="ro3">
          <table:table-cell office:value-type="string" calcext:value-type="string" table:number-columns-spanned="3" table:number-rows-spanned="1">
            <text:p>MI32Period</text:p>
          </table:table-cell>
          <table:covered-table-cell table:number-columns-repeated="2"/>
          <table:table-cell office:value-type="string" calcext:value-type="string" table:number-columns-spanned="3" table:number-rows-spanned="1">
            <text:p>Display/Set the active scan and tele period for the MI32 driver.</text:p>
            <text:p>MI32Period = display the period in seconds.</text:p>
            <text:p>MI32Period n = Set the MI driver active read and tele period to n seconds.</text:p>
          </table:table-cell>
          <table:covered-table-cell table:number-columns-repeated="2"/>
        </table:table-row>
        <table:table-row table:style-name="ro1">
          <table:table-cell office:value-type="string" calcext:value-type="string" table:number-columns-spanned="3" table:number-rows-spanned="1">
            <text:p>MI32Time</text:p>
          </table:table-cell>
          <table:covered-table-cell table:number-columns-repeated="2"/>
          <table:table-cell office:value-type="string" calcext:value-type="string" table:number-columns-spanned="3" table:number-rows-spanned="1">
            <text:p>&lt;x&gt; = set the time on the device in slot x.</text:p>
          </table:table-cell>
          <table:covered-table-cell table:number-columns-repeated="2"/>
        </table:table-row>
        <table:table-row table:style-name="ro1">
          <table:table-cell office:value-type="string" calcext:value-type="string" table:number-columns-spanned="3" table:number-rows-spanned="1">
            <text:p>MI32Unit</text:p>
          </table:table-cell>
          <table:covered-table-cell table:number-columns-repeated="2"/>
          <table:table-cell office:value-type="string" calcext:value-type="string" table:number-columns-spanned="3" table:number-rows-spanned="1">
            <text:p>&lt;x&gt; = set the current Tasmota temperature unit as the temp unit for sensor in slot x.</text:p>
          </table:table-cell>
          <table:covered-table-cell table:number-columns-repeated="2"/>
        </table:table-row>
        <table:table-row table:style-name="ro13">
          <table:table-cell table:style-name="ce3" office:value-type="string" calcext:value-type="string" table:number-columns-spanned="6" table:number-rows-spanned="1">
            <text:p>Camera<text:a xlink:href="https://tasmota.github.io/docs/Commands/#camera" xlink:type="simple">~</text:a></text:p>
          </table:table-cell>
          <table:covered-table-cell table:number-columns-repeated="2"/>
          <table:covered-table-cell table:style-name="Default"/>
          <table:covered-table-cell table:number-columns-repeated="2"/>
        </table:table-row>
        <table:table-row table:style-name="ro1">
          <table:table-cell table:style-name="ce1" office:value-type="string" calcext:value-type="string" table:number-columns-spanned="3" table:number-rows-spanned="1">
            <text:p>Command</text:p>
          </table:table-cell>
          <table:covered-table-cell table:number-columns-repeated="2"/>
          <table:table-cell table:style-name="ce1" office:value-type="string" calcext:value-type="string" table:number-columns-spanned="3" table:number-rows-spanned="1">
            <text:p>Parameters</text:p>
          </table:table-cell>
          <table:covered-table-cell table:number-columns-repeated="2"/>
        </table:table-row>
        <table:table-row table:style-name="ro1">
          <table:table-cell office:value-type="string" calcext:value-type="string" table:number-columns-spanned="3" table:number-rows-spanned="1">
            <text:p>Wc</text:p>
          </table:table-cell>
          <table:covered-table-cell table:number-columns-repeated="2"/>
          <table:table-cell office:value-type="string" calcext:value-type="string" table:number-columns-spanned="3" table:number-rows-spanned="1">
            <text:p>Query all camera settings</text:p>
          </table:table-cell>
          <table:covered-table-cell table:number-columns-repeated="2"/>
        </table:table-row>
        <table:table-row table:style-name="ro1">
          <table:table-cell office:value-type="string" calcext:value-type="string" table:number-columns-spanned="3" table:number-rows-spanned="1">
            <text:p>WcBrightness</text:p>
          </table:table-cell>
          <table:covered-table-cell table:number-columns-repeated="2"/>
          <table:table-cell office:value-type="string" calcext:value-type="string" table:number-columns-spanned="3" table:number-rows-spanned="1">
            <text:p>-2..+2 = set picture brightness</text:p>
          </table:table-cell>
          <table:covered-table-cell table:number-columns-repeated="2"/>
        </table:table-row>
        <table:table-row table:style-name="ro1">
          <table:table-cell office:value-type="string" calcext:value-type="string" table:number-columns-spanned="3" table:number-rows-spanned="1">
            <text:p>WcContrast</text:p>
          </table:table-cell>
          <table:covered-table-cell table:number-columns-repeated="2"/>
          <table:table-cell office:value-type="string" calcext:value-type="string" table:number-columns-spanned="3" table:number-rows-spanned="1">
            <text:p>-2..+2 = set picture contrast</text:p>
          </table:table-cell>
          <table:covered-table-cell table:number-columns-repeated="2"/>
        </table:table-row>
        <table:table-row table:style-name="ro3">
          <table:table-cell office:value-type="string" calcext:value-type="string" table:number-columns-spanned="3" table:number-rows-spanned="1">
            <text:p>WcFlip</text:p>
          </table:table-cell>
          <table:covered-table-cell table:number-columns-repeated="2"/>
          <table:table-cell office:value-type="string" calcext:value-type="string" table:number-columns-spanned="3" table:number-rows-spanned="1">
            <text:p>Flip camera image.</text:p>
            <text:p>0 = disable (default)</text:p>
            <text:p>1 = enable</text:p>
          </table:table-cell>
          <table:covered-table-cell table:number-columns-repeated="2"/>
        </table:table-row>
        <table:table-row table:style-name="ro3">
          <table:table-cell office:value-type="string" calcext:value-type="string" table:number-columns-spanned="3" table:number-rows-spanned="1">
            <text:p>WcMirror</text:p>
          </table:table-cell>
          <table:covered-table-cell table:number-columns-repeated="2"/>
          <table:table-cell office:value-type="string" calcext:value-type="string" table:number-columns-spanned="3" table:number-rows-spanned="1">
            <text:p>Mirror camera image.</text:p>
            <text:p>0 = disable (default)</text:p>
            <text:p>1 = enable</text:p>
          </table:table-cell>
          <table:covered-table-cell table:number-columns-repeated="2"/>
        </table:table-row>
        <table:table-row table:style-name="ro15">
          <table:table-cell office:value-type="string" calcext:value-type="string" table:number-columns-spanned="3" table:number-rows-spanned="1">
            <text:p>WcResolution</text:p>
          </table:table-cell>
          <table:covered-table-cell table:number-columns-repeated="2"/>
          <table:table-cell office:value-type="string" calcext:value-type="string" table:number-columns-spanned="3" table:number-rows-spanned="1">
            <text:p>Set camera resolution.</text:p>
            <text:p>0 = 96x96 (96x96)</text:p>
            <text:p>1 = QQVGA2 (128x160)</text:p>
            <text:p>2 = QCIF (176x144)</text:p>
            <text:p>3 = HQVGA (240x176)</text:p>
            <text:p>4 = QVGA (320x240)</text:p>
            <text:p>5 = CIF (400x296)</text:p>
            <text:p>6 = VGA (640x480)</text:p>
            <text:p>7 = SVGA (800x600)</text:p>
            <text:p>8 = XGA (1024x768)</text:p>
            <text:p>9 = SXGA (1280x1024)</text:p>
            <text:p>10 = UXGA (1600x1200)</text:p>
          </table:table-cell>
          <table:covered-table-cell table:number-columns-repeated="2"/>
        </table:table-row>
        <table:table-row table:style-name="ro1">
          <table:table-cell office:value-type="string" calcext:value-type="string" table:number-columns-spanned="3" table:number-rows-spanned="1">
            <text:p>WcSaturation</text:p>
          </table:table-cell>
          <table:covered-table-cell table:number-columns-repeated="2"/>
          <table:table-cell office:value-type="string" calcext:value-type="string" table:number-columns-spanned="3" table:number-rows-spanned="1">
            <text:p>-2..+2 = set picture saturation</text:p>
          </table:table-cell>
          <table:covered-table-cell table:number-columns-repeated="2"/>
        </table:table-row>
        <table:table-row table:style-name="ro3">
          <table:table-cell office:value-type="string" calcext:value-type="string" table:number-columns-spanned="3" table:number-rows-spanned="1">
            <text:p>WcStream</text:p>
          </table:table-cell>
          <table:covered-table-cell table:number-columns-repeated="2"/>
          <table:table-cell office:value-type="string" calcext:value-type="string" table:number-columns-spanned="3" table:number-rows-spanned="1">
            <text:p>Control streaming</text:p>
            <text:p>0 = stop</text:p>
            <text:p>1 = start</text:p>
          </table:table-cell>
          <table:covered-table-cell table:number-columns-repeated="2"/>
        </table:table-row>
        <table:table-row table:style-name="ro13">
          <table:table-cell table:style-name="ce3" office:value-type="string" calcext:value-type="string" table:number-columns-spanned="6" table:number-rows-spanned="1">
            <text:p>Ethernet<text:a xlink:href="https://tasmota.github.io/docs/Commands/#ethernet" xlink:type="simple">~</text:a></text:p>
          </table:table-cell>
          <table:covered-table-cell table:number-columns-repeated="2"/>
          <table:covered-table-cell table:style-name="Default"/>
          <table:covered-table-cell table:number-columns-repeated="2"/>
        </table:table-row>
        <table:table-row table:style-name="ro1">
          <table:table-cell table:style-name="ce1" office:value-type="string" calcext:value-type="string" table:number-columns-spanned="3" table:number-rows-spanned="1">
            <text:p>Command</text:p>
          </table:table-cell>
          <table:covered-table-cell table:number-columns-repeated="2"/>
          <table:table-cell table:style-name="ce1" office:value-type="string" calcext:value-type="string" table:number-columns-spanned="3" table:number-rows-spanned="1">
            <text:p>Parameters</text:p>
          </table:table-cell>
          <table:covered-table-cell table:number-columns-repeated="2"/>
        </table:table-row>
        <table:table-row table:style-name="ro3">
          <table:table-cell office:value-type="string" calcext:value-type="string" table:number-columns-spanned="3" table:number-rows-spanned="1">
            <text:p>Ethernet</text:p>
          </table:table-cell>
          <table:covered-table-cell table:number-columns-repeated="2"/>
          <table:table-cell table:style-name="ce11" office:value-type="string" calcext:value-type="string" table:number-columns-spanned="3" table:number-rows-spanned="1">
            <text:p>Only for ESP32 boards with additional LAN chip</text:p>
            <text:p>0 = disable Ethernet</text:p>
            <text:p>1 = enable Ethernet (default)</text:p>
          </table:table-cell>
          <table:covered-table-cell table:number-columns-repeated="2"/>
        </table:table-row>
        <table:table-row table:style-name="ro1">
          <table:table-cell office:value-type="string" calcext:value-type="string" table:number-columns-spanned="3" table:number-rows-spanned="1">
            <text:p>EthAddress</text:p>
          </table:table-cell>
          <table:covered-table-cell table:number-columns-repeated="2"/>
          <table:table-cell office:value-type="string" calcext:value-type="string" table:number-columns-spanned="3" table:number-rows-spanned="1">
            <text:p>0..31 = PHYxx address</text:p>
          </table:table-cell>
          <table:covered-table-cell table:number-columns-repeated="2"/>
        </table:table-row>
        <table:table-row table:style-name="ro8">
          <table:table-cell office:value-type="string" calcext:value-type="string" table:number-columns-spanned="3" table:number-rows-spanned="1">
            <text:p>EthClockMode</text:p>
          </table:table-cell>
          <table:covered-table-cell table:number-columns-repeated="2"/>
          <table:table-cell office:value-type="string" calcext:value-type="string" table:number-columns-spanned="3" table:number-rows-spanned="1">
            <text:p>Ethernet clock mode.</text:p>
            <text:p>0 = ETH_CLOCK_GPIO0_IN (default)</text:p>
            <text:p>1 = ETH_CLOCK_GPIO0_OUT</text:p>
            <text:p>2 = ETH_CLOCK_GPIO16_OUT</text:p>
            <text:p>3 = ETH_CLOCK_GPIO17_OUT</text:p>
          </table:table-cell>
          <table:covered-table-cell table:number-columns-repeated="2"/>
        </table:table-row>
        <table:table-row table:style-name="ro4">
          <table:table-cell office:value-type="string" calcext:value-type="string" table:number-columns-spanned="3" table:number-rows-spanned="1">
            <text:p>EthType</text:p>
          </table:table-cell>
          <table:covered-table-cell table:number-columns-repeated="2"/>
          <table:table-cell office:value-type="string" calcext:value-type="string" table:number-columns-spanned="3" table:number-rows-spanned="1">
            <text:p>Ethernet type.</text:p>
            <text:p>0 = ETH_PHY_LAN8720 (default)</text:p>
            <text:p>1 = ETH_PHY_TLK110</text:p>
            <text:p>2 = ETH_PHY_IP101</text:p>
          </table:table-cell>
          <table:covered-table-cell table:number-columns-repeated="2"/>
        </table:table-row>
        <table:table-row table:style-name="ro8">
          <table:table-cell office:value-type="string" calcext:value-type="string" table:number-columns-spanned="3" table:number-rows-spanned="1">
            <text:p>EthIpAddress</text:p>
          </table:table-cell>
          <table:covered-table-cell table:number-columns-repeated="2"/>
          <table:table-cell office:value-type="string" calcext:value-type="string" table:number-columns-spanned="3" table:number-rows-spanned="1">
            <text:p>Set device Ethernet IP address (for Wi-Fi, see <text:a xlink:href="https://tasmota.github.io/docs/Commands/#ipaddress" xlink:type="simple">IpAddress</text:a>)</text:p>
            <text:p>0.0.0.0 = use dynamic IP address (DHCP)</text:p>
            <text:p>XXX.XXX.XXX.XXX = set static IP address</text:p>
            <text:p/>
            <text:p>Follow any IP configuration commands with restart 1 to apply changes</text:p>
          </table:table-cell>
          <table:covered-table-cell table:number-columns-repeated="2"/>
        </table:table-row>
        <table:table-row table:style-name="ro1">
          <table:table-cell office:value-type="string" calcext:value-type="string" table:number-columns-spanned="3" table:number-rows-spanned="1">
            <text:p>EthGateway</text:p>
          </table:table-cell>
          <table:covered-table-cell table:number-columns-repeated="2"/>
          <table:table-cell office:value-type="string" calcext:value-type="string" table:number-columns-spanned="3" table:number-rows-spanned="1">
            <text:p>Set gateway IP address</text:p>
          </table:table-cell>
          <table:covered-table-cell table:number-columns-repeated="2"/>
        </table:table-row>
        <table:table-row table:style-name="ro1">
          <table:table-cell office:value-type="string" calcext:value-type="string" table:number-columns-spanned="3" table:number-rows-spanned="1">
            <text:p>EthSubnetmask</text:p>
          </table:table-cell>
          <table:covered-table-cell table:number-columns-repeated="2"/>
          <table:table-cell office:value-type="string" calcext:value-type="string" table:number-columns-spanned="3" table:number-rows-spanned="1">
            <text:p>Set subnet mask</text:p>
          </table:table-cell>
          <table:covered-table-cell table:number-columns-repeated="2"/>
        </table:table-row>
        <table:table-row table:style-name="ro2">
          <table:table-cell office:value-type="string" calcext:value-type="string" table:number-columns-spanned="3" table:number-rows-spanned="1">
            <text:p>EthDnsServer1</text:p>
            <text:p>EthDnsServer2</text:p>
          </table:table-cell>
          <table:covered-table-cell table:number-columns-repeated="2"/>
          <table:table-cell office:value-type="string" calcext:value-type="string" table:number-columns-spanned="3" table:number-rows-spanned="1">
            <text:p>Set DNS servers IP address</text:p>
          </table:table-cell>
          <table:covered-table-cell table:number-columns-repeated="2"/>
        </table:table-row>
      </table:table>
      <table:table table:name="Sheet2" table:style-name="ta1">
        <table:table-column table:style-name="co4" table:default-cell-style-name="ce13"/>
        <table:table-row table:style-name="ro1">
          <table:table-cell office:value-type="string" calcext:value-type="string">
            <text:p>controlSettingsCommandsJSON</text:p>
          </table:table-cell>
        </table:table-row>
        <table:table-row table:style-name="ro1">
          <table:table-cell office:value-type="string" calcext:value-type="string">
            <text:p>managementSettingsCommandsJSON</text:p>
          </table:table-cell>
        </table:table-row>
        <table:table-row table:style-name="ro1">
          <table:table-cell office:value-type="string" calcext:value-type="string">
            <text:p>wifiSettingsCommandsJSON</text:p>
          </table:table-cell>
        </table:table-row>
        <table:table-row table:style-name="ro1">
          <table:table-cell office:value-type="string" calcext:value-type="string">
            <text:p>mqttSettingsCommandsJSON</text:p>
          </table:table-cell>
        </table:table-row>
        <table:table-row table:style-name="ro1">
          <table:table-cell office:value-type="string" calcext:value-type="string">
            <text:p>rulesSettingsCommandsJSON</text:p>
          </table:table-cell>
        </table:table-row>
        <table:table-row table:style-name="ro1">
          <table:table-cell office:value-type="string" calcext:value-type="string">
            <text:p>timerSettingsCommandsJSON</text:p>
          </table:table-cell>
        </table:table-row>
        <table:table-row table:style-name="ro1">
          <table:table-cell office:value-type="string" calcext:value-type="string">
            <text:p>sensorsSettingsCommandsJSON</text:p>
          </table:table-cell>
        </table:table-row>
        <table:table-row table:style-name="ro1">
          <table:table-cell office:value-type="string" calcext:value-type="string">
            <text:p>powerMonitoringSettingsCommandsJSON</text:p>
          </table:table-cell>
        </table:table-row>
        <table:table-row table:style-name="ro1">
          <table:table-cell office:value-type="string" calcext:value-type="string">
            <text:p>lightSettingsCommandsJSON</text:p>
          </table:table-cell>
        </table:table-row>
        <table:table-row table:style-name="ro1">
          <table:table-cell office:value-type="string" calcext:value-type="string">
            <text:p>deviceGroupSettingsCommandsJSON</text:p>
          </table:table-cell>
        </table:table-row>
        <table:table-row table:style-name="ro1">
          <table:table-cell office:value-type="string" calcext:value-type="string">
            <text:p>setOptionsSettingsCommandsJSON</text:p>
          </table:table-cell>
        </table:table-row>
        <table:table-row table:style-name="ro1">
          <table:table-cell office:value-type="string" calcext:value-type="string">
            <text:p>tuyaMCUSettingsCommandsJSON</text:p>
          </table:table-cell>
        </table:table-row>
        <table:table-row table:style-name="ro1">
          <table:table-cell office:value-type="string" calcext:value-type="string">
            <text:p>serialBridgeSettingsCommandsJSON</text:p>
          </table:table-cell>
        </table:table-row>
        <table:table-row table:style-name="ro1">
          <table:table-cell office:value-type="string" calcext:value-type="string">
            <text:p>rfBridgeSettingsCommandsJSON</text:p>
          </table:table-cell>
        </table:table-row>
        <table:table-row table:style-name="ro1">
          <table:table-cell office:value-type="string" calcext:value-type="string">
            <text:p>rfTransceiverSettingsCommandsJSON</text:p>
          </table:table-cell>
        </table:table-row>
        <table:table-row table:style-name="ro1">
          <table:table-cell office:value-type="string" calcext:value-type="string">
            <text:p>rfRemoteSettingsCommandsJSON</text:p>
          </table:table-cell>
        </table:table-row>
        <table:table-row table:style-name="ro1">
          <table:table-cell office:value-type="string" calcext:value-type="string">
            <text:p>displaySettingsCommandsJSON</text:p>
          </table:table-cell>
        </table:table-row>
        <table:table-row table:style-name="ro1">
          <table:table-cell office:value-type="string" calcext:value-type="string">
            <text:p>shuttersSettingsCommandsJSON</text:p>
          </table:table-cell>
        </table:table-row>
        <table:table-row table:style-name="ro1">
          <table:table-cell office:value-type="string" calcext:value-type="string">
            <text:p>zigbeeSettingsCommandsJSON</text:p>
          </table:table-cell>
        </table:table-row>
        <table:table-row table:style-name="ro1">
          <table:table-cell office:value-type="string" calcext:value-type="string">
            <text:p>zigbeeDebugSettingsCommandsJSON</text:p>
          </table:table-cell>
        </table:table-row>
        <table:table-row table:style-name="ro1">
          <table:table-cell office:value-type="string" calcext:value-type="string">
            <text:p>bluetoothSettingsCommandsJSON</text:p>
          </table:table-cell>
        </table:table-row>
        <table:table-row table:style-name="ro1">
          <table:table-cell office:value-type="string" calcext:value-type="string">
            <text:p>stepperMotorSettingsCommandsJSON</text:p>
          </table:table-cell>
        </table:table-row>
        <table:table-row table:style-name="ro1">
          <table:table-cell office:value-type="string" calcext:value-type="string">
            <text:p>mp3PlayerSettingsCommandsJSON</text:p>
          </table:table-cell>
        </table:table-row>
        <table:table-row table:style-name="ro1">
          <table:table-cell office:value-type="string" calcext:value-type="string">
            <text:p>thermostatSettingsCommandsJSON</text:p>
          </table:table-cell>
        </table:table-row>
        <table:table-row table:style-name="ro1">
          <table:table-cell office:value-type="string" calcext:value-type="string">
            <text:p>domoticsSettingsCommandsJSON</text:p>
          </table:table-cell>
        </table:table-row>
        <table:table-row table:style-name="ro1">
          <table:table-cell office:value-type="string" calcext:value-type="string">
            <text:p>influxSettingsCommandsJSON</text:p>
          </table:table-cell>
        </table:table-row>
        <table:table-row table:style-name="ro1">
          <table:table-cell office:value-type="string" calcext:value-type="string">
            <text:p>knxSettingsCommandsJSON</text:p>
          </table:table-cell>
        </table:table-row>
        <table:table-row table:style-name="ro1">
          <table:table-cell office:value-type="string" calcext:value-type="string">
            <text:p>esp32BLESettingsCommandsJSON</text:p>
          </table:table-cell>
        </table:table-row>
        <table:table-row table:style-name="ro1">
          <table:table-cell office:value-type="string" calcext:value-type="string">
            <text:p>bleMIsensorSettingsCommandsJSON</text:p>
          </table:table-cell>
        </table:table-row>
        <table:table-row table:style-name="ro1">
          <table:table-cell office:value-type="string" calcext:value-type="string">
            <text:p>cameraSettingsCommandsJSON</text:p>
          </table:table-cell>
        </table:table-row>
        <table:table-row table:style-name="ro1">
          <table:table-cell office:value-type="string" calcext:value-type="string">
            <text:p>ethernetSettingsCommandsJSON</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Arial Unicode MS" style:font-size-complex="10pt"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Arial Unicode MS" style:font-size-asian="12pt" style:language-asian="zh" style:country-asian="CN" style:font-name-complex="Arial Unicode MS" style:font-size-complex="12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02T16:52:05.801206301</meta:creation-date>
    <dc:date>2022-10-18T10:10:37.615187508</dc:date>
    <meta:editing-duration>PT1H18M39S</meta:editing-duration>
    <meta:editing-cycles>6</meta:editing-cycles>
    <meta:generator>LibreOffice/7.4.2.3$Linux_X86_64 LibreOffice_project/40$Build-3</meta:generator>
    <meta:document-statistic meta:table-count="2" meta:cell-count="1503" meta:object-count="2"/>
  </office:meta>
</office:document-meta>
</file>